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5.678cm" svg:y="14.199cm">
            <draw:object draw:notify-on-update-of-ranges="Sheet1.H2:Sheet1.H22 Sheet1.I1:Sheet1.I1 Sheet1.I2:Sheet1.I22 Sheet1.J1:Sheet1.J1 Sheet1.J2:Sheet1.J22 Sheet1.K1:Sheet1.K1 Sheet1.K2:Sheet1.K22 Sheet1.L1:Sheet1.L1 Sheet1.L2:Sheet1.L22 Sheet1.M1:Sheet1.M1 Sheet1.M2:Sheet1.M22 Sheet1.N1:Sheet1.N1 Sheet1.N2:Sheet1.N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8.555cm" svg:y="13.999cm">
            <draw:object draw:notify-on-update-of-ranges="Sheet1.V2:Sheet1.V22 Sheet1.W1:Sheet1.W1 Sheet1.W2:Sheet1.W22 Sheet1.X1:Sheet1.X1 Sheet1.X2:Sheet1.X22 Sheet1.Y1:Sheet1.Y1 Sheet1.Y2:Sheet1.Y22 Sheet1.Z1:Sheet1.Z1 Sheet1.Z2:Sheet1.Z22 Sheet1.AA1:Sheet1.AA1 Sheet1.AA2:Sheet1.AA22 Sheet1.AB1:Sheet1.AB1 Sheet1.AB2:Sheet1.A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819cm" svg:height="8.379cm" svg:x="0.645cm" svg:y="16.607cm">
            <draw:object draw:notify-on-update-of-ranges="Sheet1.A31:Sheet1.A35 Sheet1.B30:Sheet1.B30 Sheet1.B31:Sheet1.B35 Sheet1.C30:Sheet1.C30 Sheet1.C31:Sheet1.C35 Sheet1.D30:Sheet1.D30 Sheet1.D31:Sheet1.D35 Sheet1.E30:Sheet1.E30 Sheet1.E31:Sheet1.E35 Sheet1.F30:Sheet1.F30 Sheet1.F31:Sheet1.F35 Sheet1.G30:Sheet1.G30 Sheet1.G31:Sheet1.G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.819cm" svg:height="8.379cm" svg:x="0.001cm" svg:y="29.804cm">
            <draw:object draw:notify-on-update-of-ranges="Sheet1.A60:Sheet1.A64 Sheet1.B59:Sheet1.B59 Sheet1.B60:Sheet1.B64 Sheet1.C59:Sheet1.C59 Sheet1.C60:Sheet1.C64 Sheet1.D59:Sheet1.D59 Sheet1.D60:Sheet1.D64 Sheet1.E59:Sheet1.E59 Sheet1.E60:Sheet1.E64 Sheet1.F59:Sheet1.F59 Sheet1.F60:Sheet1.F64 Sheet1.G59:Sheet1.G59 Sheet1.G60:Sheet1.G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3cm" svg:height="8.993cm" svg:x="53.773cm" svg:y="22.578cm">
            <draw:object draw:notify-on-update-of-ranges="Sheet1.AA37:Sheet1.AD37 Sheet1.AA46:Sheet1.AD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3cm" svg:height="8.993cm" svg:x="54.064cm" svg:y="3.873cm">
            <draw:object draw:notify-on-update-of-ranges="Sheet1.Z35:Sheet1.Z35 Sheet1.AA35:Sheet1.AD35 Sheet1.Z46:Sheet1.Z46 Sheet1.AA46:Sheet1.AD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.153cm" svg:height="8.999cm" svg:x="36.654cm" svg:y="15.422cm">
            <draw:object draw:notify-on-update-of-ranges="Sheet1.AA37:Sheet1.AD37 Sheet1.AA35:Sheet1.AD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3.521cm" svg:height="8.994cm" svg:x="37.013cm" svg:y="27.319cm">
            <draw:object draw:notify-on-update-of-ranges="Sheet1.AA37:Sheet1.AD37 Sheet1.AA46:Sheet1.AD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column table:style-name="co2" table:default-cell-style-name="ce1"/>
        <table:table-column table:style-name="co2" table:number-columns-repeated="42" table:default-cell-style-name="Default"/>
        <table:table-row table:style-name="ro1">
          <table:table-cell office:value-type="string" calcext:value-type="string">
            <text:p>conc</text:p>
          </table:table-cell>
          <table:table-cell office:value-type="string" calcext:value-type="string">
            <text:p>red650</text:p>
          </table:table-cell>
          <table:table-cell office:value-type="string" calcext:value-type="string">
            <text:p>orange600</text:p>
          </table:table-cell>
          <table:table-cell office:value-type="string" calcext:value-type="string">
            <text:p>yellow570</text:p>
          </table:table-cell>
          <table:table-cell office:value-type="string" calcext:value-type="string">
            <text:p>green550</text:p>
          </table:table-cell>
          <table:table-cell office:value-type="string" calcext:value-type="string">
            <text:p>blue500</text:p>
          </table:table-cell>
          <table:table-cell office:value-type="string" calcext:value-type="string">
            <text:p>indigo450</text:p>
          </table:table-cell>
          <table:table-cell office:value-type="string" calcext:value-type="string">
            <text:p>averag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atios_to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atios_av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indigo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.3ml/10mL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30.6" calcext:value-type="float">
            <text:p>30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ml/10mL</text:p>
          </table:table-cell>
          <table:table-cell table:formula="of:=(SUM([.B2:.B6])-MIN([.B2:.B6])-MAX([.B2:.B6]))/(COUNTA([.B2:.B6])-2)" office:value-type="float" office:value="89.6666666666667" calcext:value-type="float">
            <text:p>89.6666666666667</text:p>
          </table:table-cell>
          <table:table-cell table:formula="of:=(SUM([.C2:.C6])-MIN([.C2:.C6])-MAX([.C2:.C6]))/(COUNTA([.C2:.C6])-2)" office:value-type="float" office:value="38.6666666666667" calcext:value-type="float">
            <text:p>38.6666666666667</text:p>
          </table:table-cell>
          <table:table-cell table:formula="of:=(SUM([.D2:.D6])-MIN([.D2:.D6])-MAX([.D2:.D6]))/(COUNTA([.D2:.D6])-2)" office:value-type="float" office:value="46.6666666666667" calcext:value-type="float">
            <text:p>46.6666666666667</text:p>
          </table:table-cell>
          <table:table-cell table:formula="of:=(SUM([.E2:.E6])-MIN([.E2:.E6])-MAX([.E2:.E6]))/(COUNTA([.E2:.E6])-2)" office:value-type="float" office:value="19" calcext:value-type="float">
            <text:p>19</text:p>
          </table:table-cell>
          <table:table-cell table:formula="of:=(SUM([.F2:.F6])-MIN([.F2:.F6])-MAX([.F2:.F6]))/(COUNTA([.F2:.F6])-2)" office:value-type="float" office:value="58" calcext:value-type="float">
            <text:p>58</text:p>
          </table:table-cell>
          <table:table-cell table:formula="of:=(SUM([.G2:.G6])-MIN([.G2:.G6])-MAX([.G2:.G6]))/(COUNTA([.G2:.G6])-2)" office:value-type="float" office:value="36.3333333333333" calcext:value-type="float">
            <text:p>36.3333333333333</text:p>
          </table:table-cell>
          <table:table-cell office:value-type="string" calcext:value-type="string">
            <text:p>0.3ml/10mL</text:p>
          </table:table-cell>
          <table:table-cell table:formula="of:=[.B2]/[.$C2]" office:value-type="float" office:value="1.84210526315789" calcext:value-type="float">
            <text:p>1.84210526315789</text:p>
          </table:table-cell>
          <table:table-cell table:formula="of:=[.C2]/[.$C2]" office:value-type="float" office:value="1" calcext:value-type="float">
            <text:p>1</text:p>
          </table:table-cell>
          <table:table-cell table:formula="of:=[.D2]/[.$C2]" office:value-type="float" office:value="0.710526315789474" calcext:value-type="float">
            <text:p>0.710526315789474</text:p>
          </table:table-cell>
          <table:table-cell table:formula="of:=[.E2]/[.$C2]" office:value-type="float" office:value="0.289473684210526" calcext:value-type="float">
            <text:p>0.289473684210526</text:p>
          </table:table-cell>
          <table:table-cell table:formula="of:=[.F2]/[.$C2]" office:value-type="float" office:value="0.805263157894737" calcext:value-type="float">
            <text:p>0.805263157894737</text:p>
          </table:table-cell>
          <table:table-cell table:formula="of:=[.G2]/[.$B2]" office:value-type="float" office:value="0.314285714285714" calcext:value-type="float">
            <text:p>0.314285714285714</text:p>
          </table:table-cell>
          <table:table-cell office:value-type="string" calcext:value-type="string">
            <text:p>0.3ml/10mL</text:p>
          </table:table-cell>
          <table:table-cell table:formula="of:=(SUM([.P2:.P6])-MIN([.P2:.P6])-MAX([.P2:.P6]))/(COUNTA([.P2:.P6])-2)" office:value-type="float" office:value="2.21173271173271" calcext:value-type="float">
            <text:p>2.21173271173271</text:p>
          </table:table-cell>
          <table:table-cell table:formula="of:=(SUM([.Q2:.Q6])-MIN([.Q2:.Q6])-MAX([.Q2:.Q6]))/(COUNTA([.Q2:.Q6])-2)" office:value-type="float" office:value="1" calcext:value-type="float">
            <text:p>1</text:p>
          </table:table-cell>
          <table:table-cell table:formula="of:=(SUM([.R2:.R6])-MIN([.R2:.R6])-MAX([.R2:.R6]))/(COUNTA([.R2:.R6])-2)" office:value-type="float" office:value="1.1766858872122" calcext:value-type="float">
            <text:p>1.1766858872122</text:p>
          </table:table-cell>
          <table:table-cell table:formula="of:=(SUM([.S2:.S6])-MIN([.S2:.S6])-MAX([.S2:.S6]))/(COUNTA([.S2:.S6])-2)" office:value-type="float" office:value="0.47868359710465" calcext:value-type="float">
            <text:p>0.47868359710465</text:p>
          </table:table-cell>
          <table:table-cell table:formula="of:=(SUM([.T2:.T6])-MIN([.T2:.T6])-MAX([.T2:.T6]))/(COUNTA([.T2:.T6])-2)" office:value-type="float" office:value="1.45967774915143" calcext:value-type="float">
            <text:p>1.45967774915143</text:p>
          </table:table-cell>
          <table:table-cell table:formula="of:=(SUM([.U2:.U6])-MIN([.U2:.U6])-MAX([.U2:.U6]))/(COUNTA([.U2:.U6])-2)" office:value-type="float" office:value="0.393843843843844" calcext:value-type="float">
            <text:p>0.39384384384384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formula="of:=[.B3]/[.$C3]" office:value-type="float" office:value="2.84210526315789" calcext:value-type="float">
            <text:p>2.84210526315789</text:p>
          </table:table-cell>
          <table:table-cell table:formula="of:=[.C3]/[.$C3]" office:value-type="float" office:value="1" calcext:value-type="float">
            <text:p>1</text:p>
          </table:table-cell>
          <table:table-cell table:formula="of:=[.D3]/[.$C3]" office:value-type="float" office:value="1.76315789473684" calcext:value-type="float">
            <text:p>1.76315789473684</text:p>
          </table:table-cell>
          <table:table-cell table:formula="of:=[.E3]/[.$C3]" office:value-type="float" office:value="0.710526315789474" calcext:value-type="float">
            <text:p>0.710526315789474</text:p>
          </table:table-cell>
          <table:table-cell table:formula="of:=[.F3]/[.$C3]" office:value-type="float" office:value="2.23684210526316" calcext:value-type="float">
            <text:p>2.23684210526316</text:p>
          </table:table-cell>
          <table:table-cell table:formula="of:=[.G3]/[.$B3]" office:value-type="float" office:value="0.472222222222222" calcext:value-type="float">
            <text:p>0.47222222222222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formula="of:=[.B4]/[.$C4]" office:value-type="float" office:value="2.04545454545455" calcext:value-type="float">
            <text:p>2.04545454545455</text:p>
          </table:table-cell>
          <table:table-cell table:formula="of:=[.C4]/[.$C4]" office:value-type="float" office:value="1" calcext:value-type="float">
            <text:p>1</text:p>
          </table:table-cell>
          <table:table-cell table:formula="of:=[.D4]/[.$C4]" office:value-type="float" office:value="0.818181818181818" calcext:value-type="float">
            <text:p>0.818181818181818</text:p>
          </table:table-cell>
          <table:table-cell table:formula="of:=[.E4]/[.$C4]" office:value-type="float" office:value="0.340909090909091" calcext:value-type="float">
            <text:p>0.340909090909091</text:p>
          </table:table-cell>
          <table:table-cell table:formula="of:=[.F4]/[.$C4]" office:value-type="float" office:value="1.09090909090909" calcext:value-type="float">
            <text:p>1.09090909090909</text:p>
          </table:table-cell>
          <table:table-cell table:formula="of:=[.G4]/[.$B4]" office:value-type="float" office:value="0.344444444444444" calcext:value-type="float">
            <text:p>0.34444444444444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table:formula="of:=[.B5]/[.$C5]" office:value-type="float" office:value="1.8974358974359" calcext:value-type="float">
            <text:p>1.8974358974359</text:p>
          </table:table-cell>
          <table:table-cell table:formula="of:=[.C5]/[.$C5]" office:value-type="float" office:value="1" calcext:value-type="float">
            <text:p>1</text:p>
          </table:table-cell>
          <table:table-cell table:formula="of:=[.D5]/[.$C5]" office:value-type="float" office:value="0.948717948717949" calcext:value-type="float">
            <text:p>0.948717948717949</text:p>
          </table:table-cell>
          <table:table-cell table:formula="of:=[.E5]/[.$C5]" office:value-type="float" office:value="0.384615384615385" calcext:value-type="float">
            <text:p>0.384615384615385</text:p>
          </table:table-cell>
          <table:table-cell table:formula="of:=[.F5]/[.$C5]" office:value-type="float" office:value="1.05128205128205" calcext:value-type="float">
            <text:p>1.05128205128205</text:p>
          </table:table-cell>
          <table:table-cell table:formula="of:=[.G5]/[.$B5]" office:value-type="float" office:value="0.364864864864865" calcext:value-type="float">
            <text:p>0.36486486486486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table:number-columns-repeated="8"/>
          <table:table-cell table:formula="of:=[.B6]/[.$C6]" office:value-type="float" office:value="2.69230769230769" calcext:value-type="float">
            <text:p>2.69230769230769</text:p>
          </table:table-cell>
          <table:table-cell table:formula="of:=[.C6]/[.$C6]" office:value-type="float" office:value="1" calcext:value-type="float">
            <text:p>1</text:p>
          </table:table-cell>
          <table:table-cell table:formula="of:=[.D6]/[.$C6]" office:value-type="float" office:value="2" calcext:value-type="float">
            <text:p>2</text:p>
          </table:table-cell>
          <table:table-cell table:formula="of:=[.E6]/[.$C6]" office:value-type="float" office:value="0.717948717948718" calcext:value-type="float">
            <text:p>0.717948717948718</text:p>
          </table:table-cell>
          <table:table-cell table:formula="of:=[.F6]/[.$C6]" office:value-type="float" office:value="2.66666666666667" calcext:value-type="float">
            <text:p>2.66666666666667</text:p>
          </table:table-cell>
          <table:table-cell table:formula="of:=[.G6]/[.$B6]" office:value-type="float" office:value="0.514285714285714" calcext:value-type="float">
            <text:p>0.51428571428571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.2mL/10mL</text:p>
          </table:table-cell>
          <table:table-cell office:value-type="float" office:value="127.48" calcext:value-type="float">
            <text:p>127.48</text:p>
          </table:table-cell>
          <table:table-cell office:value-type="float" office:value="52.63" calcext:value-type="float">
            <text:p>52.63</text:p>
          </table:table-cell>
          <table:table-cell office:value-type="float" office:value="76.5" calcext:value-type="float">
            <text:p>76.5</text:p>
          </table:table-cell>
          <table:table-cell office:value-type="float" office:value="31.68" calcext:value-type="float">
            <text:p>31.68</text:p>
          </table:table-cell>
          <table:table-cell office:value-type="float" office:value="104.66" calcext:value-type="float">
            <text:p>104.66</text:p>
          </table:table-cell>
          <table:table-cell office:value-type="float" office:value="70.54" calcext:value-type="float">
            <text:p>70.54</text:p>
          </table:table-cell>
          <table:table-cell office:value-type="string" calcext:value-type="string">
            <text:p>0.2mL/10mL</text:p>
          </table:table-cell>
          <table:table-cell table:formula="of:=(SUM([.B7:.B11])-MIN([.B7:.B11])-MAX([.B7:.B11]))/(COUNTA([.B7:.B11])-2)" office:value-type="float" office:value="115.333333333333" calcext:value-type="float">
            <text:p>115.333333333333</text:p>
          </table:table-cell>
          <table:table-cell table:formula="of:=(SUM([.C7:.C11])-MIN([.C7:.C11])-MAX([.C7:.C11]))/(COUNTA([.C7:.C11])-2)" office:value-type="float" office:value="52.21" calcext:value-type="float">
            <text:p>52.21</text:p>
          </table:table-cell>
          <table:table-cell table:formula="of:=(SUM([.D7:.D11])-MIN([.D7:.D11])-MAX([.D7:.D11]))/(COUNTA([.D7:.D11])-2)" office:value-type="float" office:value="68" calcext:value-type="float">
            <text:p>68</text:p>
          </table:table-cell>
          <table:table-cell table:formula="of:=(SUM([.E7:.E11])-MIN([.E7:.E11])-MAX([.E7:.E11]))/(COUNTA([.E7:.E11])-2)" office:value-type="float" office:value="28.2266666666667" calcext:value-type="float">
            <text:p>28.2266666666667</text:p>
          </table:table-cell>
          <table:table-cell table:formula="of:=(SUM([.F7:.F11])-MIN([.F7:.F11])-MAX([.F7:.F11]))/(COUNTA([.F7:.F11])-2)" office:value-type="float" office:value="86.6666666666667" calcext:value-type="float">
            <text:p>86.6666666666667</text:p>
          </table:table-cell>
          <table:table-cell table:formula="of:=(SUM([.G7:.G11])-MIN([.G7:.G11])-MAX([.G7:.G11]))/(COUNTA([.G7:.G11])-2)" office:value-type="float" office:value="59" calcext:value-type="float">
            <text:p>59</text:p>
          </table:table-cell>
          <table:table-cell office:value-type="string" calcext:value-type="string">
            <text:p>0.2mL/10mL</text:p>
          </table:table-cell>
          <table:table-cell table:formula="of:=[.B7]/[.$C7]" office:value-type="float" office:value="2.42219266577997" calcext:value-type="float">
            <text:p>2.42219266577997</text:p>
          </table:table-cell>
          <table:table-cell table:formula="of:=[.C7]/[.$C7]" office:value-type="float" office:value="1" calcext:value-type="float">
            <text:p>1</text:p>
          </table:table-cell>
          <table:table-cell table:formula="of:=[.D7]/[.$C7]" office:value-type="float" office:value="1.45354360630819" calcext:value-type="float">
            <text:p>1.45354360630819</text:p>
          </table:table-cell>
          <table:table-cell table:formula="of:=[.E7]/[.$C7]" office:value-type="float" office:value="0.601938058141744" calcext:value-type="float">
            <text:p>0.601938058141744</text:p>
          </table:table-cell>
          <table:table-cell table:formula="of:=[.F7]/[.$C7]" office:value-type="float" office:value="1.98859965798974" calcext:value-type="float">
            <text:p>1.98859965798974</text:p>
          </table:table-cell>
          <table:table-cell table:formula="of:=[.G7]/[.$B7]" office:value-type="float" office:value="0.553341700658927" calcext:value-type="float">
            <text:p>0.553341700658927</text:p>
          </table:table-cell>
          <table:table-cell office:value-type="string" calcext:value-type="string">
            <text:p>0.2mL/10mL</text:p>
          </table:table-cell>
          <table:table-cell table:formula="of:=(SUM([.P7:.P11])-MIN([.P7:.P11])-MAX([.P7:.P11]))/(COUNTA([.P7:.P11])-2)" office:value-type="float" office:value="2.19715750258335" calcext:value-type="float">
            <text:p>2.19715750258335</text:p>
          </table:table-cell>
          <table:table-cell table:formula="of:=(SUM([.Q7:.Q11])-MIN([.Q7:.Q11])-MAX([.Q7:.Q11]))/(COUNTA([.Q7:.Q11])-2)" office:value-type="float" office:value="1" calcext:value-type="float">
            <text:p>1</text:p>
          </table:table-cell>
          <table:table-cell table:formula="of:=(SUM([.R7:.R11])-MIN([.R7:.R11])-MAX([.R7:.R11]))/(COUNTA([.R7:.R11])-2)" office:value-type="float" office:value="1.22973544973545" calcext:value-type="float">
            <text:p>1.22973544973545</text:p>
          </table:table-cell>
          <table:table-cell table:formula="of:=(SUM([.S7:.S11])-MIN([.S7:.S11])-MAX([.S7:.S11]))/(COUNTA([.S7:.S11])-2)" office:value-type="float" office:value="0.534089224529753" calcext:value-type="float">
            <text:p>0.534089224529753</text:p>
          </table:table-cell>
          <table:table-cell table:formula="of:=(SUM([.T7:.T11])-MIN([.T7:.T11])-MAX([.T7:.T11]))/(COUNTA([.T7:.T11])-2)" office:value-type="float" office:value="1.56754850088183" calcext:value-type="float">
            <text:p>1.56754850088183</text:p>
          </table:table-cell>
          <table:table-cell table:formula="of:=(SUM([.U7:.U11])-MIN([.U7:.U11])-MAX([.U7:.U11]))/(COUNTA([.U7:.U11])-2)" office:value-type="float" office:value="0.50645759847746" calcext:value-type="float">
            <text:p>0.50645759847746</text:p>
          </table:table-cell>
          <table:table-cell table:number-columns-repeated="36"/>
        </table:table-row>
        <table:table-row table:style-name="ro1">
          <table:table-cell/>
          <table:table-cell office:value-type="float" office:value="96.029" calcext:value-type="float">
            <text:p>96.029</text:p>
          </table:table-cell>
          <table:table-cell office:value-type="float" office:value="45.4" calcext:value-type="float">
            <text:p>45.4</text:p>
          </table:table-cell>
          <table:table-cell office:value-type="float" office:value="50.38" calcext:value-type="float">
            <text:p>50.38</text:p>
          </table:table-cell>
          <table:table-cell office:value-type="float" office:value="22.63" calcext:value-type="float">
            <text:p>22.63</text:p>
          </table:table-cell>
          <table:table-cell office:value-type="float" office:value="63.5" calcext:value-type="float">
            <text:p>63.5</text:p>
          </table:table-cell>
          <table:table-cell office:value-type="float" office:value="42.55" calcext:value-type="float">
            <text:p>42.55</text:p>
          </table:table-cell>
          <table:table-cell table:number-columns-repeated="8"/>
          <table:table-cell table:formula="of:=[.B8]/[.$C8]" office:value-type="float" office:value="2.11517621145374" calcext:value-type="float">
            <text:p>2.11517621145374</text:p>
          </table:table-cell>
          <table:table-cell table:formula="of:=[.C8]/[.$C8]" office:value-type="float" office:value="1" calcext:value-type="float">
            <text:p>1</text:p>
          </table:table-cell>
          <table:table-cell table:formula="of:=[.D8]/[.$C8]" office:value-type="float" office:value="1.10969162995595" calcext:value-type="float">
            <text:p>1.10969162995595</text:p>
          </table:table-cell>
          <table:table-cell table:formula="of:=[.E8]/[.$C8]" office:value-type="float" office:value="0.498458149779736" calcext:value-type="float">
            <text:p>0.498458149779736</text:p>
          </table:table-cell>
          <table:table-cell table:formula="of:=[.F8]/[.$C8]" office:value-type="float" office:value="1.39867841409692" calcext:value-type="float">
            <text:p>1.39867841409692</text:p>
          </table:table-cell>
          <table:table-cell table:formula="of:=[.G8]/[.$B8]" office:value-type="float" office:value="0.44309531495694" calcext:value-type="float">
            <text:p>0.4430953149569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[.B9]/[.$C9]" office:value-type="float" office:value="1.79365079365079" calcext:value-type="float">
            <text:p>1.79365079365079</text:p>
          </table:table-cell>
          <table:table-cell table:formula="of:=[.C9]/[.$C9]" office:value-type="float" office:value="1" calcext:value-type="float">
            <text:p>1</text:p>
          </table:table-cell>
          <table:table-cell table:formula="of:=[.D9]/[.$C9]" office:value-type="float" office:value="1.12698412698413" calcext:value-type="float">
            <text:p>1.12698412698413</text:p>
          </table:table-cell>
          <table:table-cell table:formula="of:=[.E9]/[.$C9]" office:value-type="float" office:value="0.523809523809524" calcext:value-type="float">
            <text:p>0.523809523809524</text:p>
          </table:table-cell>
          <table:table-cell table:formula="of:=[.F9]/[.$C9]" office:value-type="float" office:value="1.42857142857143" calcext:value-type="float">
            <text:p>1.42857142857143</text:p>
          </table:table-cell>
          <table:table-cell table:formula="of:=[.G9]/[.$B9]" office:value-type="float" office:value="0.619469026548672" calcext:value-type="float">
            <text:p>0.61946902654867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number-columns-repeated="8"/>
          <table:table-cell table:formula="of:=[.B10]/[.$C10]" office:value-type="float" office:value="2.18" calcext:value-type="float">
            <text:p>2.18</text:p>
          </table:table-cell>
          <table:table-cell table:formula="of:=[.C10]/[.$C10]" office:value-type="float" office:value="1" calcext:value-type="float">
            <text:p>1</text:p>
          </table:table-cell>
          <table:table-cell table:formula="of:=[.D10]/[.$C10]" office:value-type="float" office:value="1.34" calcext:value-type="float">
            <text:p>1.34</text:p>
          </table:table-cell>
          <table:table-cell table:formula="of:=[.E10]/[.$C10]" office:value-type="float" office:value="0.58" calcext:value-type="float">
            <text:p>0.58</text:p>
          </table:table-cell>
          <table:table-cell table:formula="of:=[.F10]/[.$C10]" office:value-type="float" office:value="1.7" calcext:value-type="float">
            <text:p>1.7</text:p>
          </table:table-cell>
          <table:table-cell table:formula="of:=[.G10]/[.$B10]" office:value-type="float" office:value="0.522935779816514" calcext:value-type="float">
            <text:p>0.52293577981651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formula="of:=[.B11]/[.$C11]" office:value-type="float" office:value="2.2962962962963" calcext:value-type="float">
            <text:p>2.2962962962963</text:p>
          </table:table-cell>
          <table:table-cell table:formula="of:=[.C11]/[.$C11]" office:value-type="float" office:value="1" calcext:value-type="float">
            <text:p>1</text:p>
          </table:table-cell>
          <table:table-cell table:formula="of:=[.D11]/[.$C11]" office:value-type="float" office:value="1.22222222222222" calcext:value-type="float">
            <text:p>1.22222222222222</text:p>
          </table:table-cell>
          <table:table-cell table:formula="of:=[.E11]/[.$C11]" office:value-type="float" office:value="0.444444444444444" calcext:value-type="float">
            <text:p>0.444444444444444</text:p>
          </table:table-cell>
          <table:table-cell table:formula="of:=[.F11]/[.$C11]" office:value-type="float" office:value="1.57407407407407" calcext:value-type="float">
            <text:p>1.57407407407407</text:p>
          </table:table-cell>
          <table:table-cell table:formula="of:=[.G11]/[.$B11]" office:value-type="float" office:value="0.403225806451613" calcext:value-type="float">
            <text:p>0.4032258064516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.1mL/10mL</text:p>
          </table:table-cell>
          <table:table-cell office:value-type="float" office:value="169" calcext:value-type="float">
            <text:p>169</text:p>
          </table:table-cell>
          <table:table-cell office:value-type="float" office:value="106" calcext:value-type="float">
            <text:p>106</text:p>
          </table:table-cell>
          <table:table-cell office:value-type="float" office:value="276" calcext:value-type="float">
            <text:p>276</text:p>
          </table:table-cell>
          <table:table-cell office:value-type="float" office:value="152" calcext:value-type="float">
            <text:p>152</text:p>
          </table:table-cell>
          <table:table-cell office:value-type="float" office:value="317" calcext:value-type="float">
            <text:p>31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.1mL/10mL</text:p>
          </table:table-cell>
          <table:table-cell table:formula="of:=(SUM([.B12:.B16])-MIN([.B12:.B16])-MAX([.B12:.B16]))/(COUNTA([.B12:.B16])-2)" office:value-type="float" office:value="166.666666666667" calcext:value-type="float">
            <text:p>166.666666666667</text:p>
          </table:table-cell>
          <table:table-cell table:formula="of:=(SUM([.C12:.C16])-MIN([.C12:.C16])-MAX([.C12:.C16]))/(COUNTA([.C12:.C16])-2)" office:value-type="float" office:value="107" calcext:value-type="float">
            <text:p>107</text:p>
          </table:table-cell>
          <table:table-cell table:formula="of:=(SUM([.D12:.D16])-MIN([.D12:.D16])-MAX([.D12:.D16]))/(COUNTA([.D12:.D16])-2)" office:value-type="float" office:value="310.333333333333" calcext:value-type="float">
            <text:p>310.333333333333</text:p>
          </table:table-cell>
          <table:table-cell table:formula="of:=(SUM([.E12:.E16])-MIN([.E12:.E16])-MAX([.E12:.E16]))/(COUNTA([.E12:.E16])-2)" office:value-type="float" office:value="163" calcext:value-type="float">
            <text:p>163</text:p>
          </table:table-cell>
          <table:table-cell table:formula="of:=(SUM([.F12:.F16])-MIN([.F12:.F16])-MAX([.F12:.F16]))/(COUNTA([.F12:.F16])-2)" office:value-type="float" office:value="359" calcext:value-type="float">
            <text:p>359</text:p>
          </table:table-cell>
          <table:table-cell table:formula="of:=(SUM([.G12:.G16])-MIN([.G12:.G16])-MAX([.G12:.G16]))/(COUNTA([.G12:.G16])-2)" office:value-type="float" office:value="192" calcext:value-type="float">
            <text:p>192</text:p>
          </table:table-cell>
          <table:table-cell office:value-type="string" calcext:value-type="string">
            <text:p>0.1mL/10mL</text:p>
          </table:table-cell>
          <table:table-cell table:formula="of:=[.B12]/[.$C12]" office:value-type="float" office:value="1.59433962264151" calcext:value-type="float">
            <text:p>1.59433962264151</text:p>
          </table:table-cell>
          <table:table-cell table:formula="of:=[.C12]/[.$C12]" office:value-type="float" office:value="1" calcext:value-type="float">
            <text:p>1</text:p>
          </table:table-cell>
          <table:table-cell table:formula="of:=[.D12]/[.$C12]" office:value-type="float" office:value="2.60377358490566" calcext:value-type="float">
            <text:p>2.60377358490566</text:p>
          </table:table-cell>
          <table:table-cell table:formula="of:=[.E12]/[.$C12]" office:value-type="float" office:value="1.43396226415094" calcext:value-type="float">
            <text:p>1.43396226415094</text:p>
          </table:table-cell>
          <table:table-cell table:formula="of:=[.F12]/[.$C12]" office:value-type="float" office:value="2.99056603773585" calcext:value-type="float">
            <text:p>2.99056603773585</text:p>
          </table:table-cell>
          <table:table-cell table:formula="of:=[.G12]/[.$B12]" office:value-type="float" office:value="1.05917159763314" calcext:value-type="float">
            <text:p>1.05917159763314</text:p>
          </table:table-cell>
          <table:table-cell office:value-type="string" calcext:value-type="string">
            <text:p>0.1mL/10mL</text:p>
          </table:table-cell>
          <table:table-cell table:formula="of:=(SUM([.P12:.P16])-MIN([.P12:.P16])-MAX([.P12:.P16]))/(COUNTA([.P12:.P16])-2)" office:value-type="float" office:value="1.56825077543513" calcext:value-type="float">
            <text:p>1.56825077543513</text:p>
          </table:table-cell>
          <table:table-cell table:formula="of:=(SUM([.Q12:.Q16])-MIN([.Q12:.Q16])-MAX([.Q12:.Q16]))/(COUNTA([.Q12:.Q16])-2)" office:value-type="float" office:value="1" calcext:value-type="float">
            <text:p>1</text:p>
          </table:table-cell>
          <table:table-cell table:formula="of:=(SUM([.R12:.R16])-MIN([.R12:.R16])-MAX([.R12:.R16]))/(COUNTA([.R12:.R16])-2)" office:value-type="float" office:value="2.84231333172005" calcext:value-type="float">
            <text:p>2.84231333172005</text:p>
          </table:table-cell>
          <table:table-cell table:formula="of:=(SUM([.S12:.S16])-MIN([.S12:.S16])-MAX([.S12:.S16]))/(COUNTA([.S12:.S16])-2)" office:value-type="float" office:value="1.52868754537351" calcext:value-type="float">
            <text:p>1.52868754537351</text:p>
          </table:table-cell>
          <table:table-cell table:formula="of:=(SUM([.T12:.T16])-MIN([.T12:.T16])-MAX([.T12:.T16]))/(COUNTA([.T12:.T16])-2)" office:value-type="float" office:value="3.28411500851056" calcext:value-type="float">
            <text:p>3.28411500851056</text:p>
          </table:table-cell>
          <table:table-cell table:formula="of:=(SUM([.U12:.U16])-MIN([.U12:.U16])-MAX([.U12:.U16]))/(COUNTA([.U12:.U16])-2)" office:value-type="float" office:value="1.16874863028709" calcext:value-type="float">
            <text:p>1.16874863028709</text:p>
          </table:table-cell>
          <table:table-cell table:number-columns-repeated="36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89" calcext:value-type="float">
            <text:p>89</text:p>
          </table:table-cell>
          <table:table-cell office:value-type="float" office:value="333" calcext:value-type="float">
            <text:p>333</text:p>
          </table:table-cell>
          <table:table-cell office:value-type="float" office:value="159" calcext:value-type="float">
            <text:p>159</text:p>
          </table:table-cell>
          <table:table-cell office:value-type="float" office:value="384" calcext:value-type="float">
            <text:p>384</text:p>
          </table:table-cell>
          <table:table-cell office:value-type="float" office:value="198" calcext:value-type="float">
            <text:p>198</text:p>
          </table:table-cell>
          <table:table-cell table:number-columns-repeated="8"/>
          <table:table-cell table:formula="of:=[.B13]/[.$C13]" office:value-type="float" office:value="1.82022471910112" calcext:value-type="float">
            <text:p>1.82022471910112</text:p>
          </table:table-cell>
          <table:table-cell table:formula="of:=[.C13]/[.$C13]" office:value-type="float" office:value="1" calcext:value-type="float">
            <text:p>1</text:p>
          </table:table-cell>
          <table:table-cell table:formula="of:=[.D13]/[.$C13]" office:value-type="float" office:value="3.74157303370787" calcext:value-type="float">
            <text:p>3.74157303370787</text:p>
          </table:table-cell>
          <table:table-cell table:formula="of:=[.E13]/[.$C13]" office:value-type="float" office:value="1.78651685393258" calcext:value-type="float">
            <text:p>1.78651685393258</text:p>
          </table:table-cell>
          <table:table-cell table:formula="of:=[.F13]/[.$C13]" office:value-type="float" office:value="4.31460674157303" calcext:value-type="float">
            <text:p>4.31460674157303</text:p>
          </table:table-cell>
          <table:table-cell table:formula="of:=[.G13]/[.$B13]" office:value-type="float" office:value="1.22222222222222" calcext:value-type="float">
            <text:p>1.2222222222222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07" calcext:value-type="float">
            <text:p>107</text:p>
          </table:table-cell>
          <table:table-cell office:value-type="float" office:value="317" calcext:value-type="float">
            <text:p>317</text:p>
          </table:table-cell>
          <table:table-cell office:value-type="float" office:value="166" calcext:value-type="float">
            <text:p>166</text:p>
          </table:table-cell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table:number-columns-repeated="8"/>
          <table:table-cell table:formula="of:=[.B14]/[.$C14]" office:value-type="float" office:value="1.57943925233645" calcext:value-type="float">
            <text:p>1.57943925233645</text:p>
          </table:table-cell>
          <table:table-cell table:formula="of:=[.C14]/[.$C14]" office:value-type="float" office:value="1" calcext:value-type="float">
            <text:p>1</text:p>
          </table:table-cell>
          <table:table-cell table:formula="of:=[.D14]/[.$C14]" office:value-type="float" office:value="2.96261682242991" calcext:value-type="float">
            <text:p>2.96261682242991</text:p>
          </table:table-cell>
          <table:table-cell table:formula="of:=[.E14]/[.$C14]" office:value-type="float" office:value="1.55140186915888" calcext:value-type="float">
            <text:p>1.55140186915888</text:p>
          </table:table-cell>
          <table:table-cell table:formula="of:=[.F14]/[.$C14]" office:value-type="float" office:value="3.33644859813084" calcext:value-type="float">
            <text:p>3.33644859813084</text:p>
          </table:table-cell>
          <table:table-cell table:formula="of:=[.G14]/[.$B14]" office:value-type="float" office:value="1.22485207100592" calcext:value-type="float">
            <text:p>1.2248520710059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295" calcext:value-type="float">
            <text:p>295</text:p>
          </table:table-cell>
          <table:table-cell office:value-type="float" office:value="164" calcext:value-type="float">
            <text:p>164</text:p>
          </table:table-cell>
          <table:table-cell office:value-type="float" office:value="368" calcext:value-type="float">
            <text:p>368</text:p>
          </table:table-cell>
          <table:table-cell office:value-type="float" office:value="178" calcext:value-type="float">
            <text:p>178</text:p>
          </table:table-cell>
          <table:table-cell table:number-columns-repeated="8"/>
          <table:table-cell table:formula="of:=[.B15]/[.$C15]" office:value-type="float" office:value="1.53097345132743" calcext:value-type="float">
            <text:p>1.53097345132743</text:p>
          </table:table-cell>
          <table:table-cell table:formula="of:=[.C15]/[.$C15]" office:value-type="float" office:value="1" calcext:value-type="float">
            <text:p>1</text:p>
          </table:table-cell>
          <table:table-cell table:formula="of:=[.D15]/[.$C15]" office:value-type="float" office:value="2.61061946902655" calcext:value-type="float">
            <text:p>2.61061946902655</text:p>
          </table:table-cell>
          <table:table-cell table:formula="of:=[.E15]/[.$C15]" office:value-type="float" office:value="1.45132743362832" calcext:value-type="float">
            <text:p>1.45132743362832</text:p>
          </table:table-cell>
          <table:table-cell table:formula="of:=[.F15]/[.$C15]" office:value-type="float" office:value="3.25663716814159" calcext:value-type="float">
            <text:p>3.25663716814159</text:p>
          </table:table-cell>
          <table:table-cell table:formula="of:=[.G15]/[.$B15]" office:value-type="float" office:value="1.02890173410405" calcext:value-type="float">
            <text:p>1.0289017341040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08" calcext:value-type="float">
            <text:p>108</text:p>
          </table:table-cell>
          <table:table-cell office:value-type="float" office:value="319" calcext:value-type="float">
            <text:p>319</text:p>
          </table:table-cell>
          <table:table-cell office:value-type="float" office:value="171" calcext:value-type="float">
            <text:p>171</text:p>
          </table:table-cell>
          <table:table-cell office:value-type="float" office:value="352" calcext:value-type="float">
            <text:p>352</text:p>
          </table:table-cell>
          <table:table-cell office:value-type="float" office:value="199" calcext:value-type="float">
            <text:p>199</text:p>
          </table:table-cell>
          <table:table-cell table:number-columns-repeated="8"/>
          <table:table-cell table:formula="of:=[.B16]/[.$C16]" office:value-type="float" office:value="1.5" calcext:value-type="float">
            <text:p>1.5</text:p>
          </table:table-cell>
          <table:table-cell table:formula="of:=[.C16]/[.$C16]" office:value-type="float" office:value="1" calcext:value-type="float">
            <text:p>1</text:p>
          </table:table-cell>
          <table:table-cell table:formula="of:=[.D16]/[.$C16]" office:value-type="float" office:value="2.9537037037037" calcext:value-type="float">
            <text:p>2.9537037037037</text:p>
          </table:table-cell>
          <table:table-cell table:formula="of:=[.E16]/[.$C16]" office:value-type="float" office:value="1.58333333333333" calcext:value-type="float">
            <text:p>1.58333333333333</text:p>
          </table:table-cell>
          <table:table-cell table:formula="of:=[.F16]/[.$C16]" office:value-type="float" office:value="3.25925925925926" calcext:value-type="float">
            <text:p>3.25925925925926</text:p>
          </table:table-cell>
          <table:table-cell table:formula="of:=[.G16]/[.$B16]" office:value-type="float" office:value="1.2283950617284" calcext:value-type="float">
            <text:p>1.228395061728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.05mL/10mL</text:p>
          </table:table-cell>
          <table:table-cell office:value-type="float" office:value="228.34" calcext:value-type="float">
            <text:p>228.34</text:p>
          </table:table-cell>
          <table:table-cell office:value-type="float" office:value="179.55" calcext:value-type="float">
            <text:p>179.55</text:p>
          </table:table-cell>
          <table:table-cell office:value-type="float" office:value="672.66" calcext:value-type="float">
            <text:p>672.66</text:p>
          </table:table-cell>
          <table:table-cell office:value-type="float" office:value="415.25" calcext:value-type="float">
            <text:p>415.25</text:p>
          </table:table-cell>
          <table:table-cell office:value-type="float" office:value="746.74" calcext:value-type="float">
            <text:p>746.74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05mL/10mL</text:p>
          </table:table-cell>
          <table:table-cell table:formula="of:=(SUM([.B17:.B21])-MIN([.B17:.B21])-MAX([.B17:.B21]))/(COUNTA([.B17:.B21])-2)" office:value-type="float" office:value="227.113333333333" calcext:value-type="float">
            <text:p>227.113333333333</text:p>
          </table:table-cell>
          <table:table-cell table:formula="of:=(SUM([.C17:.C21])-MIN([.C17:.C21])-MAX([.C17:.C21]))/(COUNTA([.C17:.C21])-2)" office:value-type="float" office:value="185.516666666667" calcext:value-type="float">
            <text:p>185.516666666667</text:p>
          </table:table-cell>
          <table:table-cell table:formula="of:=(SUM([.D17:.D21])-MIN([.D17:.D21])-MAX([.D17:.D21]))/(COUNTA([.D17:.D21])-2)" office:value-type="float" office:value="690.553333333333" calcext:value-type="float">
            <text:p>690.553333333333</text:p>
          </table:table-cell>
          <table:table-cell table:formula="of:=(SUM([.E17:.E21])-MIN([.E17:.E21])-MAX([.E17:.E21]))/(COUNTA([.E17:.E21])-2)" office:value-type="float" office:value="433" calcext:value-type="float">
            <text:p>433</text:p>
          </table:table-cell>
          <table:table-cell table:formula="of:=(SUM([.F17:.F21])-MIN([.F17:.F21])-MAX([.F17:.F21]))/(COUNTA([.F17:.F21])-2)" office:value-type="float" office:value="734.58" calcext:value-type="float">
            <text:p>734.58</text:p>
          </table:table-cell>
          <table:table-cell table:formula="of:=(SUM([.G17:.G21])-MIN([.G17:.G21])-MAX([.G17:.G21]))/(COUNTA([.G17:.G21])-2)" office:value-type="float" office:value="587.333333333333" calcext:value-type="float">
            <text:p>587.333333333333</text:p>
          </table:table-cell>
          <table:table-cell office:value-type="string" calcext:value-type="string">
            <text:p>0.05mL/10mL</text:p>
          </table:table-cell>
          <table:table-cell table:formula="of:=[.B17]/[.$C17]" office:value-type="float" office:value="1.27173489278752" calcext:value-type="float">
            <text:p>1.27173489278752</text:p>
          </table:table-cell>
          <table:table-cell table:formula="of:=[.C17]/[.$C17]" office:value-type="float" office:value="1" calcext:value-type="float">
            <text:p>1</text:p>
          </table:table-cell>
          <table:table-cell table:formula="of:=[.D17]/[.$C17]" office:value-type="float" office:value="3.74636591478697" calcext:value-type="float">
            <text:p>3.74636591478697</text:p>
          </table:table-cell>
          <table:table-cell table:formula="of:=[.E17]/[.$C17]" office:value-type="float" office:value="2.31272626009468" calcext:value-type="float">
            <text:p>2.31272626009468</text:p>
          </table:table-cell>
          <table:table-cell table:formula="of:=[.F17]/[.$C17]" office:value-type="float" office:value="4.15895293790031" calcext:value-type="float">
            <text:p>4.15895293790031</text:p>
          </table:table-cell>
          <table:table-cell table:formula="of:=[.G17]/[.$B17]" office:value-type="float" office:value="2.45686257335552" calcext:value-type="float">
            <text:p>2.45686257335552</text:p>
          </table:table-cell>
          <table:table-cell office:value-type="string" calcext:value-type="string">
            <text:p>0.05mL/10mL</text:p>
          </table:table-cell>
          <table:table-cell table:formula="of:=(SUM([.P17:.P21])-MIN([.P17:.P21])-MAX([.P17:.P21]))/(COUNTA([.P17:.P21])-2)" office:value-type="float" office:value="1.22975394516627" calcext:value-type="float">
            <text:p>1.22975394516627</text:p>
          </table:table-cell>
          <table:table-cell table:formula="of:=(SUM([.Q17:.Q21])-MIN([.Q17:.Q21])-MAX([.Q17:.Q21]))/(COUNTA([.Q17:.Q21])-2)" office:value-type="float" office:value="1" calcext:value-type="float">
            <text:p>1</text:p>
          </table:table-cell>
          <table:table-cell table:formula="of:=(SUM([.R17:.R21])-MIN([.R17:.R21])-MAX([.R17:.R21]))/(COUNTA([.R17:.R21])-2)" office:value-type="float" office:value="3.87803621736232" calcext:value-type="float">
            <text:p>3.87803621736232</text:p>
          </table:table-cell>
          <table:table-cell table:formula="of:=(SUM([.S17:.S21])-MIN([.S17:.S21])-MAX([.S17:.S21]))/(COUNTA([.S17:.S21])-2)" office:value-type="float" office:value="2.33993881575854" calcext:value-type="float">
            <text:p>2.33993881575854</text:p>
          </table:table-cell>
          <table:table-cell table:formula="of:=(SUM([.T17:.T21])-MIN([.T17:.T21])-MAX([.T17:.T21]))/(COUNTA([.T17:.T21])-2)" office:value-type="float" office:value="3.93656343912237" calcext:value-type="float">
            <text:p>3.93656343912237</text:p>
          </table:table-cell>
          <table:table-cell table:formula="of:=(SUM([.U17:.U21])-MIN([.U17:.U21])-MAX([.U17:.U21]))/(COUNTA([.U17:.U21])-2)" office:value-type="float" office:value="2.62316068125927" calcext:value-type="float">
            <text:p>2.62316068125927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57" calcext:value-type="float">
            <text:p>157</text:p>
          </table:table-cell>
          <table:table-cell office:value-type="float" office:value="713" calcext:value-type="float">
            <text:p>713</text:p>
          </table:table-cell>
          <table:table-cell office:value-type="float" office:value="420" calcext:value-type="float">
            <text:p>420</text:p>
          </table:table-cell>
          <table:table-cell office:value-type="float" office:value="789" calcext:value-type="float">
            <text:p>789</text:p>
          </table:table-cell>
          <table:table-cell office:value-type="float" office:value="547" calcext:value-type="float">
            <text:p>547</text:p>
          </table:table-cell>
          <table:table-cell table:number-columns-repeated="8"/>
          <table:table-cell table:formula="of:=[.B18]/[.$C18]" office:value-type="float" office:value="1.35668789808917" calcext:value-type="float">
            <text:p>1.35668789808917</text:p>
          </table:table-cell>
          <table:table-cell table:formula="of:=[.C18]/[.$C18]" office:value-type="float" office:value="1" calcext:value-type="float">
            <text:p>1</text:p>
          </table:table-cell>
          <table:table-cell table:formula="of:=[.D18]/[.$C18]" office:value-type="float" office:value="4.54140127388535" calcext:value-type="float">
            <text:p>4.54140127388535</text:p>
          </table:table-cell>
          <table:table-cell table:formula="of:=[.E18]/[.$C18]" office:value-type="float" office:value="2.67515923566879" calcext:value-type="float">
            <text:p>2.67515923566879</text:p>
          </table:table-cell>
          <table:table-cell table:formula="of:=[.F18]/[.$C18]" office:value-type="float" office:value="5.02547770700637" calcext:value-type="float">
            <text:p>5.02547770700637</text:p>
          </table:table-cell>
          <table:table-cell table:formula="of:=[.G18]/[.$B18]" office:value-type="float" office:value="2.56807511737089" calcext:value-type="float">
            <text:p>2.56807511737089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72" calcext:value-type="float">
            <text:p>172</text:p>
          </table:table-cell>
          <table:table-cell office:value-type="float" office:value="787" calcext:value-type="float">
            <text:p>787</text:p>
          </table:table-cell>
          <table:table-cell office:value-type="float" office:value="448" calcext:value-type="float">
            <text:p>448</text:p>
          </table:table-cell>
          <table:table-cell office:value-type="float" office:value="737" calcext:value-type="float">
            <text:p>737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table:formula="of:=[.B19]/[.$C19]" office:value-type="float" office:value="1.2906976744186" calcext:value-type="float">
            <text:p>1.2906976744186</text:p>
          </table:table-cell>
          <table:table-cell table:formula="of:=[.C19]/[.$C19]" office:value-type="float" office:value="1" calcext:value-type="float">
            <text:p>1</text:p>
          </table:table-cell>
          <table:table-cell table:formula="of:=[.D19]/[.$C19]" office:value-type="float" office:value="4.57558139534884" calcext:value-type="float">
            <text:p>4.57558139534884</text:p>
          </table:table-cell>
          <table:table-cell table:formula="of:=[.E19]/[.$C19]" office:value-type="float" office:value="2.6046511627907" calcext:value-type="float">
            <text:p>2.6046511627907</text:p>
          </table:table-cell>
          <table:table-cell table:formula="of:=[.F19]/[.$C19]" office:value-type="float" office:value="4.28488372093023" calcext:value-type="float">
            <text:p>4.28488372093023</text:p>
          </table:table-cell>
          <table:table-cell table:formula="of:=[.G19]/[.$B19]" office:value-type="float" office:value="2.74324324324324" calcext:value-type="float">
            <text:p>2.74324324324324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554" calcext:value-type="float">
            <text:p>554</text:p>
          </table:table-cell>
          <table:table-cell office:value-type="float" office:value="506" calcext:value-type="float">
            <text:p>506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table:number-columns-repeated="8"/>
          <table:table-cell table:formula="of:=[.B20]/[.$C20]" office:value-type="float" office:value="0.98876404494382" calcext:value-type="float">
            <text:p>0.98876404494382</text:p>
          </table:table-cell>
          <table:table-cell table:formula="of:=[.C20]/[.$C20]" office:value-type="float" office:value="1" calcext:value-type="float">
            <text:p>1</text:p>
          </table:table-cell>
          <table:table-cell table:formula="of:=[.D20]/[.$C20]" office:value-type="float" office:value="2.0749063670412" calcext:value-type="float">
            <text:p>2.0749063670412</text:p>
          </table:table-cell>
          <table:table-cell table:formula="of:=[.E20]/[.$C20]" office:value-type="float" office:value="1.89513108614232" calcext:value-type="float">
            <text:p>1.89513108614232</text:p>
          </table:table-cell>
          <table:table-cell table:formula="of:=[.F20]/[.$C20]" office:value-type="float" office:value="2.69662921348315" calcext:value-type="float">
            <text:p>2.69662921348315</text:p>
          </table:table-cell>
          <table:table-cell table:formula="of:=[.G20]/[.$B20]" office:value-type="float" office:value="2.73863636363636" calcext:value-type="float">
            <text:p>2.73863636363636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05" calcext:value-type="float">
            <text:p>205</text:p>
          </table:table-cell>
          <table:table-cell office:value-type="float" office:value="686" calcext:value-type="float">
            <text:p>686</text:p>
          </table:table-cell>
          <table:table-cell office:value-type="float" office:value="431" calcext:value-type="float">
            <text:p>431</text:p>
          </table:table-cell>
          <table:table-cell office:value-type="float" office:value="690" calcext:value-type="float">
            <text:p>690</text:p>
          </table:table-cell>
          <table:table-cell office:value-type="float" office:value="592" calcext:value-type="float">
            <text:p>592</text:p>
          </table:table-cell>
          <table:table-cell table:number-columns-repeated="8"/>
          <table:table-cell table:formula="of:=[.B21]/[.$C21]" office:value-type="float" office:value="1.12682926829268" calcext:value-type="float">
            <text:p>1.12682926829268</text:p>
          </table:table-cell>
          <table:table-cell table:formula="of:=[.C21]/[.$C21]" office:value-type="float" office:value="1" calcext:value-type="float">
            <text:p>1</text:p>
          </table:table-cell>
          <table:table-cell table:formula="of:=[.D21]/[.$C21]" office:value-type="float" office:value="3.34634146341463" calcext:value-type="float">
            <text:p>3.34634146341463</text:p>
          </table:table-cell>
          <table:table-cell table:formula="of:=[.E21]/[.$C21]" office:value-type="float" office:value="2.10243902439024" calcext:value-type="float">
            <text:p>2.10243902439024</text:p>
          </table:table-cell>
          <table:table-cell table:formula="of:=[.F21]/[.$C21]" office:value-type="float" office:value="3.36585365853659" calcext:value-type="float">
            <text:p>3.36585365853659</text:p>
          </table:table-cell>
          <table:table-cell table:formula="of:=[.G21]/[.$B21]" office:value-type="float" office:value="2.56277056277056" calcext:value-type="float">
            <text:p>2.5627705627705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mL/10mL</text:p>
          </table:table-cell>
          <table:table-cell office:value-type="float" office:value="284" calcext:value-type="float">
            <text:p>284</text:p>
          </table:table-cell>
          <table:table-cell office:value-type="float" office:value="320" calcext:value-type="float">
            <text:p>320</text:p>
          </table:table-cell>
          <table:table-cell office:value-type="float" office:value="1507" calcext:value-type="float">
            <text:p>1507</text:p>
          </table:table-cell>
          <table:table-cell office:value-type="float" office:value="1113" calcext:value-type="float">
            <text:p>1113</text:p>
          </table:table-cell>
          <table:table-cell office:value-type="float" office:value="1554" calcext:value-type="float">
            <text:p>1554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0mL/10mL</text:p>
          </table:table-cell>
          <table:table-cell table:formula="of:=(SUM([.B22:.B26])-MIN([.B22:.B26])-MAX([.B22:.B26]))/(COUNTA([.B22:.B26])-2)" office:value-type="float" office:value="284.146666666667" calcext:value-type="float">
            <text:p>284.146666666667</text:p>
          </table:table-cell>
          <table:table-cell table:formula="of:=(SUM([.C22:.C26])-MIN([.C22:.C26])-MAX([.C22:.C26]))/(COUNTA([.C22:.C26])-2)" office:value-type="float" office:value="315" calcext:value-type="float">
            <text:p>315</text:p>
          </table:table-cell>
          <table:table-cell table:formula="of:=(SUM([.D22:.D26])-MIN([.D22:.D26])-MAX([.D22:.D26]))/(COUNTA([.D22:.D26])-2)" office:value-type="float" office:value="1495" calcext:value-type="float">
            <text:p>1495</text:p>
          </table:table-cell>
          <table:table-cell table:formula="of:=(SUM([.E22:.E26])-MIN([.E22:.E26])-MAX([.E22:.E26]))/(COUNTA([.E22:.E26])-2)" office:value-type="float" office:value="1101.66666666667" calcext:value-type="float">
            <text:p>1101.66666666667</text:p>
          </table:table-cell>
          <table:table-cell table:formula="of:=(SUM([.F22:.F26])-MIN([.F22:.F26])-MAX([.F22:.F26]))/(COUNTA([.F22:.F26])-2)" office:value-type="float" office:value="1557.33333333333" calcext:value-type="float">
            <text:p>1557.33333333333</text:p>
          </table:table-cell>
          <table:table-cell table:formula="of:=(SUM([.G22:.G26])-MIN([.G22:.G26])-MAX([.G22:.G26]))/(COUNTA([.G22:.G26])-2)" office:value-type="float" office:value="2391" calcext:value-type="float">
            <text:p>2391</text:p>
          </table:table-cell>
          <table:table-cell office:value-type="string" calcext:value-type="string">
            <text:p>0mL/10mL</text:p>
          </table:table-cell>
          <table:table-cell table:formula="of:=[.B22]/[.$C22]" office:value-type="float" office:value="0.8875" calcext:value-type="float">
            <text:p>0.8875</text:p>
          </table:table-cell>
          <table:table-cell table:formula="of:=[.C22]/[.$C22]" office:value-type="float" office:value="1" calcext:value-type="float">
            <text:p>1</text:p>
          </table:table-cell>
          <table:table-cell table:formula="of:=[.D22]/[.$C22]" office:value-type="float" office:value="4.709375" calcext:value-type="float">
            <text:p>4.709375</text:p>
          </table:table-cell>
          <table:table-cell table:formula="of:=[.E22]/[.$C22]" office:value-type="float" office:value="3.478125" calcext:value-type="float">
            <text:p>3.478125</text:p>
          </table:table-cell>
          <table:table-cell table:formula="of:=[.F22]/[.$C22]" office:value-type="float" office:value="4.85625" calcext:value-type="float">
            <text:p>4.85625</text:p>
          </table:table-cell>
          <table:table-cell table:formula="of:=[.G22]/[.$B22]" office:value-type="float" office:value="8.45070422535211" calcext:value-type="float">
            <text:p>8.45070422535211</text:p>
          </table:table-cell>
          <table:table-cell office:value-type="string" calcext:value-type="string">
            <text:p>0mL/10mL</text:p>
          </table:table-cell>
          <table:table-cell table:formula="of:=(SUM([.P22:.P26])-MIN([.P22:.P26])-MAX([.P22:.P26]))/(COUNTA([.P22:.P26])-2)" office:value-type="float" office:value="0.930037971582558" calcext:value-type="float">
            <text:p>0.930037971582558</text:p>
          </table:table-cell>
          <table:table-cell table:formula="of:=(SUM([.Q22:.Q26])-MIN([.Q22:.Q26])-MAX([.Q22:.Q26]))/(COUNTA([.Q22:.Q26])-2)" office:value-type="float" office:value="1" calcext:value-type="float">
            <text:p>1</text:p>
          </table:table-cell>
          <table:table-cell table:formula="of:=(SUM([.R22:.R26])-MIN([.R22:.R26])-MAX([.R22:.R26]))/(COUNTA([.R22:.R26])-2)" office:value-type="float" office:value="4.74648201453536" calcext:value-type="float">
            <text:p>4.74648201453536</text:p>
          </table:table-cell>
          <table:table-cell table:formula="of:=(SUM([.S22:.S26])-MIN([.S22:.S26])-MAX([.S22:.S26]))/(COUNTA([.S22:.S26])-2)" office:value-type="float" office:value="3.49779162583701" calcext:value-type="float">
            <text:p>3.49779162583701</text:p>
          </table:table-cell>
          <table:table-cell table:formula="of:=(SUM([.T22:.T26])-MIN([.T22:.T26])-MAX([.T22:.T26]))/(COUNTA([.T22:.T26])-2)" office:value-type="float" office:value="4.94463872557026" calcext:value-type="float">
            <text:p>4.94463872557026</text:p>
          </table:table-cell>
          <table:table-cell table:formula="of:=(SUM([.U22:.U26])-MIN([.U22:.U26])-MAX([.U22:.U26]))/(COUNTA([.U22:.U26])-2)" office:value-type="float" office:value="8.33907495818454" calcext:value-type="float">
            <text:p>8.33907495818454</text:p>
          </table:table-cell>
          <table:table-cell table:number-columns-repeated="36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1473" calcext:value-type="float">
            <text:p>1473</text:p>
          </table:table-cell>
          <table:table-cell office:value-type="float" office:value="1059" calcext:value-type="float">
            <text:p>1059</text:p>
          </table:table-cell>
          <table:table-cell office:value-type="float" office:value="1558" calcext:value-type="float">
            <text:p>1558</text:p>
          </table:table-cell>
          <table:table-cell office:value-type="float" office:value="2557" calcext:value-type="float">
            <text:p>2557</text:p>
          </table:table-cell>
          <table:table-cell table:number-columns-repeated="8"/>
          <table:table-cell table:formula="of:=[.B23]/[.$C23]" office:value-type="float" office:value="0.990384615384615" calcext:value-type="float">
            <text:p>0.990384615384615</text:p>
          </table:table-cell>
          <table:table-cell table:formula="of:=[.C23]/[.$C23]" office:value-type="float" office:value="1" calcext:value-type="float">
            <text:p>1</text:p>
          </table:table-cell>
          <table:table-cell table:formula="of:=[.D23]/[.$C23]" office:value-type="float" office:value="4.72115384615385" calcext:value-type="float">
            <text:p>4.72115384615385</text:p>
          </table:table-cell>
          <table:table-cell table:formula="of:=[.E23]/[.$C23]" office:value-type="float" office:value="3.39423076923077" calcext:value-type="float">
            <text:p>3.39423076923077</text:p>
          </table:table-cell>
          <table:table-cell table:formula="of:=[.F23]/[.$C23]" office:value-type="float" office:value="4.99358974358974" calcext:value-type="float">
            <text:p>4.99358974358974</text:p>
          </table:table-cell>
          <table:table-cell table:formula="of:=[.G23]/[.$B23]" office:value-type="float" office:value="8.27508090614887" calcext:value-type="float">
            <text:p>8.27508090614887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319" calcext:value-type="float">
            <text:p>319</text:p>
          </table:table-cell>
          <table:table-cell office:value-type="float" office:value="1420" calcext:value-type="float">
            <text:p>1420</text:p>
          </table:table-cell>
          <table:table-cell office:value-type="float" office:value="1079" calcext:value-type="float">
            <text:p>1079</text:p>
          </table:table-cell>
          <table:table-cell office:value-type="float" office:value="1472" calcext:value-type="float">
            <text:p>1472</text:p>
          </table:table-cell>
          <table:table-cell office:value-type="float" office:value="2398" calcext:value-type="float">
            <text:p>2398</text:p>
          </table:table-cell>
          <table:table-cell table:number-columns-repeated="8"/>
          <table:table-cell table:formula="of:=[.B24]/[.$C24]" office:value-type="float" office:value="0.884012539184953" calcext:value-type="float">
            <text:p>0.884012539184953</text:p>
          </table:table-cell>
          <table:table-cell table:formula="of:=[.C24]/[.$C24]" office:value-type="float" office:value="1" calcext:value-type="float">
            <text:p>1</text:p>
          </table:table-cell>
          <table:table-cell table:formula="of:=[.D24]/[.$C24]" office:value-type="float" office:value="4.45141065830721" calcext:value-type="float">
            <text:p>4.45141065830721</text:p>
          </table:table-cell>
          <table:table-cell table:formula="of:=[.E24]/[.$C24]" office:value-type="float" office:value="3.38244514106583" calcext:value-type="float">
            <text:p>3.38244514106583</text:p>
          </table:table-cell>
          <table:table-cell table:formula="of:=[.F24]/[.$C24]" office:value-type="float" office:value="4.61442006269593" calcext:value-type="float">
            <text:p>4.61442006269593</text:p>
          </table:table-cell>
          <table:table-cell table:formula="of:=[.G24]/[.$B24]" office:value-type="float" office:value="8.50354609929078" calcext:value-type="float">
            <text:p>8.50354609929078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86.44" calcext:value-type="float">
            <text:p>286.44</text:p>
          </table:table-cell>
          <table:table-cell office:value-type="float" office:value="314" calcext:value-type="float">
            <text:p>314</text:p>
          </table:table-cell>
          <table:table-cell office:value-type="float" office:value="1510" calcext:value-type="float">
            <text:p>1510</text:p>
          </table:table-cell>
          <table:table-cell office:value-type="float" office:value="1137" calcext:value-type="float">
            <text:p>1137</text:p>
          </table:table-cell>
          <table:table-cell office:value-type="float" office:value="1565" calcext:value-type="float">
            <text:p>1565</text:p>
          </table:table-cell>
          <table:table-cell office:value-type="float" office:value="2375" calcext:value-type="float">
            <text:p>2375</text:p>
          </table:table-cell>
          <table:table-cell table:number-columns-repeated="8"/>
          <table:table-cell table:formula="of:=[.B25]/[.$C25]" office:value-type="float" office:value="0.912229299363057" calcext:value-type="float">
            <text:p>0.912229299363057</text:p>
          </table:table-cell>
          <table:table-cell table:formula="of:=[.C25]/[.$C25]" office:value-type="float" office:value="1" calcext:value-type="float">
            <text:p>1</text:p>
          </table:table-cell>
          <table:table-cell table:formula="of:=[.D25]/[.$C25]" office:value-type="float" office:value="4.80891719745223" calcext:value-type="float">
            <text:p>4.80891719745223</text:p>
          </table:table-cell>
          <table:table-cell table:formula="of:=[.E25]/[.$C25]" office:value-type="float" office:value="3.62101910828025" calcext:value-type="float">
            <text:p>3.62101910828025</text:p>
          </table:table-cell>
          <table:table-cell table:formula="of:=[.F25]/[.$C25]" office:value-type="float" office:value="4.98407643312102" calcext:value-type="float">
            <text:p>4.98407643312102</text:p>
          </table:table-cell>
          <table:table-cell table:formula="of:=[.G25]/[.$B25]" office:value-type="float" office:value="8.29143974305265" calcext:value-type="float">
            <text:p>8.2914397430526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1505" calcext:value-type="float">
            <text:p>1505</text:p>
          </table:table-cell>
          <table:table-cell office:value-type="float" office:value="1113" calcext:value-type="float">
            <text:p>1113</text:p>
          </table:table-cell>
          <table:table-cell office:value-type="float" office:value="1560" calcext:value-type="float">
            <text:p>1560</text:p>
          </table:table-cell>
          <table:table-cell office:value-type="float" office:value="2070" calcext:value-type="float">
            <text:p>2070</text:p>
          </table:table-cell>
          <table:table-cell table:number-columns-repeated="8"/>
          <table:table-cell table:formula="of:=[.B26]/[.$C26]" office:value-type="float" office:value="1.05882352941176" calcext:value-type="float">
            <text:p>1.05882352941176</text:p>
          </table:table-cell>
          <table:table-cell table:formula="of:=[.C26]/[.$C26]" office:value-type="float" office:value="1" calcext:value-type="float">
            <text:p>1</text:p>
          </table:table-cell>
          <table:table-cell table:formula="of:=[.D26]/[.$C26]" office:value-type="float" office:value="6.32352941176471" calcext:value-type="float">
            <text:p>6.32352941176471</text:p>
          </table:table-cell>
          <table:table-cell table:formula="of:=[.E26]/[.$C26]" office:value-type="float" office:value="4.67647058823529" calcext:value-type="float">
            <text:p>4.67647058823529</text:p>
          </table:table-cell>
          <table:table-cell table:formula="of:=[.F26]/[.$C26]" office:value-type="float" office:value="6.5546218487395" calcext:value-type="float">
            <text:p>6.5546218487395</text:p>
          </table:table-cell>
          <table:table-cell table:formula="of:=[.G26]/[.$B26]" office:value-type="float" office:value="8.21428571428571" calcext:value-type="float">
            <text:p>8.2142857142857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1449" calcext:value-type="float">
            <text:p>1449</text:p>
          </table:table-cell>
          <table:table-cell office:value-type="float" office:value="1029" calcext:value-type="float">
            <text:p>1029</text:p>
          </table:table-cell>
          <table:table-cell office:value-type="float" office:value="1518" calcext:value-type="float">
            <text:p>1518</text:p>
          </table:table-cell>
          <table:table-cell office:value-type="float" office:value="1871" calcext:value-type="float">
            <text:p>1871</text:p>
          </table:table-cell>
          <table:table-cell table:formula="of:=1/(AVERAGE([.D22:.D29])/AVERAGE([.F22:.F29]))" office:value-type="float" office:value="1.04152922270151" calcext:value-type="float">
            <text:p>1.04152922270151</text:p>
          </table:table-cell>
          <table:table-cell table:number-columns-repeated="56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1429" calcext:value-type="float">
            <text:p>1429</text:p>
          </table:table-cell>
          <table:table-cell office:value-type="float" office:value="997" calcext:value-type="float">
            <text:p>997</text:p>
          </table:table-cell>
          <table:table-cell office:value-type="float" office:value="1459" calcext:value-type="float">
            <text:p>1459</text:p>
          </table:table-cell>
          <table:table-cell office:value-type="float" office:value="2003" calcext:value-type="float">
            <text:p>2003</text:p>
          </table:table-cell>
          <table:table-cell table:style-name="ce9" office:value-type="float" office:value="5.89679390658035" calcext:value-type="float">
            <text:p>5.89679390658035</text:p>
          </table:table-cell>
          <table:table-cell office:value-type="string" calcext:value-type="string">
            <text:p>650:500</text:p>
          </table:table-cell>
          <table:table-cell table:formula="of:=LOG10([.F2]/(1.04*[.D2]))/(0.75*(44784-20897))" office:value-type="float" office:value="0.00000208338276182651" calcext:value-type="float">
            <text:p>2.08338276182651E-06</text:p>
          </table:table-cell>
          <table:table-cell table:formula="of:=LOG10([.F7]/(1.04*[.D7]))/(0.75*(44784-20897))" office:value-type="float" office:value="0.00000664718359784254" calcext:value-type="float">
            <text:p>6.64718359784254E-06</text:p>
          </table:table-cell>
          <table:table-cell table:formula="of:=LOG10([.F12]/(1.04*[.D12]))/(0.75*(44784-20897))" office:value-type="float" office:value="0.00000240671164810725" calcext:value-type="float">
            <text:p>2.40671164810725E-06</text:p>
          </table:table-cell>
          <table:table-cell table:formula="of:=LOG10([.F17]/(1.04*[.D17]))/(0.75*(44784-20897))" office:value-type="float" office:value="0.0000015819189344626" calcext:value-type="float">
            <text:p>1.5819189344626E-06</text:p>
          </table:table-cell>
          <table:table-cell table:formula="of:=LOG10([.F22]/(1.04*[.D22]))/(0.75*(44784-20897))" office:value-type="float" office:value="-0.000000206281081677157" calcext:value-type="float">
            <text:p>-2.06281081677157E-07</text:p>
          </table:table-cell>
          <table:table-cell/>
          <table:table-cell office:value-type="float" office:value="-0.000000307964762376391" calcext:value-type="float">
            <text:p>-3.07964762376391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transmittances</text:p>
          </table:table-cell>
          <table:table-cell office:value-type="float" office:value="225" calcext:value-type="float">
            <text:p>225</text:p>
          </table:table-cell>
          <table:table-cell office:value-type="float" office:value="192" calcext:value-type="float">
            <text:p>192</text:p>
          </table:table-cell>
          <table:table-cell office:value-type="float" office:value="1530" calcext:value-type="float">
            <text:p>1530</text:p>
          </table:table-cell>
          <table:table-cell office:value-type="float" office:value="1025" calcext:value-type="float">
            <text:p>1025</text:p>
          </table:table-cell>
          <table:table-cell office:value-type="float" office:value="1628" calcext:value-type="float">
            <text:p>1628</text:p>
          </table:table-cell>
          <table:table-cell office:value-type="float" office:value="1800" calcext:value-type="float">
            <text:p>1800</text:p>
          </table:table-cell>
          <table:table-cell office:value-type="float" office:value="8.255" calcext:value-type="float">
            <text:p>8.255</text:p>
          </table:table-cell>
          <table:table-cell office:value-type="string" calcext:value-type="string">
            <text:p>650:450</text:p>
          </table:table-cell>
          <table:table-cell table:formula="of:=LOG10([.F3]/(1.04*[.D3]))/(0.75*(44784-20897))" office:value-type="float" office:value="0.00000481772700435026" calcext:value-type="float">
            <text:p>4.81772700435026E-06</text:p>
          </table:table-cell>
          <table:table-cell table:formula="of:=LOG10([.F8]/(1.04*[.D8]))/(0.75*(44784-20897))" office:value-type="float" office:value="0.00000465984135477323" calcext:value-type="float">
            <text:p>4.65984135477323E-06</text:p>
          </table:table-cell>
          <table:table-cell table:formula="of:=LOG10([.F13]/(1.04*[.D13]))/(0.75*(44784-20897))" office:value-type="float" office:value="0.0000025036575857122" calcext:value-type="float">
            <text:p>2.5036575857122E-06</text:p>
          </table:table-cell>
          <table:table-cell table:formula="of:=LOG10([.F18]/(1.04*[.D18]))/(0.75*(44784-20897))" office:value-type="float" office:value="0.00000150453574796748" calcext:value-type="float">
            <text:p>1.50453574796748E-06</text:p>
          </table:table-cell>
          <table:table-cell table:formula="of:=LOG10([.F23]/(1.04*[.D23]))/(0.75*(44784-20897))" office:value-type="float" office:value="0.000000409224944956638" calcext:value-type="float">
            <text:p>4.09224944956638E-07</text:p>
          </table:table-cell>
          <table:table-cell/>
          <table:table-cell office:value-type="float" office:value="0.000000610947266261201" calcext:value-type="float">
            <text:p>6.10947266261201E-07</text:p>
          </table:table-cell>
          <table:table-cell table:number-columns-repeated="48"/>
        </table:table-row>
        <table:table-row table:style-name="ro2">
          <table:table-cell office:value-type="string" calcext:value-type="string">
            <text:p>average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570:500</text:p>
          </table:table-cell>
          <table:table-cell table:style-name="ce10" office:value-type="float" office:value="1.04139332505928" calcext:value-type="float">
            <text:p>1.04</text:p>
          </table:table-cell>
          <table:table-cell table:formula="of:=LOG10([.F4]/(1.04*[.D4]))/(0.75*(44784-20897))" office:value-type="float" office:value="0.00000602310307193702" calcext:value-type="float">
            <text:p>6.02310307193702E-06</text:p>
          </table:table-cell>
          <table:table-cell table:formula="of:=LOG10([.F9]/(1.04*[.D9]))/(0.75*(44784-20897))" office:value-type="float" office:value="0.0000047976344969492" calcext:value-type="float">
            <text:p>4.7976344969492E-06</text:p>
          </table:table-cell>
          <table:table-cell table:formula="of:=LOG10([.F14]/(1.04*[.D14]))/(0.75*(44784-20897))" office:value-type="float" office:value="0.00000192995434591542" calcext:value-type="float">
            <text:p>1.92995434591542E-06</text:p>
          </table:table-cell>
          <table:table-cell table:formula="of:=LOG10([.F19]/(1.04*[.D19]))/(0.75*(44784-20897))" office:value-type="float" office:value="-0.00000254200102140877" calcext:value-type="float">
            <text:p>-2.54200102140877E-06</text:p>
          </table:table-cell>
          <table:table-cell table:formula="of:=LOG10([.F24]/(1.04*[.D24]))/(0.75*(44784-20897))" office:value-type="float" office:value="-0.0000000789201200294049" calcext:value-type="float">
            <text:p>-7.89201200294049E-08</text:p>
          </table:table-cell>
          <table:table-cell/>
          <table:table-cell office:value-type="float" office:value="-0.0000001178228066964" calcext:value-type="float">
            <text:p>-1.178228066964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.3ml/10mL</text:p>
          </table:table-cell>
          <table:table-cell table:style-name="ce3" table:formula="of:=[.I2]/[.I$22]" office:value-type="float" office:value="0.315564731828633" calcext:value-type="float">
            <text:p>0.32</text:p>
          </table:table-cell>
          <table:table-cell table:style-name="ce3" table:formula="of:=[.J2]/[.J$22]" office:value-type="float" office:value="0.122751322751323" calcext:value-type="float">
            <text:p>0.12</text:p>
          </table:table-cell>
          <table:table-cell table:style-name="ce3" table:formula="of:=[.K2]/[.K$22]" office:value-type="float" office:value="0.0312151616499443" calcext:value-type="float">
            <text:p>0.03</text:p>
          </table:table-cell>
          <table:table-cell table:style-name="ce3" table:formula="of:=[.L2]/[.L$22]" office:value-type="float" office:value="0.0172465960665658" calcext:value-type="float">
            <text:p>0.02</text:p>
          </table:table-cell>
          <table:table-cell table:style-name="ce3" table:formula="of:=[.M2]/[.M$22]" office:value-type="float" office:value="0.0372431506849315" calcext:value-type="float">
            <text:p>0.04</text:p>
          </table:table-cell>
          <table:table-cell table:style-name="ce3" table:formula="of:=[.N2]/[.N$22]" office:value-type="float" office:value="0.0151958734141921" calcext:value-type="float">
            <text:p>0.02</text:p>
          </table:table-cell>
          <table:table-cell table:number-columns-repeated="2"/>
          <table:table-cell table:formula="of:=LOG10([.F5]/(1.04*[.D5]))/(0.75*(44784-20897))" office:value-type="float" office:value="0.00000153772865876614" calcext:value-type="float">
            <text:p>1.53772865876614E-06</text:p>
          </table:table-cell>
          <table:table-cell table:formula="of:=LOG10([.F10]/(1.04*[.D10]))/(0.75*(44784-20897))" office:value-type="float" office:value="0.00000481772700435026" calcext:value-type="float">
            <text:p>4.81772700435026E-06</text:p>
          </table:table-cell>
          <table:table-cell table:formula="of:=LOG10([.F15]/(1.04*[.D15]))/(0.75*(44784-20897))" office:value-type="float" office:value="0.00000440923031476392" calcext:value-type="float">
            <text:p>4.40923031476392E-06</text:p>
          </table:table-cell>
          <table:table-cell table:formula="of:=LOG10([.F20]/(1.04*[.D20]))/(0.75*(44784-20897))" office:value-type="float" office:value="0.00000540262583017588" calcext:value-type="float">
            <text:p>5.40262583017588E-06</text:p>
          </table:table-cell>
          <table:table-cell table:formula="of:=LOG10([.F25]/(1.04*[.D25]))/(0.75*(44784-20897))" office:value-type="float" office:value="-0.0000000835011908559766" calcext:value-type="float">
            <text:p>-8.35011908559766E-08</text:p>
          </table:table-cell>
          <table:table-cell/>
          <table:table-cell office:value-type="float" office:value="-0.000000124662059123545" calcext:value-type="float">
            <text:p>-1.24662059123545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.2mL/10mL</text:p>
          </table:table-cell>
          <table:table-cell table:style-name="ce3" table:formula="of:=[.I7]/[.I$22]" office:value-type="float" office:value="0.405893669935714" calcext:value-type="float">
            <text:p>0.41</text:p>
          </table:table-cell>
          <table:table-cell table:style-name="ce3" table:formula="of:=[.J7]/[.J$22]" office:value-type="float" office:value="0.165746031746032" calcext:value-type="float">
            <text:p>0.17</text:p>
          </table:table-cell>
          <table:table-cell table:style-name="ce3" table:formula="of:=[.K7]/[.K$22]" office:value-type="float" office:value="0.0454849498327759" calcext:value-type="float">
            <text:p>0.05</text:p>
          </table:table-cell>
          <table:table-cell table:style-name="ce3" table:formula="of:=[.L7]/[.L$22]" office:value-type="float" office:value="0.0256217851739788" calcext:value-type="float">
            <text:p>0.03</text:p>
          </table:table-cell>
          <table:table-cell table:style-name="ce3" table:formula="of:=[.M7]/[.M$22]" office:value-type="float" office:value="0.0556506849315069" calcext:value-type="float">
            <text:p>0.06</text:p>
          </table:table-cell>
          <table:table-cell table:style-name="ce3" table:formula="of:=[.N7]/[.N$22]" office:value-type="float" office:value="0.0246758678377248" calcext:value-type="float">
            <text:p>0.02</text:p>
          </table:table-cell>
          <table:table-cell table:number-columns-repeated="2"/>
          <table:table-cell table:formula="of:=LOG10([.F6]/(1.04*[.D6]))/(0.75*(44784-20897))" office:value-type="float" office:value="0.00000602310307193701" calcext:value-type="float">
            <text:p>6.02310307193701E-06</text:p>
          </table:table-cell>
          <table:table-cell table:formula="of:=LOG10([.F11]/(1.04*[.D11]))/(0.75*(44784-20897))" office:value-type="float" office:value="0.00000518226934447712" calcext:value-type="float">
            <text:p>5.18226934447712E-06</text:p>
          </table:table-cell>
          <table:table-cell table:formula="of:=LOG10([.F16]/(1.04*[.D16]))/(0.75*(44784-20897))" office:value-type="float" office:value="0.00000143557254976456" calcext:value-type="float">
            <text:p>1.43557254976456E-06</text:p>
          </table:table-cell>
          <table:table-cell table:formula="of:=LOG10([.F21]/(1.04*[.D21]))/(0.75*(44784-20897))" office:value-type="float" office:value="-0.00000080983320178489" calcext:value-type="float">
            <text:p>-8.0983320178489E-07</text:p>
          </table:table-cell>
          <table:table-cell table:formula="of:=LOG10([.F26]/(1.04*[.D26]))/(0.75*(44784-20897))" office:value-type="float" office:value="-0.0000000806709855670967" calcext:value-type="float">
            <text:p>-8.06709855670967E-08</text:p>
          </table:table-cell>
          <table:table-cell/>
          <table:table-cell office:value-type="float" office:value="-0.000000120436739515077" calcext:value-type="float">
            <text:p>-1.20436739515077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.1mL/10mL</text:p>
          </table:table-cell>
          <table:table-cell table:style-name="ce3" table:formula="of:=[.I12]/[.I$22]" office:value-type="float" office:value="0.586551546149876" calcext:value-type="float">
            <text:p>0.59</text:p>
          </table:table-cell>
          <table:table-cell table:style-name="ce3" table:formula="of:=[.J12]/[.J$22]" office:value-type="float" office:value="0.33968253968254" calcext:value-type="float">
            <text:p>0.34</text:p>
          </table:table-cell>
          <table:table-cell table:style-name="ce3" table:formula="of:=[.K12]/[.K$22]" office:value-type="float" office:value="0.207580824972129" calcext:value-type="float">
            <text:p>0.21</text:p>
          </table:table-cell>
          <table:table-cell table:style-name="ce3" table:formula="of:=[.L12]/[.L$22]" office:value-type="float" office:value="0.147957639939486" calcext:value-type="float">
            <text:p>0.15</text:p>
          </table:table-cell>
          <table:table-cell table:style-name="ce3" table:formula="of:=[.M12]/[.M$22]" office:value-type="float" office:value="0.230522260273973" calcext:value-type="float">
            <text:p>0.23</text:p>
          </table:table-cell>
          <table:table-cell table:style-name="ce3" table:formula="of:=[.N12]/[.N$22]" office:value-type="float" office:value="0.0803011292346299" calcext:value-type="float">
            <text:p>0.08</text:p>
          </table:table-cell>
          <table:table-cell table:number-columns-repeated="6"/>
          <table:table-cell table:formula="of:=LOG10([.F27]/(1.04*[.D27]))/(0.75*(44784-20897))" office:value-type="float" office:value="0.000000176946835210594" calcext:value-type="float">
            <text:p>1.76946835210594E-07</text:p>
          </table:table-cell>
          <table:table-cell/>
          <table:table-cell office:value-type="float" office:value="0.000000264170565792217" calcext:value-type="float">
            <text:p>2.64170565792217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.05mL/10mL</text:p>
          </table:table-cell>
          <table:table-cell table:style-name="ce3" table:formula="of:=[.I17]/[.I$22]" office:value-type="float" office:value="0.799282060907512" calcext:value-type="float">
            <text:p>0.80</text:p>
          </table:table-cell>
          <table:table-cell table:style-name="ce3" table:formula="of:=[.J17]/[.J$22]" office:value-type="float" office:value="0.588941798941799" calcext:value-type="float">
            <text:p>0.59</text:p>
          </table:table-cell>
          <table:table-cell table:style-name="ce3" table:formula="of:=[.K17]/[.K$22]" office:value-type="float" office:value="0.461908584169454" calcext:value-type="float">
            <text:p>0.46</text:p>
          </table:table-cell>
          <table:table-cell table:style-name="ce3" table:formula="of:=[.L17]/[.L$22]" office:value-type="float" office:value="0.39304084720121" calcext:value-type="float">
            <text:p>0.39</text:p>
          </table:table-cell>
          <table:table-cell table:style-name="ce3" table:formula="of:=[.M17]/[.M$22]" office:value-type="float" office:value="0.471690924657534" calcext:value-type="float">
            <text:p>0.47</text:p>
          </table:table-cell>
          <table:table-cell table:style-name="ce3" table:formula="of:=[.N17]/[.N$22]" office:value-type="float" office:value="0.245643384915656" calcext:value-type="float">
            <text:p>0.25</text:p>
          </table:table-cell>
          <table:table-cell table:number-columns-repeated="6"/>
          <table:table-cell table:formula="of:=LOG10([.F28]/(1.04*[.D28]))/(0.75*(44784-20897))" office:value-type="float" office:value="-0.000000447120536766107" calcext:value-type="float">
            <text:p>-4.47120536766107E-07</text:p>
          </table:table-cell>
          <table:table-cell/>
          <table:table-cell office:value-type="float" office:value="-0.000000667523016358249" calcext:value-type="float">
            <text:p>-6.67523016358249E-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0mL/10mL</text:p>
          </table:table-cell>
          <table:table-cell table:style-name="ce3" table:formula="of:=[.I22]/[.I$22]" office:value-type="float" office:value="1" calcext:value-type="float">
            <text:p>1.00</text:p>
          </table:table-cell>
          <table:table-cell table:style-name="ce3" table:formula="of:=[.J22]/[.J$22]" office:value-type="float" office:value="1" calcext:value-type="float">
            <text:p>1.00</text:p>
          </table:table-cell>
          <table:table-cell table:style-name="ce3" table:formula="of:=[.K22]/[.K$22]" office:value-type="float" office:value="1" calcext:value-type="float">
            <text:p>1.00</text:p>
          </table:table-cell>
          <table:table-cell table:style-name="ce3" table:formula="of:=[.L22]/[.L$22]" office:value-type="float" office:value="1" calcext:value-type="float">
            <text:p>1.00</text:p>
          </table:table-cell>
          <table:table-cell table:style-name="ce3" table:formula="of:=[.M22]/[.M$22]" office:value-type="float" office:value="1" calcext:value-type="float">
            <text:p>1.00</text:p>
          </table:table-cell>
          <table:table-cell table:style-name="ce3" table:formula="of:=[.N22]/[.N$22]" office:value-type="float" office:value="1" calcext:value-type="float">
            <text:p>1.00</text:p>
          </table:table-cell>
          <table:table-cell table:number-columns-repeated="6"/>
          <table:table-cell table:formula="of:=LOG10([.F29]/(1.04*[.D29]))/(0.75*(44784-20897))" office:value-type="float" office:value="0.000000554255756230208" calcext:value-type="float">
            <text:p>5.54255756230208E-07</text:p>
          </table:table-cell>
          <table:table-cell/>
          <table:table-cell office:value-type="float" office:value="0.000000827469203066936" calcext:value-type="float">
            <text:p>8.27469203066936E-07</text:p>
          </table:table-cell>
          <table:table-cell table:number-columns-repeated="9"/>
          <table:table-cell office:value-type="string" calcext:value-type="string">
            <text:p>mol/L</text:p>
          </table:table-cell>
          <table:table-cell table:formula="of:=([.$AA$49]*([.AA37]/1000))/((10+[.AA37])/1000)" office:value-type="float" office:value="0.137254901960784" calcext:value-type="float">
            <text:p>0.137254901960784</text:p>
          </table:table-cell>
          <table:table-cell table:formula="of:=([.$AA$49]*([.AB37]/1000))/((10+[.AB37])/1000)" office:value-type="float" office:value="0.0693069306930693" calcext:value-type="float">
            <text:p>0.069306930693069</text:p>
          </table:table-cell>
          <table:table-cell table:formula="of:=([.$AA$49]*([.AC37]/1000))/((10+[.AC37])/1000)" office:value-type="float" office:value="0.0348258706467662" calcext:value-type="float">
            <text:p>0.034825870646766</text:p>
          </table:table-cell>
          <table:table-cell table:formula="of:=([.$AA$49]*([.AD37]/1000))/((10+[.AD37])/1000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5"/>
          <table:table-cell office:value-type="string" calcext:value-type="string">
            <text:p>0.3mL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number-columns-repeated="26"/>
          <table:table-cell table:formula="of:=[.K28]" office:value-type="float" office:value="0.00000664718359784254" calcext:value-type="float">
            <text:p>6.64718359784254E-06</text:p>
          </table:table-cell>
          <table:table-cell table:formula="of:=[.L28]" office:value-type="float" office:value="0.00000240671164810725" calcext:value-type="float">
            <text:p>2.40671164810725E-06</text:p>
          </table:table-cell>
          <table:table-cell table:formula="of:=[.M28]" office:value-type="float" office:value="0.0000015819189344626" calcext:value-type="float">
            <text:p>1.5819189344626E-06</text:p>
          </table:table-cell>
          <table:table-cell table:formula="of:=[.N28]" office:value-type="float" office:value="-0.000000206281081677157" calcext:value-type="float">
            <text:p>-2.06281081677157E-07</text:p>
          </table:table-cell>
          <table:table-cell table:number-columns-repeated="34"/>
        </table:table-row>
        <table:table-row table:style-name="ro1">
          <table:table-cell table:number-columns-repeated="25"/>
          <table:table-cell table:formula="of:=[.J29]" office:value-type="float" office:value="0.00000481772700435026" calcext:value-type="float">
            <text:p>4.81772700435026E-06</text:p>
          </table:table-cell>
          <table:table-cell table:formula="of:=[.K29]" office:value-type="float" office:value="0.00000465984135477323" calcext:value-type="float">
            <text:p>4.65984135477323E-06</text:p>
          </table:table-cell>
          <table:table-cell table:formula="of:=[.L29]" office:value-type="float" office:value="0.0000025036575857122" calcext:value-type="float">
            <text:p>2.5036575857122E-06</text:p>
          </table:table-cell>
          <table:table-cell table:formula="of:=[.M29]" office:value-type="float" office:value="0.00000150453574796748" calcext:value-type="float">
            <text:p>1.50453574796748E-06</text:p>
          </table:table-cell>
          <table:table-cell table:formula="of:=[.N29]" office:value-type="float" office:value="0.000000409224944956638" calcext:value-type="float">
            <text:p>4.09224944956638E-07</text:p>
          </table:table-cell>
          <table:table-cell table:number-columns-repeated="34"/>
        </table:table-row>
        <table:table-row table:style-name="ro1">
          <table:table-cell table:number-columns-repeated="25"/>
          <table:table-cell table:formula="of:=[.J30]" office:value-type="float" office:value="0.00000602310307193702" calcext:value-type="float">
            <text:p>6.02310307193702E-06</text:p>
          </table:table-cell>
          <table:table-cell table:formula="of:=[.K30]" office:value-type="float" office:value="0.0000047976344969492" calcext:value-type="float">
            <text:p>4.7976344969492E-06</text:p>
          </table:table-cell>
          <table:table-cell table:formula="of:=[.L30]" office:value-type="float" office:value="0.00000192995434591542" calcext:value-type="float">
            <text:p>1.92995434591542E-06</text:p>
          </table:table-cell>
          <table:table-cell table:formula="of:=[.M30]" office:value-type="float" office:value="-0.00000254200102140877" calcext:value-type="float">
            <text:p>-2.54200102140877E-06</text:p>
          </table:table-cell>
          <table:table-cell table:formula="of:=[.N30]" office:value-type="float" office:value="-0.0000000789201200294049" calcext:value-type="float">
            <text:p>-7.89201200294049E-08</text:p>
          </table:table-cell>
          <table:table-cell table:number-columns-repeated="34"/>
        </table:table-row>
        <table:table-row table:style-name="ro1">
          <table:table-cell table:style-name="Default"/>
          <table:table-cell table:number-columns-repeated="25"/>
          <table:table-cell table:formula="of:=[.K31]" office:value-type="float" office:value="0.00000481772700435026" calcext:value-type="float">
            <text:p>4.81772700435026E-06</text:p>
          </table:table-cell>
          <table:table-cell table:formula="of:=[.L31]" office:value-type="float" office:value="0.00000440923031476392" calcext:value-type="float">
            <text:p>4.40923031476392E-06</text:p>
          </table:table-cell>
          <table:table-cell table:formula="of:=[.M31]" office:value-type="float" office:value="0.00000540262583017588" calcext:value-type="float">
            <text:p>5.40262583017588E-06</text:p>
          </table:table-cell>
          <table:table-cell table:formula="of:=[.N31]" office:value-type="float" office:value="-0.0000000835011908559766" calcext:value-type="float">
            <text:p>-8.35011908559766E-08</text:p>
          </table:table-cell>
          <table:table-cell table:number-columns-repeated="34"/>
        </table:table-row>
        <table:table-row table:style-name="ro1">
          <table:table-cell table:number-columns-repeated="25"/>
          <table:table-cell table:formula="of:=[.J32]" office:value-type="float" office:value="0.00000602310307193701" calcext:value-type="float">
            <text:p>6.02310307193701E-06</text:p>
          </table:table-cell>
          <table:table-cell table:formula="of:=[.K32]" office:value-type="float" office:value="0.00000518226934447712" calcext:value-type="float">
            <text:p>5.18226934447712E-06</text:p>
          </table:table-cell>
          <table:table-cell table:formula="of:=[.L32]" office:value-type="float" office:value="0.00000143557254976456" calcext:value-type="float">
            <text:p>1.43557254976456E-06</text:p>
          </table:table-cell>
          <table:table-cell table:formula="of:=[.M32]" office:value-type="float" office:value="-0.00000080983320178489" calcext:value-type="float">
            <text:p>-8.0983320178489E-07</text:p>
          </table:table-cell>
          <table:table-cell table:formula="of:=[.N32]" office:value-type="float" office:value="-0.0000000806709855670967" calcext:value-type="float">
            <text:p>-8.06709855670967E-08</text:p>
          </table:table-cell>
          <table:table-cell table:number-columns-repeated="34"/>
        </table:table-row>
        <table:table-row table:style-name="ro1">
          <table:table-cell table:number-columns-repeated="29"/>
          <table:table-cell table:formula="of:=[.N33]" office:value-type="float" office:value="0.000000176946835210594" calcext:value-type="float">
            <text:p>1.76946835210594E-07</text:p>
          </table:table-cell>
          <table:table-cell table:number-columns-repeated="34"/>
        </table:table-row>
        <table:table-row table:style-name="ro1">
          <table:table-cell table:number-columns-repeated="29"/>
          <table:table-cell table:formula="of:=[.N34]" office:value-type="float" office:value="-0.000000447120536766107" calcext:value-type="float">
            <text:p>-4.47120536766107E-07</text:p>
          </table:table-cell>
          <table:table-cell table:number-columns-repeated="34"/>
        </table:table-row>
        <table:table-row table:style-name="ro1">
          <table:table-cell table:number-columns-repeated="29"/>
          <table:table-cell table:formula="of:=[.N35]" office:value-type="float" office:value="0.000000554255756230208" calcext:value-type="float">
            <text:p>5.54255756230208E-07</text:p>
          </table:table-cell>
          <table:table-cell table:number-columns-repeated="34"/>
        </table:table-row>
        <table:table-row table:style-name="ro1">
          <table:table-cell table:style-name="Default"/>
          <table:table-cell table:number-columns-repeated="24"/>
          <table:table-cell table:formula="of:=AVERAGE([.Z38:.Z45])" office:value-type="float" office:value="0.0000056213110494081" calcext:value-type="float">
            <text:p>5.6213110494081E-06</text:p>
          </table:table-cell>
          <table:table-cell table:formula="of:=AVERAGE([.AA38:.AA45])" office:value-type="float" office:value="0.00000522093115967847" calcext:value-type="float">
            <text:p>5.22093115967847E-06</text:p>
          </table:table-cell>
          <table:table-cell table:formula="of:=AVERAGE([.AB38:.AB45])" office:value-type="float" office:value="0.00000253702528885267" calcext:value-type="float">
            <text:p>2.53702528885267E-06</text:p>
          </table:table-cell>
          <table:table-cell table:formula="of:=AVERAGE([.AC38:.AC45])" office:value-type="float" office:value="0.00000102744925788246" calcext:value-type="float">
            <text:p>1.02744925788246E-06</text:p>
          </table:table-cell>
          <table:table-cell table:formula="of:=AVERAGE([.AD38:.AD45])" office:value-type="float" office:value="0.0000000304917026877123" calcext:value-type="float">
            <text:p>3.04917026877123E-08</text:p>
          </table:table-cell>
          <table:table-cell table:number-columns-repeated="34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number-columns-repeated="25"/>
          <table:table-cell office:value-type="string" calcext:value-type="string">
            <text:p>mmol/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6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6"/>
          <table:table-cell table:formula="of:=[.I261]" office:value-type="float" office:value="368" calcext:value-type="float">
            <text:p>368</text:p>
          </table:table-cell>
          <table:table-cell table:formula="of:=[.I236]" office:value-type="float" office:value="3200" calcext:value-type="float">
            <text:p>3200</text:p>
          </table:table-cell>
          <table:table-cell table:style-name="ce1" office:value-type="float" office:value="44784" calcext:value-type="float">
            <text:p>44784</text:p>
          </table:table-cell>
          <table:table-cell table:formula="of:=[.I211]" office:value-type="float" office:value="43016" calcext:value-type="float">
            <text:p>43016</text:p>
          </table:table-cell>
          <table:table-cell table:style-name="ce1" office:value-type="float" office:value="20897" calcext:value-type="float">
            <text:p>20897</text:p>
          </table:table-cell>
          <table:table-cell table:style-name="ce11" table:formula="of:=[.I161]" office:value-type="float" office:value="62816" calcext:value-type="float">
            <text:p>62816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string" calcext:value-type="string">
            <text:p>a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ylw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blu</text:p>
          </table:table-cell>
          <table:table-cell office:value-type="string" calcext:value-type="string">
            <text:p>vlt</text:p>
          </table:table-cell>
          <table:table-cell table:number-columns-repeated="42"/>
        </table:table-row>
        <table:table-row table:style-name="ro1">
          <table:table-cell table:number-columns-repeated="15"/>
          <table:table-cell office:value-type="float" office:value="0.3" calcext:value-type="float">
            <text:p>0.3</text:p>
          </table:table-cell>
          <table:table-cell table:style-name="ce1" table:formula="of:=LOG10([.I$22]/[.I2])/([.Q$54]*0.75)" office:value-type="float" office:value="0.00181489688552859" calcext:value-type="float">
            <text:p>0.001814896885529</text:p>
          </table:table-cell>
          <table:table-cell table:style-name="ce1" table:formula="of:=LOG10([.J$22]/[.J2])/([.R$54]*0.75)" office:value-type="float" office:value="0.000379572424700977" calcext:value-type="float">
            <text:p>0.000379572424701</text:p>
          </table:table-cell>
          <table:table-cell table:formula="of:=LOG10([.K$22]/[.K2])/([.S54]*0.75)" office:value-type="float" office:value="0.000044826557452122" calcext:value-type="float">
            <text:p>4.4826557452122E-05</text:p>
          </table:table-cell>
          <table:table-cell table:style-name="ce1" table:formula="of:=LOG10([.L$22]/[.L2])/([.T$54]*0.75)" office:value-type="float" office:value="0.000054655526878345" calcext:value-type="float">
            <text:p>5.4655526878345E-05</text:p>
          </table:table-cell>
          <table:table-cell table:formula="of:=LOG10([.M$22]/[.M2])/([.U54]*0.75)" office:value-type="float" office:value="0.0000911744005245884" calcext:value-type="float">
            <text:p>9.11744005245884E-05</text:p>
          </table:table-cell>
          <table:table-cell table:formula="of:=LOG10([.N$22]/[.N2])/([.V$54]*0.75)" office:value-type="float" office:value="0.000038594717543191" calcext:value-type="float">
            <text:p>3.8594717543191E-05</text:p>
          </table:table-cell>
          <table:table-cell table:number-columns-repeated="42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"/>
          <table:table-cell table:number-columns-repeated="5"/>
          <table:table-cell office:value-type="float" office:value="0.2" calcext:value-type="float">
            <text:p>0.2</text:p>
          </table:table-cell>
          <table:table-cell table:style-name="ce1" table:formula="of:=LOG10([.I$22]/[.I7])/([.Q$54]*0.75)" office:value-type="float" office:value="0.00141879609280986" calcext:value-type="float">
            <text:p>0.00141879609281</text:p>
          </table:table-cell>
          <table:table-cell table:style-name="ce1" table:formula="of:=LOG10([.J$22]/[.J7])/([.R$54]*0.75)" office:value-type="float" office:value="0.000325232025241202" calcext:value-type="float">
            <text:p>0.000325232025241</text:p>
          </table:table-cell>
          <table:table-cell table:formula="of:=LOG10([.K$22]/[.K7])/([.S54]*0.75)" office:value-type="float" office:value="0.0000399586840524655" calcext:value-type="float">
            <text:p>3.99586840524655E-05</text:p>
          </table:table-cell>
          <table:table-cell table:style-name="ce1" table:formula="of:=LOG10([.L$22]/[.L7])/([.T$54]*0.75)" office:value-type="float" office:value="0.0000493270911435833" calcext:value-type="float">
            <text:p>4.93270911435833E-05</text:p>
          </table:table-cell>
          <table:table-cell table:formula="of:=LOG10([.M$22]/[.M7])/([.U54]*0.75)" office:value-type="float" office:value="0.0000800452687711809" calcext:value-type="float">
            <text:p>8.00452687711809E-05</text:p>
          </table:table-cell>
          <table:table-cell table:formula="of:=LOG10([.N$22]/[.N7])/([.V$54]*0.75)" office:value-type="float" office:value="0.0000341256487619636" calcext:value-type="float">
            <text:p>3.41256487619636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bsorbance</text:p>
          </table:table-cell>
          <table:table-cell table:number-columns-repeated="6"/>
          <table:table-cell table:style-name="Default"/>
          <table:table-cell/>
          <table:table-cell table:style-name="ce1"/>
          <table:table-cell table:number-columns-repeated="5"/>
          <table:table-cell office:value-type="float" office:value="0.1" calcext:value-type="float">
            <text:p>0.1</text:p>
          </table:table-cell>
          <table:table-cell table:style-name="ce1" table:formula="of:=LOG10([.I$22]/[.I12])/([.Q$54]*0.75)" office:value-type="float" office:value="0.000839470348087967" calcext:value-type="float">
            <text:p>0.000839470348088</text:p>
          </table:table-cell>
          <table:table-cell table:style-name="ce1" table:formula="of:=LOG10([.J$22]/[.J12])/([.R$54]*0.75)" office:value-type="float" office:value="0.000195386156710163" calcext:value-type="float">
            <text:p>0.00019538615671</text:p>
          </table:table-cell>
          <table:table-cell table:formula="of:=LOG10([.K$22]/[.K12])/([.S54]*0.75)" office:value-type="float" office:value="0.0000203290689055248" calcext:value-type="float">
            <text:p>2.03290689055248E-05</text:p>
          </table:table-cell>
          <table:table-cell table:style-name="ce1" table:formula="of:=LOG10([.L$22]/[.L12])/([.T$54]*0.75)" office:value-type="float" office:value="0.0000257226025881235" calcext:value-type="float">
            <text:p>2.57226025881235E-05</text:p>
          </table:table-cell>
          <table:table-cell table:formula="of:=LOG10([.M$22]/[.M12])/([.U54]*0.75)" office:value-type="float" office:value="0.0000406621129544184" calcext:value-type="float">
            <text:p>4.06621129544184E-05</text:p>
          </table:table-cell>
          <table:table-cell table:formula="of:=LOG10([.N$22]/[.N12])/([.V$54]*0.75)" office:value-type="float" office:value="0.0000232483941970671" calcext:value-type="float">
            <text:p>2.32483941970671E-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averages</text:p>
          </table:table-cell>
          <table:table-cell office:value-type="string" calcext:value-type="string">
            <text:p>Red 650</text:p>
          </table:table-cell>
          <table:table-cell office:value-type="string" calcext:value-type="string">
            <text:p>Orange 600</text:p>
          </table:table-cell>
          <table:table-cell office:value-type="string" calcext:value-type="string">
            <text:p>Yellow 570</text:p>
          </table:table-cell>
          <table:table-cell office:value-type="string" calcext:value-type="string">
            <text:p>Green 550</text:p>
          </table:table-cell>
          <table:table-cell office:value-type="string" calcext:value-type="string">
            <text:p>Blue 500</text:p>
          </table:table-cell>
          <table:table-cell office:value-type="string" calcext:value-type="string">
            <text:p>Indigo 450</text:p>
          </table:table-cell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Hb02</text:p>
          </table:table-cell>
          <table:table-cell table:style-name="ce1" office:value-type="string" calcext:value-type="string">
            <text:p>Hb</text:p>
          </table:table-cell>
          <table:table-cell/>
          <table:table-cell office:value-type="string" calcext:value-type="string">
            <text:p>assumed hematocri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/L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1" table:formula="of:=LOG10([.I$22]/[.I17])/([.Q$54]*0.75)" office:value-type="float" office:value="0.000352535993584437" calcext:value-type="float">
            <text:p>0.000352535993584</text:p>
          </table:table-cell>
          <table:table-cell table:style-name="ce1" table:formula="of:=LOG10([.J$22]/[.J17])/([.R$54]*0.75)" office:value-type="float" office:value="0.0000958031755926145" calcext:value-type="float">
            <text:p>9.58031755926145E-05</text:p>
          </table:table-cell>
          <table:table-cell table:formula="of:=LOG10([.K$17]/[.K22])/([.S54]*0.75)" office:value-type="float" office:value="-0.00000998701818188298" calcext:value-type="float">
            <text:p>-9.98701818188298E-06</text:p>
          </table:table-cell>
          <table:table-cell table:style-name="ce1" table:formula="of:=LOG10([.L$22]/[.L17])/([.T$54]*0.75)" office:value-type="float" office:value="0.000012570898045646" calcext:value-type="float">
            <text:p>1.2570898045646E-05</text:p>
          </table:table-cell>
          <table:table-cell table:formula="of:=LOG10([.M$17]/[.M22])/([.U54]*0.75)" office:value-type="float" office:value="-0.0000208222857831653" calcext:value-type="float">
            <text:p>-2.08222857831653E-05</text:p>
          </table:table-cell>
          <table:table-cell table:formula="of:=LOG10([.N$22]/[.N17])/([.V$54]*0.75)" office:value-type="float" office:value="0.0000129413934190739" calcext:value-type="float">
            <text:p>1.29413934190739E-05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.3ml/10mL</text:p>
          </table:table-cell>
          <table:table-cell table:formula="of:=2-LOG(100*[.B31];10)" office:value-type="float" office:value="0.50091154040589" calcext:value-type="float">
            <text:p>0.50091154040589</text:p>
          </table:table-cell>
          <table:table-cell table:formula="of:=2-LOG(100*[.C31];10)" office:value-type="float" office:value="0.910973819282345" calcext:value-type="float">
            <text:p>0.910973819282345</text:p>
          </table:table-cell>
          <table:table-cell table:formula="of:=2-LOG(100*[.D31];10)" office:value-type="float" office:value="1.50563441170187" calcext:value-type="float">
            <text:p>1.50563441170187</text:p>
          </table:table-cell>
          <table:table-cell table:formula="of:=2-LOG(100*[.E31];10)" office:value-type="float" office:value="1.76329660814917" calcext:value-type="float">
            <text:p>1.76329660814917</text:p>
          </table:table-cell>
          <table:table-cell table:formula="of:=2-LOG(100*[.F31];10)" office:value-type="float" office:value="1.42895358582174" calcext:value-type="float">
            <text:p>1.42895358582174</text:p>
          </table:table-cell>
          <table:table-cell table:formula="of:=2-LOG(100*[.G31];10)" office:value-type="float" office:value="1.81827433289481" calcext:value-type="float">
            <text:p>1.81827433289481</text:p>
          </table:table-cell>
          <table:table-cell table:style-name="Default" office:value-type="string" calcext:value-type="string">
            <text:p>nm</text:p>
          </table:table-cell>
          <table:table-cell office:value-type="string" calcext:value-type="string">
            <text:p>cm-1/M</text:p>
          </table:table-cell>
          <table:table-cell table:style-name="ce1" office:value-type="string" calcext:value-type="string">
            <text:p>cm-1/M</text:p>
          </table:table-cell>
          <table:table-cell office:value-type="string" calcext:value-type="string">
            <text:p><text:a xlink:href="mailto:Abs@0.75" xlink:type="simple">Abs@0.75</text:a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" table:formula="of:=LOG10([.I$22]/[.I22])/([.Q$54]*0.75)" office:value-type="float" office:value="0" calcext:value-type="float">
            <text:p>0</text:p>
          </table:table-cell>
          <table:table-cell table:style-name="ce1" table:formula="of:=LOG10([.J$22]/[.J22])/([.R$54]*0.75)" office:value-type="float" office:value="0" calcext:value-type="float">
            <text:p>0</text:p>
          </table:table-cell>
          <table:table-cell table:formula="of:=LOG10([.K$22]/[.K22])/([.S54]*0.75)" office:value-type="float" office:value="0" calcext:value-type="float">
            <text:p>0</text:p>
          </table:table-cell>
          <table:table-cell table:style-name="ce1" table:formula="of:=LOG10([.L$22]/[.L22])/([.T$54]*0.75)" office:value-type="float" office:value="0" calcext:value-type="float">
            <text:p>0</text:p>
          </table:table-cell>
          <table:table-cell table:formula="of:=LOG10([.M$22]/[.M22])/([.U54]*0.75)" office:value-type="float" office:value="0" calcext:value-type="float">
            <text:p>0</text:p>
          </table:table-cell>
          <table:table-cell table:formula="of:=LOG10([.N$22]/[.N22])/([.V$54]*0.75)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.2mL/10mL</text:p>
          </table:table-cell>
          <table:table-cell table:formula="of:=2-LOG(100*[.B32];10)" office:value-type="float" office:value="0.391587721615521" calcext:value-type="float">
            <text:p>0.391587721615521</text:p>
          </table:table-cell>
          <table:table-cell table:formula="of:=2-LOG(100*[.C32];10)" office:value-type="float" office:value="0.780556860578885" calcext:value-type="float">
            <text:p>0.780556860578885</text:p>
          </table:table-cell>
          <table:table-cell table:formula="of:=2-LOG(100*[.D32];10)" office:value-type="float" office:value="1.34213227995421" calcext:value-type="float">
            <text:p>1.34213227995421</text:p>
          </table:table-cell>
          <table:table-cell table:formula="of:=2-LOG(100*[.E32];10)" office:value-type="float" office:value="1.59139061447429" calcext:value-type="float">
            <text:p>1.59139061447429</text:p>
          </table:table-cell>
          <table:table-cell table:formula="of:=2-LOG(100*[.F32];10)" office:value-type="float" office:value="1.25452948613352" calcext:value-type="float">
            <text:p>1.25452948613352</text:p>
          </table:table-cell>
          <table:table-cell table:formula="of:=2-LOG(100*[.G32];10)" office:value-type="float" office:value="1.60772756447363" calcext:value-type="float">
            <text:p>1.60772756447363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06112" calcext:value-type="float">
            <text:p>106112</text:p>
          </table:table-cell>
          <table:table-cell table:style-name="ce1" office:value-type="float" office:value="112736" calcext:value-type="float">
            <text:p>112736</text:p>
          </table:table-cell>
          <table:table-cell/>
          <table:table-cell table:formula="of:=[.I61]*[.$M$59]*0.75/64500" office:value-type="float" office:value="160.401860465116" calcext:value-type="float">
            <text:p>160.401860465116</text:p>
          </table:table-cell>
          <table:table-cell table:formula="of:=[.J61]*[.$M$59]*0.75/64500" office:value-type="float" office:value="170.41488372093" calcext:value-type="float">
            <text:p>170.414883720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1mL/10mL</text:p>
          </table:table-cell>
          <table:table-cell table:formula="of:=2-LOG(100*[.B33];10)" office:value-type="float" office:value="0.231693816072279" calcext:value-type="float">
            <text:p>0.231693816072279</text:p>
          </table:table-cell>
          <table:table-cell table:formula="of:=2-LOG(100*[.C33];10)" office:value-type="float" office:value="0.468926776104391" calcext:value-type="float">
            <text:p>0.468926776104391</text:p>
          </table:table-cell>
          <table:table-cell table:formula="of:=2-LOG(100*[.D33];10)" office:value-type="float" office:value="0.682812766398769" calcext:value-type="float">
            <text:p>0.682812766398769</text:p>
          </table:table-cell>
          <table:table-cell table:formula="of:=2-LOG(100*[.E33];10)" office:value-type="float" office:value="0.829862604698038" calcext:value-type="float">
            <text:p>0.829862604698038</text:p>
          </table:table-cell>
          <table:table-cell table:formula="of:=2-LOG(100*[.F33];10)" office:value-type="float" office:value="0.637287130806361" calcext:value-type="float">
            <text:p>0.637287130806361</text:p>
          </table:table-cell>
          <table:table-cell table:formula="of:=2-LOG(100*[.G33];10)" office:value-type="float" office:value="1.09527834741223" calcext:value-type="float">
            <text:p>1.09527834741223</text:p>
          </table:table-cell>
          <table:table-cell table:style-name="Default" office:value-type="float" office:value="252" calcext:value-type="float">
            <text:p>252</text:p>
          </table:table-cell>
          <table:table-cell office:value-type="float" office:value="105552" calcext:value-type="float">
            <text:p>105552</text:p>
          </table:table-cell>
          <table:table-cell table:style-name="ce1" office:value-type="float" office:value="112736" calcext:value-type="float">
            <text:p>112736</text:p>
          </table:table-cell>
          <table:table-cell/>
          <table:table-cell table:formula="of:=[.I62]*[.$M$59]*0.75/64500" office:value-type="float" office:value="159.555348837209" calcext:value-type="float">
            <text:p>159.555348837209</text:p>
          </table:table-cell>
          <table:table-cell table:formula="of:=[.J62]*[.$M$59]*0.75/64500" office:value-type="float" office:value="170.41488372093" calcext:value-type="float">
            <text:p>170.414883720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05mL/10mL</text:p>
          </table:table-cell>
          <table:table-cell table:formula="of:=2-LOG(100*[.B34];10)" office:value-type="float" office:value="0.0972999342293053" calcext:value-type="float">
            <text:p>0.097299934229305</text:p>
          </table:table-cell>
          <table:table-cell table:formula="of:=2-LOG(100*[.C34];10)" office:value-type="float" office:value="0.229927621422275" calcext:value-type="float">
            <text:p>0.229927621422275</text:p>
          </table:table-cell>
          <table:table-cell table:formula="of:=2-LOG(100*[.D34];10)" office:value-type="float" office:value="0.335443966693085" calcext:value-type="float">
            <text:p>0.335443966693085</text:p>
          </table:table-cell>
          <table:table-cell table:formula="of:=2-LOG(100*[.E34];10)" office:value-type="float" office:value="0.405562312748631" calcext:value-type="float">
            <text:p>0.405562312748631</text:p>
          </table:table-cell>
          <table:table-cell table:formula="of:=2-LOG(100*[.F34];10)" office:value-type="float" office:value="0.326342479508104" calcext:value-type="float">
            <text:p>0.326342479508104</text:p>
          </table:table-cell>
          <table:table-cell table:formula="of:=2-LOG(100*[.G34];10)" office:value-type="float" office:value="0.609694926759408" calcext:value-type="float">
            <text:p>0.609694926759408</text:p>
          </table:table-cell>
          <table:table-cell table:style-name="Default" office:value-type="float" office:value="254" calcext:value-type="float">
            <text:p>254</text:p>
          </table:table-cell>
          <table:table-cell office:value-type="float" office:value="107660" calcext:value-type="float">
            <text:p>107660</text:p>
          </table:table-cell>
          <table:table-cell table:style-name="ce1" office:value-type="float" office:value="112736" calcext:value-type="float">
            <text:p>112736</text:p>
          </table:table-cell>
          <table:table-cell/>
          <table:table-cell table:formula="of:=[.I63]*[.$M$59]*0.75/64500" office:value-type="float" office:value="162.741860465116" calcext:value-type="float">
            <text:p>162.741860465116</text:p>
          </table:table-cell>
          <table:table-cell table:formula="of:=[.J63]*[.$M$59]*0.75/64500" office:value-type="float" office:value="170.41488372093" calcext:value-type="float">
            <text:p>170.4148837209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mL/10mL</text:p>
          </table:table-cell>
          <table:table-cell table:formula="of:=2-LOG(100*[.B35];10)" office:value-type="float" office:value="0" calcext:value-type="float">
            <text:p>0</text:p>
          </table:table-cell>
          <table:table-cell table:formula="of:=2-LOG(100*[.C35];10)" office:value-type="float" office:value="0" calcext:value-type="float">
            <text:p>0</text:p>
          </table:table-cell>
          <table:table-cell table:formula="of:=2-LOG(100*[.D35];10)" office:value-type="float" office:value="0" calcext:value-type="float">
            <text:p>0</text:p>
          </table:table-cell>
          <table:table-cell table:formula="of:=2-LOG(100*[.E35];10)" office:value-type="float" office:value="0" calcext:value-type="float">
            <text:p>0</text:p>
          </table:table-cell>
          <table:table-cell table:formula="of:=2-LOG(100*[.F35];10)" office:value-type="float" office:value="0" calcext:value-type="float">
            <text:p>0</text:p>
          </table:table-cell>
          <table:table-cell table:formula="of:=2-LOG(100*[.G35];10)" office:value-type="float" office:value="0" calcext:value-type="float">
            <text:p>0</text:p>
          </table:table-cell>
          <table:table-cell table:style-name="Default" office:value-type="float" office:value="256" calcext:value-type="float">
            <text:p>256</text:p>
          </table:table-cell>
          <table:table-cell office:value-type="float" office:value="109788" calcext:value-type="float">
            <text:p>109788</text:p>
          </table:table-cell>
          <table:table-cell table:style-name="ce1" office:value-type="float" office:value="113824" calcext:value-type="float">
            <text:p>113824</text:p>
          </table:table-cell>
          <table:table-cell/>
          <table:table-cell table:formula="of:=[.I64]*[.$M$59]*0.75/64500" office:value-type="float" office:value="165.958604651163" calcext:value-type="float">
            <text:p>165.958604651163</text:p>
          </table:table-cell>
          <table:table-cell table:formula="of:=[.J64]*[.$M$59]*0.75/64500" office:value-type="float" office:value="172.059534883721" calcext:value-type="float">
            <text:p>172.05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58" calcext:value-type="float">
            <text:p>258</text:p>
          </table:table-cell>
          <table:table-cell office:value-type="float" office:value="112944" calcext:value-type="float">
            <text:p>112944</text:p>
          </table:table-cell>
          <table:table-cell table:style-name="ce1" office:value-type="float" office:value="115040" calcext:value-type="float">
            <text:p>115040</text:p>
          </table:table-cell>
          <table:table-cell/>
          <table:table-cell table:formula="of:=[.I65]*[.$M$59]*0.75/64500" office:value-type="float" office:value="170.729302325581" calcext:value-type="float">
            <text:p>170.729302325581</text:p>
          </table:table-cell>
          <table:table-cell table:formula="of:=[.J65]*[.$M$59]*0.75/64500" office:value-type="float" office:value="173.897674418605" calcext:value-type="float">
            <text:p>173.89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60" calcext:value-type="float">
            <text:p>260</text:p>
          </table:table-cell>
          <table:table-cell office:value-type="float" office:value="116376" calcext:value-type="float">
            <text:p>116376</text:p>
          </table:table-cell>
          <table:table-cell table:style-name="ce1" office:value-type="float" office:value="116296" calcext:value-type="float">
            <text:p>116296</text:p>
          </table:table-cell>
          <table:table-cell/>
          <table:table-cell table:formula="of:=[.I66]*[.$M$59]*0.75/64500" office:value-type="float" office:value="175.917209302326" calcext:value-type="float">
            <text:p>175.917209302326</text:p>
          </table:table-cell>
          <table:table-cell table:formula="of:=[.J66]*[.$M$59]*0.75/64500" office:value-type="float" office:value="175.796279069767" calcext:value-type="float">
            <text:p>175.79627906976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62" calcext:value-type="float">
            <text:p>262</text:p>
          </table:table-cell>
          <table:table-cell office:value-type="float" office:value="120188" calcext:value-type="float">
            <text:p>120188</text:p>
          </table:table-cell>
          <table:table-cell table:style-name="ce1" office:value-type="float" office:value="117564" calcext:value-type="float">
            <text:p>117564</text:p>
          </table:table-cell>
          <table:table-cell/>
          <table:table-cell table:formula="of:=[.I67]*[.$M$59]*0.75/64500" office:value-type="float" office:value="181.679534883721" calcext:value-type="float">
            <text:p>181.679534883721</text:p>
          </table:table-cell>
          <table:table-cell table:formula="of:=[.J67]*[.$M$59]*0.75/64500" office:value-type="float" office:value="177.713023255814" calcext:value-type="float">
            <text:p>177.713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64" calcext:value-type="float">
            <text:p>264</text:p>
          </table:table-cell>
          <table:table-cell office:value-type="float" office:value="124412" calcext:value-type="float">
            <text:p>124412</text:p>
          </table:table-cell>
          <table:table-cell table:style-name="ce1" office:value-type="float" office:value="118876" calcext:value-type="float">
            <text:p>118876</text:p>
          </table:table-cell>
          <table:table-cell/>
          <table:table-cell table:formula="of:=[.I68]*[.$M$59]*0.75/64500" office:value-type="float" office:value="188.064651162791" calcext:value-type="float">
            <text:p>188.064651162791</text:p>
          </table:table-cell>
          <table:table-cell table:formula="of:=[.J68]*[.$M$59]*0.75/64500" office:value-type="float" office:value="179.696279069767" calcext:value-type="float">
            <text:p>179.69627906976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66" calcext:value-type="float">
            <text:p>266</text:p>
          </table:table-cell>
          <table:table-cell office:value-type="float" office:value="128696" calcext:value-type="float">
            <text:p>128696</text:p>
          </table:table-cell>
          <table:table-cell table:style-name="ce1" office:value-type="float" office:value="120208" calcext:value-type="float">
            <text:p>120208</text:p>
          </table:table-cell>
          <table:table-cell/>
          <table:table-cell table:formula="of:=[.I69]*[.$M$59]*0.75/64500" office:value-type="float" office:value="194.540465116279" calcext:value-type="float">
            <text:p>194.540465116279</text:p>
          </table:table-cell>
          <table:table-cell table:formula="of:=[.J69]*[.$M$59]*0.75/64500" office:value-type="float" office:value="181.70976744186" calcext:value-type="float">
            <text:p>181.70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68" calcext:value-type="float">
            <text:p>268</text:p>
          </table:table-cell>
          <table:table-cell office:value-type="float" office:value="133064" calcext:value-type="float">
            <text:p>133064</text:p>
          </table:table-cell>
          <table:table-cell table:style-name="ce1" office:value-type="float" office:value="121544" calcext:value-type="float">
            <text:p>121544</text:p>
          </table:table-cell>
          <table:table-cell/>
          <table:table-cell table:formula="of:=[.I70]*[.$M$59]*0.75/64500" office:value-type="float" office:value="201.143255813953" calcext:value-type="float">
            <text:p>201.143255813953</text:p>
          </table:table-cell>
          <table:table-cell table:formula="of:=[.J70]*[.$M$59]*0.75/64500" office:value-type="float" office:value="183.729302325581" calcext:value-type="float">
            <text:p>183.72930232558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70" calcext:value-type="float">
            <text:p>270</text:p>
          </table:table-cell>
          <table:table-cell office:value-type="float" office:value="136068" calcext:value-type="float">
            <text:p>136068</text:p>
          </table:table-cell>
          <table:table-cell table:style-name="ce1" office:value-type="float" office:value="122880" calcext:value-type="float">
            <text:p>122880</text:p>
          </table:table-cell>
          <table:table-cell/>
          <table:table-cell table:formula="of:=[.I71]*[.$M$59]*0.75/64500" office:value-type="float" office:value="205.684186046512" calcext:value-type="float">
            <text:p>205.684186046512</text:p>
          </table:table-cell>
          <table:table-cell table:formula="of:=[.J71]*[.$M$59]*0.75/64500" office:value-type="float" office:value="185.748837209302" calcext:value-type="float">
            <text:p>185.74883720930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72" calcext:value-type="float">
            <text:p>272</text:p>
          </table:table-cell>
          <table:table-cell office:value-type="float" office:value="137232" calcext:value-type="float">
            <text:p>137232</text:p>
          </table:table-cell>
          <table:table-cell table:style-name="ce1" office:value-type="float" office:value="123096" calcext:value-type="float">
            <text:p>123096</text:p>
          </table:table-cell>
          <table:table-cell/>
          <table:table-cell table:formula="of:=[.I72]*[.$M$59]*0.75/64500" office:value-type="float" office:value="207.443720930233" calcext:value-type="float">
            <text:p>207.443720930233</text:p>
          </table:table-cell>
          <table:table-cell table:formula="of:=[.J72]*[.$M$59]*0.75/64500" office:value-type="float" office:value="186.075348837209" calcext:value-type="float">
            <text:p>186.07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74" calcext:value-type="float">
            <text:p>274</text:p>
          </table:table-cell>
          <table:table-cell office:value-type="float" office:value="138408" calcext:value-type="float">
            <text:p>138408</text:p>
          </table:table-cell>
          <table:table-cell table:style-name="ce1" office:value-type="float" office:value="121952" calcext:value-type="float">
            <text:p>121952</text:p>
          </table:table-cell>
          <table:table-cell/>
          <table:table-cell table:formula="of:=[.I73]*[.$M$59]*0.75/64500" office:value-type="float" office:value="209.221395348837" calcext:value-type="float">
            <text:p>209.221395348837</text:p>
          </table:table-cell>
          <table:table-cell table:formula="of:=[.J73]*[.$M$59]*0.75/64500" office:value-type="float" office:value="184.346046511628" calcext:value-type="float">
            <text:p>184.34604651162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76" calcext:value-type="float">
            <text:p>276</text:p>
          </table:table-cell>
          <table:table-cell office:value-type="float" office:value="137424" calcext:value-type="float">
            <text:p>137424</text:p>
          </table:table-cell>
          <table:table-cell table:style-name="ce1" office:value-type="float" office:value="120808" calcext:value-type="float">
            <text:p>120808</text:p>
          </table:table-cell>
          <table:table-cell/>
          <table:table-cell table:formula="of:=[.I74]*[.$M$59]*0.75/64500" office:value-type="float" office:value="207.733953488372" calcext:value-type="float">
            <text:p>207.733953488372</text:p>
          </table:table-cell>
          <table:table-cell table:formula="of:=[.J74]*[.$M$59]*0.75/64500" office:value-type="float" office:value="182.616744186047" calcext:value-type="float">
            <text:p>182.61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78" calcext:value-type="float">
            <text:p>278</text:p>
          </table:table-cell>
          <table:table-cell office:value-type="float" office:value="135820" calcext:value-type="float">
            <text:p>135820</text:p>
          </table:table-cell>
          <table:table-cell table:style-name="ce1" office:value-type="float" office:value="119840" calcext:value-type="float">
            <text:p>119840</text:p>
          </table:table-cell>
          <table:table-cell/>
          <table:table-cell table:formula="of:=[.I75]*[.$M$59]*0.75/64500" office:value-type="float" office:value="205.309302325581" calcext:value-type="float">
            <text:p>205.309302325581</text:p>
          </table:table-cell>
          <table:table-cell table:formula="of:=[.J75]*[.$M$59]*0.75/64500" office:value-type="float" office:value="181.153488372093" calcext:value-type="float">
            <text:p>181.15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80" calcext:value-type="float">
            <text:p>280</text:p>
          </table:table-cell>
          <table:table-cell office:value-type="float" office:value="131936" calcext:value-type="float">
            <text:p>131936</text:p>
          </table:table-cell>
          <table:table-cell table:style-name="ce1" office:value-type="float" office:value="118872" calcext:value-type="float">
            <text:p>118872</text:p>
          </table:table-cell>
          <table:table-cell/>
          <table:table-cell table:formula="of:=[.I76]*[.$M$59]*0.75/64500" office:value-type="float" office:value="199.438139534884" calcext:value-type="float">
            <text:p>199.438139534884</text:p>
          </table:table-cell>
          <table:table-cell table:formula="of:=[.J76]*[.$M$59]*0.75/64500" office:value-type="float" office:value="179.69023255814" calcext:value-type="float">
            <text:p>179.69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82" calcext:value-type="float">
            <text:p>282</text:p>
          </table:table-cell>
          <table:table-cell office:value-type="float" office:value="127720" calcext:value-type="float">
            <text:p>127720</text:p>
          </table:table-cell>
          <table:table-cell table:style-name="ce1" office:value-type="float" office:value="117628" calcext:value-type="float">
            <text:p>117628</text:p>
          </table:table-cell>
          <table:table-cell/>
          <table:table-cell table:formula="of:=[.I77]*[.$M$59]*0.75/64500" office:value-type="float" office:value="193.06511627907" calcext:value-type="float">
            <text:p>193.06511627907</text:p>
          </table:table-cell>
          <table:table-cell table:formula="of:=[.J77]*[.$M$59]*0.75/64500" office:value-type="float" office:value="177.80976744186" calcext:value-type="float">
            <text:p>177.80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84" calcext:value-type="float">
            <text:p>284</text:p>
          </table:table-cell>
          <table:table-cell office:value-type="float" office:value="122280" calcext:value-type="float">
            <text:p>122280</text:p>
          </table:table-cell>
          <table:table-cell table:style-name="ce1" office:value-type="float" office:value="114820" calcext:value-type="float">
            <text:p>114820</text:p>
          </table:table-cell>
          <table:table-cell/>
          <table:table-cell table:formula="of:=[.I78]*[.$M$59]*0.75/64500" office:value-type="float" office:value="184.841860465116" calcext:value-type="float">
            <text:p>184.841860465116</text:p>
          </table:table-cell>
          <table:table-cell table:formula="of:=[.J78]*[.$M$59]*0.75/64500" office:value-type="float" office:value="173.56511627907" calcext:value-type="float">
            <text:p>173.5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86" calcext:value-type="float">
            <text:p>286</text:p>
          </table:table-cell>
          <table:table-cell office:value-type="float" office:value="116508" calcext:value-type="float">
            <text:p>116508</text:p>
          </table:table-cell>
          <table:table-cell table:style-name="ce1" office:value-type="float" office:value="112008" calcext:value-type="float">
            <text:p>112008</text:p>
          </table:table-cell>
          <table:table-cell/>
          <table:table-cell table:formula="of:=[.I79]*[.$M$59]*0.75/64500" office:value-type="float" office:value="176.116744186047" calcext:value-type="float">
            <text:p>176.116744186047</text:p>
          </table:table-cell>
          <table:table-cell table:formula="of:=[.J79]*[.$M$59]*0.75/64500" office:value-type="float" office:value="169.314418604651" calcext:value-type="float">
            <text:p>169.31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88" calcext:value-type="float">
            <text:p>288</text:p>
          </table:table-cell>
          <table:table-cell office:value-type="float" office:value="108484" calcext:value-type="float">
            <text:p>108484</text:p>
          </table:table-cell>
          <table:table-cell table:style-name="ce1" office:value-type="float" office:value="107140" calcext:value-type="float">
            <text:p>107140</text:p>
          </table:table-cell>
          <table:table-cell/>
          <table:table-cell table:formula="of:=[.I80]*[.$M$59]*0.75/64500" office:value-type="float" office:value="163.987441860465" calcext:value-type="float">
            <text:p>163.987441860465</text:p>
          </table:table-cell>
          <table:table-cell table:formula="of:=[.J80]*[.$M$59]*0.75/64500" office:value-type="float" office:value="161.955813953488" calcext:value-type="float">
            <text:p>161.95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90" calcext:value-type="float">
            <text:p>290</text:p>
          </table:table-cell>
          <table:table-cell office:value-type="float" office:value="104752" calcext:value-type="float">
            <text:p>104752</text:p>
          </table:table-cell>
          <table:table-cell table:style-name="ce1" office:value-type="float" office:value="98364" calcext:value-type="float">
            <text:p>98364</text:p>
          </table:table-cell>
          <table:table-cell/>
          <table:table-cell table:formula="of:=[.I81]*[.$M$59]*0.75/64500" office:value-type="float" office:value="158.346046511628" calcext:value-type="float">
            <text:p>158.346046511628</text:p>
          </table:table-cell>
          <table:table-cell table:formula="of:=[.J81]*[.$M$59]*0.75/64500" office:value-type="float" office:value="148.68976744186" calcext:value-type="float">
            <text:p>148.68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92" calcext:value-type="float">
            <text:p>292</text:p>
          </table:table-cell>
          <table:table-cell office:value-type="float" office:value="98936" calcext:value-type="float">
            <text:p>98936</text:p>
          </table:table-cell>
          <table:table-cell table:style-name="ce1" office:value-type="float" office:value="91636" calcext:value-type="float">
            <text:p>91636</text:p>
          </table:table-cell>
          <table:table-cell/>
          <table:table-cell table:formula="of:=[.I82]*[.$M$59]*0.75/64500" office:value-type="float" office:value="149.554418604651" calcext:value-type="float">
            <text:p>149.554418604651</text:p>
          </table:table-cell>
          <table:table-cell table:formula="of:=[.J82]*[.$M$59]*0.75/64500" office:value-type="float" office:value="138.519534883721" calcext:value-type="float">
            <text:p>138.51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94" calcext:value-type="float">
            <text:p>294</text:p>
          </table:table-cell>
          <table:table-cell office:value-type="float" office:value="88136" calcext:value-type="float">
            <text:p>88136</text:p>
          </table:table-cell>
          <table:table-cell table:style-name="ce1" office:value-type="float" office:value="85820" calcext:value-type="float">
            <text:p>85820</text:p>
          </table:table-cell>
          <table:table-cell/>
          <table:table-cell table:formula="of:=[.I83]*[.$M$59]*0.75/64500" office:value-type="float" office:value="133.228837209302" calcext:value-type="float">
            <text:p>133.228837209302</text:p>
          </table:table-cell>
          <table:table-cell table:formula="of:=[.J83]*[.$M$59]*0.75/64500" office:value-type="float" office:value="129.727906976744" calcext:value-type="float">
            <text:p>129.72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96" calcext:value-type="float">
            <text:p>296</text:p>
          </table:table-cell>
          <table:table-cell office:value-type="float" office:value="79316" calcext:value-type="float">
            <text:p>79316</text:p>
          </table:table-cell>
          <table:table-cell table:style-name="ce1" office:value-type="float" office:value="77100" calcext:value-type="float">
            <text:p>77100</text:p>
          </table:table-cell>
          <table:table-cell/>
          <table:table-cell table:formula="of:=[.I84]*[.$M$59]*0.75/64500" office:value-type="float" office:value="119.896279069767" calcext:value-type="float">
            <text:p>119.896279069767</text:p>
          </table:table-cell>
          <table:table-cell table:formula="of:=[.J84]*[.$M$59]*0.75/64500" office:value-type="float" office:value="116.546511627907" calcext:value-type="float">
            <text:p>116.54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298" calcext:value-type="float">
            <text:p>298</text:p>
          </table:table-cell>
          <table:table-cell office:value-type="float" office:value="70884" calcext:value-type="float">
            <text:p>70884</text:p>
          </table:table-cell>
          <table:table-cell table:style-name="ce1" office:value-type="float" office:value="69444" calcext:value-type="float">
            <text:p>69444</text:p>
          </table:table-cell>
          <table:table-cell/>
          <table:table-cell table:formula="of:=[.I85]*[.$M$59]*0.75/64500" office:value-type="float" office:value="107.15023255814" calcext:value-type="float">
            <text:p>107.15023255814</text:p>
          </table:table-cell>
          <table:table-cell table:formula="of:=[.J85]*[.$M$59]*0.75/64500" office:value-type="float" office:value="104.973488372093" calcext:value-type="float">
            <text:p>104.97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00" calcext:value-type="float">
            <text:p>300</text:p>
          </table:table-cell>
          <table:table-cell office:value-type="float" office:value="65972" calcext:value-type="float">
            <text:p>65972</text:p>
          </table:table-cell>
          <table:table-cell table:style-name="ce1" office:value-type="float" office:value="64440" calcext:value-type="float">
            <text:p>64440</text:p>
          </table:table-cell>
          <table:table-cell/>
          <table:table-cell table:formula="of:=[.I86]*[.$M$59]*0.75/64500" office:value-type="float" office:value="99.7251162790698" calcext:value-type="float">
            <text:p>99.7251162790698</text:p>
          </table:table-cell>
          <table:table-cell table:formula="of:=[.J86]*[.$M$59]*0.75/64500" office:value-type="float" office:value="97.4093023255814" calcext:value-type="float">
            <text:p>97.409302325581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io_abs</text:p>
          </table:table-cell>
          <table:table-cell table:number-columns-repeated="6"/>
          <table:table-cell table:style-name="Default" office:value-type="float" office:value="302" calcext:value-type="float">
            <text:p>302</text:p>
          </table:table-cell>
          <table:table-cell office:value-type="float" office:value="63208" calcext:value-type="float">
            <text:p>63208</text:p>
          </table:table-cell>
          <table:table-cell table:style-name="ce1" office:value-type="float" office:value="61300" calcext:value-type="float">
            <text:p>61300</text:p>
          </table:table-cell>
          <table:table-cell/>
          <table:table-cell table:formula="of:=[.I87]*[.$M$59]*0.75/64500" office:value-type="float" office:value="95.546976744186" calcext:value-type="float">
            <text:p>95.546976744186</text:p>
          </table:table-cell>
          <table:table-cell table:formula="of:=[.J87]*[.$M$59]*0.75/64500" office:value-type="float" office:value="92.6627906976744" calcext:value-type="float">
            <text:p>92.662790697674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verages</text:p>
          </table:table-cell>
          <table:table-cell office:value-type="string" calcext:value-type="string">
            <text:p>Red 650</text:p>
          </table:table-cell>
          <table:table-cell office:value-type="string" calcext:value-type="string">
            <text:p>Orange 600</text:p>
          </table:table-cell>
          <table:table-cell office:value-type="string" calcext:value-type="string">
            <text:p>Yellow 570</text:p>
          </table:table-cell>
          <table:table-cell office:value-type="string" calcext:value-type="string">
            <text:p>Green 550</text:p>
          </table:table-cell>
          <table:table-cell office:value-type="string" calcext:value-type="string">
            <text:p>Blue 500</text:p>
          </table:table-cell>
          <table:table-cell office:value-type="string" calcext:value-type="string">
            <text:p>Indigo 450</text:p>
          </table:table-cell>
          <table:table-cell table:style-name="Default" office:value-type="float" office:value="304" calcext:value-type="float">
            <text:p>304</text:p>
          </table:table-cell>
          <table:table-cell office:value-type="float" office:value="61952" calcext:value-type="float">
            <text:p>61952</text:p>
          </table:table-cell>
          <table:table-cell table:style-name="ce1" office:value-type="float" office:value="58828" calcext:value-type="float">
            <text:p>58828</text:p>
          </table:table-cell>
          <table:table-cell/>
          <table:table-cell table:formula="of:=[.I88]*[.$M$59]*0.75/64500" office:value-type="float" office:value="93.6483720930233" calcext:value-type="float">
            <text:p>93.6483720930233</text:p>
          </table:table-cell>
          <table:table-cell table:formula="of:=[.J88]*[.$M$59]*0.75/64500" office:value-type="float" office:value="88.9260465116279" calcext:value-type="float">
            <text:p>88.9260465116279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3ml/10mL</text:p>
          </table:table-cell>
          <table:table-cell table:formula="of:=[.B60]/[.$B60]" office:value-type="float" office:value="1" calcext:value-type="float">
            <text:p>1</text:p>
          </table:table-cell>
          <table:table-cell table:formula="of:=[.C60]/[.$B60]" office:value-type="float" office:value="1.81863212523349" calcext:value-type="float">
            <text:p>1.81863212523349</text:p>
          </table:table-cell>
          <table:table-cell table:formula="of:=[.D60]/[.$B60]" office:value-type="float" office:value="3.00578902710417" calcext:value-type="float">
            <text:p>3.00578902710417</text:p>
          </table:table-cell>
          <table:table-cell table:formula="of:=[.E60]/[.$B60]" office:value-type="float" office:value="3.52017565161378" calcext:value-type="float">
            <text:p>3.52017565161378</text:p>
          </table:table-cell>
          <table:table-cell table:formula="of:=[.F60]/[.$B60]" office:value-type="float" office:value="2.85270645723965" calcext:value-type="float">
            <text:p>2.85270645723965</text:p>
          </table:table-cell>
          <table:table-cell table:formula="of:=[.G60]/[.$B60]" office:value-type="float" office:value="3.62993100822046" calcext:value-type="float">
            <text:p>3.62993100822046</text:p>
          </table:table-cell>
          <table:table-cell table:style-name="Default" office:value-type="float" office:value="306" calcext:value-type="float">
            <text:p>306</text:p>
          </table:table-cell>
          <table:table-cell office:value-type="float" office:value="62352" calcext:value-type="float">
            <text:p>62352</text:p>
          </table:table-cell>
          <table:table-cell table:style-name="ce1" office:value-type="float" office:value="56908" calcext:value-type="float">
            <text:p>56908</text:p>
          </table:table-cell>
          <table:table-cell/>
          <table:table-cell table:formula="of:=[.I89]*[.$M$59]*0.75/64500" office:value-type="float" office:value="94.253023255814" calcext:value-type="float">
            <text:p>94.253023255814</text:p>
          </table:table-cell>
          <table:table-cell table:formula="of:=[.J89]*[.$M$59]*0.75/64500" office:value-type="float" office:value="86.0237209302326" calcext:value-type="float">
            <text:p>86.0237209302326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2mL/10mL</text:p>
          </table:table-cell>
          <table:table-cell table:formula="of:=[.B61]/[.$B61]" office:value-type="float" office:value="1" calcext:value-type="float">
            <text:p>1</text:p>
          </table:table-cell>
          <table:table-cell table:formula="of:=[.C61]/[.$B61]" office:value-type="float" office:value="1.99331290919604" calcext:value-type="float">
            <text:p>1.99331290919604</text:p>
          </table:table-cell>
          <table:table-cell table:formula="of:=[.D61]/[.$B61]" office:value-type="float" office:value="3.42741155013022" calcext:value-type="float">
            <text:p>3.42741155013022</text:p>
          </table:table-cell>
          <table:table-cell table:formula="of:=[.E61]/[.$B61]" office:value-type="float" office:value="4.06394410914851" calcext:value-type="float">
            <text:p>4.06394410914851</text:p>
          </table:table-cell>
          <table:table-cell table:formula="of:=[.F61]/[.$B61]" office:value-type="float" office:value="3.20369975074264" calcext:value-type="float">
            <text:p>3.20369975074264</text:p>
          </table:table-cell>
          <table:table-cell table:formula="of:=[.G61]/[.$B61]" office:value-type="float" office:value="4.10566387996244" calcext:value-type="float">
            <text:p>4.10566387996244</text:p>
          </table:table-cell>
          <table:table-cell table:style-name="Default" office:value-type="float" office:value="308" calcext:value-type="float">
            <text:p>308</text:p>
          </table:table-cell>
          <table:table-cell office:value-type="float" office:value="62856" calcext:value-type="float">
            <text:p>62856</text:p>
          </table:table-cell>
          <table:table-cell table:style-name="ce1" office:value-type="float" office:value="57620" calcext:value-type="float">
            <text:p>57620</text:p>
          </table:table-cell>
          <table:table-cell/>
          <table:table-cell table:formula="of:=[.I90]*[.$M$59]*0.75/64500" office:value-type="float" office:value="95.0148837209302" calcext:value-type="float">
            <text:p>95.0148837209302</text:p>
          </table:table-cell>
          <table:table-cell table:formula="of:=[.J90]*[.$M$59]*0.75/64500" office:value-type="float" office:value="87.1" calcext:value-type="float">
            <text:p>87.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1mL/10mL</text:p>
          </table:table-cell>
          <table:table-cell table:formula="of:=[.B62]/[.$B62]" office:value-type="float" office:value="1" calcext:value-type="float">
            <text:p>1</text:p>
          </table:table-cell>
          <table:table-cell table:formula="of:=[.C62]/[.$B62]" office:value-type="float" office:value="2.02390717220569" calcext:value-type="float">
            <text:p>2.02390717220569</text:p>
          </table:table-cell>
          <table:table-cell table:formula="of:=[.D62]/[.$B62]" office:value-type="float" office:value="2.94704786676637" calcext:value-type="float">
            <text:p>2.94704786676637</text:p>
          </table:table-cell>
          <table:table-cell table:formula="of:=[.E62]/[.$B62]" office:value-type="float" office:value="3.58172099180738" calcext:value-type="float">
            <text:p>3.58172099180738</text:p>
          </table:table-cell>
          <table:table-cell table:formula="of:=[.F62]/[.$B62]" office:value-type="float" office:value="2.75055735888762" calcext:value-type="float">
            <text:p>2.75055735888762</text:p>
          </table:table-cell>
          <table:table-cell table:formula="of:=[.G62]/[.$B62]" office:value-type="float" office:value="4.72726620839352" calcext:value-type="float">
            <text:p>4.72726620839352</text:p>
          </table:table-cell>
          <table:table-cell table:style-name="Default" office:value-type="float" office:value="310" calcext:value-type="float">
            <text:p>310</text:p>
          </table:table-cell>
          <table:table-cell office:value-type="float" office:value="63352" calcext:value-type="float">
            <text:p>63352</text:p>
          </table:table-cell>
          <table:table-cell table:style-name="ce1" office:value-type="float" office:value="59156" calcext:value-type="float">
            <text:p>59156</text:p>
          </table:table-cell>
          <table:table-cell/>
          <table:table-cell table:formula="of:=[.I91]*[.$M$59]*0.75/64500" office:value-type="float" office:value="95.7646511627907" calcext:value-type="float">
            <text:p>95.7646511627907</text:p>
          </table:table-cell>
          <table:table-cell table:formula="of:=[.J91]*[.$M$59]*0.75/64500" office:value-type="float" office:value="89.4218604651163" calcext:value-type="float">
            <text:p>89.421860465116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05mL/10mL</text:p>
          </table:table-cell>
          <table:table-cell table:formula="of:=[.B63]/[.$B63]" office:value-type="float" office:value="1" calcext:value-type="float">
            <text:p>1</text:p>
          </table:table-cell>
          <table:table-cell table:formula="of:=[.C63]/[.$B63]" office:value-type="float" office:value="2.36308095420094" calcext:value-type="float">
            <text:p>2.36308095420094</text:p>
          </table:table-cell>
          <table:table-cell table:formula="of:=[.D63]/[.$B63]" office:value-type="float" office:value="3.44752511242762" calcext:value-type="float">
            <text:p>3.44752511242762</text:p>
          </table:table-cell>
          <table:table-cell table:formula="of:=[.E63]/[.$B63]" office:value-type="float" office:value="4.168166360656" calcext:value-type="float">
            <text:p>4.168166360656</text:p>
          </table:table-cell>
          <table:table-cell table:formula="of:=[.F63]/[.$B63]" office:value-type="float" office:value="3.35398458480987" calcext:value-type="float">
            <text:p>3.35398458480987</text:p>
          </table:table-cell>
          <table:table-cell table:formula="of:=[.G63]/[.$B63]" office:value-type="float" office:value="6.26613914581432" calcext:value-type="float">
            <text:p>6.26613914581432</text:p>
          </table:table-cell>
          <table:table-cell table:style-name="Default" office:value-type="float" office:value="312" calcext:value-type="float">
            <text:p>312</text:p>
          </table:table-cell>
          <table:table-cell office:value-type="float" office:value="65972" calcext:value-type="float">
            <text:p>65972</text:p>
          </table:table-cell>
          <table:table-cell table:style-name="ce1" office:value-type="float" office:value="62248" calcext:value-type="float">
            <text:p>62248</text:p>
          </table:table-cell>
          <table:table-cell/>
          <table:table-cell table:formula="of:=[.I92]*[.$M$59]*0.75/64500" office:value-type="float" office:value="99.7251162790698" calcext:value-type="float">
            <text:p>99.7251162790698</text:p>
          </table:table-cell>
          <table:table-cell table:formula="of:=[.J92]*[.$M$59]*0.75/64500" office:value-type="float" office:value="94.0958139534884" calcext:value-type="float">
            <text:p>94.095813953488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mL/10mL</text:p>
          </table:table-cell>
          <table:table-cell table:formula="of:=[.B64]/[.$B64]" office:value-type="string" office:string-value="" calcext:value-type="error">
            <text:p>#DIV/0!</text:p>
          </table:table-cell>
          <table:table-cell table:formula="of:=[.C64]/[.$B64]" office:value-type="string" office:string-value="" calcext:value-type="error">
            <text:p>#DIV/0!</text:p>
          </table:table-cell>
          <table:table-cell table:formula="of:=[.D64]/[.$B64]" office:value-type="string" office:string-value="" calcext:value-type="error">
            <text:p>#DIV/0!</text:p>
          </table:table-cell>
          <table:table-cell table:formula="of:=[.E64]/[.$B64]" office:value-type="string" office:string-value="" calcext:value-type="error">
            <text:p>#DIV/0!</text:p>
          </table:table-cell>
          <table:table-cell table:formula="of:=[.F64]/[.$B64]" office:value-type="string" office:string-value="" calcext:value-type="error">
            <text:p>#DIV/0!</text:p>
          </table:table-cell>
          <table:table-cell table:formula="of:=[.G64]/[.$B64]" office:value-type="string" office:string-value="" calcext:value-type="error">
            <text:p>#DIV/0!</text:p>
          </table:table-cell>
          <table:table-cell table:style-name="Default" office:value-type="float" office:value="314" calcext:value-type="float">
            <text:p>314</text:p>
          </table:table-cell>
          <table:table-cell office:value-type="float" office:value="69016" calcext:value-type="float">
            <text:p>69016</text:p>
          </table:table-cell>
          <table:table-cell table:style-name="ce1" office:value-type="float" office:value="65344" calcext:value-type="float">
            <text:p>65344</text:p>
          </table:table-cell>
          <table:table-cell/>
          <table:table-cell table:formula="of:=[.I93]*[.$M$59]*0.75/64500" office:value-type="float" office:value="104.326511627907" calcext:value-type="float">
            <text:p>104.326511627907</text:p>
          </table:table-cell>
          <table:table-cell table:formula="of:=[.J93]*[.$M$59]*0.75/64500" office:value-type="float" office:value="98.7758139534884" calcext:value-type="float">
            <text:p>98.775813953488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16" calcext:value-type="float">
            <text:p>316</text:p>
          </table:table-cell>
          <table:table-cell office:value-type="float" office:value="72404" calcext:value-type="float">
            <text:p>72404</text:p>
          </table:table-cell>
          <table:table-cell table:style-name="ce1" office:value-type="float" office:value="68312" calcext:value-type="float">
            <text:p>68312</text:p>
          </table:table-cell>
          <table:table-cell/>
          <table:table-cell table:formula="of:=[.I94]*[.$M$59]*0.75/64500" office:value-type="float" office:value="109.447906976744" calcext:value-type="float">
            <text:p>109.447906976744</text:p>
          </table:table-cell>
          <table:table-cell table:formula="of:=[.J94]*[.$M$59]*0.75/64500" office:value-type="float" office:value="103.262325581395" calcext:value-type="float">
            <text:p>103.262325581395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atio_transmt</text:p>
          </table:table-cell>
          <table:table-cell table:number-columns-repeated="6"/>
          <table:table-cell table:style-name="Default" office:value-type="float" office:value="318" calcext:value-type="float">
            <text:p>318</text:p>
          </table:table-cell>
          <table:table-cell office:value-type="float" office:value="75536" calcext:value-type="float">
            <text:p>75536</text:p>
          </table:table-cell>
          <table:table-cell table:style-name="ce1" office:value-type="float" office:value="71208" calcext:value-type="float">
            <text:p>71208</text:p>
          </table:table-cell>
          <table:table-cell/>
          <table:table-cell table:formula="of:=[.I95]*[.$M$59]*0.75/64500" office:value-type="float" office:value="114.182325581395" calcext:value-type="float">
            <text:p>114.182325581395</text:p>
          </table:table-cell>
          <table:table-cell table:formula="of:=[.J95]*[.$M$59]*0.75/64500" office:value-type="float" office:value="107.64" calcext:value-type="float">
            <text:p>107.6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verages</text:p>
          </table:table-cell>
          <table:table-cell office:value-type="string" calcext:value-type="string">
            <text:p>Red 650</text:p>
          </table:table-cell>
          <table:table-cell office:value-type="string" calcext:value-type="string">
            <text:p>Orange 600</text:p>
          </table:table-cell>
          <table:table-cell office:value-type="string" calcext:value-type="string">
            <text:p>Yellow 570</text:p>
          </table:table-cell>
          <table:table-cell office:value-type="string" calcext:value-type="string">
            <text:p>Green 550</text:p>
          </table:table-cell>
          <table:table-cell office:value-type="string" calcext:value-type="string">
            <text:p>Blue 500</text:p>
          </table:table-cell>
          <table:table-cell office:value-type="string" calcext:value-type="string">
            <text:p>Indigo 450</text:p>
          </table:table-cell>
          <table:table-cell table:style-name="Default" office:value-type="float" office:value="320" calcext:value-type="float">
            <text:p>320</text:p>
          </table:table-cell>
          <table:table-cell office:value-type="float" office:value="78752" calcext:value-type="float">
            <text:p>78752</text:p>
          </table:table-cell>
          <table:table-cell table:style-name="ce1" office:value-type="float" office:value="74508" calcext:value-type="float">
            <text:p>74508</text:p>
          </table:table-cell>
          <table:table-cell/>
          <table:table-cell table:formula="of:=[.I96]*[.$M$59]*0.75/64500" office:value-type="float" office:value="119.043720930233" calcext:value-type="float">
            <text:p>119.043720930233</text:p>
          </table:table-cell>
          <table:table-cell table:formula="of:=[.J96]*[.$M$59]*0.75/64500" office:value-type="float" office:value="112.628372093023" calcext:value-type="float">
            <text:p>112.6283720930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3ml/10mL</text:p>
          </table:table-cell>
          <table:table-cell table:formula="of:=[.B31]/[.$B31]" office:value-type="float" office:value="1" calcext:value-type="float">
            <text:p>1</text:p>
          </table:table-cell>
          <table:table-cell table:formula="of:=[.C31]/[.$B31]" office:value-type="float" office:value="0.388989358981924" calcext:value-type="float">
            <text:p>0.388989358981924</text:p>
          </table:table-cell>
          <table:table-cell table:formula="of:=[.D31]/[.$B31]" office:value-type="float" office:value="0.0989184103973179" calcext:value-type="float">
            <text:p>0.098918410397318</text:p>
          </table:table-cell>
          <table:table-cell table:formula="of:=[.E31]/[.$B31]" office:value-type="float" office:value="0.0546531165464065" calcext:value-type="float">
            <text:p>0.054653116546407</text:p>
          </table:table-cell>
          <table:table-cell table:formula="of:=[.F31]/[.$B31]" office:value-type="float" office:value="0.118020637062688" calcext:value-type="float">
            <text:p>0.118020637062688</text:p>
          </table:table-cell>
          <table:table-cell table:formula="of:=[.G31]/[.$B31]" office:value-type="float" office:value="0.0481545365546242" calcext:value-type="float">
            <text:p>0.048154536554624</text:p>
          </table:table-cell>
          <table:table-cell table:style-name="Default" office:value-type="float" office:value="322" calcext:value-type="float">
            <text:p>322</text:p>
          </table:table-cell>
          <table:table-cell office:value-type="float" office:value="82256" calcext:value-type="float">
            <text:p>82256</text:p>
          </table:table-cell>
          <table:table-cell table:style-name="ce1" office:value-type="float" office:value="78284" calcext:value-type="float">
            <text:p>78284</text:p>
          </table:table-cell>
          <table:table-cell/>
          <table:table-cell table:formula="of:=[.I97]*[.$M$59]*0.75/64500" office:value-type="float" office:value="124.340465116279" calcext:value-type="float">
            <text:p>124.340465116279</text:p>
          </table:table-cell>
          <table:table-cell table:formula="of:=[.J97]*[.$M$59]*0.75/64500" office:value-type="float" office:value="118.336279069767" calcext:value-type="float">
            <text:p>118.336279069767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2mL/10mL</text:p>
          </table:table-cell>
          <table:table-cell table:formula="of:=[.B32]/[.$B32]" office:value-type="float" office:value="1" calcext:value-type="float">
            <text:p>1</text:p>
          </table:table-cell>
          <table:table-cell table:formula="of:=[.C32]/[.$B32]" office:value-type="float" office:value="0.408348402605744" calcext:value-type="float">
            <text:p>0.408348402605744</text:p>
          </table:table-cell>
          <table:table-cell table:formula="of:=[.D32]/[.$B32]" office:value-type="float" office:value="0.112061244611131" calcext:value-type="float">
            <text:p>0.112061244611131</text:p>
          </table:table-cell>
          <table:table-cell table:formula="of:=[.E32]/[.$B32]" office:value-type="float" office:value="0.0631243773228511" calcext:value-type="float">
            <text:p>0.063124377322851</text:p>
          </table:table-cell>
          <table:table-cell table:formula="of:=[.F32]/[.$B32]" office:value-type="float" office:value="0.137106560297728" calcext:value-type="float">
            <text:p>0.137106560297728</text:p>
          </table:table-cell>
          <table:table-cell table:formula="of:=[.G32]/[.$B32]" office:value-type="float" office:value="0.0607939213282952" calcext:value-type="float">
            <text:p>0.060793921328295</text:p>
          </table:table-cell>
          <table:table-cell table:style-name="Default" office:value-type="float" office:value="324" calcext:value-type="float">
            <text:p>324</text:p>
          </table:table-cell>
          <table:table-cell office:value-type="float" office:value="85972" calcext:value-type="float">
            <text:p>85972</text:p>
          </table:table-cell>
          <table:table-cell table:style-name="ce1" office:value-type="float" office:value="82060" calcext:value-type="float">
            <text:p>82060</text:p>
          </table:table-cell>
          <table:table-cell/>
          <table:table-cell table:formula="of:=[.I98]*[.$M$59]*0.75/64500" office:value-type="float" office:value="129.957674418605" calcext:value-type="float">
            <text:p>129.957674418605</text:p>
          </table:table-cell>
          <table:table-cell table:formula="of:=[.J98]*[.$M$59]*0.75/64500" office:value-type="float" office:value="124.044186046512" calcext:value-type="float">
            <text:p>124.0441860465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1mL/10mL</text:p>
          </table:table-cell>
          <table:table-cell table:formula="of:=[.B33]/[.$B33]" office:value-type="float" office:value="1" calcext:value-type="float">
            <text:p>1</text:p>
          </table:table-cell>
          <table:table-cell table:formula="of:=[.C33]/[.$B33]" office:value-type="float" office:value="0.579117968253968" calcext:value-type="float">
            <text:p>0.579117968253968</text:p>
          </table:table-cell>
          <table:table-cell table:formula="of:=[.D33]/[.$B33]" office:value-type="float" office:value="0.353900396878483" calcext:value-type="float">
            <text:p>0.353900396878483</text:p>
          </table:table-cell>
          <table:table-cell table:formula="of:=[.E33]/[.$B33]" office:value-type="float" office:value="0.252250021180031" calcext:value-type="float">
            <text:p>0.252250021180031</text:p>
          </table:table-cell>
          <table:table-cell table:formula="of:=[.F33]/[.$B33]" office:value-type="float" office:value="0.393012791095891" calcext:value-type="float">
            <text:p>0.393012791095891</text:p>
          </table:table-cell>
          <table:table-cell table:formula="of:=[.G33]/[.$B33]" office:value-type="float" office:value="0.136903789209536" calcext:value-type="float">
            <text:p>0.136903789209536</text:p>
          </table:table-cell>
          <table:table-cell table:style-name="Default" office:value-type="float" office:value="326" calcext:value-type="float">
            <text:p>326</text:p>
          </table:table-cell>
          <table:table-cell office:value-type="float" office:value="89796" calcext:value-type="float">
            <text:p>89796</text:p>
          </table:table-cell>
          <table:table-cell table:style-name="ce1" office:value-type="float" office:value="85592" calcext:value-type="float">
            <text:p>85592</text:p>
          </table:table-cell>
          <table:table-cell/>
          <table:table-cell table:formula="of:=[.I99]*[.$M$59]*0.75/64500" office:value-type="float" office:value="135.738139534884" calcext:value-type="float">
            <text:p>135.738139534884</text:p>
          </table:table-cell>
          <table:table-cell table:formula="of:=[.J99]*[.$M$59]*0.75/64500" office:value-type="float" office:value="129.383255813954" calcext:value-type="float">
            <text:p>129.38325581395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.05mL/10mL</text:p>
          </table:table-cell>
          <table:table-cell table:formula="of:=[.B34]/[.$B34]" office:value-type="float" office:value="1" calcext:value-type="float">
            <text:p>1</text:p>
          </table:table-cell>
          <table:table-cell table:formula="of:=[.C34]/[.$B34]" office:value-type="float" office:value="0.736838505136859" calcext:value-type="float">
            <text:p>0.736838505136859</text:p>
          </table:table-cell>
          <table:table-cell table:formula="of:=[.D34]/[.$B34]" office:value-type="float" office:value="0.577904355372369" calcext:value-type="float">
            <text:p>0.577904355372369</text:p>
          </table:table-cell>
          <table:table-cell table:formula="of:=[.E34]/[.$B34]" office:value-type="float" office:value="0.491742360331405" calcext:value-type="float">
            <text:p>0.491742360331405</text:p>
          </table:table-cell>
          <table:table-cell table:formula="of:=[.F34]/[.$B34]" office:value-type="float" office:value="0.590143264471583" calcext:value-type="float">
            <text:p>0.590143264471583</text:p>
          </table:table-cell>
          <table:table-cell table:formula="of:=[.G34]/[.$B34]" office:value-type="float" office:value="0.307330036453902" calcext:value-type="float">
            <text:p>0.307330036453902</text:p>
          </table:table-cell>
          <table:table-cell table:style-name="Default" office:value-type="float" office:value="328" calcext:value-type="float">
            <text:p>328</text:p>
          </table:table-cell>
          <table:table-cell office:value-type="float" office:value="93768" calcext:value-type="float">
            <text:p>93768</text:p>
          </table:table-cell>
          <table:table-cell table:style-name="ce1" office:value-type="float" office:value="88516" calcext:value-type="float">
            <text:p>88516</text:p>
          </table:table-cell>
          <table:table-cell/>
          <table:table-cell table:formula="of:=[.I100]*[.$M$59]*0.75/64500" office:value-type="float" office:value="141.742325581395" calcext:value-type="float">
            <text:p>141.742325581395</text:p>
          </table:table-cell>
          <table:table-cell table:formula="of:=[.J100]*[.$M$59]*0.75/64500" office:value-type="float" office:value="133.803255813954" calcext:value-type="float">
            <text:p>133.803255813954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0mL/10mL</text:p>
          </table:table-cell>
          <table:table-cell table:formula="of:=[.B35]/[.$B35]" office:value-type="float" office:value="1" calcext:value-type="float">
            <text:p>1</text:p>
          </table:table-cell>
          <table:table-cell table:formula="of:=[.C35]/[.$B35]" office:value-type="float" office:value="1" calcext:value-type="float">
            <text:p>1</text:p>
          </table:table-cell>
          <table:table-cell table:formula="of:=[.D35]/[.$B35]" office:value-type="float" office:value="1" calcext:value-type="float">
            <text:p>1</text:p>
          </table:table-cell>
          <table:table-cell table:formula="of:=[.E35]/[.$B35]" office:value-type="float" office:value="1" calcext:value-type="float">
            <text:p>1</text:p>
          </table:table-cell>
          <table:table-cell table:formula="of:=[.F35]/[.$B35]" office:value-type="float" office:value="1" calcext:value-type="float">
            <text:p>1</text:p>
          </table:table-cell>
          <table:table-cell table:formula="of:=[.G35]/[.$B35]" office:value-type="float" office:value="1" calcext:value-type="float">
            <text:p>1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97512" calcext:value-type="float">
            <text:p>97512</text:p>
          </table:table-cell>
          <table:table-cell table:style-name="ce1" office:value-type="float" office:value="90856" calcext:value-type="float">
            <text:p>90856</text:p>
          </table:table-cell>
          <table:table-cell/>
          <table:table-cell table:formula="of:=[.I101]*[.$M$59]*0.75/64500" office:value-type="float" office:value="147.401860465116" calcext:value-type="float">
            <text:p>147.401860465116</text:p>
          </table:table-cell>
          <table:table-cell table:formula="of:=[.J101]*[.$M$59]*0.75/64500" office:value-type="float" office:value="137.340465116279" calcext:value-type="float">
            <text:p>137.34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32" calcext:value-type="float">
            <text:p>332</text:p>
          </table:table-cell>
          <table:table-cell office:value-type="float" office:value="100964" calcext:value-type="float">
            <text:p>100964</text:p>
          </table:table-cell>
          <table:table-cell table:style-name="ce1" office:value-type="float" office:value="93192" calcext:value-type="float">
            <text:p>93192</text:p>
          </table:table-cell>
          <table:table-cell/>
          <table:table-cell table:formula="of:=[.I102]*[.$M$59]*0.75/64500" office:value-type="float" office:value="152.62" calcext:value-type="float">
            <text:p>152.62</text:p>
          </table:table-cell>
          <table:table-cell table:formula="of:=[.J102]*[.$M$59]*0.75/64500" office:value-type="float" office:value="140.871627906977" calcext:value-type="float">
            <text:p>140.87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34" calcext:value-type="float">
            <text:p>334</text:p>
          </table:table-cell>
          <table:table-cell office:value-type="float" office:value="103504" calcext:value-type="float">
            <text:p>103504</text:p>
          </table:table-cell>
          <table:table-cell table:style-name="ce1" office:value-type="float" office:value="95532" calcext:value-type="float">
            <text:p>95532</text:p>
          </table:table-cell>
          <table:table-cell/>
          <table:table-cell table:formula="of:=[.I103]*[.$M$59]*0.75/64500" office:value-type="float" office:value="156.459534883721" calcext:value-type="float">
            <text:p>156.459534883721</text:p>
          </table:table-cell>
          <table:table-cell table:formula="of:=[.J103]*[.$M$59]*0.75/64500" office:value-type="float" office:value="144.408837209302" calcext:value-type="float">
            <text:p>144.40883720930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36" calcext:value-type="float">
            <text:p>336</text:p>
          </table:table-cell>
          <table:table-cell office:value-type="float" office:value="104968" calcext:value-type="float">
            <text:p>104968</text:p>
          </table:table-cell>
          <table:table-cell table:style-name="ce1" office:value-type="float" office:value="99792" calcext:value-type="float">
            <text:p>99792</text:p>
          </table:table-cell>
          <table:table-cell/>
          <table:table-cell table:formula="of:=[.I104]*[.$M$59]*0.75/64500" office:value-type="float" office:value="158.672558139535" calcext:value-type="float">
            <text:p>158.672558139535</text:p>
          </table:table-cell>
          <table:table-cell table:formula="of:=[.J104]*[.$M$59]*0.75/64500" office:value-type="float" office:value="150.848372093023" calcext:value-type="float">
            <text:p>150.84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38" calcext:value-type="float">
            <text:p>338</text:p>
          </table:table-cell>
          <table:table-cell office:value-type="float" office:value="106452" calcext:value-type="float">
            <text:p>106452</text:p>
          </table:table-cell>
          <table:table-cell table:style-name="ce1" office:value-type="float" office:value="104476" calcext:value-type="float">
            <text:p>104476</text:p>
          </table:table-cell>
          <table:table-cell/>
          <table:table-cell table:formula="of:=[.I105]*[.$M$59]*0.75/64500" office:value-type="float" office:value="160.915813953488" calcext:value-type="float">
            <text:p>160.915813953488</text:p>
          </table:table-cell>
          <table:table-cell table:formula="of:=[.J105]*[.$M$59]*0.75/64500" office:value-type="float" office:value="157.928837209302" calcext:value-type="float">
            <text:p>157.92883720930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40" calcext:value-type="float">
            <text:p>340</text:p>
          </table:table-cell>
          <table:table-cell office:value-type="float" office:value="107884" calcext:value-type="float">
            <text:p>107884</text:p>
          </table:table-cell>
          <table:table-cell table:style-name="ce1" office:value-type="float" office:value="108472" calcext:value-type="float">
            <text:p>108472</text:p>
          </table:table-cell>
          <table:table-cell/>
          <table:table-cell table:formula="of:=[.I106]*[.$M$59]*0.75/64500" office:value-type="float" office:value="163.080465116279" calcext:value-type="float">
            <text:p>163.080465116279</text:p>
          </table:table-cell>
          <table:table-cell table:formula="of:=[.J106]*[.$M$59]*0.75/64500" office:value-type="float" office:value="163.969302325581" calcext:value-type="float">
            <text:p>163.96930232558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42" calcext:value-type="float">
            <text:p>342</text:p>
          </table:table-cell>
          <table:table-cell office:value-type="float" office:value="109060" calcext:value-type="float">
            <text:p>109060</text:p>
          </table:table-cell>
          <table:table-cell table:style-name="ce1" office:value-type="float" office:value="110996" calcext:value-type="float">
            <text:p>110996</text:p>
          </table:table-cell>
          <table:table-cell/>
          <table:table-cell table:formula="of:=[.I107]*[.$M$59]*0.75/64500" office:value-type="float" office:value="164.858139534884" calcext:value-type="float">
            <text:p>164.858139534884</text:p>
          </table:table-cell>
          <table:table-cell table:formula="of:=[.J107]*[.$M$59]*0.75/64500" office:value-type="float" office:value="167.784651162791" calcext:value-type="float">
            <text:p>167.78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44" calcext:value-type="float">
            <text:p>344</text:p>
          </table:table-cell>
          <table:table-cell office:value-type="float" office:value="110092" calcext:value-type="float">
            <text:p>110092</text:p>
          </table:table-cell>
          <table:table-cell table:style-name="ce1" office:value-type="float" office:value="113524" calcext:value-type="float">
            <text:p>113524</text:p>
          </table:table-cell>
          <table:table-cell/>
          <table:table-cell table:formula="of:=[.I108]*[.$M$59]*0.75/64500" office:value-type="float" office:value="166.418139534884" calcext:value-type="float">
            <text:p>166.418139534884</text:p>
          </table:table-cell>
          <table:table-cell table:formula="of:=[.J108]*[.$M$59]*0.75/64500" office:value-type="float" office:value="171.606046511628" calcext:value-type="float">
            <text:p>171.60604651162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46" calcext:value-type="float">
            <text:p>346</text:p>
          </table:table-cell>
          <table:table-cell office:value-type="float" office:value="109032" calcext:value-type="float">
            <text:p>109032</text:p>
          </table:table-cell>
          <table:table-cell table:style-name="ce1" office:value-type="float" office:value="116052" calcext:value-type="float">
            <text:p>116052</text:p>
          </table:table-cell>
          <table:table-cell/>
          <table:table-cell table:formula="of:=[.I109]*[.$M$59]*0.75/64500" office:value-type="float" office:value="164.815813953488" calcext:value-type="float">
            <text:p>164.815813953488</text:p>
          </table:table-cell>
          <table:table-cell table:formula="of:=[.J109]*[.$M$59]*0.75/64500" office:value-type="float" office:value="175.427441860465" calcext:value-type="float">
            <text:p>175.42744186046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48" calcext:value-type="float">
            <text:p>348</text:p>
          </table:table-cell>
          <table:table-cell office:value-type="float" office:value="107984" calcext:value-type="float">
            <text:p>107984</text:p>
          </table:table-cell>
          <table:table-cell table:style-name="ce1" office:value-type="float" office:value="118752" calcext:value-type="float">
            <text:p>118752</text:p>
          </table:table-cell>
          <table:table-cell/>
          <table:table-cell table:formula="of:=[.I110]*[.$M$59]*0.75/64500" office:value-type="float" office:value="163.231627906977" calcext:value-type="float">
            <text:p>163.231627906977</text:p>
          </table:table-cell>
          <table:table-cell table:formula="of:=[.J110]*[.$M$59]*0.75/64500" office:value-type="float" office:value="179.508837209302" calcext:value-type="float">
            <text:p>179.50883720930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50" calcext:value-type="float">
            <text:p>350</text:p>
          </table:table-cell>
          <table:table-cell office:value-type="float" office:value="106576" calcext:value-type="float">
            <text:p>106576</text:p>
          </table:table-cell>
          <table:table-cell table:style-name="ce1" office:value-type="float" office:value="122092" calcext:value-type="float">
            <text:p>122092</text:p>
          </table:table-cell>
          <table:table-cell/>
          <table:table-cell table:formula="of:=[.I111]*[.$M$59]*0.75/64500" office:value-type="float" office:value="161.103255813954" calcext:value-type="float">
            <text:p>161.103255813954</text:p>
          </table:table-cell>
          <table:table-cell table:formula="of:=[.J111]*[.$M$59]*0.75/64500" office:value-type="float" office:value="184.557674418605" calcext:value-type="float">
            <text:p>184.55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52" calcext:value-type="float">
            <text:p>352</text:p>
          </table:table-cell>
          <table:table-cell office:value-type="float" office:value="105040" calcext:value-type="float">
            <text:p>105040</text:p>
          </table:table-cell>
          <table:table-cell table:style-name="ce1" office:value-type="float" office:value="125436" calcext:value-type="float">
            <text:p>125436</text:p>
          </table:table-cell>
          <table:table-cell/>
          <table:table-cell table:formula="of:=[.I112]*[.$M$59]*0.75/64500" office:value-type="float" office:value="158.781395348837" calcext:value-type="float">
            <text:p>158.781395348837</text:p>
          </table:table-cell>
          <table:table-cell table:formula="of:=[.J112]*[.$M$59]*0.75/64500" office:value-type="float" office:value="189.612558139535" calcext:value-type="float">
            <text:p>189.61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54" calcext:value-type="float">
            <text:p>354</text:p>
          </table:table-cell>
          <table:table-cell office:value-type="float" office:value="103696" calcext:value-type="float">
            <text:p>103696</text:p>
          </table:table-cell>
          <table:table-cell table:style-name="ce1" office:value-type="float" office:value="128776" calcext:value-type="float">
            <text:p>128776</text:p>
          </table:table-cell>
          <table:table-cell/>
          <table:table-cell table:formula="of:=[.I113]*[.$M$59]*0.75/64500" office:value-type="float" office:value="156.74976744186" calcext:value-type="float">
            <text:p>156.74976744186</text:p>
          </table:table-cell>
          <table:table-cell table:formula="of:=[.J113]*[.$M$59]*0.75/64500" office:value-type="float" office:value="194.661395348837" calcext:value-type="float">
            <text:p>194.66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56" calcext:value-type="float">
            <text:p>356</text:p>
          </table:table-cell>
          <table:table-cell office:value-type="float" office:value="101568" calcext:value-type="float">
            <text:p>101568</text:p>
          </table:table-cell>
          <table:table-cell table:style-name="ce1" office:value-type="float" office:value="132120" calcext:value-type="float">
            <text:p>132120</text:p>
          </table:table-cell>
          <table:table-cell/>
          <table:table-cell table:formula="of:=[.I114]*[.$M$59]*0.75/64500" office:value-type="float" office:value="153.533023255814" calcext:value-type="float">
            <text:p>153.533023255814</text:p>
          </table:table-cell>
          <table:table-cell table:formula="of:=[.J114]*[.$M$59]*0.75/64500" office:value-type="float" office:value="199.716279069767" calcext:value-type="float">
            <text:p>199.71627906976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58" calcext:value-type="float">
            <text:p>358</text:p>
          </table:table-cell>
          <table:table-cell office:value-type="float" office:value="97828" calcext:value-type="float">
            <text:p>97828</text:p>
          </table:table-cell>
          <table:table-cell table:style-name="ce1" office:value-type="float" office:value="133632" calcext:value-type="float">
            <text:p>133632</text:p>
          </table:table-cell>
          <table:table-cell/>
          <table:table-cell table:formula="of:=[.I115]*[.$M$59]*0.75/64500" office:value-type="float" office:value="147.879534883721" calcext:value-type="float">
            <text:p>147.879534883721</text:p>
          </table:table-cell>
          <table:table-cell table:formula="of:=[.J115]*[.$M$59]*0.75/64500" office:value-type="float" office:value="202.001860465116" calcext:value-type="float">
            <text:p>202.00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60" calcext:value-type="float">
            <text:p>360</text:p>
          </table:table-cell>
          <table:table-cell office:value-type="float" office:value="94744" calcext:value-type="float">
            <text:p>94744</text:p>
          </table:table-cell>
          <table:table-cell table:style-name="ce1" office:value-type="float" office:value="134940" calcext:value-type="float">
            <text:p>134940</text:p>
          </table:table-cell>
          <table:table-cell/>
          <table:table-cell table:formula="of:=[.I116]*[.$M$59]*0.75/64500" office:value-type="float" office:value="143.217674418605" calcext:value-type="float">
            <text:p>143.217674418605</text:p>
          </table:table-cell>
          <table:table-cell table:formula="of:=[.J116]*[.$M$59]*0.75/64500" office:value-type="float" office:value="203.979069767442" calcext:value-type="float">
            <text:p>203.97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62" calcext:value-type="float">
            <text:p>362</text:p>
          </table:table-cell>
          <table:table-cell office:value-type="float" office:value="92248" calcext:value-type="float">
            <text:p>92248</text:p>
          </table:table-cell>
          <table:table-cell table:style-name="ce1" office:value-type="float" office:value="136044" calcext:value-type="float">
            <text:p>136044</text:p>
          </table:table-cell>
          <table:table-cell/>
          <table:table-cell table:formula="of:=[.I117]*[.$M$59]*0.75/64500" office:value-type="float" office:value="139.444651162791" calcext:value-type="float">
            <text:p>139.444651162791</text:p>
          </table:table-cell>
          <table:table-cell table:formula="of:=[.J117]*[.$M$59]*0.75/64500" office:value-type="float" office:value="205.647906976744" calcext:value-type="float">
            <text:p>205.64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64" calcext:value-type="float">
            <text:p>364</text:p>
          </table:table-cell>
          <table:table-cell office:value-type="float" office:value="89836" calcext:value-type="float">
            <text:p>89836</text:p>
          </table:table-cell>
          <table:table-cell table:style-name="ce1" office:value-type="float" office:value="136972" calcext:value-type="float">
            <text:p>136972</text:p>
          </table:table-cell>
          <table:table-cell/>
          <table:table-cell table:formula="of:=[.I118]*[.$M$59]*0.75/64500" office:value-type="float" office:value="135.798604651163" calcext:value-type="float">
            <text:p>135.798604651163</text:p>
          </table:table-cell>
          <table:table-cell table:formula="of:=[.J118]*[.$M$59]*0.75/64500" office:value-type="float" office:value="207.050697674419" calcext:value-type="float">
            <text:p>207.05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66" calcext:value-type="float">
            <text:p>366</text:p>
          </table:table-cell>
          <table:table-cell office:value-type="float" office:value="88484" calcext:value-type="float">
            <text:p>88484</text:p>
          </table:table-cell>
          <table:table-cell table:style-name="ce1" office:value-type="float" office:value="137900" calcext:value-type="float">
            <text:p>137900</text:p>
          </table:table-cell>
          <table:table-cell/>
          <table:table-cell table:formula="of:=[.I119]*[.$M$59]*0.75/64500" office:value-type="float" office:value="133.75488372093" calcext:value-type="float">
            <text:p>133.75488372093</text:p>
          </table:table-cell>
          <table:table-cell table:formula="of:=[.J119]*[.$M$59]*0.75/64500" office:value-type="float" office:value="208.453488372093" calcext:value-type="float">
            <text:p>208.45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68" calcext:value-type="float">
            <text:p>368</text:p>
          </table:table-cell>
          <table:table-cell office:value-type="float" office:value="87512" calcext:value-type="float">
            <text:p>87512</text:p>
          </table:table-cell>
          <table:table-cell table:style-name="ce1" office:value-type="float" office:value="138856" calcext:value-type="float">
            <text:p>138856</text:p>
          </table:table-cell>
          <table:table-cell/>
          <table:table-cell table:formula="of:=[.I120]*[.$M$59]*0.75/64500" office:value-type="float" office:value="132.285581395349" calcext:value-type="float">
            <text:p>132.285581395349</text:p>
          </table:table-cell>
          <table:table-cell table:formula="of:=[.J120]*[.$M$59]*0.75/64500" office:value-type="float" office:value="209.898604651163" calcext:value-type="float">
            <text:p>209.89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70" calcext:value-type="float">
            <text:p>370</text:p>
          </table:table-cell>
          <table:table-cell office:value-type="float" office:value="88176" calcext:value-type="float">
            <text:p>88176</text:p>
          </table:table-cell>
          <table:table-cell table:style-name="ce1" office:value-type="float" office:value="139968" calcext:value-type="float">
            <text:p>139968</text:p>
          </table:table-cell>
          <table:table-cell/>
          <table:table-cell table:formula="of:=[.I121]*[.$M$59]*0.75/64500" office:value-type="float" office:value="133.289302325581" calcext:value-type="float">
            <text:p>133.289302325581</text:p>
          </table:table-cell>
          <table:table-cell table:formula="of:=[.J121]*[.$M$59]*0.75/64500" office:value-type="float" office:value="211.579534883721" calcext:value-type="float">
            <text:p>211.57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72" calcext:value-type="float">
            <text:p>372</text:p>
          </table:table-cell>
          <table:table-cell office:value-type="float" office:value="91592" calcext:value-type="float">
            <text:p>91592</text:p>
          </table:table-cell>
          <table:table-cell table:style-name="ce1" office:value-type="float" office:value="141084" calcext:value-type="float">
            <text:p>141084</text:p>
          </table:table-cell>
          <table:table-cell/>
          <table:table-cell table:formula="of:=[.I122]*[.$M$59]*0.75/64500" office:value-type="float" office:value="138.453023255814" calcext:value-type="float">
            <text:p>138.453023255814</text:p>
          </table:table-cell>
          <table:table-cell table:formula="of:=[.J122]*[.$M$59]*0.75/64500" office:value-type="float" office:value="213.266511627907" calcext:value-type="float">
            <text:p>213.26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74" calcext:value-type="float">
            <text:p>374</text:p>
          </table:table-cell>
          <table:table-cell office:value-type="float" office:value="95140" calcext:value-type="float">
            <text:p>95140</text:p>
          </table:table-cell>
          <table:table-cell table:style-name="ce1" office:value-type="float" office:value="142196" calcext:value-type="float">
            <text:p>142196</text:p>
          </table:table-cell>
          <table:table-cell/>
          <table:table-cell table:formula="of:=[.I123]*[.$M$59]*0.75/64500" office:value-type="float" office:value="143.816279069767" calcext:value-type="float">
            <text:p>143.816279069767</text:p>
          </table:table-cell>
          <table:table-cell table:formula="of:=[.J123]*[.$M$59]*0.75/64500" office:value-type="float" office:value="214.947441860465" calcext:value-type="float">
            <text:p>214.94744186046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76" calcext:value-type="float">
            <text:p>376</text:p>
          </table:table-cell>
          <table:table-cell office:value-type="float" office:value="98936" calcext:value-type="float">
            <text:p>98936</text:p>
          </table:table-cell>
          <table:table-cell table:style-name="ce1" office:value-type="float" office:value="143312" calcext:value-type="float">
            <text:p>143312</text:p>
          </table:table-cell>
          <table:table-cell/>
          <table:table-cell table:formula="of:=[.I124]*[.$M$59]*0.75/64500" office:value-type="float" office:value="149.554418604651" calcext:value-type="float">
            <text:p>149.554418604651</text:p>
          </table:table-cell>
          <table:table-cell table:formula="of:=[.J124]*[.$M$59]*0.75/64500" office:value-type="float" office:value="216.634418604651" calcext:value-type="float">
            <text:p>216.63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78" calcext:value-type="float">
            <text:p>378</text:p>
          </table:table-cell>
          <table:table-cell office:value-type="float" office:value="103432" calcext:value-type="float">
            <text:p>103432</text:p>
          </table:table-cell>
          <table:table-cell table:style-name="ce1" office:value-type="float" office:value="144424" calcext:value-type="float">
            <text:p>144424</text:p>
          </table:table-cell>
          <table:table-cell/>
          <table:table-cell table:formula="of:=[.I125]*[.$M$59]*0.75/64500" office:value-type="float" office:value="156.350697674419" calcext:value-type="float">
            <text:p>156.350697674419</text:p>
          </table:table-cell>
          <table:table-cell table:formula="of:=[.J125]*[.$M$59]*0.75/64500" office:value-type="float" office:value="218.315348837209" calcext:value-type="float">
            <text:p>218.31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80" calcext:value-type="float">
            <text:p>380</text:p>
          </table:table-cell>
          <table:table-cell office:value-type="float" office:value="109564" calcext:value-type="float">
            <text:p>109564</text:p>
          </table:table-cell>
          <table:table-cell table:style-name="ce1" office:value-type="float" office:value="145232" calcext:value-type="float">
            <text:p>145232</text:p>
          </table:table-cell>
          <table:table-cell/>
          <table:table-cell table:formula="of:=[.I126]*[.$M$59]*0.75/64500" office:value-type="float" office:value="165.62" calcext:value-type="float">
            <text:p>165.62</text:p>
          </table:table-cell>
          <table:table-cell table:formula="of:=[.J126]*[.$M$59]*0.75/64500" office:value-type="float" office:value="219.536744186047" calcext:value-type="float">
            <text:p>219.53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82" calcext:value-type="float">
            <text:p>382</text:p>
          </table:table-cell>
          <table:table-cell office:value-type="float" office:value="116968" calcext:value-type="float">
            <text:p>116968</text:p>
          </table:table-cell>
          <table:table-cell table:style-name="ce1" office:value-type="float" office:value="145232" calcext:value-type="float">
            <text:p>145232</text:p>
          </table:table-cell>
          <table:table-cell/>
          <table:table-cell table:formula="of:=[.I127]*[.$M$59]*0.75/64500" office:value-type="float" office:value="176.812093023256" calcext:value-type="float">
            <text:p>176.812093023256</text:p>
          </table:table-cell>
          <table:table-cell table:formula="of:=[.J127]*[.$M$59]*0.75/64500" office:value-type="float" office:value="219.536744186047" calcext:value-type="float">
            <text:p>219.53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84" calcext:value-type="float">
            <text:p>384</text:p>
          </table:table-cell>
          <table:table-cell office:value-type="float" office:value="125420" calcext:value-type="float">
            <text:p>125420</text:p>
          </table:table-cell>
          <table:table-cell table:style-name="ce1" office:value-type="float" office:value="148668" calcext:value-type="float">
            <text:p>148668</text:p>
          </table:table-cell>
          <table:table-cell/>
          <table:table-cell table:formula="of:=[.I128]*[.$M$59]*0.75/64500" office:value-type="float" office:value="189.588372093023" calcext:value-type="float">
            <text:p>189.588372093023</text:p>
          </table:table-cell>
          <table:table-cell table:formula="of:=[.J128]*[.$M$59]*0.75/64500" office:value-type="float" office:value="224.730697674419" calcext:value-type="float">
            <text:p>224.73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86" calcext:value-type="float">
            <text:p>386</text:p>
          </table:table-cell>
          <table:table-cell office:value-type="float" office:value="135132" calcext:value-type="float">
            <text:p>135132</text:p>
          </table:table-cell>
          <table:table-cell table:style-name="ce1" office:value-type="float" office:value="153908" calcext:value-type="float">
            <text:p>153908</text:p>
          </table:table-cell>
          <table:table-cell/>
          <table:table-cell table:formula="of:=[.I129]*[.$M$59]*0.75/64500" office:value-type="float" office:value="204.269302325581" calcext:value-type="float">
            <text:p>204.269302325581</text:p>
          </table:table-cell>
          <table:table-cell table:formula="of:=[.J129]*[.$M$59]*0.75/64500" office:value-type="float" office:value="232.651627906977" calcext:value-type="float">
            <text:p>232.65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88" calcext:value-type="float">
            <text:p>388</text:p>
          </table:table-cell>
          <table:table-cell office:value-type="float" office:value="148100" calcext:value-type="float">
            <text:p>148100</text:p>
          </table:table-cell>
          <table:table-cell table:style-name="ce1" office:value-type="float" office:value="159544" calcext:value-type="float">
            <text:p>159544</text:p>
          </table:table-cell>
          <table:table-cell/>
          <table:table-cell table:formula="of:=[.I130]*[.$M$59]*0.75/64500" office:value-type="float" office:value="223.872093023256" calcext:value-type="float">
            <text:p>223.872093023256</text:p>
          </table:table-cell>
          <table:table-cell table:formula="of:=[.J130]*[.$M$59]*0.75/64500" office:value-type="float" office:value="241.171162790698" calcext:value-type="float">
            <text:p>241.17116279069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90" calcext:value-type="float">
            <text:p>390</text:p>
          </table:table-cell>
          <table:table-cell office:value-type="float" office:value="167748" calcext:value-type="float">
            <text:p>167748</text:p>
          </table:table-cell>
          <table:table-cell table:style-name="ce1" office:value-type="float" office:value="167780" calcext:value-type="float">
            <text:p>167780</text:p>
          </table:table-cell>
          <table:table-cell/>
          <table:table-cell table:formula="of:=[.I131]*[.$M$59]*0.75/64500" office:value-type="float" office:value="253.572558139535" calcext:value-type="float">
            <text:p>253.572558139535</text:p>
          </table:table-cell>
          <table:table-cell table:formula="of:=[.J131]*[.$M$59]*0.75/64500" office:value-type="float" office:value="253.620930232558" calcext:value-type="float">
            <text:p>253.62093023255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92" calcext:value-type="float">
            <text:p>392</text:p>
          </table:table-cell>
          <table:table-cell office:value-type="float" office:value="189740" calcext:value-type="float">
            <text:p>189740</text:p>
          </table:table-cell>
          <table:table-cell table:style-name="ce1" office:value-type="float" office:value="180004" calcext:value-type="float">
            <text:p>180004</text:p>
          </table:table-cell>
          <table:table-cell/>
          <table:table-cell table:formula="of:=[.I132]*[.$M$59]*0.75/64500" office:value-type="float" office:value="286.816279069767" calcext:value-type="float">
            <text:p>286.816279069767</text:p>
          </table:table-cell>
          <table:table-cell table:formula="of:=[.J132]*[.$M$59]*0.75/64500" office:value-type="float" office:value="272.099069767442" calcext:value-type="float">
            <text:p>272.09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94" calcext:value-type="float">
            <text:p>394</text:p>
          </table:table-cell>
          <table:table-cell office:value-type="float" office:value="212060" calcext:value-type="float">
            <text:p>212060</text:p>
          </table:table-cell>
          <table:table-cell table:style-name="ce1" office:value-type="float" office:value="191540" calcext:value-type="float">
            <text:p>191540</text:p>
          </table:table-cell>
          <table:table-cell/>
          <table:table-cell table:formula="of:=[.I133]*[.$M$59]*0.75/64500" office:value-type="float" office:value="320.555813953488" calcext:value-type="float">
            <text:p>320.555813953488</text:p>
          </table:table-cell>
          <table:table-cell table:formula="of:=[.J133]*[.$M$59]*0.75/64500" office:value-type="float" office:value="289.537209302326" calcext:value-type="float">
            <text:p>289.53720930232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96" calcext:value-type="float">
            <text:p>396</text:p>
          </table:table-cell>
          <table:table-cell office:value-type="float" office:value="231612" calcext:value-type="float">
            <text:p>231612</text:p>
          </table:table-cell>
          <table:table-cell table:style-name="ce1" office:value-type="float" office:value="202124" calcext:value-type="float">
            <text:p>202124</text:p>
          </table:table-cell>
          <table:table-cell/>
          <table:table-cell table:formula="of:=[.I134]*[.$M$59]*0.75/64500" office:value-type="float" office:value="350.111162790698" calcext:value-type="float">
            <text:p>350.111162790698</text:p>
          </table:table-cell>
          <table:table-cell table:formula="of:=[.J134]*[.$M$59]*0.75/64500" office:value-type="float" office:value="305.536279069767" calcext:value-type="float">
            <text:p>305.53627906976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398" calcext:value-type="float">
            <text:p>398</text:p>
          </table:table-cell>
          <table:table-cell office:value-type="float" office:value="248404" calcext:value-type="float">
            <text:p>248404</text:p>
          </table:table-cell>
          <table:table-cell table:style-name="ce1" office:value-type="float" office:value="212712" calcext:value-type="float">
            <text:p>212712</text:p>
          </table:table-cell>
          <table:table-cell/>
          <table:table-cell table:formula="of:=[.I135]*[.$M$59]*0.75/64500" office:value-type="float" office:value="375.494418604651" calcext:value-type="float">
            <text:p>375.494418604651</text:p>
          </table:table-cell>
          <table:table-cell table:formula="of:=[.J135]*[.$M$59]*0.75/64500" office:value-type="float" office:value="321.541395348837" calcext:value-type="float">
            <text:p>321.54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00" calcext:value-type="float">
            <text:p>400</text:p>
          </table:table-cell>
          <table:table-cell office:value-type="float" office:value="266232" calcext:value-type="float">
            <text:p>266232</text:p>
          </table:table-cell>
          <table:table-cell table:style-name="ce1" office:value-type="float" office:value="223296" calcext:value-type="float">
            <text:p>223296</text:p>
          </table:table-cell>
          <table:table-cell/>
          <table:table-cell table:formula="of:=[.I136]*[.$M$59]*0.75/64500" office:value-type="float" office:value="402.443720930233" calcext:value-type="float">
            <text:p>402.443720930233</text:p>
          </table:table-cell>
          <table:table-cell table:formula="of:=[.J136]*[.$M$59]*0.75/64500" office:value-type="float" office:value="337.540465116279" calcext:value-type="float">
            <text:p>337.54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02" calcext:value-type="float">
            <text:p>402</text:p>
          </table:table-cell>
          <table:table-cell office:value-type="float" office:value="284224" calcext:value-type="float">
            <text:p>284224</text:p>
          </table:table-cell>
          <table:table-cell table:style-name="ce1" office:value-type="float" office:value="236188" calcext:value-type="float">
            <text:p>236188</text:p>
          </table:table-cell>
          <table:table-cell/>
          <table:table-cell table:formula="of:=[.I137]*[.$M$59]*0.75/64500" office:value-type="float" office:value="429.640930232558" calcext:value-type="float">
            <text:p>429.640930232558</text:p>
          </table:table-cell>
          <table:table-cell table:formula="of:=[.J137]*[.$M$59]*0.75/64500" office:value-type="float" office:value="357.028372093023" calcext:value-type="float">
            <text:p>357.02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04" calcext:value-type="float">
            <text:p>404</text:p>
          </table:table-cell>
          <table:table-cell office:value-type="float" office:value="308716" calcext:value-type="float">
            <text:p>308716</text:p>
          </table:table-cell>
          <table:table-cell table:style-name="ce1" office:value-type="float" office:value="253368" calcext:value-type="float">
            <text:p>253368</text:p>
          </table:table-cell>
          <table:table-cell/>
          <table:table-cell table:formula="of:=[.I138]*[.$M$59]*0.75/64500" office:value-type="float" office:value="466.663720930233" calcext:value-type="float">
            <text:p>466.663720930233</text:p>
          </table:table-cell>
          <table:table-cell table:formula="of:=[.J138]*[.$M$59]*0.75/64500" office:value-type="float" office:value="382.998139534884" calcext:value-type="float">
            <text:p>382.99813953488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06" calcext:value-type="float">
            <text:p>406</text:p>
          </table:table-cell>
          <table:table-cell office:value-type="float" office:value="354208" calcext:value-type="float">
            <text:p>354208</text:p>
          </table:table-cell>
          <table:table-cell table:style-name="ce1" office:value-type="float" office:value="270548" calcext:value-type="float">
            <text:p>270548</text:p>
          </table:table-cell>
          <table:table-cell/>
          <table:table-cell table:formula="of:=[.I139]*[.$M$59]*0.75/64500" office:value-type="float" office:value="535.430697674419" calcext:value-type="float">
            <text:p>535.430697674419</text:p>
          </table:table-cell>
          <table:table-cell table:formula="of:=[.J139]*[.$M$59]*0.75/64500" office:value-type="float" office:value="408.967906976744" calcext:value-type="float">
            <text:p>408.96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08" calcext:value-type="float">
            <text:p>408</text:p>
          </table:table-cell>
          <table:table-cell office:value-type="float" office:value="422320" calcext:value-type="float">
            <text:p>422320</text:p>
          </table:table-cell>
          <table:table-cell table:style-name="ce1" office:value-type="float" office:value="287356" calcext:value-type="float">
            <text:p>287356</text:p>
          </table:table-cell>
          <table:table-cell/>
          <table:table-cell table:formula="of:=[.I140]*[.$M$59]*0.75/64500" office:value-type="float" office:value="638.390697674419" calcext:value-type="float">
            <text:p>638.390697674419</text:p>
          </table:table-cell>
          <table:table-cell table:formula="of:=[.J140]*[.$M$59]*0.75/64500" office:value-type="float" office:value="434.375348837209" calcext:value-type="float">
            <text:p>434.37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10" calcext:value-type="float">
            <text:p>410</text:p>
          </table:table-cell>
          <table:table-cell office:value-type="float" office:value="466840" calcext:value-type="float">
            <text:p>466840</text:p>
          </table:table-cell>
          <table:table-cell table:style-name="ce1" office:value-type="float" office:value="303956" calcext:value-type="float">
            <text:p>303956</text:p>
          </table:table-cell>
          <table:table-cell/>
          <table:table-cell table:formula="of:=[.I141]*[.$M$59]*0.75/64500" office:value-type="float" office:value="705.688372093023" calcext:value-type="float">
            <text:p>705.688372093023</text:p>
          </table:table-cell>
          <table:table-cell table:formula="of:=[.J141]*[.$M$59]*0.75/64500" office:value-type="float" office:value="459.468372093023" calcext:value-type="float">
            <text:p>459.46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12" calcext:value-type="float">
            <text:p>412</text:p>
          </table:table-cell>
          <table:table-cell office:value-type="float" office:value="500200" calcext:value-type="float">
            <text:p>500200</text:p>
          </table:table-cell>
          <table:table-cell table:style-name="ce1" office:value-type="float" office:value="321344" calcext:value-type="float">
            <text:p>321344</text:p>
          </table:table-cell>
          <table:table-cell/>
          <table:table-cell table:formula="of:=[.I142]*[.$M$59]*0.75/64500" office:value-type="float" office:value="756.116279069767" calcext:value-type="float">
            <text:p>756.116279069767</text:p>
          </table:table-cell>
          <table:table-cell table:formula="of:=[.J142]*[.$M$59]*0.75/64500" office:value-type="float" office:value="485.752558139535" calcext:value-type="float">
            <text:p>485.75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14" calcext:value-type="float">
            <text:p>414</text:p>
          </table:table-cell>
          <table:table-cell office:value-type="float" office:value="524280" calcext:value-type="float">
            <text:p>524280</text:p>
          </table:table-cell>
          <table:table-cell table:style-name="ce1" office:value-type="float" office:value="342596" calcext:value-type="float">
            <text:p>342596</text:p>
          </table:table-cell>
          <table:table-cell/>
          <table:table-cell table:formula="of:=[.I143]*[.$M$59]*0.75/64500" office:value-type="float" office:value="792.516279069767" calcext:value-type="float">
            <text:p>792.516279069767</text:p>
          </table:table-cell>
          <table:table-cell table:formula="of:=[.J143]*[.$M$59]*0.75/64500" office:value-type="float" office:value="517.877674418605" calcext:value-type="float">
            <text:p>517.87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16" calcext:value-type="float">
            <text:p>416</text:p>
          </table:table-cell>
          <table:table-cell office:value-type="float" office:value="521880" calcext:value-type="float">
            <text:p>521880</text:p>
          </table:table-cell>
          <table:table-cell table:style-name="ce1" office:value-type="float" office:value="363848" calcext:value-type="float">
            <text:p>363848</text:p>
          </table:table-cell>
          <table:table-cell/>
          <table:table-cell table:formula="of:=[.I144]*[.$M$59]*0.75/64500" office:value-type="float" office:value="788.888372093023" calcext:value-type="float">
            <text:p>788.888372093023</text:p>
          </table:table-cell>
          <table:table-cell table:formula="of:=[.J144]*[.$M$59]*0.75/64500" office:value-type="float" office:value="550.002790697674" calcext:value-type="float">
            <text:p>550.00279069767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18" calcext:value-type="float">
            <text:p>418</text:p>
          </table:table-cell>
          <table:table-cell office:value-type="float" office:value="515520" calcext:value-type="float">
            <text:p>515520</text:p>
          </table:table-cell>
          <table:table-cell table:style-name="ce1" office:value-type="float" office:value="385680" calcext:value-type="float">
            <text:p>385680</text:p>
          </table:table-cell>
          <table:table-cell/>
          <table:table-cell table:formula="of:=[.I145]*[.$M$59]*0.75/64500" office:value-type="float" office:value="779.274418604651" calcext:value-type="float">
            <text:p>779.274418604651</text:p>
          </table:table-cell>
          <table:table-cell table:formula="of:=[.J145]*[.$M$59]*0.75/64500" office:value-type="float" office:value="583.004651162791" calcext:value-type="float">
            <text:p>583.00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20" calcext:value-type="float">
            <text:p>420</text:p>
          </table:table-cell>
          <table:table-cell office:value-type="float" office:value="480360" calcext:value-type="float">
            <text:p>480360</text:p>
          </table:table-cell>
          <table:table-cell table:style-name="ce1" office:value-type="float" office:value="407560" calcext:value-type="float">
            <text:p>407560</text:p>
          </table:table-cell>
          <table:table-cell/>
          <table:table-cell table:formula="of:=[.I146]*[.$M$59]*0.75/64500" office:value-type="float" office:value="726.125581395349" calcext:value-type="float">
            <text:p>726.125581395349</text:p>
          </table:table-cell>
          <table:table-cell table:formula="of:=[.J146]*[.$M$59]*0.75/64500" office:value-type="float" office:value="616.079069767442" calcext:value-type="float">
            <text:p>616.07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22" calcext:value-type="float">
            <text:p>422</text:p>
          </table:table-cell>
          <table:table-cell office:value-type="float" office:value="431880" calcext:value-type="float">
            <text:p>431880</text:p>
          </table:table-cell>
          <table:table-cell table:style-name="ce1" office:value-type="float" office:value="429880" calcext:value-type="float">
            <text:p>429880</text:p>
          </table:table-cell>
          <table:table-cell/>
          <table:table-cell table:formula="of:=[.I147]*[.$M$59]*0.75/64500" office:value-type="float" office:value="652.841860465116" calcext:value-type="float">
            <text:p>652.841860465116</text:p>
          </table:table-cell>
          <table:table-cell table:formula="of:=[.J147]*[.$M$59]*0.75/64500" office:value-type="float" office:value="649.818604651163" calcext:value-type="float">
            <text:p>649.81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24" calcext:value-type="float">
            <text:p>424</text:p>
          </table:table-cell>
          <table:table-cell office:value-type="float" office:value="376236" calcext:value-type="float">
            <text:p>376236</text:p>
          </table:table-cell>
          <table:table-cell table:style-name="ce1" office:value-type="float" office:value="461200" calcext:value-type="float">
            <text:p>461200</text:p>
          </table:table-cell>
          <table:table-cell/>
          <table:table-cell table:formula="of:=[.I148]*[.$M$59]*0.75/64500" office:value-type="float" office:value="568.728837209302" calcext:value-type="float">
            <text:p>568.728837209302</text:p>
          </table:table-cell>
          <table:table-cell table:formula="of:=[.J148]*[.$M$59]*0.75/64500" office:value-type="float" office:value="697.162790697674" calcext:value-type="float">
            <text:p>697.16279069767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26" calcext:value-type="float">
            <text:p>426</text:p>
          </table:table-cell>
          <table:table-cell office:value-type="float" office:value="326032" calcext:value-type="float">
            <text:p>326032</text:p>
          </table:table-cell>
          <table:table-cell table:style-name="ce1" office:value-type="float" office:value="481840" calcext:value-type="float">
            <text:p>481840</text:p>
          </table:table-cell>
          <table:table-cell/>
          <table:table-cell table:formula="of:=[.I149]*[.$M$59]*0.75/64500" office:value-type="float" office:value="492.839069767442" calcext:value-type="float">
            <text:p>492.839069767442</text:p>
          </table:table-cell>
          <table:table-cell table:formula="of:=[.J149]*[.$M$59]*0.75/64500" office:value-type="float" office:value="728.362790697674" calcext:value-type="float">
            <text:p>728.36279069767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28" calcext:value-type="float">
            <text:p>428</text:p>
          </table:table-cell>
          <table:table-cell office:value-type="float" office:value="283112" calcext:value-type="float">
            <text:p>283112</text:p>
          </table:table-cell>
          <table:table-cell table:style-name="ce1" office:value-type="float" office:value="500840" calcext:value-type="float">
            <text:p>500840</text:p>
          </table:table-cell>
          <table:table-cell/>
          <table:table-cell table:formula="of:=[.I150]*[.$M$59]*0.75/64500" office:value-type="float" office:value="427.96" calcext:value-type="float">
            <text:p>427.96</text:p>
          </table:table-cell>
          <table:table-cell table:formula="of:=[.J150]*[.$M$59]*0.75/64500" office:value-type="float" office:value="757.083720930233" calcext:value-type="float">
            <text:p>757.08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30" calcext:value-type="float">
            <text:p>430</text:p>
          </table:table-cell>
          <table:table-cell office:value-type="float" office:value="246072" calcext:value-type="float">
            <text:p>246072</text:p>
          </table:table-cell>
          <table:table-cell table:style-name="ce1" office:value-type="float" office:value="528600" calcext:value-type="float">
            <text:p>528600</text:p>
          </table:table-cell>
          <table:table-cell/>
          <table:table-cell table:formula="of:=[.I151]*[.$M$59]*0.75/64500" office:value-type="float" office:value="371.969302325581" calcext:value-type="float">
            <text:p>371.969302325581</text:p>
          </table:table-cell>
          <table:table-cell table:formula="of:=[.J151]*[.$M$59]*0.75/64500" office:value-type="float" office:value="799.046511627907" calcext:value-type="float">
            <text:p>799.04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32" calcext:value-type="float">
            <text:p>432</text:p>
          </table:table-cell>
          <table:table-cell office:value-type="float" office:value="214120" calcext:value-type="float">
            <text:p>214120</text:p>
          </table:table-cell>
          <table:table-cell table:style-name="ce1" office:value-type="float" office:value="552160" calcext:value-type="float">
            <text:p>552160</text:p>
          </table:table-cell>
          <table:table-cell/>
          <table:table-cell table:formula="of:=[.I152]*[.$M$59]*0.75/64500" office:value-type="float" office:value="323.66976744186" calcext:value-type="float">
            <text:p>323.66976744186</text:p>
          </table:table-cell>
          <table:table-cell table:formula="of:=[.J152]*[.$M$59]*0.75/64500" office:value-type="float" office:value="834.660465116279" calcext:value-type="float">
            <text:p>834.6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34" calcext:value-type="float">
            <text:p>434</text:p>
          </table:table-cell>
          <table:table-cell office:value-type="float" office:value="165332" calcext:value-type="float">
            <text:p>165332</text:p>
          </table:table-cell>
          <table:table-cell table:style-name="ce1" office:value-type="float" office:value="552160" calcext:value-type="float">
            <text:p>552160</text:p>
          </table:table-cell>
          <table:table-cell/>
          <table:table-cell table:formula="of:=[.I153]*[.$M$59]*0.75/64500" office:value-type="float" office:value="249.920465116279" calcext:value-type="float">
            <text:p>249.920465116279</text:p>
          </table:table-cell>
          <table:table-cell table:formula="of:=[.J153]*[.$M$59]*0.75/64500" office:value-type="float" office:value="834.660465116279" calcext:value-type="float">
            <text:p>834.6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36" calcext:value-type="float">
            <text:p>436</text:p>
          </table:table-cell>
          <table:table-cell office:value-type="float" office:value="132820" calcext:value-type="float">
            <text:p>132820</text:p>
          </table:table-cell>
          <table:table-cell table:style-name="ce1" office:value-type="float" office:value="547040" calcext:value-type="float">
            <text:p>547040</text:p>
          </table:table-cell>
          <table:table-cell/>
          <table:table-cell table:formula="of:=[.I154]*[.$M$59]*0.75/64500" office:value-type="float" office:value="200.774418604651" calcext:value-type="float">
            <text:p>200.774418604651</text:p>
          </table:table-cell>
          <table:table-cell table:formula="of:=[.J154]*[.$M$59]*0.75/64500" office:value-type="float" office:value="826.920930232558" calcext:value-type="float">
            <text:p>826.92093023255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38" calcext:value-type="float">
            <text:p>438</text:p>
          </table:table-cell>
          <table:table-cell office:value-type="float" office:value="119140" calcext:value-type="float">
            <text:p>119140</text:p>
          </table:table-cell>
          <table:table-cell table:style-name="ce1" office:value-type="float" office:value="501560" calcext:value-type="float">
            <text:p>501560</text:p>
          </table:table-cell>
          <table:table-cell/>
          <table:table-cell table:formula="of:=[.I155]*[.$M$59]*0.75/64500" office:value-type="float" office:value="180.095348837209" calcext:value-type="float">
            <text:p>180.095348837209</text:p>
          </table:table-cell>
          <table:table-cell table:formula="of:=[.J155]*[.$M$59]*0.75/64500" office:value-type="float" office:value="758.172093023256" calcext:value-type="float">
            <text:p>758.17209302325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40" calcext:value-type="float">
            <text:p>440</text:p>
          </table:table-cell>
          <table:table-cell office:value-type="float" office:value="102580" calcext:value-type="float">
            <text:p>102580</text:p>
          </table:table-cell>
          <table:table-cell table:style-name="ce1" office:value-type="float" office:value="413280" calcext:value-type="float">
            <text:p>413280</text:p>
          </table:table-cell>
          <table:table-cell/>
          <table:table-cell table:formula="of:=[.I156]*[.$M$59]*0.75/64500" office:value-type="float" office:value="155.062790697674" calcext:value-type="float">
            <text:p>155.062790697674</text:p>
          </table:table-cell>
          <table:table-cell table:formula="of:=[.J156]*[.$M$59]*0.75/64500" office:value-type="float" office:value="624.725581395349" calcext:value-type="float">
            <text:p>624.72558139534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42" calcext:value-type="float">
            <text:p>442</text:p>
          </table:table-cell>
          <table:table-cell office:value-type="float" office:value="92780" calcext:value-type="float">
            <text:p>92780</text:p>
          </table:table-cell>
          <table:table-cell table:style-name="ce1" office:value-type="float" office:value="363240" calcext:value-type="float">
            <text:p>363240</text:p>
          </table:table-cell>
          <table:table-cell/>
          <table:table-cell table:formula="of:=[.I157]*[.$M$59]*0.75/64500" office:value-type="float" office:value="140.248837209302" calcext:value-type="float">
            <text:p>140.248837209302</text:p>
          </table:table-cell>
          <table:table-cell table:formula="of:=[.J157]*[.$M$59]*0.75/64500" office:value-type="float" office:value="549.083720930233" calcext:value-type="float">
            <text:p>549.08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44" calcext:value-type="float">
            <text:p>444</text:p>
          </table:table-cell>
          <table:table-cell office:value-type="float" office:value="81444" calcext:value-type="float">
            <text:p>81444</text:p>
          </table:table-cell>
          <table:table-cell table:style-name="ce1" office:value-type="float" office:value="282724" calcext:value-type="float">
            <text:p>282724</text:p>
          </table:table-cell>
          <table:table-cell/>
          <table:table-cell table:formula="of:=[.I158]*[.$M$59]*0.75/64500" office:value-type="float" office:value="123.113023255814" calcext:value-type="float">
            <text:p>123.113023255814</text:p>
          </table:table-cell>
          <table:table-cell table:formula="of:=[.J158]*[.$M$59]*0.75/64500" office:value-type="float" office:value="427.373488372093" calcext:value-type="float">
            <text:p>427.37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46" calcext:value-type="float">
            <text:p>446</text:p>
          </table:table-cell>
          <table:table-cell office:value-type="float" office:value="76324" calcext:value-type="float">
            <text:p>76324</text:p>
          </table:table-cell>
          <table:table-cell table:style-name="ce1" office:value-type="float" office:value="237224" calcext:value-type="float">
            <text:p>237224</text:p>
          </table:table-cell>
          <table:table-cell/>
          <table:table-cell table:formula="of:=[.I159]*[.$M$59]*0.75/64500" office:value-type="float" office:value="115.373488372093" calcext:value-type="float">
            <text:p>115.373488372093</text:p>
          </table:table-cell>
          <table:table-cell table:formula="of:=[.J159]*[.$M$59]*0.75/64500" office:value-type="float" office:value="358.594418604651" calcext:value-type="float">
            <text:p>358.59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48" calcext:value-type="float">
            <text:p>448</text:p>
          </table:table-cell>
          <table:table-cell office:value-type="float" office:value="67044" calcext:value-type="float">
            <text:p>67044</text:p>
          </table:table-cell>
          <table:table-cell table:style-name="ce1" office:value-type="float" office:value="173320" calcext:value-type="float">
            <text:p>173320</text:p>
          </table:table-cell>
          <table:table-cell/>
          <table:table-cell table:formula="of:=[.I160]*[.$M$59]*0.75/64500" office:value-type="float" office:value="101.345581395349" calcext:value-type="float">
            <text:p>101.345581395349</text:p>
          </table:table-cell>
          <table:table-cell table:formula="of:=[.J160]*[.$M$59]*0.75/64500" office:value-type="float" office:value="261.995348837209" calcext:value-type="float">
            <text:p>261.995348837209</text:p>
          </table:table-cell>
          <table:table-cell table:number-columns-repeated="51"/>
        </table:table-row>
        <table:table-row table:style-name="ro1">
          <table:table-cell table:style-name="ce2"/>
          <table:table-cell table:style-name="ce4" table:number-columns-repeated="6"/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62816" calcext:value-type="float">
            <text:p>62816</text:p>
          </table:table-cell>
          <table:table-cell table:style-name="ce2" office:value-type="float" office:value="103292" calcext:value-type="float">
            <text:p>103292</text:p>
          </table:table-cell>
          <table:table-cell table:style-name="ce4"/>
          <table:table-cell table:style-name="ce4" table:formula="of:=[.I161]*[.$M$59]*0.75/64500" office:value-type="float" office:value="94.9544186046512" calcext:value-type="float">
            <text:p>94.9544186046512</text:p>
          </table:table-cell>
          <table:table-cell table:style-name="ce4" table:formula="of:=[.J161]*[.$M$59]*0.75/64500" office:value-type="float" office:value="156.139069767442" calcext:value-type="float">
            <text:p>156.139069767442</text:p>
          </table:table-cell>
          <table:table-cell table:style-name="ce4"/>
          <table:table-cell table:style-name="ce2"/>
          <table:table-cell table:style-name="ce4" table:number-columns-repeated="6"/>
          <table:table-cell table:style-name="ce2"/>
          <table:table-cell table:style-name="ce4" table:number-columns-repeated="42"/>
        </table:table-row>
        <table:table-row table:style-name="ro1">
          <table:table-cell table:number-columns-repeated="7"/>
          <table:table-cell table:style-name="Default" office:value-type="float" office:value="452" calcext:value-type="float">
            <text:p>452</text:p>
          </table:table-cell>
          <table:table-cell office:value-type="float" office:value="58864" calcext:value-type="float">
            <text:p>58864</text:p>
          </table:table-cell>
          <table:table-cell table:style-name="ce1" office:value-type="float" office:value="62640" calcext:value-type="float">
            <text:p>62640</text:p>
          </table:table-cell>
          <table:table-cell/>
          <table:table-cell table:formula="of:=[.I162]*[.$M$59]*0.75/64500" office:value-type="float" office:value="88.9804651162791" calcext:value-type="float">
            <text:p>88.9804651162791</text:p>
          </table:table-cell>
          <table:table-cell table:formula="of:=[.J162]*[.$M$59]*0.75/64500" office:value-type="float" office:value="94.6883720930233" calcext:value-type="float">
            <text:p>94.688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54" calcext:value-type="float">
            <text:p>454</text:p>
          </table:table-cell>
          <table:table-cell office:value-type="float" office:value="53552" calcext:value-type="float">
            <text:p>53552</text:p>
          </table:table-cell>
          <table:table-cell table:style-name="ce1" office:value-type="float" office:value="36170" calcext:value-type="float">
            <text:p>36170</text:p>
          </table:table-cell>
          <table:table-cell/>
          <table:table-cell table:formula="of:=[.I163]*[.$M$59]*0.75/64500" office:value-type="float" office:value="80.9506976744186" calcext:value-type="float">
            <text:p>80.9506976744186</text:p>
          </table:table-cell>
          <table:table-cell table:formula="of:=[.J163]*[.$M$59]*0.75/64500" office:value-type="float" office:value="54.6755813953488" calcext:value-type="float">
            <text:p>54.675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56" calcext:value-type="float">
            <text:p>456</text:p>
          </table:table-cell>
          <table:table-cell office:value-type="float" office:value="49496" calcext:value-type="float">
            <text:p>49496</text:p>
          </table:table-cell>
          <table:table-cell table:style-name="ce1" office:value-type="float" office:value="30698.8" calcext:value-type="float">
            <text:p>30698.8</text:p>
          </table:table-cell>
          <table:table-cell/>
          <table:table-cell table:formula="of:=[.I164]*[.$M$59]*0.75/64500" office:value-type="float" office:value="74.8195348837209" calcext:value-type="float">
            <text:p>74.8195348837209</text:p>
          </table:table-cell>
          <table:table-cell table:formula="of:=[.J164]*[.$M$59]*0.75/64500" office:value-type="float" office:value="46.4051627906977" calcext:value-type="float">
            <text:p>46.405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58" calcext:value-type="float">
            <text:p>458</text:p>
          </table:table-cell>
          <table:table-cell office:value-type="float" office:value="47496" calcext:value-type="float">
            <text:p>47496</text:p>
          </table:table-cell>
          <table:table-cell table:style-name="ce1" office:value-type="float" office:value="25886.4" calcext:value-type="float">
            <text:p>25886.4</text:p>
          </table:table-cell>
          <table:table-cell/>
          <table:table-cell table:formula="of:=[.I165]*[.$M$59]*0.75/64500" office:value-type="float" office:value="71.7962790697674" calcext:value-type="float">
            <text:p>71.7962790697674</text:p>
          </table:table-cell>
          <table:table-cell table:formula="of:=[.J165]*[.$M$59]*0.75/64500" office:value-type="float" office:value="39.1306046511628" calcext:value-type="float">
            <text:p>39.130604651162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60" calcext:value-type="float">
            <text:p>460</text:p>
          </table:table-cell>
          <table:table-cell office:value-type="float" office:value="44480" calcext:value-type="float">
            <text:p>44480</text:p>
          </table:table-cell>
          <table:table-cell table:style-name="ce1" office:value-type="float" office:value="23388.8" calcext:value-type="float">
            <text:p>23388.8</text:p>
          </table:table-cell>
          <table:table-cell/>
          <table:table-cell table:formula="of:=[.I166]*[.$M$59]*0.75/64500" office:value-type="float" office:value="67.2372093023256" calcext:value-type="float">
            <text:p>67.2372093023256</text:p>
          </table:table-cell>
          <table:table-cell table:formula="of:=[.J166]*[.$M$59]*0.75/64500" office:value-type="float" office:value="35.3551627906977" calcext:value-type="float">
            <text:p>35.355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62" calcext:value-type="float">
            <text:p>462</text:p>
          </table:table-cell>
          <table:table-cell office:value-type="float" office:value="41320" calcext:value-type="float">
            <text:p>41320</text:p>
          </table:table-cell>
          <table:table-cell table:style-name="ce1" office:value-type="float" office:value="20891.2" calcext:value-type="float">
            <text:p>20891.2</text:p>
          </table:table-cell>
          <table:table-cell/>
          <table:table-cell table:formula="of:=[.I167]*[.$M$59]*0.75/64500" office:value-type="float" office:value="62.4604651162791" calcext:value-type="float">
            <text:p>62.4604651162791</text:p>
          </table:table-cell>
          <table:table-cell table:formula="of:=[.J167]*[.$M$59]*0.75/64500" office:value-type="float" office:value="31.5797209302326" calcext:value-type="float">
            <text:p>31.579720930232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64" calcext:value-type="float">
            <text:p>464</text:p>
          </table:table-cell>
          <table:table-cell office:value-type="float" office:value="39807.2" calcext:value-type="float">
            <text:p>39807.2</text:p>
          </table:table-cell>
          <table:table-cell table:style-name="ce1" office:value-type="float" office:value="19260.8" calcext:value-type="float">
            <text:p>19260.8</text:p>
          </table:table-cell>
          <table:table-cell/>
          <table:table-cell table:formula="of:=[.I168]*[.$M$59]*0.75/64500" office:value-type="float" office:value="60.1736744186047" calcext:value-type="float">
            <text:p>60.1736744186047</text:p>
          </table:table-cell>
          <table:table-cell table:formula="of:=[.J168]*[.$M$59]*0.75/64500" office:value-type="float" office:value="29.1151627906977" calcext:value-type="float">
            <text:p>29.115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66" calcext:value-type="float">
            <text:p>466</text:p>
          </table:table-cell>
          <table:table-cell office:value-type="float" office:value="37073.2" calcext:value-type="float">
            <text:p>37073.2</text:p>
          </table:table-cell>
          <table:table-cell table:style-name="ce1" office:value-type="float" office:value="18142.4" calcext:value-type="float">
            <text:p>18142.4</text:p>
          </table:table-cell>
          <table:table-cell/>
          <table:table-cell table:formula="of:=[.I169]*[.$M$59]*0.75/64500" office:value-type="float" office:value="56.0408837209302" calcext:value-type="float">
            <text:p>56.0408837209302</text:p>
          </table:table-cell>
          <table:table-cell table:formula="of:=[.J169]*[.$M$59]*0.75/64500" office:value-type="float" office:value="27.4245581395349" calcext:value-type="float">
            <text:p>27.424558139534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68" calcext:value-type="float">
            <text:p>468</text:p>
          </table:table-cell>
          <table:table-cell office:value-type="float" office:value="34870.8" calcext:value-type="float">
            <text:p>34870.8</text:p>
          </table:table-cell>
          <table:table-cell table:style-name="ce1" office:value-type="float" office:value="17025.6" calcext:value-type="float">
            <text:p>17025.6</text:p>
          </table:table-cell>
          <table:table-cell/>
          <table:table-cell table:formula="of:=[.I170]*[.$M$59]*0.75/64500" office:value-type="float" office:value="52.7116744186047" calcext:value-type="float">
            <text:p>52.7116744186047</text:p>
          </table:table-cell>
          <table:table-cell table:formula="of:=[.J170]*[.$M$59]*0.75/64500" office:value-type="float" office:value="25.7363720930233" calcext:value-type="float">
            <text:p>25.736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70" calcext:value-type="float">
            <text:p>470</text:p>
          </table:table-cell>
          <table:table-cell office:value-type="float" office:value="33209.2" calcext:value-type="float">
            <text:p>33209.2</text:p>
          </table:table-cell>
          <table:table-cell table:style-name="ce1" office:value-type="float" office:value="16156.4" calcext:value-type="float">
            <text:p>16156.4</text:p>
          </table:table-cell>
          <table:table-cell/>
          <table:table-cell table:formula="of:=[.I171]*[.$M$59]*0.75/64500" office:value-type="float" office:value="50.1999534883721" calcext:value-type="float">
            <text:p>50.1999534883721</text:p>
          </table:table-cell>
          <table:table-cell table:formula="of:=[.J171]*[.$M$59]*0.75/64500" office:value-type="float" office:value="24.4224651162791" calcext:value-type="float">
            <text:p>24.422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72" calcext:value-type="float">
            <text:p>472</text:p>
          </table:table-cell>
          <table:table-cell office:value-type="float" office:value="31620" calcext:value-type="float">
            <text:p>31620</text:p>
          </table:table-cell>
          <table:table-cell table:style-name="ce1" office:value-type="float" office:value="15310" calcext:value-type="float">
            <text:p>15310</text:p>
          </table:table-cell>
          <table:table-cell/>
          <table:table-cell table:formula="of:=[.I172]*[.$M$59]*0.75/64500" office:value-type="float" office:value="47.7976744186047" calcext:value-type="float">
            <text:p>47.7976744186047</text:p>
          </table:table-cell>
          <table:table-cell table:formula="of:=[.J172]*[.$M$59]*0.75/64500" office:value-type="float" office:value="23.143023255814" calcext:value-type="float">
            <text:p>23.143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74" calcext:value-type="float">
            <text:p>474</text:p>
          </table:table-cell>
          <table:table-cell office:value-type="float" office:value="30113.6" calcext:value-type="float">
            <text:p>30113.6</text:p>
          </table:table-cell>
          <table:table-cell table:style-name="ce1" office:value-type="float" office:value="15048.4" calcext:value-type="float">
            <text:p>15048.4</text:p>
          </table:table-cell>
          <table:table-cell/>
          <table:table-cell table:formula="of:=[.I173]*[.$M$59]*0.75/64500" office:value-type="float" office:value="45.5205581395349" calcext:value-type="float">
            <text:p>45.5205581395349</text:p>
          </table:table-cell>
          <table:table-cell table:formula="of:=[.J173]*[.$M$59]*0.75/64500" office:value-type="float" office:value="22.7475813953488" calcext:value-type="float">
            <text:p>22.747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76" calcext:value-type="float">
            <text:p>476</text:p>
          </table:table-cell>
          <table:table-cell office:value-type="float" office:value="28850.8" calcext:value-type="float">
            <text:p>28850.8</text:p>
          </table:table-cell>
          <table:table-cell table:style-name="ce1" office:value-type="float" office:value="14792.8" calcext:value-type="float">
            <text:p>14792.8</text:p>
          </table:table-cell>
          <table:table-cell/>
          <table:table-cell table:formula="of:=[.I174]*[.$M$59]*0.75/64500" office:value-type="float" office:value="43.6116744186047" calcext:value-type="float">
            <text:p>43.6116744186047</text:p>
          </table:table-cell>
          <table:table-cell table:formula="of:=[.J174]*[.$M$59]*0.75/64500" office:value-type="float" office:value="22.3612093023256" calcext:value-type="float">
            <text:p>22.361209302325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78" calcext:value-type="float">
            <text:p>478</text:p>
          </table:table-cell>
          <table:table-cell office:value-type="float" office:value="27718" calcext:value-type="float">
            <text:p>27718</text:p>
          </table:table-cell>
          <table:table-cell table:style-name="ce1" office:value-type="float" office:value="14657.2" calcext:value-type="float">
            <text:p>14657.2</text:p>
          </table:table-cell>
          <table:table-cell/>
          <table:table-cell table:formula="of:=[.I175]*[.$M$59]*0.75/64500" office:value-type="float" office:value="41.8993023255814" calcext:value-type="float">
            <text:p>41.8993023255814</text:p>
          </table:table-cell>
          <table:table-cell table:formula="of:=[.J175]*[.$M$59]*0.75/64500" office:value-type="float" office:value="22.1562325581395" calcext:value-type="float">
            <text:p>22.156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80" calcext:value-type="float">
            <text:p>480</text:p>
          </table:table-cell>
          <table:table-cell office:value-type="float" office:value="26629.2" calcext:value-type="float">
            <text:p>26629.2</text:p>
          </table:table-cell>
          <table:table-cell table:style-name="ce1" office:value-type="float" office:value="14550" calcext:value-type="float">
            <text:p>14550</text:p>
          </table:table-cell>
          <table:table-cell/>
          <table:table-cell table:formula="of:=[.I176]*[.$M$59]*0.75/64500" office:value-type="float" office:value="40.2534418604651" calcext:value-type="float">
            <text:p>40.2534418604651</text:p>
          </table:table-cell>
          <table:table-cell table:formula="of:=[.J176]*[.$M$59]*0.75/64500" office:value-type="float" office:value="21.9941860465116" calcext:value-type="float">
            <text:p>21.994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82" calcext:value-type="float">
            <text:p>482</text:p>
          </table:table-cell>
          <table:table-cell office:value-type="float" office:value="25701.6" calcext:value-type="float">
            <text:p>25701.6</text:p>
          </table:table-cell>
          <table:table-cell table:style-name="ce1" office:value-type="float" office:value="14881.2" calcext:value-type="float">
            <text:p>14881.2</text:p>
          </table:table-cell>
          <table:table-cell/>
          <table:table-cell table:formula="of:=[.I177]*[.$M$59]*0.75/64500" office:value-type="float" office:value="38.8512558139535" calcext:value-type="float">
            <text:p>38.8512558139535</text:p>
          </table:table-cell>
          <table:table-cell table:formula="of:=[.J177]*[.$M$59]*0.75/64500" office:value-type="float" office:value="22.4948372093023" calcext:value-type="float">
            <text:p>22.494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84" calcext:value-type="float">
            <text:p>484</text:p>
          </table:table-cell>
          <table:table-cell office:value-type="float" office:value="25180.4" calcext:value-type="float">
            <text:p>25180.4</text:p>
          </table:table-cell>
          <table:table-cell table:style-name="ce1" office:value-type="float" office:value="15212.4" calcext:value-type="float">
            <text:p>15212.4</text:p>
          </table:table-cell>
          <table:table-cell/>
          <table:table-cell table:formula="of:=[.I178]*[.$M$59]*0.75/64500" office:value-type="float" office:value="38.0633953488372" calcext:value-type="float">
            <text:p>38.0633953488372</text:p>
          </table:table-cell>
          <table:table-cell table:formula="of:=[.J178]*[.$M$59]*0.75/64500" office:value-type="float" office:value="22.995488372093" calcext:value-type="float">
            <text:p>22.995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86" calcext:value-type="float">
            <text:p>486</text:p>
          </table:table-cell>
          <table:table-cell office:value-type="float" office:value="24669.6" calcext:value-type="float">
            <text:p>24669.6</text:p>
          </table:table-cell>
          <table:table-cell table:style-name="ce1" office:value-type="float" office:value="15543.6" calcext:value-type="float">
            <text:p>15543.6</text:p>
          </table:table-cell>
          <table:table-cell/>
          <table:table-cell table:formula="of:=[.I179]*[.$M$59]*0.75/64500" office:value-type="float" office:value="37.2912558139535" calcext:value-type="float">
            <text:p>37.2912558139535</text:p>
          </table:table-cell>
          <table:table-cell table:formula="of:=[.J179]*[.$M$59]*0.75/64500" office:value-type="float" office:value="23.4961395348837" calcext:value-type="float">
            <text:p>23.496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88" calcext:value-type="float">
            <text:p>488</text:p>
          </table:table-cell>
          <table:table-cell office:value-type="float" office:value="24174.8" calcext:value-type="float">
            <text:p>24174.8</text:p>
          </table:table-cell>
          <table:table-cell table:style-name="ce1" office:value-type="float" office:value="15898" calcext:value-type="float">
            <text:p>15898</text:p>
          </table:table-cell>
          <table:table-cell/>
          <table:table-cell table:formula="of:=[.I180]*[.$M$59]*0.75/64500" office:value-type="float" office:value="36.5433023255814" calcext:value-type="float">
            <text:p>36.5433023255814</text:p>
          </table:table-cell>
          <table:table-cell table:formula="of:=[.J180]*[.$M$59]*0.75/64500" office:value-type="float" office:value="24.0318604651163" calcext:value-type="float">
            <text:p>24.031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90" calcext:value-type="float">
            <text:p>490</text:p>
          </table:table-cell>
          <table:table-cell office:value-type="float" office:value="23684.4" calcext:value-type="float">
            <text:p>23684.4</text:p>
          </table:table-cell>
          <table:table-cell table:style-name="ce1" office:value-type="float" office:value="16684" calcext:value-type="float">
            <text:p>16684</text:p>
          </table:table-cell>
          <table:table-cell/>
          <table:table-cell table:formula="of:=[.I181]*[.$M$59]*0.75/64500" office:value-type="float" office:value="35.802" calcext:value-type="float">
            <text:p>35.802</text:p>
          </table:table-cell>
          <table:table-cell table:formula="of:=[.J181]*[.$M$59]*0.75/64500" office:value-type="float" office:value="25.22" calcext:value-type="float">
            <text:p>25.2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92" calcext:value-type="float">
            <text:p>492</text:p>
          </table:table-cell>
          <table:table-cell office:value-type="float" office:value="23086.8" calcext:value-type="float">
            <text:p>23086.8</text:p>
          </table:table-cell>
          <table:table-cell table:style-name="ce1" office:value-type="float" office:value="17469.6" calcext:value-type="float">
            <text:p>17469.6</text:p>
          </table:table-cell>
          <table:table-cell/>
          <table:table-cell table:formula="of:=[.I182]*[.$M$59]*0.75/64500" office:value-type="float" office:value="34.8986511627907" calcext:value-type="float">
            <text:p>34.8986511627907</text:p>
          </table:table-cell>
          <table:table-cell table:formula="of:=[.J182]*[.$M$59]*0.75/64500" office:value-type="float" office:value="26.4075348837209" calcext:value-type="float">
            <text:p>26.407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94" calcext:value-type="float">
            <text:p>494</text:p>
          </table:table-cell>
          <table:table-cell office:value-type="float" office:value="22457.6" calcext:value-type="float">
            <text:p>22457.6</text:p>
          </table:table-cell>
          <table:table-cell table:style-name="ce1" office:value-type="float" office:value="18255.6" calcext:value-type="float">
            <text:p>18255.6</text:p>
          </table:table-cell>
          <table:table-cell/>
          <table:table-cell table:formula="of:=[.I183]*[.$M$59]*0.75/64500" office:value-type="float" office:value="33.9475348837209" calcext:value-type="float">
            <text:p>33.9475348837209</text:p>
          </table:table-cell>
          <table:table-cell table:formula="of:=[.J183]*[.$M$59]*0.75/64500" office:value-type="float" office:value="27.5956744186047" calcext:value-type="float">
            <text:p>27.595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96" calcext:value-type="float">
            <text:p>496</text:p>
          </table:table-cell>
          <table:table-cell office:value-type="float" office:value="21850.4" calcext:value-type="float">
            <text:p>21850.4</text:p>
          </table:table-cell>
          <table:table-cell table:style-name="ce1" office:value-type="float" office:value="19041.2" calcext:value-type="float">
            <text:p>19041.2</text:p>
          </table:table-cell>
          <table:table-cell/>
          <table:table-cell table:formula="of:=[.I184]*[.$M$59]*0.75/64500" office:value-type="float" office:value="33.0296744186046" calcext:value-type="float">
            <text:p>33.0296744186046</text:p>
          </table:table-cell>
          <table:table-cell table:formula="of:=[.J184]*[.$M$59]*0.75/64500" office:value-type="float" office:value="28.7832093023256" calcext:value-type="float">
            <text:p>28.783209302325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498" calcext:value-type="float">
            <text:p>498</text:p>
          </table:table-cell>
          <table:table-cell office:value-type="float" office:value="21260" calcext:value-type="float">
            <text:p>21260</text:p>
          </table:table-cell>
          <table:table-cell table:style-name="ce1" office:value-type="float" office:value="19891.2" calcext:value-type="float">
            <text:p>19891.2</text:p>
          </table:table-cell>
          <table:table-cell/>
          <table:table-cell table:formula="of:=[.I185]*[.$M$59]*0.75/64500" office:value-type="float" office:value="32.1372093023256" calcext:value-type="float">
            <text:p>32.1372093023256</text:p>
          </table:table-cell>
          <table:table-cell table:formula="of:=[.J185]*[.$M$59]*0.75/64500" office:value-type="float" office:value="30.0680930232558" calcext:value-type="float">
            <text:p>30.0680930232558</text:p>
          </table:table-cell>
          <table:table-cell table:number-columns-repeated="51"/>
        </table:table-row>
        <table:table-row table:style-name="ro1">
          <table:table-cell table:style-name="ce2"/>
          <table:table-cell table:style-name="ce4" table:number-columns-repeated="6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20932.8" calcext:value-type="float">
            <text:p>20932.8</text:p>
          </table:table-cell>
          <table:table-cell table:style-name="ce2" office:value-type="float" office:value="20862" calcext:value-type="float">
            <text:p>20862</text:p>
          </table:table-cell>
          <table:table-cell table:style-name="ce4"/>
          <table:table-cell table:style-name="ce4" table:formula="of:=[.I186]*[.$M$59]*0.75/64500" office:value-type="float" office:value="31.6426046511628" calcext:value-type="float">
            <text:p>31.6426046511628</text:p>
          </table:table-cell>
          <table:table-cell table:style-name="ce4" table:formula="of:=[.J186]*[.$M$59]*0.75/64500" office:value-type="float" office:value="31.5355813953488" calcext:value-type="float">
            <text:p>31.5355813953488</text:p>
          </table:table-cell>
          <table:table-cell table:style-name="ce4"/>
          <table:table-cell table:style-name="ce2" office:value-type="string" calcext:value-type="string">
            <text:p>ISOBESTIC</text:p>
          </table:table-cell>
          <table:table-cell table:style-name="ce4" table:number-columns-repeated="6"/>
          <table:table-cell table:style-name="ce2"/>
          <table:table-cell table:style-name="ce4" table:number-columns-repeated="42"/>
        </table:table-row>
        <table:table-row table:style-name="ro1">
          <table:table-cell table:number-columns-repeated="7"/>
          <table:table-cell table:style-name="Default" office:value-type="float" office:value="502" calcext:value-type="float">
            <text:p>502</text:p>
          </table:table-cell>
          <table:table-cell office:value-type="float" office:value="20596.4" calcext:value-type="float">
            <text:p>20596.4</text:p>
          </table:table-cell>
          <table:table-cell table:style-name="ce1" office:value-type="float" office:value="21832.8" calcext:value-type="float">
            <text:p>21832.8</text:p>
          </table:table-cell>
          <table:table-cell/>
          <table:table-cell table:formula="of:=[.I187]*[.$M$59]*0.75/64500" office:value-type="float" office:value="31.1340930232558" calcext:value-type="float">
            <text:p>31.1340930232558</text:p>
          </table:table-cell>
          <table:table-cell table:formula="of:=[.J187]*[.$M$59]*0.75/64500" office:value-type="float" office:value="33.0030697674419" calcext:value-type="float">
            <text:p>33.0030697674419</text:p>
          </table:table-cell>
          <table:table-cell/>
          <table:table-cell table:formula="of:=AVERAGE([.I186:.J186])" office:value-type="float" office:value="20897.4" calcext:value-type="float">
            <text:p>20897.4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Default" office:value-type="float" office:value="504" calcext:value-type="float">
            <text:p>504</text:p>
          </table:table-cell>
          <table:table-cell office:value-type="float" office:value="20418" calcext:value-type="float">
            <text:p>20418</text:p>
          </table:table-cell>
          <table:table-cell table:style-name="ce1" office:value-type="float" office:value="22803.6" calcext:value-type="float">
            <text:p>22803.6</text:p>
          </table:table-cell>
          <table:table-cell/>
          <table:table-cell table:formula="of:=[.I188]*[.$M$59]*0.75/64500" office:value-type="float" office:value="30.8644186046512" calcext:value-type="float">
            <text:p>30.8644186046512</text:p>
          </table:table-cell>
          <table:table-cell table:formula="of:=[.J188]*[.$M$59]*0.75/64500" office:value-type="float" office:value="34.4705581395349" calcext:value-type="float">
            <text:p>34.470558139534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06" calcext:value-type="float">
            <text:p>506</text:p>
          </table:table-cell>
          <table:table-cell office:value-type="float" office:value="19946" calcext:value-type="float">
            <text:p>19946</text:p>
          </table:table-cell>
          <table:table-cell table:style-name="ce1" office:value-type="float" office:value="23774.4" calcext:value-type="float">
            <text:p>23774.4</text:p>
          </table:table-cell>
          <table:table-cell/>
          <table:table-cell table:formula="of:=[.I189]*[.$M$59]*0.75/64500" office:value-type="float" office:value="30.1509302325581" calcext:value-type="float">
            <text:p>30.1509302325581</text:p>
          </table:table-cell>
          <table:table-cell table:formula="of:=[.J189]*[.$M$59]*0.75/64500" office:value-type="float" office:value="35.9380465116279" calcext:value-type="float">
            <text:p>35.938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08" calcext:value-type="float">
            <text:p>508</text:p>
          </table:table-cell>
          <table:table-cell office:value-type="float" office:value="19996" calcext:value-type="float">
            <text:p>19996</text:p>
          </table:table-cell>
          <table:table-cell table:style-name="ce1" office:value-type="float" office:value="24745.2" calcext:value-type="float">
            <text:p>24745.2</text:p>
          </table:table-cell>
          <table:table-cell/>
          <table:table-cell table:formula="of:=[.I190]*[.$M$59]*0.75/64500" office:value-type="float" office:value="30.226511627907" calcext:value-type="float">
            <text:p>30.226511627907</text:p>
          </table:table-cell>
          <table:table-cell table:formula="of:=[.J190]*[.$M$59]*0.75/64500" office:value-type="float" office:value="37.4055348837209" calcext:value-type="float">
            <text:p>37.405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10" calcext:value-type="float">
            <text:p>510</text:p>
          </table:table-cell>
          <table:table-cell office:value-type="float" office:value="20035.2" calcext:value-type="float">
            <text:p>20035.2</text:p>
          </table:table-cell>
          <table:table-cell table:style-name="ce1" office:value-type="float" office:value="25773.6" calcext:value-type="float">
            <text:p>25773.6</text:p>
          </table:table-cell>
          <table:table-cell/>
          <table:table-cell table:formula="of:=[.I191]*[.$M$59]*0.75/64500" office:value-type="float" office:value="30.2857674418605" calcext:value-type="float">
            <text:p>30.2857674418605</text:p>
          </table:table-cell>
          <table:table-cell table:formula="of:=[.J191]*[.$M$59]*0.75/64500" office:value-type="float" office:value="38.9600930232558" calcext:value-type="float">
            <text:p>38.960093023255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12" calcext:value-type="float">
            <text:p>512</text:p>
          </table:table-cell>
          <table:table-cell office:value-type="float" office:value="20150.4" calcext:value-type="float">
            <text:p>20150.4</text:p>
          </table:table-cell>
          <table:table-cell table:style-name="ce1" office:value-type="float" office:value="26936.8" calcext:value-type="float">
            <text:p>26936.8</text:p>
          </table:table-cell>
          <table:table-cell/>
          <table:table-cell table:formula="of:=[.I192]*[.$M$59]*0.75/64500" office:value-type="float" office:value="30.4599069767442" calcext:value-type="float">
            <text:p>30.4599069767442</text:p>
          </table:table-cell>
          <table:table-cell table:formula="of:=[.J192]*[.$M$59]*0.75/64500" office:value-type="float" office:value="40.7184186046512" calcext:value-type="float">
            <text:p>40.718418604651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14" calcext:value-type="float">
            <text:p>514</text:p>
          </table:table-cell>
          <table:table-cell office:value-type="float" office:value="20429.2" calcext:value-type="float">
            <text:p>20429.2</text:p>
          </table:table-cell>
          <table:table-cell table:style-name="ce1" office:value-type="float" office:value="28100" calcext:value-type="float">
            <text:p>28100</text:p>
          </table:table-cell>
          <table:table-cell/>
          <table:table-cell table:formula="of:=[.I193]*[.$M$59]*0.75/64500" office:value-type="float" office:value="30.8813488372093" calcext:value-type="float">
            <text:p>30.8813488372093</text:p>
          </table:table-cell>
          <table:table-cell table:formula="of:=[.J193]*[.$M$59]*0.75/64500" office:value-type="float" office:value="42.4767441860465" calcext:value-type="float">
            <text:p>42.476744186046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16" calcext:value-type="float">
            <text:p>516</text:p>
          </table:table-cell>
          <table:table-cell office:value-type="float" office:value="21001.6" calcext:value-type="float">
            <text:p>21001.6</text:p>
          </table:table-cell>
          <table:table-cell table:style-name="ce1" office:value-type="float" office:value="29263.2" calcext:value-type="float">
            <text:p>29263.2</text:p>
          </table:table-cell>
          <table:table-cell/>
          <table:table-cell table:formula="of:=[.I194]*[.$M$59]*0.75/64500" office:value-type="float" office:value="31.7466046511628" calcext:value-type="float">
            <text:p>31.7466046511628</text:p>
          </table:table-cell>
          <table:table-cell table:formula="of:=[.J194]*[.$M$59]*0.75/64500" office:value-type="float" office:value="44.2350697674419" calcext:value-type="float">
            <text:p>44.235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18" calcext:value-type="float">
            <text:p>518</text:p>
          </table:table-cell>
          <table:table-cell office:value-type="float" office:value="22509.6" calcext:value-type="float">
            <text:p>22509.6</text:p>
          </table:table-cell>
          <table:table-cell table:style-name="ce1" office:value-type="float" office:value="30426.4" calcext:value-type="float">
            <text:p>30426.4</text:p>
          </table:table-cell>
          <table:table-cell/>
          <table:table-cell table:formula="of:=[.I195]*[.$M$59]*0.75/64500" office:value-type="float" office:value="34.0261395348837" calcext:value-type="float">
            <text:p>34.0261395348837</text:p>
          </table:table-cell>
          <table:table-cell table:formula="of:=[.J195]*[.$M$59]*0.75/64500" office:value-type="float" office:value="45.9933953488372" calcext:value-type="float">
            <text:p>45.993395348837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20" calcext:value-type="float">
            <text:p>520</text:p>
          </table:table-cell>
          <table:table-cell office:value-type="float" office:value="24202.4" calcext:value-type="float">
            <text:p>24202.4</text:p>
          </table:table-cell>
          <table:table-cell table:style-name="ce1" office:value-type="float" office:value="31589.6" calcext:value-type="float">
            <text:p>31589.6</text:p>
          </table:table-cell>
          <table:table-cell/>
          <table:table-cell table:formula="of:=[.I196]*[.$M$59]*0.75/64500" office:value-type="float" office:value="36.5850232558139" calcext:value-type="float">
            <text:p>36.5850232558139</text:p>
          </table:table-cell>
          <table:table-cell table:formula="of:=[.J196]*[.$M$59]*0.75/64500" office:value-type="float" office:value="47.7517209302326" calcext:value-type="float">
            <text:p>47.751720930232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22" calcext:value-type="float">
            <text:p>522</text:p>
          </table:table-cell>
          <table:table-cell office:value-type="float" office:value="26450.4" calcext:value-type="float">
            <text:p>26450.4</text:p>
          </table:table-cell>
          <table:table-cell table:style-name="ce1" office:value-type="float" office:value="32851.2" calcext:value-type="float">
            <text:p>32851.2</text:p>
          </table:table-cell>
          <table:table-cell/>
          <table:table-cell table:formula="of:=[.I197]*[.$M$59]*0.75/64500" office:value-type="float" office:value="39.9831627906977" calcext:value-type="float">
            <text:p>39.9831627906977</text:p>
          </table:table-cell>
          <table:table-cell table:formula="of:=[.J197]*[.$M$59]*0.75/64500" office:value-type="float" office:value="49.6587906976744" calcext:value-type="float">
            <text:p>49.658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24" calcext:value-type="float">
            <text:p>524</text:p>
          </table:table-cell>
          <table:table-cell office:value-type="float" office:value="29269.2" calcext:value-type="float">
            <text:p>29269.2</text:p>
          </table:table-cell>
          <table:table-cell table:style-name="ce1" office:value-type="float" office:value="34397.6" calcext:value-type="float">
            <text:p>34397.6</text:p>
          </table:table-cell>
          <table:table-cell/>
          <table:table-cell table:formula="of:=[.I198]*[.$M$59]*0.75/64500" office:value-type="float" office:value="44.2441395348837" calcext:value-type="float">
            <text:p>44.2441395348837</text:p>
          </table:table-cell>
          <table:table-cell table:formula="of:=[.J198]*[.$M$59]*0.75/64500" office:value-type="float" office:value="51.9963720930233" calcext:value-type="float">
            <text:p>51.996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26" calcext:value-type="float">
            <text:p>526</text:p>
          </table:table-cell>
          <table:table-cell office:value-type="float" office:value="32496.4" calcext:value-type="float">
            <text:p>32496.4</text:p>
          </table:table-cell>
          <table:table-cell table:style-name="ce1" office:value-type="float" office:value="35944" calcext:value-type="float">
            <text:p>35944</text:p>
          </table:table-cell>
          <table:table-cell/>
          <table:table-cell table:formula="of:=[.I199]*[.$M$59]*0.75/64500" office:value-type="float" office:value="49.1224651162791" calcext:value-type="float">
            <text:p>49.1224651162791</text:p>
          </table:table-cell>
          <table:table-cell table:formula="of:=[.J199]*[.$M$59]*0.75/64500" office:value-type="float" office:value="54.3339534883721" calcext:value-type="float">
            <text:p>54.333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28" calcext:value-type="float">
            <text:p>528</text:p>
          </table:table-cell>
          <table:table-cell office:value-type="float" office:value="35990" calcext:value-type="float">
            <text:p>35990</text:p>
          </table:table-cell>
          <table:table-cell table:style-name="ce1" office:value-type="float" office:value="37490" calcext:value-type="float">
            <text:p>37490</text:p>
          </table:table-cell>
          <table:table-cell/>
          <table:table-cell table:formula="of:=[.I200]*[.$M$59]*0.75/64500" office:value-type="float" office:value="54.403488372093" calcext:value-type="float">
            <text:p>54.403488372093</text:p>
          </table:table-cell>
          <table:table-cell table:formula="of:=[.J200]*[.$M$59]*0.75/64500" office:value-type="float" office:value="56.6709302325581" calcext:value-type="float">
            <text:p>56.670930232558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30" calcext:value-type="float">
            <text:p>530</text:p>
          </table:table-cell>
          <table:table-cell office:value-type="float" office:value="39956.8" calcext:value-type="float">
            <text:p>39956.8</text:p>
          </table:table-cell>
          <table:table-cell table:style-name="ce1" office:value-type="float" office:value="39036.4" calcext:value-type="float">
            <text:p>39036.4</text:p>
          </table:table-cell>
          <table:table-cell/>
          <table:table-cell table:formula="of:=[.I201]*[.$M$59]*0.75/64500" office:value-type="float" office:value="60.3998139534884" calcext:value-type="float">
            <text:p>60.3998139534884</text:p>
          </table:table-cell>
          <table:table-cell table:formula="of:=[.J201]*[.$M$59]*0.75/64500" office:value-type="float" office:value="59.008511627907" calcext:value-type="float">
            <text:p>59.008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32" calcext:value-type="float">
            <text:p>532</text:p>
          </table:table-cell>
          <table:table-cell office:value-type="float" office:value="43876" calcext:value-type="float">
            <text:p>43876</text:p>
          </table:table-cell>
          <table:table-cell table:style-name="ce1" office:value-type="float" office:value="40584" calcext:value-type="float">
            <text:p>40584</text:p>
          </table:table-cell>
          <table:table-cell/>
          <table:table-cell table:formula="of:=[.I202]*[.$M$59]*0.75/64500" office:value-type="float" office:value="66.3241860465116" calcext:value-type="float">
            <text:p>66.3241860465116</text:p>
          </table:table-cell>
          <table:table-cell table:formula="of:=[.J202]*[.$M$59]*0.75/64500" office:value-type="float" office:value="61.3479069767442" calcext:value-type="float">
            <text:p>61.347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34" calcext:value-type="float">
            <text:p>534</text:p>
          </table:table-cell>
          <table:table-cell office:value-type="float" office:value="46924" calcext:value-type="float">
            <text:p>46924</text:p>
          </table:table-cell>
          <table:table-cell table:style-name="ce1" office:value-type="float" office:value="42088" calcext:value-type="float">
            <text:p>42088</text:p>
          </table:table-cell>
          <table:table-cell/>
          <table:table-cell table:formula="of:=[.I203]*[.$M$59]*0.75/64500" office:value-type="float" office:value="70.9316279069767" calcext:value-type="float">
            <text:p>70.9316279069767</text:p>
          </table:table-cell>
          <table:table-cell table:formula="of:=[.J203]*[.$M$59]*0.75/64500" office:value-type="float" office:value="63.6213953488372" calcext:value-type="float">
            <text:p>63.621395348837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36" calcext:value-type="float">
            <text:p>536</text:p>
          </table:table-cell>
          <table:table-cell office:value-type="float" office:value="49752" calcext:value-type="float">
            <text:p>49752</text:p>
          </table:table-cell>
          <table:table-cell table:style-name="ce1" office:value-type="float" office:value="43592" calcext:value-type="float">
            <text:p>43592</text:p>
          </table:table-cell>
          <table:table-cell/>
          <table:table-cell table:formula="of:=[.I204]*[.$M$59]*0.75/64500" office:value-type="float" office:value="75.206511627907" calcext:value-type="float">
            <text:p>75.206511627907</text:p>
          </table:table-cell>
          <table:table-cell table:formula="of:=[.J204]*[.$M$59]*0.75/64500" office:value-type="float" office:value="65.8948837209302" calcext:value-type="float">
            <text:p>65.894883720930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38" calcext:value-type="float">
            <text:p>538</text:p>
          </table:table-cell>
          <table:table-cell office:value-type="float" office:value="51712" calcext:value-type="float">
            <text:p>51712</text:p>
          </table:table-cell>
          <table:table-cell table:style-name="ce1" office:value-type="float" office:value="45092" calcext:value-type="float">
            <text:p>45092</text:p>
          </table:table-cell>
          <table:table-cell/>
          <table:table-cell table:formula="of:=[.I205]*[.$M$59]*0.75/64500" office:value-type="float" office:value="78.1693023255814" calcext:value-type="float">
            <text:p>78.1693023255814</text:p>
          </table:table-cell>
          <table:table-cell table:formula="of:=[.J205]*[.$M$59]*0.75/64500" office:value-type="float" office:value="68.1623255813954" calcext:value-type="float">
            <text:p>68.162325581395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40" calcext:value-type="float">
            <text:p>540</text:p>
          </table:table-cell>
          <table:table-cell office:value-type="float" office:value="53236" calcext:value-type="float">
            <text:p>53236</text:p>
          </table:table-cell>
          <table:table-cell table:style-name="ce1" office:value-type="float" office:value="46592" calcext:value-type="float">
            <text:p>46592</text:p>
          </table:table-cell>
          <table:table-cell/>
          <table:table-cell table:formula="of:=[.I206]*[.$M$59]*0.75/64500" office:value-type="float" office:value="80.473023255814" calcext:value-type="float">
            <text:p>80.473023255814</text:p>
          </table:table-cell>
          <table:table-cell table:formula="of:=[.J206]*[.$M$59]*0.75/64500" office:value-type="float" office:value="70.4297674418605" calcext:value-type="float">
            <text:p>70.429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42" calcext:value-type="float">
            <text:p>542</text:p>
          </table:table-cell>
          <table:table-cell office:value-type="float" office:value="53292" calcext:value-type="float">
            <text:p>53292</text:p>
          </table:table-cell>
          <table:table-cell table:style-name="ce1" office:value-type="float" office:value="48148" calcext:value-type="float">
            <text:p>48148</text:p>
          </table:table-cell>
          <table:table-cell/>
          <table:table-cell table:formula="of:=[.I207]*[.$M$59]*0.75/64500" office:value-type="float" office:value="80.5576744186046" calcext:value-type="float">
            <text:p>80.5576744186046</text:p>
          </table:table-cell>
          <table:table-cell table:formula="of:=[.J207]*[.$M$59]*0.75/64500" office:value-type="float" office:value="72.7818604651163" calcext:value-type="float">
            <text:p>72.781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44" calcext:value-type="float">
            <text:p>544</text:p>
          </table:table-cell>
          <table:table-cell office:value-type="float" office:value="52096" calcext:value-type="float">
            <text:p>52096</text:p>
          </table:table-cell>
          <table:table-cell table:style-name="ce1" office:value-type="float" office:value="49708" calcext:value-type="float">
            <text:p>49708</text:p>
          </table:table-cell>
          <table:table-cell/>
          <table:table-cell table:formula="of:=[.I208]*[.$M$59]*0.75/64500" office:value-type="float" office:value="78.7497674418605" calcext:value-type="float">
            <text:p>78.7497674418605</text:p>
          </table:table-cell>
          <table:table-cell table:formula="of:=[.J208]*[.$M$59]*0.75/64500" office:value-type="float" office:value="75.14" calcext:value-type="float">
            <text:p>75.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46" calcext:value-type="float">
            <text:p>546</text:p>
          </table:table-cell>
          <table:table-cell office:value-type="float" office:value="49868" calcext:value-type="float">
            <text:p>49868</text:p>
          </table:table-cell>
          <table:table-cell table:style-name="ce1" office:value-type="float" office:value="51268" calcext:value-type="float">
            <text:p>51268</text:p>
          </table:table-cell>
          <table:table-cell/>
          <table:table-cell table:formula="of:=[.I209]*[.$M$59]*0.75/64500" office:value-type="float" office:value="75.3818604651163" calcext:value-type="float">
            <text:p>75.3818604651163</text:p>
          </table:table-cell>
          <table:table-cell table:formula="of:=[.J209]*[.$M$59]*0.75/64500" office:value-type="float" office:value="77.4981395348837" calcext:value-type="float">
            <text:p>77.498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48" calcext:value-type="float">
            <text:p>548</text:p>
          </table:table-cell>
          <table:table-cell office:value-type="float" office:value="46660" calcext:value-type="float">
            <text:p>46660</text:p>
          </table:table-cell>
          <table:table-cell table:style-name="ce1" office:value-type="float" office:value="52496" calcext:value-type="float">
            <text:p>52496</text:p>
          </table:table-cell>
          <table:table-cell/>
          <table:table-cell table:formula="of:=[.I210]*[.$M$59]*0.75/64500" office:value-type="float" office:value="70.5325581395349" calcext:value-type="float">
            <text:p>70.5325581395349</text:p>
          </table:table-cell>
          <table:table-cell table:formula="of:=[.J210]*[.$M$59]*0.75/64500" office:value-type="float" office:value="79.3544186046512" calcext:value-type="float">
            <text:p>79.3544186046512</text:p>
          </table:table-cell>
          <table:table-cell table:number-columns-repeated="51"/>
        </table:table-row>
        <table:table-row table:style-name="ro1">
          <table:table-cell table:style-name="ce2"/>
          <table:table-cell table:style-name="ce4" table:number-columns-repeated="6"/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43016" calcext:value-type="float">
            <text:p>43016</text:p>
          </table:table-cell>
          <table:table-cell table:style-name="ce2" office:value-type="float" office:value="53412" calcext:value-type="float">
            <text:p>53412</text:p>
          </table:table-cell>
          <table:table-cell table:style-name="ce4"/>
          <table:table-cell table:style-name="ce4" table:formula="of:=[.I211]*[.$M$59]*0.75/64500" office:value-type="float" office:value="65.0241860465116" calcext:value-type="float">
            <text:p>65.0241860465116</text:p>
          </table:table-cell>
          <table:table-cell table:style-name="ce4" table:formula="of:=[.J211]*[.$M$59]*0.75/64500" office:value-type="float" office:value="80.7390697674419" calcext:value-type="float">
            <text:p>80.7390697674419</text:p>
          </table:table-cell>
          <table:table-cell table:style-name="ce4"/>
          <table:table-cell table:style-name="ce2"/>
          <table:table-cell table:style-name="ce4" table:number-columns-repeated="6"/>
          <table:table-cell table:style-name="ce2"/>
          <table:table-cell table:style-name="ce4" table:number-columns-repeated="42"/>
        </table:table-row>
        <table:table-row table:style-name="ro1">
          <table:table-cell table:number-columns-repeated="7"/>
          <table:table-cell table:style-name="Default" office:value-type="float" office:value="552" calcext:value-type="float">
            <text:p>552</text:p>
          </table:table-cell>
          <table:table-cell office:value-type="float" office:value="39675.2" calcext:value-type="float">
            <text:p>39675.2</text:p>
          </table:table-cell>
          <table:table-cell table:style-name="ce1" office:value-type="float" office:value="54080" calcext:value-type="float">
            <text:p>54080</text:p>
          </table:table-cell>
          <table:table-cell/>
          <table:table-cell table:formula="of:=[.I212]*[.$M$59]*0.75/64500" office:value-type="float" office:value="59.9741395348837" calcext:value-type="float">
            <text:p>59.9741395348837</text:p>
          </table:table-cell>
          <table:table-cell table:formula="of:=[.J212]*[.$M$59]*0.75/64500" office:value-type="float" office:value="81.7488372093023" calcext:value-type="float">
            <text:p>81.748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54" calcext:value-type="float">
            <text:p>554</text:p>
          </table:table-cell>
          <table:table-cell office:value-type="float" office:value="36815.2" calcext:value-type="float">
            <text:p>36815.2</text:p>
          </table:table-cell>
          <table:table-cell table:style-name="ce1" office:value-type="float" office:value="54520" calcext:value-type="float">
            <text:p>54520</text:p>
          </table:table-cell>
          <table:table-cell/>
          <table:table-cell table:formula="of:=[.I213]*[.$M$59]*0.75/64500" office:value-type="float" office:value="55.6508837209302" calcext:value-type="float">
            <text:p>55.6508837209302</text:p>
          </table:table-cell>
          <table:table-cell table:formula="of:=[.J213]*[.$M$59]*0.75/64500" office:value-type="float" office:value="82.4139534883721" calcext:value-type="float">
            <text:p>82.413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56" calcext:value-type="float">
            <text:p>556</text:p>
          </table:table-cell>
          <table:table-cell office:value-type="float" office:value="34476.8" calcext:value-type="float">
            <text:p>34476.8</text:p>
          </table:table-cell>
          <table:table-cell table:style-name="ce1" office:value-type="float" office:value="54540" calcext:value-type="float">
            <text:p>54540</text:p>
          </table:table-cell>
          <table:table-cell/>
          <table:table-cell table:formula="of:=[.I214]*[.$M$59]*0.75/64500" office:value-type="float" office:value="52.1160930232558" calcext:value-type="float">
            <text:p>52.1160930232558</text:p>
          </table:table-cell>
          <table:table-cell table:formula="of:=[.J214]*[.$M$59]*0.75/64500" office:value-type="float" office:value="82.4441860465116" calcext:value-type="float">
            <text:p>82.444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58" calcext:value-type="float">
            <text:p>558</text:p>
          </table:table-cell>
          <table:table-cell office:value-type="float" office:value="33456" calcext:value-type="float">
            <text:p>33456</text:p>
          </table:table-cell>
          <table:table-cell table:style-name="ce1" office:value-type="float" office:value="54164" calcext:value-type="float">
            <text:p>54164</text:p>
          </table:table-cell>
          <table:table-cell/>
          <table:table-cell table:formula="of:=[.I215]*[.$M$59]*0.75/64500" office:value-type="float" office:value="50.573023255814" calcext:value-type="float">
            <text:p>50.573023255814</text:p>
          </table:table-cell>
          <table:table-cell table:formula="of:=[.J215]*[.$M$59]*0.75/64500" office:value-type="float" office:value="81.8758139534884" calcext:value-type="float">
            <text:p>81.875813953488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60" calcext:value-type="float">
            <text:p>560</text:p>
          </table:table-cell>
          <table:table-cell office:value-type="float" office:value="32613.2" calcext:value-type="float">
            <text:p>32613.2</text:p>
          </table:table-cell>
          <table:table-cell table:style-name="ce1" office:value-type="float" office:value="53788" calcext:value-type="float">
            <text:p>53788</text:p>
          </table:table-cell>
          <table:table-cell/>
          <table:table-cell table:formula="of:=[.I216]*[.$M$59]*0.75/64500" office:value-type="float" office:value="49.299023255814" calcext:value-type="float">
            <text:p>49.299023255814</text:p>
          </table:table-cell>
          <table:table-cell table:formula="of:=[.J216]*[.$M$59]*0.75/64500" office:value-type="float" office:value="81.3074418604651" calcext:value-type="float">
            <text:p>81.307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62" calcext:value-type="float">
            <text:p>562</text:p>
          </table:table-cell>
          <table:table-cell office:value-type="float" office:value="32620" calcext:value-type="float">
            <text:p>32620</text:p>
          </table:table-cell>
          <table:table-cell table:style-name="ce1" office:value-type="float" office:value="52276" calcext:value-type="float">
            <text:p>52276</text:p>
          </table:table-cell>
          <table:table-cell/>
          <table:table-cell table:formula="of:=[.I217]*[.$M$59]*0.75/64500" office:value-type="float" office:value="49.3093023255814" calcext:value-type="float">
            <text:p>49.3093023255814</text:p>
          </table:table-cell>
          <table:table-cell table:formula="of:=[.J217]*[.$M$59]*0.75/64500" office:value-type="float" office:value="79.0218604651163" calcext:value-type="float">
            <text:p>79.021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64" calcext:value-type="float">
            <text:p>564</text:p>
          </table:table-cell>
          <table:table-cell office:value-type="float" office:value="33915.6" calcext:value-type="float">
            <text:p>33915.6</text:p>
          </table:table-cell>
          <table:table-cell table:style-name="ce1" office:value-type="float" office:value="50572" calcext:value-type="float">
            <text:p>50572</text:p>
          </table:table-cell>
          <table:table-cell/>
          <table:table-cell table:formula="of:=[.I218]*[.$M$59]*0.75/64500" office:value-type="float" office:value="51.2677674418605" calcext:value-type="float">
            <text:p>51.2677674418605</text:p>
          </table:table-cell>
          <table:table-cell table:formula="of:=[.J218]*[.$M$59]*0.75/64500" office:value-type="float" office:value="76.4460465116279" calcext:value-type="float">
            <text:p>76.44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66" calcext:value-type="float">
            <text:p>566</text:p>
          </table:table-cell>
          <table:table-cell office:value-type="float" office:value="36495.2" calcext:value-type="float">
            <text:p>36495.2</text:p>
          </table:table-cell>
          <table:table-cell table:style-name="ce1" office:value-type="float" office:value="48828" calcext:value-type="float">
            <text:p>48828</text:p>
          </table:table-cell>
          <table:table-cell/>
          <table:table-cell table:formula="of:=[.I219]*[.$M$59]*0.75/64500" office:value-type="float" office:value="55.1671627906977" calcext:value-type="float">
            <text:p>55.1671627906977</text:p>
          </table:table-cell>
          <table:table-cell table:formula="of:=[.J219]*[.$M$59]*0.75/64500" office:value-type="float" office:value="73.8097674418605" calcext:value-type="float">
            <text:p>73.809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68" calcext:value-type="float">
            <text:p>568</text:p>
          </table:table-cell>
          <table:table-cell office:value-type="float" office:value="40172" calcext:value-type="float">
            <text:p>40172</text:p>
          </table:table-cell>
          <table:table-cell table:style-name="ce1" office:value-type="float" office:value="46948" calcext:value-type="float">
            <text:p>46948</text:p>
          </table:table-cell>
          <table:table-cell/>
          <table:table-cell table:formula="of:=[.I220]*[.$M$59]*0.75/64500" office:value-type="float" office:value="60.7251162790698" calcext:value-type="float">
            <text:p>60.7251162790698</text:p>
          </table:table-cell>
          <table:table-cell table:formula="of:=[.J220]*[.$M$59]*0.75/64500" office:value-type="float" office:value="70.9679069767442" calcext:value-type="float">
            <text:p>70.9679069767442</text:p>
          </table:table-cell>
          <table:table-cell table:number-columns-repeated="51"/>
        </table:table-row>
        <table:table-row table:style-name="ro1">
          <table:table-cell table:style-name="ce2"/>
          <table:table-cell table:style-name="ce4" table:number-columns-repeated="6"/>
          <table:table-cell table:style-name="ce4" office:value-type="float" office:value="570" calcext:value-type="float">
            <text:p>570</text:p>
          </table:table-cell>
          <table:table-cell table:style-name="ce4" office:value-type="float" office:value="44496" calcext:value-type="float">
            <text:p>44496</text:p>
          </table:table-cell>
          <table:table-cell table:style-name="ce2" office:value-type="float" office:value="45072" calcext:value-type="float">
            <text:p>45072</text:p>
          </table:table-cell>
          <table:table-cell table:style-name="ce4"/>
          <table:table-cell table:style-name="ce4" table:formula="of:=[.I221]*[.$M$59]*0.75/64500" office:value-type="float" office:value="67.2613953488372" calcext:value-type="float">
            <text:p>67.2613953488372</text:p>
          </table:table-cell>
          <table:table-cell table:style-name="ce4" table:formula="of:=[.J221]*[.$M$59]*0.75/64500" office:value-type="float" office:value="68.1320930232558" calcext:value-type="float">
            <text:p>68.1320930232558</text:p>
          </table:table-cell>
          <table:table-cell table:style-name="ce4"/>
          <table:table-cell table:style-name="ce2" office:value-type="string" calcext:value-type="string">
            <text:p>NEAR ISOBESTIC?</text:p>
          </table:table-cell>
          <table:table-cell table:style-name="ce4" table:number-columns-repeated="6"/>
          <table:table-cell table:style-name="ce2"/>
          <table:table-cell table:style-name="ce4" table:number-columns-repeated="42"/>
        </table:table-row>
        <table:table-row table:style-name="ro1">
          <table:table-cell table:number-columns-repeated="7"/>
          <table:table-cell table:style-name="Default" office:value-type="float" office:value="572" calcext:value-type="float">
            <text:p>572</text:p>
          </table:table-cell>
          <table:table-cell office:value-type="float" office:value="49172" calcext:value-type="float">
            <text:p>49172</text:p>
          </table:table-cell>
          <table:table-cell table:style-name="ce1" office:value-type="float" office:value="43340" calcext:value-type="float">
            <text:p>43340</text:p>
          </table:table-cell>
          <table:table-cell/>
          <table:table-cell table:formula="of:=[.I222]*[.$M$59]*0.75/64500" office:value-type="float" office:value="74.3297674418605" calcext:value-type="float">
            <text:p>74.3297674418605</text:p>
          </table:table-cell>
          <table:table-cell table:formula="of:=[.J222]*[.$M$59]*0.75/64500" office:value-type="float" office:value="65.5139534883721" calcext:value-type="float">
            <text:p>65.5139534883721</text:p>
          </table:table-cell>
          <table:table-cell/>
          <table:table-cell table:formula="of:=AVERAGE([.I221:.J221])" office:value-type="float" office:value="44784" calcext:value-type="float">
            <text:p>44784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Default" office:value-type="float" office:value="574" calcext:value-type="float">
            <text:p>574</text:p>
          </table:table-cell>
          <table:table-cell office:value-type="float" office:value="53308" calcext:value-type="float">
            <text:p>53308</text:p>
          </table:table-cell>
          <table:table-cell table:style-name="ce1" office:value-type="float" office:value="41716" calcext:value-type="float">
            <text:p>41716</text:p>
          </table:table-cell>
          <table:table-cell/>
          <table:table-cell table:formula="of:=[.I223]*[.$M$59]*0.75/64500" office:value-type="float" office:value="80.5818604651163" calcext:value-type="float">
            <text:p>80.5818604651163</text:p>
          </table:table-cell>
          <table:table-cell table:formula="of:=[.J223]*[.$M$59]*0.75/64500" office:value-type="float" office:value="63.0590697674419" calcext:value-type="float">
            <text:p>63.059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76" calcext:value-type="float">
            <text:p>576</text:p>
          </table:table-cell>
          <table:table-cell office:value-type="float" office:value="55540" calcext:value-type="float">
            <text:p>55540</text:p>
          </table:table-cell>
          <table:table-cell table:style-name="ce1" office:value-type="float" office:value="40092" calcext:value-type="float">
            <text:p>40092</text:p>
          </table:table-cell>
          <table:table-cell/>
          <table:table-cell table:formula="of:=[.I224]*[.$M$59]*0.75/64500" office:value-type="float" office:value="83.9558139534884" calcext:value-type="float">
            <text:p>83.9558139534884</text:p>
          </table:table-cell>
          <table:table-cell table:formula="of:=[.J224]*[.$M$59]*0.75/64500" office:value-type="float" office:value="60.6041860465116" calcext:value-type="float">
            <text:p>60.604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78" calcext:value-type="float">
            <text:p>578</text:p>
          </table:table-cell>
          <table:table-cell office:value-type="float" office:value="54728" calcext:value-type="float">
            <text:p>54728</text:p>
          </table:table-cell>
          <table:table-cell table:style-name="ce1" office:value-type="float" office:value="38467.6" calcext:value-type="float">
            <text:p>38467.6</text:p>
          </table:table-cell>
          <table:table-cell/>
          <table:table-cell table:formula="of:=[.I225]*[.$M$59]*0.75/64500" office:value-type="float" office:value="82.7283720930233" calcext:value-type="float">
            <text:p>82.7283720930233</text:p>
          </table:table-cell>
          <table:table-cell table:formula="of:=[.J225]*[.$M$59]*0.75/64500" office:value-type="float" office:value="58.1486976744186" calcext:value-type="float">
            <text:p>58.1486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80" calcext:value-type="float">
            <text:p>580</text:p>
          </table:table-cell>
          <table:table-cell office:value-type="float" office:value="50104" calcext:value-type="float">
            <text:p>50104</text:p>
          </table:table-cell>
          <table:table-cell table:style-name="ce1" office:value-type="float" office:value="37020" calcext:value-type="float">
            <text:p>37020</text:p>
          </table:table-cell>
          <table:table-cell/>
          <table:table-cell table:formula="of:=[.I226]*[.$M$59]*0.75/64500" office:value-type="float" office:value="75.7386046511628" calcext:value-type="float">
            <text:p>75.7386046511628</text:p>
          </table:table-cell>
          <table:table-cell table:formula="of:=[.J226]*[.$M$59]*0.75/64500" office:value-type="float" office:value="55.9604651162791" calcext:value-type="float">
            <text:p>55.960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82" calcext:value-type="float">
            <text:p>582</text:p>
          </table:table-cell>
          <table:table-cell office:value-type="float" office:value="43304" calcext:value-type="float">
            <text:p>43304</text:p>
          </table:table-cell>
          <table:table-cell table:style-name="ce1" office:value-type="float" office:value="35676.4" calcext:value-type="float">
            <text:p>35676.4</text:p>
          </table:table-cell>
          <table:table-cell/>
          <table:table-cell table:formula="of:=[.I227]*[.$M$59]*0.75/64500" office:value-type="float" office:value="65.4595348837209" calcext:value-type="float">
            <text:p>65.4595348837209</text:p>
          </table:table-cell>
          <table:table-cell table:formula="of:=[.J227]*[.$M$59]*0.75/64500" office:value-type="float" office:value="53.9294418604651" calcext:value-type="float">
            <text:p>53.929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84" calcext:value-type="float">
            <text:p>584</text:p>
          </table:table-cell>
          <table:table-cell office:value-type="float" office:value="34639.6" calcext:value-type="float">
            <text:p>34639.6</text:p>
          </table:table-cell>
          <table:table-cell table:style-name="ce1" office:value-type="float" office:value="34332.8" calcext:value-type="float">
            <text:p>34332.8</text:p>
          </table:table-cell>
          <table:table-cell/>
          <table:table-cell table:formula="of:=[.I228]*[.$M$59]*0.75/64500" office:value-type="float" office:value="52.3621860465116" calcext:value-type="float">
            <text:p>52.3621860465116</text:p>
          </table:table-cell>
          <table:table-cell table:formula="of:=[.J228]*[.$M$59]*0.75/64500" office:value-type="float" office:value="51.8984186046512" calcext:value-type="float">
            <text:p>51.898418604651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86" calcext:value-type="float">
            <text:p>586</text:p>
          </table:table-cell>
          <table:table-cell office:value-type="float" office:value="26600.4" calcext:value-type="float">
            <text:p>26600.4</text:p>
          </table:table-cell>
          <table:table-cell table:style-name="ce1" office:value-type="float" office:value="32851.6" calcext:value-type="float">
            <text:p>32851.6</text:p>
          </table:table-cell>
          <table:table-cell/>
          <table:table-cell table:formula="of:=[.I229]*[.$M$59]*0.75/64500" office:value-type="float" office:value="40.2099069767442" calcext:value-type="float">
            <text:p>40.2099069767442</text:p>
          </table:table-cell>
          <table:table-cell table:formula="of:=[.J229]*[.$M$59]*0.75/64500" office:value-type="float" office:value="49.6593953488372" calcext:value-type="float">
            <text:p>49.659395348837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88" calcext:value-type="float">
            <text:p>588</text:p>
          </table:table-cell>
          <table:table-cell office:value-type="float" office:value="19763.2" calcext:value-type="float">
            <text:p>19763.2</text:p>
          </table:table-cell>
          <table:table-cell table:style-name="ce1" office:value-type="float" office:value="31075.2" calcext:value-type="float">
            <text:p>31075.2</text:p>
          </table:table-cell>
          <table:table-cell/>
          <table:table-cell table:formula="of:=[.I230]*[.$M$59]*0.75/64500" office:value-type="float" office:value="29.8746046511628" calcext:value-type="float">
            <text:p>29.8746046511628</text:p>
          </table:table-cell>
          <table:table-cell table:formula="of:=[.J230]*[.$M$59]*0.75/64500" office:value-type="float" office:value="46.9741395348837" calcext:value-type="float">
            <text:p>46.974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90" calcext:value-type="float">
            <text:p>590</text:p>
          </table:table-cell>
          <table:table-cell office:value-type="float" office:value="14400.8" calcext:value-type="float">
            <text:p>14400.8</text:p>
          </table:table-cell>
          <table:table-cell table:style-name="ce1" office:value-type="float" office:value="28324.4" calcext:value-type="float">
            <text:p>28324.4</text:p>
          </table:table-cell>
          <table:table-cell/>
          <table:table-cell table:formula="of:=[.I231]*[.$M$59]*0.75/64500" office:value-type="float" office:value="21.7686511627907" calcext:value-type="float">
            <text:p>21.7686511627907</text:p>
          </table:table-cell>
          <table:table-cell table:formula="of:=[.J231]*[.$M$59]*0.75/64500" office:value-type="float" office:value="42.8159534883721" calcext:value-type="float">
            <text:p>42.815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92" calcext:value-type="float">
            <text:p>592</text:p>
          </table:table-cell>
          <table:table-cell office:value-type="float" office:value="10468.4" calcext:value-type="float">
            <text:p>10468.4</text:p>
          </table:table-cell>
          <table:table-cell table:style-name="ce1" office:value-type="float" office:value="25470" calcext:value-type="float">
            <text:p>25470</text:p>
          </table:table-cell>
          <table:table-cell/>
          <table:table-cell table:formula="of:=[.I232]*[.$M$59]*0.75/64500" office:value-type="float" office:value="15.8243255813953" calcext:value-type="float">
            <text:p>15.8243255813953</text:p>
          </table:table-cell>
          <table:table-cell table:formula="of:=[.J232]*[.$M$59]*0.75/64500" office:value-type="float" office:value="38.5011627906977" calcext:value-type="float">
            <text:p>38.501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94" calcext:value-type="float">
            <text:p>594</text:p>
          </table:table-cell>
          <table:table-cell office:value-type="float" office:value="7678.8" calcext:value-type="float">
            <text:p>7678.8</text:p>
          </table:table-cell>
          <table:table-cell table:style-name="ce1" office:value-type="float" office:value="22574.8" calcext:value-type="float">
            <text:p>22574.8</text:p>
          </table:table-cell>
          <table:table-cell/>
          <table:table-cell table:formula="of:=[.I233]*[.$M$59]*0.75/64500" office:value-type="float" office:value="11.607488372093" calcext:value-type="float">
            <text:p>11.607488372093</text:p>
          </table:table-cell>
          <table:table-cell table:formula="of:=[.J233]*[.$M$59]*0.75/64500" office:value-type="float" office:value="34.1246976744186" calcext:value-type="float">
            <text:p>34.1246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96" calcext:value-type="float">
            <text:p>596</text:p>
          </table:table-cell>
          <table:table-cell office:value-type="float" office:value="5683.6" calcext:value-type="float">
            <text:p>5683.6</text:p>
          </table:table-cell>
          <table:table-cell table:style-name="ce1" office:value-type="float" office:value="19800" calcext:value-type="float">
            <text:p>19800</text:p>
          </table:table-cell>
          <table:table-cell/>
          <table:table-cell table:formula="of:=[.I234]*[.$M$59]*0.75/64500" office:value-type="float" office:value="8.59148837209302" calcext:value-type="float">
            <text:p>8.59148837209302</text:p>
          </table:table-cell>
          <table:table-cell table:formula="of:=[.J234]*[.$M$59]*0.75/64500" office:value-type="float" office:value="29.9302325581395" calcext:value-type="float">
            <text:p>29.930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598" calcext:value-type="float">
            <text:p>598</text:p>
          </table:table-cell>
          <table:table-cell office:value-type="float" office:value="4504.4" calcext:value-type="float">
            <text:p>4504.4</text:p>
          </table:table-cell>
          <table:table-cell table:style-name="ce1" office:value-type="float" office:value="17058.4" calcext:value-type="float">
            <text:p>17058.4</text:p>
          </table:table-cell>
          <table:table-cell/>
          <table:table-cell table:formula="of:=[.I235]*[.$M$59]*0.75/64500" office:value-type="float" office:value="6.80897674418605" calcext:value-type="float">
            <text:p>6.80897674418605</text:p>
          </table:table-cell>
          <table:table-cell table:formula="of:=[.J235]*[.$M$59]*0.75/64500" office:value-type="float" office:value="25.7859534883721" calcext:value-type="float">
            <text:p>25.7859534883721</text:p>
          </table:table-cell>
          <table:table-cell table:number-columns-repeated="51"/>
        </table:table-row>
        <table:table-row table:style-name="ro1">
          <table:table-cell table:style-name="ce2"/>
          <table:table-cell table:style-name="ce4" table:number-columns-repeated="6"/>
          <table:table-cell table:style-name="ce4" office:value-type="float" office:value="600" calcext:value-type="float">
            <text:p>600</text:p>
          </table:table-cell>
          <table:table-cell table:style-name="ce4" office:value-type="float" office:value="3200" calcext:value-type="float">
            <text:p>3200</text:p>
          </table:table-cell>
          <table:table-cell table:style-name="ce2" office:value-type="float" office:value="14677.2" calcext:value-type="float">
            <text:p>14677.2</text:p>
          </table:table-cell>
          <table:table-cell table:style-name="ce4"/>
          <table:table-cell table:style-name="ce4" table:formula="of:=[.I236]*[.$M$59]*0.75/64500" office:value-type="float" office:value="4.83720930232558" calcext:value-type="float">
            <text:p>4.83720930232558</text:p>
          </table:table-cell>
          <table:table-cell table:style-name="ce4" table:formula="of:=[.J236]*[.$M$59]*0.75/64500" office:value-type="float" office:value="22.1864651162791" calcext:value-type="float">
            <text:p>22.1864651162791</text:p>
          </table:table-cell>
          <table:table-cell table:style-name="ce4"/>
          <table:table-cell table:style-name="ce2"/>
          <table:table-cell table:style-name="ce4" table:number-columns-repeated="6"/>
          <table:table-cell table:style-name="ce2"/>
          <table:table-cell table:style-name="ce4" table:number-columns-repeated="42"/>
        </table:table-row>
        <table:table-row table:style-name="ro1">
          <table:table-cell table:number-columns-repeated="7"/>
          <table:table-cell table:style-name="Default" office:value-type="float" office:value="602" calcext:value-type="float">
            <text:p>602</text:p>
          </table:table-cell>
          <table:table-cell office:value-type="float" office:value="2664" calcext:value-type="float">
            <text:p>2664</text:p>
          </table:table-cell>
          <table:table-cell table:style-name="ce1" office:value-type="float" office:value="13622.4" calcext:value-type="float">
            <text:p>13622.4</text:p>
          </table:table-cell>
          <table:table-cell/>
          <table:table-cell table:formula="of:=[.I237]*[.$M$59]*0.75/64500" office:value-type="float" office:value="4.02697674418605" calcext:value-type="float">
            <text:p>4.02697674418605</text:p>
          </table:table-cell>
          <table:table-cell table:formula="of:=[.J237]*[.$M$59]*0.75/64500" office:value-type="float" office:value="20.592" calcext:value-type="float">
            <text:p>20.59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04" calcext:value-type="float">
            <text:p>604</text:p>
          </table:table-cell>
          <table:table-cell office:value-type="float" office:value="2128" calcext:value-type="float">
            <text:p>2128</text:p>
          </table:table-cell>
          <table:table-cell table:style-name="ce1" office:value-type="float" office:value="12567.6" calcext:value-type="float">
            <text:p>12567.6</text:p>
          </table:table-cell>
          <table:table-cell/>
          <table:table-cell table:formula="of:=[.I238]*[.$M$59]*0.75/64500" office:value-type="float" office:value="3.21674418604651" calcext:value-type="float">
            <text:p>3.21674418604651</text:p>
          </table:table-cell>
          <table:table-cell table:formula="of:=[.J238]*[.$M$59]*0.75/64500" office:value-type="float" office:value="18.9975348837209" calcext:value-type="float">
            <text:p>18.997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06" calcext:value-type="float">
            <text:p>606</text:p>
          </table:table-cell>
          <table:table-cell office:value-type="float" office:value="1789.2" calcext:value-type="float">
            <text:p>1789.2</text:p>
          </table:table-cell>
          <table:table-cell table:style-name="ce1" office:value-type="float" office:value="11513.2" calcext:value-type="float">
            <text:p>11513.2</text:p>
          </table:table-cell>
          <table:table-cell/>
          <table:table-cell table:formula="of:=[.I239]*[.$M$59]*0.75/64500" office:value-type="float" office:value="2.70460465116279" calcext:value-type="float">
            <text:p>2.70460465116279</text:p>
          </table:table-cell>
          <table:table-cell table:formula="of:=[.J239]*[.$M$59]*0.75/64500" office:value-type="float" office:value="17.4036744186047" calcext:value-type="float">
            <text:p>17.403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08" calcext:value-type="float">
            <text:p>608</text:p>
          </table:table-cell>
          <table:table-cell office:value-type="float" office:value="1647.6" calcext:value-type="float">
            <text:p>1647.6</text:p>
          </table:table-cell>
          <table:table-cell table:style-name="ce1" office:value-type="float" office:value="10477.6" calcext:value-type="float">
            <text:p>10477.6</text:p>
          </table:table-cell>
          <table:table-cell/>
          <table:table-cell table:formula="of:=[.I240]*[.$M$59]*0.75/64500" office:value-type="float" office:value="2.49055813953488" calcext:value-type="float">
            <text:p>2.49055813953488</text:p>
          </table:table-cell>
          <table:table-cell table:formula="of:=[.J240]*[.$M$59]*0.75/64500" office:value-type="float" office:value="15.8382325581395" calcext:value-type="float">
            <text:p>15.838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10" calcext:value-type="float">
            <text:p>610</text:p>
          </table:table-cell>
          <table:table-cell office:value-type="float" office:value="1506" calcext:value-type="float">
            <text:p>1506</text:p>
          </table:table-cell>
          <table:table-cell table:style-name="ce1" office:value-type="float" office:value="9443.6" calcext:value-type="float">
            <text:p>9443.6</text:p>
          </table:table-cell>
          <table:table-cell/>
          <table:table-cell table:formula="of:=[.I241]*[.$M$59]*0.75/64500" office:value-type="float" office:value="2.27651162790698" calcext:value-type="float">
            <text:p>2.27651162790698</text:p>
          </table:table-cell>
          <table:table-cell table:formula="of:=[.J241]*[.$M$59]*0.75/64500" office:value-type="float" office:value="14.2752093023256" calcext:value-type="float">
            <text:p>14.275209302325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12" calcext:value-type="float">
            <text:p>612</text:p>
          </table:table-cell>
          <table:table-cell office:value-type="float" office:value="1364.4" calcext:value-type="float">
            <text:p>1364.4</text:p>
          </table:table-cell>
          <table:table-cell table:style-name="ce1" office:value-type="float" office:value="8591.2" calcext:value-type="float">
            <text:p>8591.2</text:p>
          </table:table-cell>
          <table:table-cell/>
          <table:table-cell table:formula="of:=[.I242]*[.$M$59]*0.75/64500" office:value-type="float" office:value="2.06246511627907" calcext:value-type="float">
            <text:p>2.06246511627907</text:p>
          </table:table-cell>
          <table:table-cell table:formula="of:=[.J242]*[.$M$59]*0.75/64500" office:value-type="float" office:value="12.9866976744186" calcext:value-type="float">
            <text:p>12.9866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14" calcext:value-type="float">
            <text:p>614</text:p>
          </table:table-cell>
          <table:table-cell office:value-type="float" office:value="1222.8" calcext:value-type="float">
            <text:p>1222.8</text:p>
          </table:table-cell>
          <table:table-cell table:style-name="ce1" office:value-type="float" office:value="7762" calcext:value-type="float">
            <text:p>7762</text:p>
          </table:table-cell>
          <table:table-cell/>
          <table:table-cell table:formula="of:=[.I243]*[.$M$59]*0.75/64500" office:value-type="float" office:value="1.84841860465116" calcext:value-type="float">
            <text:p>1.84841860465116</text:p>
          </table:table-cell>
          <table:table-cell table:formula="of:=[.J243]*[.$M$59]*0.75/64500" office:value-type="float" office:value="11.7332558139535" calcext:value-type="float">
            <text:p>11.733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16" calcext:value-type="float">
            <text:p>616</text:p>
          </table:table-cell>
          <table:table-cell office:value-type="float" office:value="1110" calcext:value-type="float">
            <text:p>1110</text:p>
          </table:table-cell>
          <table:table-cell table:style-name="ce1" office:value-type="float" office:value="7344.8" calcext:value-type="float">
            <text:p>7344.8</text:p>
          </table:table-cell>
          <table:table-cell/>
          <table:table-cell table:formula="of:=[.I244]*[.$M$59]*0.75/64500" office:value-type="float" office:value="1.67790697674419" calcext:value-type="float">
            <text:p>1.67790697674419</text:p>
          </table:table-cell>
          <table:table-cell table:formula="of:=[.J244]*[.$M$59]*0.75/64500" office:value-type="float" office:value="11.1026046511628" calcext:value-type="float">
            <text:p>11.102604651162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18" calcext:value-type="float">
            <text:p>618</text:p>
          </table:table-cell>
          <table:table-cell office:value-type="float" office:value="1026" calcext:value-type="float">
            <text:p>1026</text:p>
          </table:table-cell>
          <table:table-cell table:style-name="ce1" office:value-type="float" office:value="6927.2" calcext:value-type="float">
            <text:p>6927.2</text:p>
          </table:table-cell>
          <table:table-cell/>
          <table:table-cell table:formula="of:=[.I245]*[.$M$59]*0.75/64500" office:value-type="float" office:value="1.55093023255814" calcext:value-type="float">
            <text:p>1.55093023255814</text:p>
          </table:table-cell>
          <table:table-cell table:formula="of:=[.J245]*[.$M$59]*0.75/64500" office:value-type="float" office:value="10.4713488372093" calcext:value-type="float">
            <text:p>10.471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20" calcext:value-type="float">
            <text:p>620</text:p>
          </table:table-cell>
          <table:table-cell office:value-type="float" office:value="942" calcext:value-type="float">
            <text:p>942</text:p>
          </table:table-cell>
          <table:table-cell table:style-name="ce1" office:value-type="float" office:value="6509.6" calcext:value-type="float">
            <text:p>6509.6</text:p>
          </table:table-cell>
          <table:table-cell/>
          <table:table-cell table:formula="of:=[.I246]*[.$M$59]*0.75/64500" office:value-type="float" office:value="1.42395348837209" calcext:value-type="float">
            <text:p>1.42395348837209</text:p>
          </table:table-cell>
          <table:table-cell table:formula="of:=[.J246]*[.$M$59]*0.75/64500" office:value-type="float" office:value="9.84009302325581" calcext:value-type="float">
            <text:p>9.8400930232558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22" calcext:value-type="float">
            <text:p>622</text:p>
          </table:table-cell>
          <table:table-cell office:value-type="float" office:value="858" calcext:value-type="float">
            <text:p>858</text:p>
          </table:table-cell>
          <table:table-cell table:style-name="ce1" office:value-type="float" office:value="6193.2" calcext:value-type="float">
            <text:p>6193.2</text:p>
          </table:table-cell>
          <table:table-cell/>
          <table:table-cell table:formula="of:=[.I247]*[.$M$59]*0.75/64500" office:value-type="float" office:value="1.29697674418605" calcext:value-type="float">
            <text:p>1.29697674418605</text:p>
          </table:table-cell>
          <table:table-cell table:formula="of:=[.J247]*[.$M$59]*0.75/64500" office:value-type="float" office:value="9.36181395348837" calcext:value-type="float">
            <text:p>9.3618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24" calcext:value-type="float">
            <text:p>624</text:p>
          </table:table-cell>
          <table:table-cell office:value-type="float" office:value="774" calcext:value-type="float">
            <text:p>774</text:p>
          </table:table-cell>
          <table:table-cell table:style-name="ce1" office:value-type="float" office:value="5906.8" calcext:value-type="float">
            <text:p>5906.8</text:p>
          </table:table-cell>
          <table:table-cell/>
          <table:table-cell table:formula="of:=[.I248]*[.$M$59]*0.75/64500" office:value-type="float" office:value="1.17" calcext:value-type="float">
            <text:p>1.17</text:p>
          </table:table-cell>
          <table:table-cell table:formula="of:=[.J248]*[.$M$59]*0.75/64500" office:value-type="float" office:value="8.92888372093023" calcext:value-type="float">
            <text:p>8.9288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26" calcext:value-type="float">
            <text:p>626</text:p>
          </table:table-cell>
          <table:table-cell office:value-type="float" office:value="707.6" calcext:value-type="float">
            <text:p>707.6</text:p>
          </table:table-cell>
          <table:table-cell table:style-name="ce1" office:value-type="float" office:value="5620" calcext:value-type="float">
            <text:p>5620</text:p>
          </table:table-cell>
          <table:table-cell/>
          <table:table-cell table:formula="of:=[.I249]*[.$M$59]*0.75/64500" office:value-type="float" office:value="1.06962790697674" calcext:value-type="float">
            <text:p>1.06962790697674</text:p>
          </table:table-cell>
          <table:table-cell table:formula="of:=[.J249]*[.$M$59]*0.75/64500" office:value-type="float" office:value="8.4953488372093" calcext:value-type="float">
            <text:p>8.495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28" calcext:value-type="float">
            <text:p>628</text:p>
          </table:table-cell>
          <table:table-cell office:value-type="float" office:value="658.8" calcext:value-type="float">
            <text:p>658.8</text:p>
          </table:table-cell>
          <table:table-cell table:style-name="ce1" office:value-type="float" office:value="5366.8" calcext:value-type="float">
            <text:p>5366.8</text:p>
          </table:table-cell>
          <table:table-cell/>
          <table:table-cell table:formula="of:=[.I250]*[.$M$59]*0.75/64500" office:value-type="float" office:value="0.995860465116279" calcext:value-type="float">
            <text:p>0.995860465116279</text:p>
          </table:table-cell>
          <table:table-cell table:formula="of:=[.J250]*[.$M$59]*0.75/64500" office:value-type="float" office:value="8.11260465116279" calcext:value-type="float">
            <text:p>8.112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30" calcext:value-type="float">
            <text:p>630</text:p>
          </table:table-cell>
          <table:table-cell office:value-type="float" office:value="610" calcext:value-type="float">
            <text:p>610</text:p>
          </table:table-cell>
          <table:table-cell table:style-name="ce1" office:value-type="float" office:value="5148.8" calcext:value-type="float">
            <text:p>5148.8</text:p>
          </table:table-cell>
          <table:table-cell/>
          <table:table-cell table:formula="of:=[.I251]*[.$M$59]*0.75/64500" office:value-type="float" office:value="0.922093023255814" calcext:value-type="float">
            <text:p>0.922093023255814</text:p>
          </table:table-cell>
          <table:table-cell table:formula="of:=[.J251]*[.$M$59]*0.75/64500" office:value-type="float" office:value="7.78306976744186" calcext:value-type="float">
            <text:p>7.78306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32" calcext:value-type="float">
            <text:p>632</text:p>
          </table:table-cell>
          <table:table-cell office:value-type="float" office:value="561.2" calcext:value-type="float">
            <text:p>561.2</text:p>
          </table:table-cell>
          <table:table-cell table:style-name="ce1" office:value-type="float" office:value="4930.8" calcext:value-type="float">
            <text:p>4930.8</text:p>
          </table:table-cell>
          <table:table-cell/>
          <table:table-cell table:formula="of:=[.I252]*[.$M$59]*0.75/64500" office:value-type="float" office:value="0.848325581395349" calcext:value-type="float">
            <text:p>0.848325581395349</text:p>
          </table:table-cell>
          <table:table-cell table:formula="of:=[.J252]*[.$M$59]*0.75/64500" office:value-type="float" office:value="7.45353488372093" calcext:value-type="float">
            <text:p>7.4535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34" calcext:value-type="float">
            <text:p>634</text:p>
          </table:table-cell>
          <table:table-cell office:value-type="float" office:value="512.4" calcext:value-type="float">
            <text:p>512.4</text:p>
          </table:table-cell>
          <table:table-cell table:style-name="ce1" office:value-type="float" office:value="4730.8" calcext:value-type="float">
            <text:p>4730.8</text:p>
          </table:table-cell>
          <table:table-cell/>
          <table:table-cell table:formula="of:=[.I253]*[.$M$59]*0.75/64500" office:value-type="float" office:value="0.774558139534884" calcext:value-type="float">
            <text:p>0.774558139534884</text:p>
          </table:table-cell>
          <table:table-cell table:formula="of:=[.J253]*[.$M$59]*0.75/64500" office:value-type="float" office:value="7.15120930232558" calcext:value-type="float">
            <text:p>7.1512093023255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36" calcext:value-type="float">
            <text:p>636</text:p>
          </table:table-cell>
          <table:table-cell office:value-type="float" office:value="478.8" calcext:value-type="float">
            <text:p>478.8</text:p>
          </table:table-cell>
          <table:table-cell table:style-name="ce1" office:value-type="float" office:value="4602.4" calcext:value-type="float">
            <text:p>4602.4</text:p>
          </table:table-cell>
          <table:table-cell/>
          <table:table-cell table:formula="of:=[.I254]*[.$M$59]*0.75/64500" office:value-type="float" office:value="0.723767441860465" calcext:value-type="float">
            <text:p>0.723767441860465</text:p>
          </table:table-cell>
          <table:table-cell table:formula="of:=[.J254]*[.$M$59]*0.75/64500" office:value-type="float" office:value="6.95711627906977" calcext:value-type="float">
            <text:p>6.9571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38" calcext:value-type="float">
            <text:p>638</text:p>
          </table:table-cell>
          <table:table-cell office:value-type="float" office:value="460.4" calcext:value-type="float">
            <text:p>460.4</text:p>
          </table:table-cell>
          <table:table-cell table:style-name="ce1" office:value-type="float" office:value="4473.6" calcext:value-type="float">
            <text:p>4473.6</text:p>
          </table:table-cell>
          <table:table-cell/>
          <table:table-cell table:formula="of:=[.I255]*[.$M$59]*0.75/64500" office:value-type="float" office:value="0.695953488372093" calcext:value-type="float">
            <text:p>0.695953488372093</text:p>
          </table:table-cell>
          <table:table-cell table:formula="of:=[.J255]*[.$M$59]*0.75/64500" office:value-type="float" office:value="6.76241860465116" calcext:value-type="float">
            <text:p>6.7624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40" calcext:value-type="float">
            <text:p>640</text:p>
          </table:table-cell>
          <table:table-cell office:value-type="float" office:value="442" calcext:value-type="float">
            <text:p>442</text:p>
          </table:table-cell>
          <table:table-cell table:style-name="ce1" office:value-type="float" office:value="4345.2" calcext:value-type="float">
            <text:p>4345.2</text:p>
          </table:table-cell>
          <table:table-cell/>
          <table:table-cell table:formula="of:=[.I256]*[.$M$59]*0.75/64500" office:value-type="float" office:value="0.668139534883721" calcext:value-type="float">
            <text:p>0.668139534883721</text:p>
          </table:table-cell>
          <table:table-cell table:formula="of:=[.J256]*[.$M$59]*0.75/64500" office:value-type="float" office:value="6.56832558139535" calcext:value-type="float">
            <text:p>6.5683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42" calcext:value-type="float">
            <text:p>642</text:p>
          </table:table-cell>
          <table:table-cell office:value-type="float" office:value="423.6" calcext:value-type="float">
            <text:p>423.6</text:p>
          </table:table-cell>
          <table:table-cell table:style-name="ce1" office:value-type="float" office:value="4216.8" calcext:value-type="float">
            <text:p>4216.8</text:p>
          </table:table-cell>
          <table:table-cell/>
          <table:table-cell table:formula="of:=[.I257]*[.$M$59]*0.75/64500" office:value-type="float" office:value="0.640325581395349" calcext:value-type="float">
            <text:p>0.640325581395349</text:p>
          </table:table-cell>
          <table:table-cell table:formula="of:=[.J257]*[.$M$59]*0.75/64500" office:value-type="float" office:value="6.37423255813954" calcext:value-type="float">
            <text:p>6.3742325581395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44" calcext:value-type="float">
            <text:p>644</text:p>
          </table:table-cell>
          <table:table-cell office:value-type="float" office:value="405.2" calcext:value-type="float">
            <text:p>405.2</text:p>
          </table:table-cell>
          <table:table-cell table:style-name="ce1" office:value-type="float" office:value="4088.4" calcext:value-type="float">
            <text:p>4088.4</text:p>
          </table:table-cell>
          <table:table-cell/>
          <table:table-cell table:formula="of:=[.I258]*[.$M$59]*0.75/64500" office:value-type="float" office:value="0.612511627906977" calcext:value-type="float">
            <text:p>0.612511627906977</text:p>
          </table:table-cell>
          <table:table-cell table:formula="of:=[.J258]*[.$M$59]*0.75/64500" office:value-type="float" office:value="6.18013953488372" calcext:value-type="float">
            <text:p>6.1801395348837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46" calcext:value-type="float">
            <text:p>646</text:p>
          </table:table-cell>
          <table:table-cell office:value-type="float" office:value="390.4" calcext:value-type="float">
            <text:p>390.4</text:p>
          </table:table-cell>
          <table:table-cell table:style-name="ce1" office:value-type="float" office:value="3965.08" calcext:value-type="float">
            <text:p>3965.08</text:p>
          </table:table-cell>
          <table:table-cell/>
          <table:table-cell table:formula="of:=[.I259]*[.$M$59]*0.75/64500" office:value-type="float" office:value="0.590139534883721" calcext:value-type="float">
            <text:p>0.590139534883721</text:p>
          </table:table-cell>
          <table:table-cell table:formula="of:=[.J259]*[.$M$59]*0.75/64500" office:value-type="float" office:value="5.99372558139535" calcext:value-type="float">
            <text:p>5.9937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48" calcext:value-type="float">
            <text:p>648</text:p>
          </table:table-cell>
          <table:table-cell office:value-type="float" office:value="379.2" calcext:value-type="float">
            <text:p>379.2</text:p>
          </table:table-cell>
          <table:table-cell table:style-name="ce1" office:value-type="float" office:value="3857.6" calcext:value-type="float">
            <text:p>3857.6</text:p>
          </table:table-cell>
          <table:table-cell/>
          <table:table-cell table:formula="of:=[.I260]*[.$M$59]*0.75/64500" office:value-type="float" office:value="0.573209302325581" calcext:value-type="float">
            <text:p>0.573209302325581</text:p>
          </table:table-cell>
          <table:table-cell table:formula="of:=[.J260]*[.$M$59]*0.75/64500" office:value-type="float" office:value="5.83125581395349" calcext:value-type="float">
            <text:p>5.83125581395349</text:p>
          </table:table-cell>
          <table:table-cell table:number-columns-repeated="51"/>
        </table:table-row>
        <table:table-row table:style-name="ro1">
          <table:table-cell table:style-name="ce2"/>
          <table:table-cell table:style-name="ce4" table:number-columns-repeated="6"/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68" calcext:value-type="float">
            <text:p>368</text:p>
          </table:table-cell>
          <table:table-cell table:style-name="ce2" office:value-type="float" office:value="3750.12" calcext:value-type="float">
            <text:p>3750.12</text:p>
          </table:table-cell>
          <table:table-cell table:style-name="ce4"/>
          <table:table-cell table:style-name="ce4" table:formula="of:=[.I261]*[.$M$59]*0.75/64500" office:value-type="float" office:value="0.556279069767442" calcext:value-type="float">
            <text:p>0.556279069767442</text:p>
          </table:table-cell>
          <table:table-cell table:style-name="ce4" table:formula="of:=[.J261]*[.$M$59]*0.75/64500" office:value-type="float" office:value="5.66878604651163" calcext:value-type="float">
            <text:p>5.66878604651163</text:p>
          </table:table-cell>
          <table:table-cell table:style-name="ce4"/>
          <table:table-cell table:style-name="ce2"/>
          <table:table-cell table:style-name="ce4" table:number-columns-repeated="6"/>
          <table:table-cell table:style-name="ce2"/>
          <table:table-cell table:style-name="ce4" table:number-columns-repeated="42"/>
        </table:table-row>
        <table:table-row table:style-name="ro1">
          <table:table-cell table:number-columns-repeated="7"/>
          <table:table-cell table:style-name="Default" office:value-type="float" office:value="652" calcext:value-type="float">
            <text:p>652</text:p>
          </table:table-cell>
          <table:table-cell office:value-type="float" office:value="356.8" calcext:value-type="float">
            <text:p>356.8</text:p>
          </table:table-cell>
          <table:table-cell table:style-name="ce1" office:value-type="float" office:value="3642.64" calcext:value-type="float">
            <text:p>3642.64</text:p>
          </table:table-cell>
          <table:table-cell/>
          <table:table-cell table:formula="of:=[.I262]*[.$M$59]*0.75/64500" office:value-type="float" office:value="0.539348837209302" calcext:value-type="float">
            <text:p>0.539348837209302</text:p>
          </table:table-cell>
          <table:table-cell table:formula="of:=[.J262]*[.$M$59]*0.75/64500" office:value-type="float" office:value="5.50631627906977" calcext:value-type="float">
            <text:p>5.5063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54" calcext:value-type="float">
            <text:p>654</text:p>
          </table:table-cell>
          <table:table-cell office:value-type="float" office:value="345.6" calcext:value-type="float">
            <text:p>345.6</text:p>
          </table:table-cell>
          <table:table-cell table:style-name="ce1" office:value-type="float" office:value="3535.16" calcext:value-type="float">
            <text:p>3535.16</text:p>
          </table:table-cell>
          <table:table-cell/>
          <table:table-cell table:formula="of:=[.I263]*[.$M$59]*0.75/64500" office:value-type="float" office:value="0.522418604651163" calcext:value-type="float">
            <text:p>0.522418604651163</text:p>
          </table:table-cell>
          <table:table-cell table:formula="of:=[.J263]*[.$M$59]*0.75/64500" office:value-type="float" office:value="5.34384651162791" calcext:value-type="float">
            <text:p>5.3438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56" calcext:value-type="float">
            <text:p>656</text:p>
          </table:table-cell>
          <table:table-cell office:value-type="float" office:value="335.2" calcext:value-type="float">
            <text:p>335.2</text:p>
          </table:table-cell>
          <table:table-cell table:style-name="ce1" office:value-type="float" office:value="3427.68" calcext:value-type="float">
            <text:p>3427.68</text:p>
          </table:table-cell>
          <table:table-cell/>
          <table:table-cell table:formula="of:=[.I264]*[.$M$59]*0.75/64500" office:value-type="float" office:value="0.506697674418605" calcext:value-type="float">
            <text:p>0.506697674418605</text:p>
          </table:table-cell>
          <table:table-cell table:formula="of:=[.J264]*[.$M$59]*0.75/64500" office:value-type="float" office:value="5.18137674418605" calcext:value-type="float">
            <text:p>5.1813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58" calcext:value-type="float">
            <text:p>658</text:p>
          </table:table-cell>
          <table:table-cell office:value-type="float" office:value="325.6" calcext:value-type="float">
            <text:p>325.6</text:p>
          </table:table-cell>
          <table:table-cell table:style-name="ce1" office:value-type="float" office:value="3320.2" calcext:value-type="float">
            <text:p>3320.2</text:p>
          </table:table-cell>
          <table:table-cell/>
          <table:table-cell table:formula="of:=[.I265]*[.$M$59]*0.75/64500" office:value-type="float" office:value="0.492186046511628" calcext:value-type="float">
            <text:p>0.492186046511628</text:p>
          </table:table-cell>
          <table:table-cell table:formula="of:=[.J265]*[.$M$59]*0.75/64500" office:value-type="float" office:value="5.01890697674419" calcext:value-type="float">
            <text:p>5.0189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60" calcext:value-type="float">
            <text:p>660</text:p>
          </table:table-cell>
          <table:table-cell office:value-type="float" office:value="319.6" calcext:value-type="float">
            <text:p>319.6</text:p>
          </table:table-cell>
          <table:table-cell table:style-name="ce1" office:value-type="float" office:value="3226.56" calcext:value-type="float">
            <text:p>3226.56</text:p>
          </table:table-cell>
          <table:table-cell/>
          <table:table-cell table:formula="of:=[.I266]*[.$M$59]*0.75/64500" office:value-type="float" office:value="0.483116279069767" calcext:value-type="float">
            <text:p>0.483116279069767</text:p>
          </table:table-cell>
          <table:table-cell table:formula="of:=[.J266]*[.$M$59]*0.75/64500" office:value-type="float" office:value="4.87735813953488" calcext:value-type="float">
            <text:p>4.8773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62" calcext:value-type="float">
            <text:p>662</text:p>
          </table:table-cell>
          <table:table-cell office:value-type="float" office:value="314" calcext:value-type="float">
            <text:p>314</text:p>
          </table:table-cell>
          <table:table-cell table:style-name="ce1" office:value-type="float" office:value="3140.28" calcext:value-type="float">
            <text:p>3140.28</text:p>
          </table:table-cell>
          <table:table-cell/>
          <table:table-cell table:formula="of:=[.I267]*[.$M$59]*0.75/64500" office:value-type="float" office:value="0.474651162790698" calcext:value-type="float">
            <text:p>0.474651162790698</text:p>
          </table:table-cell>
          <table:table-cell table:formula="of:=[.J267]*[.$M$59]*0.75/64500" office:value-type="float" office:value="4.74693488372093" calcext:value-type="float">
            <text:p>4.7469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64" calcext:value-type="float">
            <text:p>664</text:p>
          </table:table-cell>
          <table:table-cell office:value-type="float" office:value="308.4" calcext:value-type="float">
            <text:p>308.4</text:p>
          </table:table-cell>
          <table:table-cell table:style-name="ce1" office:value-type="float" office:value="3053.96" calcext:value-type="float">
            <text:p>3053.96</text:p>
          </table:table-cell>
          <table:table-cell/>
          <table:table-cell table:formula="of:=[.I268]*[.$M$59]*0.75/64500" office:value-type="float" office:value="0.466186046511628" calcext:value-type="float">
            <text:p>0.466186046511628</text:p>
          </table:table-cell>
          <table:table-cell table:formula="of:=[.J268]*[.$M$59]*0.75/64500" office:value-type="float" office:value="4.6164511627907" calcext:value-type="float">
            <text:p>4.6164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66" calcext:value-type="float">
            <text:p>666</text:p>
          </table:table-cell>
          <table:table-cell office:value-type="float" office:value="302.8" calcext:value-type="float">
            <text:p>302.8</text:p>
          </table:table-cell>
          <table:table-cell table:style-name="ce1" office:value-type="float" office:value="2967.68" calcext:value-type="float">
            <text:p>2967.68</text:p>
          </table:table-cell>
          <table:table-cell/>
          <table:table-cell table:formula="of:=[.I269]*[.$M$59]*0.75/64500" office:value-type="float" office:value="0.457720930232558" calcext:value-type="float">
            <text:p>0.457720930232558</text:p>
          </table:table-cell>
          <table:table-cell table:formula="of:=[.J269]*[.$M$59]*0.75/64500" office:value-type="float" office:value="4.48602790697674" calcext:value-type="float">
            <text:p>4.4860279069767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68" calcext:value-type="float">
            <text:p>668</text:p>
          </table:table-cell>
          <table:table-cell office:value-type="float" office:value="298" calcext:value-type="float">
            <text:p>298</text:p>
          </table:table-cell>
          <table:table-cell table:style-name="ce1" office:value-type="float" office:value="2881.4" calcext:value-type="float">
            <text:p>2881.4</text:p>
          </table:table-cell>
          <table:table-cell/>
          <table:table-cell table:formula="of:=[.I270]*[.$M$59]*0.75/64500" office:value-type="float" office:value="0.45046511627907" calcext:value-type="float">
            <text:p>0.45046511627907</text:p>
          </table:table-cell>
          <table:table-cell table:formula="of:=[.J270]*[.$M$59]*0.75/64500" office:value-type="float" office:value="4.35560465116279" calcext:value-type="float">
            <text:p>4.355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70" calcext:value-type="float">
            <text:p>670</text:p>
          </table:table-cell>
          <table:table-cell office:value-type="float" office:value="294" calcext:value-type="float">
            <text:p>294</text:p>
          </table:table-cell>
          <table:table-cell table:style-name="ce1" office:value-type="float" office:value="2795.12" calcext:value-type="float">
            <text:p>2795.12</text:p>
          </table:table-cell>
          <table:table-cell/>
          <table:table-cell table:formula="of:=[.I271]*[.$M$59]*0.75/64500" office:value-type="float" office:value="0.444418604651163" calcext:value-type="float">
            <text:p>0.444418604651163</text:p>
          </table:table-cell>
          <table:table-cell table:formula="of:=[.J271]*[.$M$59]*0.75/64500" office:value-type="float" office:value="4.22518139534884" calcext:value-type="float">
            <text:p>4.2251813953488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72" calcext:value-type="float">
            <text:p>672</text:p>
          </table:table-cell>
          <table:table-cell office:value-type="float" office:value="290" calcext:value-type="float">
            <text:p>290</text:p>
          </table:table-cell>
          <table:table-cell table:style-name="ce1" office:value-type="float" office:value="2708.84" calcext:value-type="float">
            <text:p>2708.84</text:p>
          </table:table-cell>
          <table:table-cell/>
          <table:table-cell table:formula="of:=[.I272]*[.$M$59]*0.75/64500" office:value-type="float" office:value="0.438372093023256" calcext:value-type="float">
            <text:p>0.438372093023256</text:p>
          </table:table-cell>
          <table:table-cell table:formula="of:=[.J272]*[.$M$59]*0.75/64500" office:value-type="float" office:value="4.09475813953488" calcext:value-type="float">
            <text:p>4.0947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74" calcext:value-type="float">
            <text:p>674</text:p>
          </table:table-cell>
          <table:table-cell office:value-type="float" office:value="285.6" calcext:value-type="float">
            <text:p>285.6</text:p>
          </table:table-cell>
          <table:table-cell table:style-name="ce1" office:value-type="float" office:value="2627.64" calcext:value-type="float">
            <text:p>2627.64</text:p>
          </table:table-cell>
          <table:table-cell/>
          <table:table-cell table:formula="of:=[.I273]*[.$M$59]*0.75/64500" office:value-type="float" office:value="0.431720930232558" calcext:value-type="float">
            <text:p>0.431720930232558</text:p>
          </table:table-cell>
          <table:table-cell table:formula="of:=[.J273]*[.$M$59]*0.75/64500" office:value-type="float" office:value="3.97201395348837" calcext:value-type="float">
            <text:p>3.9720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76" calcext:value-type="float">
            <text:p>676</text:p>
          </table:table-cell>
          <table:table-cell office:value-type="float" office:value="282" calcext:value-type="float">
            <text:p>282</text:p>
          </table:table-cell>
          <table:table-cell table:style-name="ce1" office:value-type="float" office:value="2554.4" calcext:value-type="float">
            <text:p>2554.4</text:p>
          </table:table-cell>
          <table:table-cell/>
          <table:table-cell table:formula="of:=[.I274]*[.$M$59]*0.75/64500" office:value-type="float" office:value="0.426279069767442" calcext:value-type="float">
            <text:p>0.426279069767442</text:p>
          </table:table-cell>
          <table:table-cell table:formula="of:=[.J274]*[.$M$59]*0.75/64500" office:value-type="float" office:value="3.8613023255814" calcext:value-type="float">
            <text:p>3.8613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78" calcext:value-type="float">
            <text:p>678</text:p>
          </table:table-cell>
          <table:table-cell office:value-type="float" office:value="279.2" calcext:value-type="float">
            <text:p>279.2</text:p>
          </table:table-cell>
          <table:table-cell table:style-name="ce1" office:value-type="float" office:value="2481.16" calcext:value-type="float">
            <text:p>2481.16</text:p>
          </table:table-cell>
          <table:table-cell/>
          <table:table-cell table:formula="of:=[.I275]*[.$M$59]*0.75/64500" office:value-type="float" office:value="0.422046511627907" calcext:value-type="float">
            <text:p>0.422046511627907</text:p>
          </table:table-cell>
          <table:table-cell table:formula="of:=[.J275]*[.$M$59]*0.75/64500" office:value-type="float" office:value="3.75059069767442" calcext:value-type="float">
            <text:p>3.7505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80" calcext:value-type="float">
            <text:p>680</text:p>
          </table:table-cell>
          <table:table-cell office:value-type="float" office:value="277.6" calcext:value-type="float">
            <text:p>277.6</text:p>
          </table:table-cell>
          <table:table-cell table:style-name="ce1" office:value-type="float" office:value="2407.92" calcext:value-type="float">
            <text:p>2407.92</text:p>
          </table:table-cell>
          <table:table-cell/>
          <table:table-cell table:formula="of:=[.I276]*[.$M$59]*0.75/64500" office:value-type="float" office:value="0.419627906976744" calcext:value-type="float">
            <text:p>0.419627906976744</text:p>
          </table:table-cell>
          <table:table-cell table:formula="of:=[.J276]*[.$M$59]*0.75/64500" office:value-type="float" office:value="3.63987906976744" calcext:value-type="float">
            <text:p>3.6398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82" calcext:value-type="float">
            <text:p>682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2334.68" calcext:value-type="float">
            <text:p>2334.68</text:p>
          </table:table-cell>
          <table:table-cell/>
          <table:table-cell table:formula="of:=[.I277]*[.$M$59]*0.75/64500" office:value-type="float" office:value="0.417209302325581" calcext:value-type="float">
            <text:p>0.417209302325581</text:p>
          </table:table-cell>
          <table:table-cell table:formula="of:=[.J277]*[.$M$59]*0.75/64500" office:value-type="float" office:value="3.52916744186046" calcext:value-type="float">
            <text:p>3.5291674418604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84" calcext:value-type="float">
            <text:p>684</text:p>
          </table:table-cell>
          <table:table-cell office:value-type="float" office:value="274.4" calcext:value-type="float">
            <text:p>274.4</text:p>
          </table:table-cell>
          <table:table-cell table:style-name="ce1" office:value-type="float" office:value="2261.48" calcext:value-type="float">
            <text:p>2261.48</text:p>
          </table:table-cell>
          <table:table-cell/>
          <table:table-cell table:formula="of:=[.I278]*[.$M$59]*0.75/64500" office:value-type="float" office:value="0.414790697674419" calcext:value-type="float">
            <text:p>0.414790697674419</text:p>
          </table:table-cell>
          <table:table-cell table:formula="of:=[.J278]*[.$M$59]*0.75/64500" office:value-type="float" office:value="3.41851627906977" calcext:value-type="float">
            <text:p>3.4185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86" calcext:value-type="float">
            <text:p>686</text:p>
          </table:table-cell>
          <table:table-cell office:value-type="float" office:value="272.8" calcext:value-type="float">
            <text:p>272.8</text:p>
          </table:table-cell>
          <table:table-cell table:style-name="ce1" office:value-type="float" office:value="2188.24" calcext:value-type="float">
            <text:p>2188.24</text:p>
          </table:table-cell>
          <table:table-cell/>
          <table:table-cell table:formula="of:=[.I279]*[.$M$59]*0.75/64500" office:value-type="float" office:value="0.412372093023256" calcext:value-type="float">
            <text:p>0.412372093023256</text:p>
          </table:table-cell>
          <table:table-cell table:formula="of:=[.J279]*[.$M$59]*0.75/64500" office:value-type="float" office:value="3.30780465116279" calcext:value-type="float">
            <text:p>3.3078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88" calcext:value-type="float">
            <text:p>688</text:p>
          </table:table-cell>
          <table:table-cell office:value-type="float" office:value="274.4" calcext:value-type="float">
            <text:p>274.4</text:p>
          </table:table-cell>
          <table:table-cell table:style-name="ce1" office:value-type="float" office:value="2115" calcext:value-type="float">
            <text:p>2115</text:p>
          </table:table-cell>
          <table:table-cell/>
          <table:table-cell table:formula="of:=[.I280]*[.$M$59]*0.75/64500" office:value-type="float" office:value="0.414790697674419" calcext:value-type="float">
            <text:p>0.414790697674419</text:p>
          </table:table-cell>
          <table:table-cell table:formula="of:=[.J280]*[.$M$59]*0.75/64500" office:value-type="float" office:value="3.19709302325581" calcext:value-type="float">
            <text:p>3.1970930232558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90" calcext:value-type="float">
            <text:p>690</text:p>
          </table:table-cell>
          <table:table-cell office:value-type="float" office:value="276" calcext:value-type="float">
            <text:p>276</text:p>
          </table:table-cell>
          <table:table-cell table:style-name="ce1" office:value-type="float" office:value="2051.96" calcext:value-type="float">
            <text:p>2051.96</text:p>
          </table:table-cell>
          <table:table-cell/>
          <table:table-cell table:formula="of:=[.I281]*[.$M$59]*0.75/64500" office:value-type="float" office:value="0.417209302325581" calcext:value-type="float">
            <text:p>0.417209302325581</text:p>
          </table:table-cell>
          <table:table-cell table:formula="of:=[.J281]*[.$M$59]*0.75/64500" office:value-type="float" office:value="3.1018" calcext:value-type="float">
            <text:p>3.101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92" calcext:value-type="float">
            <text:p>692</text:p>
          </table:table-cell>
          <table:table-cell office:value-type="float" office:value="277.6" calcext:value-type="float">
            <text:p>277.6</text:p>
          </table:table-cell>
          <table:table-cell table:style-name="ce1" office:value-type="float" office:value="2000.48" calcext:value-type="float">
            <text:p>2000.48</text:p>
          </table:table-cell>
          <table:table-cell/>
          <table:table-cell table:formula="of:=[.I282]*[.$M$59]*0.75/64500" office:value-type="float" office:value="0.419627906976744" calcext:value-type="float">
            <text:p>0.419627906976744</text:p>
          </table:table-cell>
          <table:table-cell table:formula="of:=[.J282]*[.$M$59]*0.75/64500" office:value-type="float" office:value="3.02398139534884" calcext:value-type="float">
            <text:p>3.0239813953488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94" calcext:value-type="float">
            <text:p>694</text:p>
          </table:table-cell>
          <table:table-cell office:value-type="float" office:value="279.2" calcext:value-type="float">
            <text:p>279.2</text:p>
          </table:table-cell>
          <table:table-cell table:style-name="ce1" office:value-type="float" office:value="1949.04" calcext:value-type="float">
            <text:p>1949.04</text:p>
          </table:table-cell>
          <table:table-cell/>
          <table:table-cell table:formula="of:=[.I283]*[.$M$59]*0.75/64500" office:value-type="float" office:value="0.422046511627907" calcext:value-type="float">
            <text:p>0.422046511627907</text:p>
          </table:table-cell>
          <table:table-cell table:formula="of:=[.J283]*[.$M$59]*0.75/64500" office:value-type="float" office:value="2.94622325581395" calcext:value-type="float">
            <text:p>2.9462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96" calcext:value-type="float">
            <text:p>696</text:p>
          </table:table-cell>
          <table:table-cell office:value-type="float" office:value="282" calcext:value-type="float">
            <text:p>282</text:p>
          </table:table-cell>
          <table:table-cell table:style-name="ce1" office:value-type="float" office:value="1897.56" calcext:value-type="float">
            <text:p>1897.56</text:p>
          </table:table-cell>
          <table:table-cell/>
          <table:table-cell table:formula="of:=[.I284]*[.$M$59]*0.75/64500" office:value-type="float" office:value="0.426279069767442" calcext:value-type="float">
            <text:p>0.426279069767442</text:p>
          </table:table-cell>
          <table:table-cell table:formula="of:=[.J284]*[.$M$59]*0.75/64500" office:value-type="float" office:value="2.86840465116279" calcext:value-type="float">
            <text:p>2.8684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698" calcext:value-type="float">
            <text:p>698</text:p>
          </table:table-cell>
          <table:table-cell office:value-type="float" office:value="286" calcext:value-type="float">
            <text:p>286</text:p>
          </table:table-cell>
          <table:table-cell table:style-name="ce1" office:value-type="float" office:value="1846.08" calcext:value-type="float">
            <text:p>1846.08</text:p>
          </table:table-cell>
          <table:table-cell/>
          <table:table-cell table:formula="of:=[.I285]*[.$M$59]*0.75/64500" office:value-type="float" office:value="0.432325581395349" calcext:value-type="float">
            <text:p>0.432325581395349</text:p>
          </table:table-cell>
          <table:table-cell table:formula="of:=[.J285]*[.$M$59]*0.75/64500" office:value-type="float" office:value="2.79058604651163" calcext:value-type="float">
            <text:p>2.7905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00" calcext:value-type="float">
            <text:p>700</text:p>
          </table:table-cell>
          <table:table-cell office:value-type="float" office:value="290" calcext:value-type="float">
            <text:p>290</text:p>
          </table:table-cell>
          <table:table-cell table:style-name="ce1" office:value-type="float" office:value="1794.28" calcext:value-type="float">
            <text:p>1794.28</text:p>
          </table:table-cell>
          <table:table-cell/>
          <table:table-cell table:formula="of:=[.I286]*[.$M$59]*0.75/64500" office:value-type="float" office:value="0.438372093023256" calcext:value-type="float">
            <text:p>0.438372093023256</text:p>
          </table:table-cell>
          <table:table-cell table:formula="of:=[.J286]*[.$M$59]*0.75/64500" office:value-type="float" office:value="2.71228372093023" calcext:value-type="float">
            <text:p>2.7122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02" calcext:value-type="float">
            <text:p>702</text:p>
          </table:table-cell>
          <table:table-cell office:value-type="float" office:value="294" calcext:value-type="float">
            <text:p>294</text:p>
          </table:table-cell>
          <table:table-cell table:style-name="ce1" office:value-type="float" office:value="1741" calcext:value-type="float">
            <text:p>1741</text:p>
          </table:table-cell>
          <table:table-cell/>
          <table:table-cell table:formula="of:=[.I287]*[.$M$59]*0.75/64500" office:value-type="float" office:value="0.444418604651163" calcext:value-type="float">
            <text:p>0.444418604651163</text:p>
          </table:table-cell>
          <table:table-cell table:formula="of:=[.J287]*[.$M$59]*0.75/64500" office:value-type="float" office:value="2.63174418604651" calcext:value-type="float">
            <text:p>2.6317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04" calcext:value-type="float">
            <text:p>704</text:p>
          </table:table-cell>
          <table:table-cell office:value-type="float" office:value="298" calcext:value-type="float">
            <text:p>298</text:p>
          </table:table-cell>
          <table:table-cell table:style-name="ce1" office:value-type="float" office:value="1687.76" calcext:value-type="float">
            <text:p>1687.76</text:p>
          </table:table-cell>
          <table:table-cell/>
          <table:table-cell table:formula="of:=[.I288]*[.$M$59]*0.75/64500" office:value-type="float" office:value="0.45046511627907" calcext:value-type="float">
            <text:p>0.45046511627907</text:p>
          </table:table-cell>
          <table:table-cell table:formula="of:=[.J288]*[.$M$59]*0.75/64500" office:value-type="float" office:value="2.55126511627907" calcext:value-type="float">
            <text:p>2.5512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06" calcext:value-type="float">
            <text:p>706</text:p>
          </table:table-cell>
          <table:table-cell office:value-type="float" office:value="302.8" calcext:value-type="float">
            <text:p>302.8</text:p>
          </table:table-cell>
          <table:table-cell table:style-name="ce1" office:value-type="float" office:value="1634.48" calcext:value-type="float">
            <text:p>1634.48</text:p>
          </table:table-cell>
          <table:table-cell/>
          <table:table-cell table:formula="of:=[.I289]*[.$M$59]*0.75/64500" office:value-type="float" office:value="0.457720930232558" calcext:value-type="float">
            <text:p>0.457720930232558</text:p>
          </table:table-cell>
          <table:table-cell table:formula="of:=[.J289]*[.$M$59]*0.75/64500" office:value-type="float" office:value="2.47072558139535" calcext:value-type="float">
            <text:p>2.4707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08" calcext:value-type="float">
            <text:p>708</text:p>
          </table:table-cell>
          <table:table-cell office:value-type="float" office:value="308.4" calcext:value-type="float">
            <text:p>308.4</text:p>
          </table:table-cell>
          <table:table-cell table:style-name="ce1" office:value-type="float" office:value="1583.52" calcext:value-type="float">
            <text:p>1583.52</text:p>
          </table:table-cell>
          <table:table-cell/>
          <table:table-cell table:formula="of:=[.I290]*[.$M$59]*0.75/64500" office:value-type="float" office:value="0.466186046511628" calcext:value-type="float">
            <text:p>0.466186046511628</text:p>
          </table:table-cell>
          <table:table-cell table:formula="of:=[.J290]*[.$M$59]*0.75/64500" office:value-type="float" office:value="2.39369302325581" calcext:value-type="float">
            <text:p>2.3936930232558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10" calcext:value-type="float">
            <text:p>710</text:p>
          </table:table-cell>
          <table:table-cell office:value-type="float" office:value="314" calcext:value-type="float">
            <text:p>314</text:p>
          </table:table-cell>
          <table:table-cell table:style-name="ce1" office:value-type="float" office:value="1540.48" calcext:value-type="float">
            <text:p>1540.48</text:p>
          </table:table-cell>
          <table:table-cell/>
          <table:table-cell table:formula="of:=[.I291]*[.$M$59]*0.75/64500" office:value-type="float" office:value="0.474651162790698" calcext:value-type="float">
            <text:p>0.474651162790698</text:p>
          </table:table-cell>
          <table:table-cell table:formula="of:=[.J291]*[.$M$59]*0.75/64500" office:value-type="float" office:value="2.32863255813953" calcext:value-type="float">
            <text:p>2.3286325581395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12" calcext:value-type="float">
            <text:p>712</text:p>
          </table:table-cell>
          <table:table-cell office:value-type="float" office:value="319.6" calcext:value-type="float">
            <text:p>319.6</text:p>
          </table:table-cell>
          <table:table-cell table:style-name="ce1" office:value-type="float" office:value="1497.4" calcext:value-type="float">
            <text:p>1497.4</text:p>
          </table:table-cell>
          <table:table-cell/>
          <table:table-cell table:formula="of:=[.I292]*[.$M$59]*0.75/64500" office:value-type="float" office:value="0.483116279069767" calcext:value-type="float">
            <text:p>0.483116279069767</text:p>
          </table:table-cell>
          <table:table-cell table:formula="of:=[.J292]*[.$M$59]*0.75/64500" office:value-type="float" office:value="2.26351162790698" calcext:value-type="float">
            <text:p>2.2635116279069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14" calcext:value-type="float">
            <text:p>714</text:p>
          </table:table-cell>
          <table:table-cell office:value-type="float" office:value="325.2" calcext:value-type="float">
            <text:p>325.2</text:p>
          </table:table-cell>
          <table:table-cell table:style-name="ce1" office:value-type="float" office:value="1454.36" calcext:value-type="float">
            <text:p>1454.36</text:p>
          </table:table-cell>
          <table:table-cell/>
          <table:table-cell table:formula="of:=[.I293]*[.$M$59]*0.75/64500" office:value-type="float" office:value="0.491581395348837" calcext:value-type="float">
            <text:p>0.491581395348837</text:p>
          </table:table-cell>
          <table:table-cell table:formula="of:=[.J293]*[.$M$59]*0.75/64500" office:value-type="float" office:value="2.1984511627907" calcext:value-type="float">
            <text:p>2.1984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16" calcext:value-type="float">
            <text:p>716</text:p>
          </table:table-cell>
          <table:table-cell office:value-type="float" office:value="332" calcext:value-type="float">
            <text:p>332</text:p>
          </table:table-cell>
          <table:table-cell table:style-name="ce1" office:value-type="float" office:value="1411.32" calcext:value-type="float">
            <text:p>1411.32</text:p>
          </table:table-cell>
          <table:table-cell/>
          <table:table-cell table:formula="of:=[.I294]*[.$M$59]*0.75/64500" office:value-type="float" office:value="0.501860465116279" calcext:value-type="float">
            <text:p>0.501860465116279</text:p>
          </table:table-cell>
          <table:table-cell table:formula="of:=[.J294]*[.$M$59]*0.75/64500" office:value-type="float" office:value="2.13339069767442" calcext:value-type="float">
            <text:p>2.1333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18" calcext:value-type="float">
            <text:p>718</text:p>
          </table:table-cell>
          <table:table-cell office:value-type="float" office:value="340" calcext:value-type="float">
            <text:p>340</text:p>
          </table:table-cell>
          <table:table-cell table:style-name="ce1" office:value-type="float" office:value="1368.28" calcext:value-type="float">
            <text:p>1368.28</text:p>
          </table:table-cell>
          <table:table-cell/>
          <table:table-cell table:formula="of:=[.I295]*[.$M$59]*0.75/64500" office:value-type="float" office:value="0.513953488372093" calcext:value-type="float">
            <text:p>0.513953488372093</text:p>
          </table:table-cell>
          <table:table-cell table:formula="of:=[.J295]*[.$M$59]*0.75/64500" office:value-type="float" office:value="2.06833023255814" calcext:value-type="float">
            <text:p>2.06833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20" calcext:value-type="float">
            <text:p>720</text:p>
          </table:table-cell>
          <table:table-cell office:value-type="float" office:value="348" calcext:value-type="float">
            <text:p>348</text:p>
          </table:table-cell>
          <table:table-cell table:style-name="ce1" office:value-type="float" office:value="1325.88" calcext:value-type="float">
            <text:p>1325.88</text:p>
          </table:table-cell>
          <table:table-cell/>
          <table:table-cell table:formula="of:=[.I296]*[.$M$59]*0.75/64500" office:value-type="float" office:value="0.526046511627907" calcext:value-type="float">
            <text:p>0.526046511627907</text:p>
          </table:table-cell>
          <table:table-cell table:formula="of:=[.J296]*[.$M$59]*0.75/64500" office:value-type="float" office:value="2.00423720930233" calcext:value-type="float">
            <text:p>2.0042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22" calcext:value-type="float">
            <text:p>722</text:p>
          </table:table-cell>
          <table:table-cell office:value-type="float" office:value="356" calcext:value-type="float">
            <text:p>356</text:p>
          </table:table-cell>
          <table:table-cell table:style-name="ce1" office:value-type="float" office:value="1285.16" calcext:value-type="float">
            <text:p>1285.16</text:p>
          </table:table-cell>
          <table:table-cell/>
          <table:table-cell table:formula="of:=[.I297]*[.$M$59]*0.75/64500" office:value-type="float" office:value="0.538139534883721" calcext:value-type="float">
            <text:p>0.538139534883721</text:p>
          </table:table-cell>
          <table:table-cell table:formula="of:=[.J297]*[.$M$59]*0.75/64500" office:value-type="float" office:value="1.94268372093023" calcext:value-type="float">
            <text:p>1.9426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24" calcext:value-type="float">
            <text:p>724</text:p>
          </table:table-cell>
          <table:table-cell office:value-type="float" office:value="364" calcext:value-type="float">
            <text:p>364</text:p>
          </table:table-cell>
          <table:table-cell table:style-name="ce1" office:value-type="float" office:value="1244.44" calcext:value-type="float">
            <text:p>1244.44</text:p>
          </table:table-cell>
          <table:table-cell/>
          <table:table-cell table:formula="of:=[.I298]*[.$M$59]*0.75/64500" office:value-type="float" office:value="0.550232558139535" calcext:value-type="float">
            <text:p>0.550232558139535</text:p>
          </table:table-cell>
          <table:table-cell table:formula="of:=[.J298]*[.$M$59]*0.75/64500" office:value-type="float" office:value="1.88113023255814" calcext:value-type="float">
            <text:p>1.88113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26" calcext:value-type="float">
            <text:p>726</text:p>
          </table:table-cell>
          <table:table-cell office:value-type="float" office:value="372.4" calcext:value-type="float">
            <text:p>372.4</text:p>
          </table:table-cell>
          <table:table-cell table:style-name="ce1" office:value-type="float" office:value="1203.68" calcext:value-type="float">
            <text:p>1203.68</text:p>
          </table:table-cell>
          <table:table-cell/>
          <table:table-cell table:formula="of:=[.I299]*[.$M$59]*0.75/64500" office:value-type="float" office:value="0.56293023255814" calcext:value-type="float">
            <text:p>0.56293023255814</text:p>
          </table:table-cell>
          <table:table-cell table:formula="of:=[.J299]*[.$M$59]*0.75/64500" office:value-type="float" office:value="1.81951627906977" calcext:value-type="float">
            <text:p>1.8195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28" calcext:value-type="float">
            <text:p>728</text:p>
          </table:table-cell>
          <table:table-cell office:value-type="float" office:value="381.2" calcext:value-type="float">
            <text:p>381.2</text:p>
          </table:table-cell>
          <table:table-cell table:style-name="ce1" office:value-type="float" office:value="1152.8" calcext:value-type="float">
            <text:p>1152.8</text:p>
          </table:table-cell>
          <table:table-cell/>
          <table:table-cell table:formula="of:=[.I300]*[.$M$59]*0.75/64500" office:value-type="float" office:value="0.576232558139535" calcext:value-type="float">
            <text:p>0.576232558139535</text:p>
          </table:table-cell>
          <table:table-cell table:formula="of:=[.J300]*[.$M$59]*0.75/64500" office:value-type="float" office:value="1.74260465116279" calcext:value-type="float">
            <text:p>1.742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30" calcext:value-type="float">
            <text:p>730</text:p>
          </table:table-cell>
          <table:table-cell office:value-type="float" office:value="390" calcext:value-type="float">
            <text:p>390</text:p>
          </table:table-cell>
          <table:table-cell table:style-name="ce1" office:value-type="float" office:value="1102.2" calcext:value-type="float">
            <text:p>1102.2</text:p>
          </table:table-cell>
          <table:table-cell/>
          <table:table-cell table:formula="of:=[.I301]*[.$M$59]*0.75/64500" office:value-type="float" office:value="0.58953488372093" calcext:value-type="float">
            <text:p>0.58953488372093</text:p>
          </table:table-cell>
          <table:table-cell table:formula="of:=[.J301]*[.$M$59]*0.75/64500" office:value-type="float" office:value="1.66611627906977" calcext:value-type="float">
            <text:p>1.6661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32" calcext:value-type="float">
            <text:p>732</text:p>
          </table:table-cell>
          <table:table-cell office:value-type="float" office:value="398.8" calcext:value-type="float">
            <text:p>398.8</text:p>
          </table:table-cell>
          <table:table-cell table:style-name="ce1" office:value-type="float" office:value="1102.2" calcext:value-type="float">
            <text:p>1102.2</text:p>
          </table:table-cell>
          <table:table-cell/>
          <table:table-cell table:formula="of:=[.I302]*[.$M$59]*0.75/64500" office:value-type="float" office:value="0.602837209302326" calcext:value-type="float">
            <text:p>0.602837209302326</text:p>
          </table:table-cell>
          <table:table-cell table:formula="of:=[.J302]*[.$M$59]*0.75/64500" office:value-type="float" office:value="1.66611627906977" calcext:value-type="float">
            <text:p>1.6661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34" calcext:value-type="float">
            <text:p>734</text:p>
          </table:table-cell>
          <table:table-cell office:value-type="float" office:value="407.6" calcext:value-type="float">
            <text:p>407.6</text:p>
          </table:table-cell>
          <table:table-cell table:style-name="ce1" office:value-type="float" office:value="1102.2" calcext:value-type="float">
            <text:p>1102.2</text:p>
          </table:table-cell>
          <table:table-cell/>
          <table:table-cell table:formula="of:=[.I303]*[.$M$59]*0.75/64500" office:value-type="float" office:value="0.616139534883721" calcext:value-type="float">
            <text:p>0.616139534883721</text:p>
          </table:table-cell>
          <table:table-cell table:formula="of:=[.J303]*[.$M$59]*0.75/64500" office:value-type="float" office:value="1.66611627906977" calcext:value-type="float">
            <text:p>1.6661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36" calcext:value-type="float">
            <text:p>736</text:p>
          </table:table-cell>
          <table:table-cell office:value-type="float" office:value="418.8" calcext:value-type="float">
            <text:p>418.8</text:p>
          </table:table-cell>
          <table:table-cell table:style-name="ce1" office:value-type="float" office:value="1101.76" calcext:value-type="float">
            <text:p>1101.76</text:p>
          </table:table-cell>
          <table:table-cell/>
          <table:table-cell table:formula="of:=[.I304]*[.$M$59]*0.75/64500" office:value-type="float" office:value="0.63306976744186" calcext:value-type="float">
            <text:p>0.63306976744186</text:p>
          </table:table-cell>
          <table:table-cell table:formula="of:=[.J304]*[.$M$59]*0.75/64500" office:value-type="float" office:value="1.6654511627907" calcext:value-type="float">
            <text:p>1.6654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38" calcext:value-type="float">
            <text:p>738</text:p>
          </table:table-cell>
          <table:table-cell office:value-type="float" office:value="432.4" calcext:value-type="float">
            <text:p>432.4</text:p>
          </table:table-cell>
          <table:table-cell table:style-name="ce1" office:value-type="float" office:value="1100.48" calcext:value-type="float">
            <text:p>1100.48</text:p>
          </table:table-cell>
          <table:table-cell/>
          <table:table-cell table:formula="of:=[.I305]*[.$M$59]*0.75/64500" office:value-type="float" office:value="0.653627906976744" calcext:value-type="float">
            <text:p>0.653627906976744</text:p>
          </table:table-cell>
          <table:table-cell table:formula="of:=[.J305]*[.$M$59]*0.75/64500" office:value-type="float" office:value="1.66351627906977" calcext:value-type="float">
            <text:p>1.6635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40" calcext:value-type="float">
            <text:p>740</text:p>
          </table:table-cell>
          <table:table-cell office:value-type="float" office:value="446" calcext:value-type="float">
            <text:p>446</text:p>
          </table:table-cell>
          <table:table-cell table:style-name="ce1" office:value-type="float" office:value="1115.88" calcext:value-type="float">
            <text:p>1115.88</text:p>
          </table:table-cell>
          <table:table-cell/>
          <table:table-cell table:formula="of:=[.I306]*[.$M$59]*0.75/64500" office:value-type="float" office:value="0.674186046511628" calcext:value-type="float">
            <text:p>0.674186046511628</text:p>
          </table:table-cell>
          <table:table-cell table:formula="of:=[.J306]*[.$M$59]*0.75/64500" office:value-type="float" office:value="1.68679534883721" calcext:value-type="float">
            <text:p>1.6867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42" calcext:value-type="float">
            <text:p>742</text:p>
          </table:table-cell>
          <table:table-cell office:value-type="float" office:value="459.6" calcext:value-type="float">
            <text:p>459.6</text:p>
          </table:table-cell>
          <table:table-cell table:style-name="ce1" office:value-type="float" office:value="1161.64" calcext:value-type="float">
            <text:p>1161.64</text:p>
          </table:table-cell>
          <table:table-cell/>
          <table:table-cell table:formula="of:=[.I307]*[.$M$59]*0.75/64500" office:value-type="float" office:value="0.694744186046512" calcext:value-type="float">
            <text:p>0.694744186046512</text:p>
          </table:table-cell>
          <table:table-cell table:formula="of:=[.J307]*[.$M$59]*0.75/64500" office:value-type="float" office:value="1.75596744186047" calcext:value-type="float">
            <text:p>1.7559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44" calcext:value-type="float">
            <text:p>744</text:p>
          </table:table-cell>
          <table:table-cell office:value-type="float" office:value="473.2" calcext:value-type="float">
            <text:p>473.2</text:p>
          </table:table-cell>
          <table:table-cell table:style-name="ce1" office:value-type="float" office:value="1207.4" calcext:value-type="float">
            <text:p>1207.4</text:p>
          </table:table-cell>
          <table:table-cell/>
          <table:table-cell table:formula="of:=[.I308]*[.$M$59]*0.75/64500" office:value-type="float" office:value="0.715302325581395" calcext:value-type="float">
            <text:p>0.715302325581395</text:p>
          </table:table-cell>
          <table:table-cell table:formula="of:=[.J308]*[.$M$59]*0.75/64500" office:value-type="float" office:value="1.82513953488372" calcext:value-type="float">
            <text:p>1.8251395348837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46" calcext:value-type="float">
            <text:p>746</text:p>
          </table:table-cell>
          <table:table-cell office:value-type="float" office:value="487.6" calcext:value-type="float">
            <text:p>487.6</text:p>
          </table:table-cell>
          <table:table-cell table:style-name="ce1" office:value-type="float" office:value="1266.04" calcext:value-type="float">
            <text:p>1266.04</text:p>
          </table:table-cell>
          <table:table-cell/>
          <table:table-cell table:formula="of:=[.I309]*[.$M$59]*0.75/64500" office:value-type="float" office:value="0.73706976744186" calcext:value-type="float">
            <text:p>0.73706976744186</text:p>
          </table:table-cell>
          <table:table-cell table:formula="of:=[.J309]*[.$M$59]*0.75/64500" office:value-type="float" office:value="1.91378139534884" calcext:value-type="float">
            <text:p>1.9137813953488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48" calcext:value-type="float">
            <text:p>748</text:p>
          </table:table-cell>
          <table:table-cell office:value-type="float" office:value="502.8" calcext:value-type="float">
            <text:p>502.8</text:p>
          </table:table-cell>
          <table:table-cell table:style-name="ce1" office:value-type="float" office:value="1333.24" calcext:value-type="float">
            <text:p>1333.24</text:p>
          </table:table-cell>
          <table:table-cell/>
          <table:table-cell table:formula="of:=[.I310]*[.$M$59]*0.75/64500" office:value-type="float" office:value="0.760046511627907" calcext:value-type="float">
            <text:p>0.760046511627907</text:p>
          </table:table-cell>
          <table:table-cell table:formula="of:=[.J310]*[.$M$59]*0.75/64500" office:value-type="float" office:value="2.01536279069767" calcext:value-type="float">
            <text:p>2.0153627906976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50" calcext:value-type="float">
            <text:p>750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1405.24" calcext:value-type="float">
            <text:p>1405.24</text:p>
          </table:table-cell>
          <table:table-cell/>
          <table:table-cell table:formula="of:=[.I311]*[.$M$59]*0.75/64500" office:value-type="float" office:value="0.783023255813953" calcext:value-type="float">
            <text:p>0.783023255813953</text:p>
          </table:table-cell>
          <table:table-cell table:formula="of:=[.J311]*[.$M$59]*0.75/64500" office:value-type="float" office:value="2.1242" calcext:value-type="float">
            <text:p>2.12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52" calcext:value-type="float">
            <text:p>752</text:p>
          </table:table-cell>
          <table:table-cell office:value-type="float" office:value="533.2" calcext:value-type="float">
            <text:p>533.2</text:p>
          </table:table-cell>
          <table:table-cell table:style-name="ce1" office:value-type="float" office:value="1515.32" calcext:value-type="float">
            <text:p>1515.32</text:p>
          </table:table-cell>
          <table:table-cell/>
          <table:table-cell table:formula="of:=[.I312]*[.$M$59]*0.75/64500" office:value-type="float" office:value="0.806" calcext:value-type="float">
            <text:p>0.806</text:p>
          </table:table-cell>
          <table:table-cell table:formula="of:=[.J312]*[.$M$59]*0.75/64500" office:value-type="float" office:value="2.2906" calcext:value-type="float">
            <text:p>2.290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54" calcext:value-type="float">
            <text:p>754</text:p>
          </table:table-cell>
          <table:table-cell office:value-type="float" office:value="548.4" calcext:value-type="float">
            <text:p>548.4</text:p>
          </table:table-cell>
          <table:table-cell table:style-name="ce1" office:value-type="float" office:value="1541.76" calcext:value-type="float">
            <text:p>1541.76</text:p>
          </table:table-cell>
          <table:table-cell/>
          <table:table-cell table:formula="of:=[.I313]*[.$M$59]*0.75/64500" office:value-type="float" office:value="0.828976744186046" calcext:value-type="float">
            <text:p>0.828976744186046</text:p>
          </table:table-cell>
          <table:table-cell table:formula="of:=[.J313]*[.$M$59]*0.75/64500" office:value-type="float" office:value="2.33056744186046" calcext:value-type="float">
            <text:p>2.3305674418604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56" calcext:value-type="float">
            <text:p>756</text:p>
          </table:table-cell>
          <table:table-cell office:value-type="float" office:value="562" calcext:value-type="float">
            <text:p>562</text:p>
          </table:table-cell>
          <table:table-cell table:style-name="ce1" office:value-type="float" office:value="1560.48" calcext:value-type="float">
            <text:p>1560.48</text:p>
          </table:table-cell>
          <table:table-cell/>
          <table:table-cell table:formula="of:=[.I314]*[.$M$59]*0.75/64500" office:value-type="float" office:value="0.84953488372093" calcext:value-type="float">
            <text:p>0.84953488372093</text:p>
          </table:table-cell>
          <table:table-cell table:formula="of:=[.J314]*[.$M$59]*0.75/64500" office:value-type="float" office:value="2.35886511627907" calcext:value-type="float">
            <text:p>2.3588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table:style-name="ce1" office:value-type="float" office:value="1560.48" calcext:value-type="float">
            <text:p>1560.48</text:p>
          </table:table-cell>
          <table:table-cell/>
          <table:table-cell table:formula="of:=[.I315]*[.$M$59]*0.75/64500" office:value-type="float" office:value="0.867674418604651" calcext:value-type="float">
            <text:p>0.867674418604651</text:p>
          </table:table-cell>
          <table:table-cell table:formula="of:=[.J315]*[.$M$59]*0.75/64500" office:value-type="float" office:value="2.35886511627907" calcext:value-type="float">
            <text:p>2.3588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60" calcext:value-type="float">
            <text:p>760</text:p>
          </table:table-cell>
          <table:table-cell office:value-type="float" office:value="586" calcext:value-type="float">
            <text:p>586</text:p>
          </table:table-cell>
          <table:table-cell table:style-name="ce1" office:value-type="float" office:value="1548.52" calcext:value-type="float">
            <text:p>1548.52</text:p>
          </table:table-cell>
          <table:table-cell/>
          <table:table-cell table:formula="of:=[.I316]*[.$M$59]*0.75/64500" office:value-type="float" office:value="0.885813953488372" calcext:value-type="float">
            <text:p>0.885813953488372</text:p>
          </table:table-cell>
          <table:table-cell table:formula="of:=[.J316]*[.$M$59]*0.75/64500" office:value-type="float" office:value="2.34078604651163" calcext:value-type="float">
            <text:p>2.3407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62" calcext:value-type="float">
            <text:p>762</text:p>
          </table:table-cell>
          <table:table-cell office:value-type="float" office:value="598" calcext:value-type="float">
            <text:p>598</text:p>
          </table:table-cell>
          <table:table-cell table:style-name="ce1" office:value-type="float" office:value="1508.44" calcext:value-type="float">
            <text:p>1508.44</text:p>
          </table:table-cell>
          <table:table-cell/>
          <table:table-cell table:formula="of:=[.I317]*[.$M$59]*0.75/64500" office:value-type="float" office:value="0.903953488372093" calcext:value-type="float">
            <text:p>0.903953488372093</text:p>
          </table:table-cell>
          <table:table-cell table:formula="of:=[.J317]*[.$M$59]*0.75/64500" office:value-type="float" office:value="2.2802" calcext:value-type="float">
            <text:p>2.280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64" calcext:value-type="float">
            <text:p>764</text:p>
          </table:table-cell>
          <table:table-cell office:value-type="float" office:value="610" calcext:value-type="float">
            <text:p>610</text:p>
          </table:table-cell>
          <table:table-cell table:style-name="ce1" office:value-type="float" office:value="1459.56" calcext:value-type="float">
            <text:p>1459.56</text:p>
          </table:table-cell>
          <table:table-cell/>
          <table:table-cell table:formula="of:=[.I318]*[.$M$59]*0.75/64500" office:value-type="float" office:value="0.922093023255814" calcext:value-type="float">
            <text:p>0.922093023255814</text:p>
          </table:table-cell>
          <table:table-cell table:formula="of:=[.J318]*[.$M$59]*0.75/64500" office:value-type="float" office:value="2.20631162790698" calcext:value-type="float">
            <text:p>2.2063116279069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66" calcext:value-type="float">
            <text:p>766</text:p>
          </table:table-cell>
          <table:table-cell office:value-type="float" office:value="622.8" calcext:value-type="float">
            <text:p>622.8</text:p>
          </table:table-cell>
          <table:table-cell table:style-name="ce1" office:value-type="float" office:value="1410.52" calcext:value-type="float">
            <text:p>1410.52</text:p>
          </table:table-cell>
          <table:table-cell/>
          <table:table-cell table:formula="of:=[.I319]*[.$M$59]*0.75/64500" office:value-type="float" office:value="0.941441860465116" calcext:value-type="float">
            <text:p>0.941441860465116</text:p>
          </table:table-cell>
          <table:table-cell table:formula="of:=[.J319]*[.$M$59]*0.75/64500" office:value-type="float" office:value="2.13218139534884" calcext:value-type="float">
            <text:p>2.1321813953488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68" calcext:value-type="float">
            <text:p>768</text:p>
          </table:table-cell>
          <table:table-cell office:value-type="float" office:value="636.4" calcext:value-type="float">
            <text:p>636.4</text:p>
          </table:table-cell>
          <table:table-cell table:style-name="ce1" office:value-type="float" office:value="1361.32" calcext:value-type="float">
            <text:p>1361.32</text:p>
          </table:table-cell>
          <table:table-cell/>
          <table:table-cell table:formula="of:=[.I320]*[.$M$59]*0.75/64500" office:value-type="float" office:value="0.962" calcext:value-type="float">
            <text:p>0.962</text:p>
          </table:table-cell>
          <table:table-cell table:formula="of:=[.J320]*[.$M$59]*0.75/64500" office:value-type="float" office:value="2.05780930232558" calcext:value-type="float">
            <text:p>2.0578093023255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70" calcext:value-type="float">
            <text:p>770</text:p>
          </table:table-cell>
          <table:table-cell office:value-type="float" office:value="650" calcext:value-type="float">
            <text:p>650</text:p>
          </table:table-cell>
          <table:table-cell table:style-name="ce1" office:value-type="float" office:value="1311.88" calcext:value-type="float">
            <text:p>1311.88</text:p>
          </table:table-cell>
          <table:table-cell/>
          <table:table-cell table:formula="of:=[.I321]*[.$M$59]*0.75/64500" office:value-type="float" office:value="0.982558139534884" calcext:value-type="float">
            <text:p>0.982558139534884</text:p>
          </table:table-cell>
          <table:table-cell table:formula="of:=[.J321]*[.$M$59]*0.75/64500" office:value-type="float" office:value="1.98307441860465" calcext:value-type="float">
            <text:p>1.9830744186046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72" calcext:value-type="float">
            <text:p>772</text:p>
          </table:table-cell>
          <table:table-cell office:value-type="float" office:value="663.6" calcext:value-type="float">
            <text:p>663.6</text:p>
          </table:table-cell>
          <table:table-cell table:style-name="ce1" office:value-type="float" office:value="1262.44" calcext:value-type="float">
            <text:p>1262.44</text:p>
          </table:table-cell>
          <table:table-cell/>
          <table:table-cell table:formula="of:=[.I322]*[.$M$59]*0.75/64500" office:value-type="float" office:value="1.00311627906977" calcext:value-type="float">
            <text:p>1.00311627906977</text:p>
          </table:table-cell>
          <table:table-cell table:formula="of:=[.J322]*[.$M$59]*0.75/64500" office:value-type="float" office:value="1.90833953488372" calcext:value-type="float">
            <text:p>1.9083395348837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74" calcext:value-type="float">
            <text:p>774</text:p>
          </table:table-cell>
          <table:table-cell office:value-type="float" office:value="677.2" calcext:value-type="float">
            <text:p>677.2</text:p>
          </table:table-cell>
          <table:table-cell table:style-name="ce1" office:value-type="float" office:value="1213" calcext:value-type="float">
            <text:p>1213</text:p>
          </table:table-cell>
          <table:table-cell/>
          <table:table-cell table:formula="of:=[.I323]*[.$M$59]*0.75/64500" office:value-type="float" office:value="1.02367441860465" calcext:value-type="float">
            <text:p>1.02367441860465</text:p>
          </table:table-cell>
          <table:table-cell table:formula="of:=[.J323]*[.$M$59]*0.75/64500" office:value-type="float" office:value="1.83360465116279" calcext:value-type="float">
            <text:p>1.833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76" calcext:value-type="float">
            <text:p>776</text:p>
          </table:table-cell>
          <table:table-cell office:value-type="float" office:value="689.2" calcext:value-type="float">
            <text:p>689.2</text:p>
          </table:table-cell>
          <table:table-cell table:style-name="ce1" office:value-type="float" office:value="1163.56" calcext:value-type="float">
            <text:p>1163.56</text:p>
          </table:table-cell>
          <table:table-cell/>
          <table:table-cell table:formula="of:=[.I324]*[.$M$59]*0.75/64500" office:value-type="float" office:value="1.04181395348837" calcext:value-type="float">
            <text:p>1.04181395348837</text:p>
          </table:table-cell>
          <table:table-cell table:formula="of:=[.J324]*[.$M$59]*0.75/64500" office:value-type="float" office:value="1.75886976744186" calcext:value-type="float">
            <text:p>1.75886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78" calcext:value-type="float">
            <text:p>778</text:p>
          </table:table-cell>
          <table:table-cell office:value-type="float" office:value="699.6" calcext:value-type="float">
            <text:p>699.6</text:p>
          </table:table-cell>
          <table:table-cell table:style-name="ce1" office:value-type="float" office:value="1114.8" calcext:value-type="float">
            <text:p>1114.8</text:p>
          </table:table-cell>
          <table:table-cell/>
          <table:table-cell table:formula="of:=[.I325]*[.$M$59]*0.75/64500" office:value-type="float" office:value="1.05753488372093" calcext:value-type="float">
            <text:p>1.05753488372093</text:p>
          </table:table-cell>
          <table:table-cell table:formula="of:=[.J325]*[.$M$59]*0.75/64500" office:value-type="float" office:value="1.68516279069767" calcext:value-type="float">
            <text:p>1.6851627906976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80" calcext:value-type="float">
            <text:p>780</text:p>
          </table:table-cell>
          <table:table-cell office:value-type="float" office:value="710" calcext:value-type="float">
            <text:p>710</text:p>
          </table:table-cell>
          <table:table-cell table:style-name="ce1" office:value-type="float" office:value="1075.44" calcext:value-type="float">
            <text:p>1075.44</text:p>
          </table:table-cell>
          <table:table-cell/>
          <table:table-cell table:formula="of:=[.I326]*[.$M$59]*0.75/64500" office:value-type="float" office:value="1.07325581395349" calcext:value-type="float">
            <text:p>1.07325581395349</text:p>
          </table:table-cell>
          <table:table-cell table:formula="of:=[.J326]*[.$M$59]*0.75/64500" office:value-type="float" office:value="1.62566511627907" calcext:value-type="float">
            <text:p>1.6256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82" calcext:value-type="float">
            <text:p>782</text:p>
          </table:table-cell>
          <table:table-cell office:value-type="float" office:value="720.4" calcext:value-type="float">
            <text:p>720.4</text:p>
          </table:table-cell>
          <table:table-cell table:style-name="ce1" office:value-type="float" office:value="1036.08" calcext:value-type="float">
            <text:p>1036.08</text:p>
          </table:table-cell>
          <table:table-cell/>
          <table:table-cell table:formula="of:=[.I327]*[.$M$59]*0.75/64500" office:value-type="float" office:value="1.08897674418605" calcext:value-type="float">
            <text:p>1.08897674418605</text:p>
          </table:table-cell>
          <table:table-cell table:formula="of:=[.J327]*[.$M$59]*0.75/64500" office:value-type="float" office:value="1.56616744186047" calcext:value-type="float">
            <text:p>1.5661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84" calcext:value-type="float">
            <text:p>784</text:p>
          </table:table-cell>
          <table:table-cell office:value-type="float" office:value="730.8" calcext:value-type="float">
            <text:p>730.8</text:p>
          </table:table-cell>
          <table:table-cell table:style-name="ce1" office:value-type="float" office:value="996.72" calcext:value-type="float">
            <text:p>996.72</text:p>
          </table:table-cell>
          <table:table-cell/>
          <table:table-cell table:formula="of:=[.I328]*[.$M$59]*0.75/64500" office:value-type="float" office:value="1.1046976744186" calcext:value-type="float">
            <text:p>1.1046976744186</text:p>
          </table:table-cell>
          <table:table-cell table:formula="of:=[.J328]*[.$M$59]*0.75/64500" office:value-type="float" office:value="1.50666976744186" calcext:value-type="float">
            <text:p>1.50666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86" calcext:value-type="float">
            <text:p>786</text:p>
          </table:table-cell>
          <table:table-cell office:value-type="float" office:value="740" calcext:value-type="float">
            <text:p>740</text:p>
          </table:table-cell>
          <table:table-cell table:style-name="ce1" office:value-type="float" office:value="957.36" calcext:value-type="float">
            <text:p>957.36</text:p>
          </table:table-cell>
          <table:table-cell/>
          <table:table-cell table:formula="of:=[.I329]*[.$M$59]*0.75/64500" office:value-type="float" office:value="1.11860465116279" calcext:value-type="float">
            <text:p>1.11860465116279</text:p>
          </table:table-cell>
          <table:table-cell table:formula="of:=[.J329]*[.$M$59]*0.75/64500" office:value-type="float" office:value="1.44717209302326" calcext:value-type="float">
            <text:p>1.4471720930232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88" calcext:value-type="float">
            <text:p>788</text:p>
          </table:table-cell>
          <table:table-cell office:value-type="float" office:value="748" calcext:value-type="float">
            <text:p>748</text:p>
          </table:table-cell>
          <table:table-cell table:style-name="ce1" office:value-type="float" office:value="921.8" calcext:value-type="float">
            <text:p>921.8</text:p>
          </table:table-cell>
          <table:table-cell/>
          <table:table-cell table:formula="of:=[.I330]*[.$M$59]*0.75/64500" office:value-type="float" office:value="1.1306976744186" calcext:value-type="float">
            <text:p>1.1306976744186</text:p>
          </table:table-cell>
          <table:table-cell table:formula="of:=[.J330]*[.$M$59]*0.75/64500" office:value-type="float" office:value="1.39341860465116" calcext:value-type="float">
            <text:p>1.3934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90" calcext:value-type="float">
            <text:p>790</text:p>
          </table:table-cell>
          <table:table-cell office:value-type="float" office:value="756" calcext:value-type="float">
            <text:p>756</text:p>
          </table:table-cell>
          <table:table-cell table:style-name="ce1" office:value-type="float" office:value="890.8" calcext:value-type="float">
            <text:p>890.8</text:p>
          </table:table-cell>
          <table:table-cell/>
          <table:table-cell table:formula="of:=[.I331]*[.$M$59]*0.75/64500" office:value-type="float" office:value="1.14279069767442" calcext:value-type="float">
            <text:p>1.14279069767442</text:p>
          </table:table-cell>
          <table:table-cell table:formula="of:=[.J331]*[.$M$59]*0.75/64500" office:value-type="float" office:value="1.34655813953488" calcext:value-type="float">
            <text:p>1.3465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92" calcext:value-type="float">
            <text:p>792</text:p>
          </table:table-cell>
          <table:table-cell office:value-type="float" office:value="764" calcext:value-type="float">
            <text:p>764</text:p>
          </table:table-cell>
          <table:table-cell table:style-name="ce1" office:value-type="float" office:value="859.8" calcext:value-type="float">
            <text:p>859.8</text:p>
          </table:table-cell>
          <table:table-cell/>
          <table:table-cell table:formula="of:=[.I332]*[.$M$59]*0.75/64500" office:value-type="float" office:value="1.15488372093023" calcext:value-type="float">
            <text:p>1.15488372093023</text:p>
          </table:table-cell>
          <table:table-cell table:formula="of:=[.J332]*[.$M$59]*0.75/64500" office:value-type="float" office:value="1.2996976744186" calcext:value-type="float">
            <text:p>1.2996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94" calcext:value-type="float">
            <text:p>794</text:p>
          </table:table-cell>
          <table:table-cell office:value-type="float" office:value="772" calcext:value-type="float">
            <text:p>772</text:p>
          </table:table-cell>
          <table:table-cell table:style-name="ce1" office:value-type="float" office:value="828.8" calcext:value-type="float">
            <text:p>828.8</text:p>
          </table:table-cell>
          <table:table-cell/>
          <table:table-cell table:formula="of:=[.I333]*[.$M$59]*0.75/64500" office:value-type="float" office:value="1.16697674418605" calcext:value-type="float">
            <text:p>1.16697674418605</text:p>
          </table:table-cell>
          <table:table-cell table:formula="of:=[.J333]*[.$M$59]*0.75/64500" office:value-type="float" office:value="1.25283720930233" calcext:value-type="float">
            <text:p>1.2528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96" calcext:value-type="float">
            <text:p>796</text:p>
          </table:table-cell>
          <table:table-cell office:value-type="float" office:value="786.4" calcext:value-type="float">
            <text:p>786.4</text:p>
          </table:table-cell>
          <table:table-cell table:style-name="ce1" office:value-type="float" office:value="802.96" calcext:value-type="float">
            <text:p>802.96</text:p>
          </table:table-cell>
          <table:table-cell/>
          <table:table-cell table:formula="of:=[.I334]*[.$M$59]*0.75/64500" office:value-type="float" office:value="1.18874418604651" calcext:value-type="float">
            <text:p>1.18874418604651</text:p>
          </table:table-cell>
          <table:table-cell table:formula="of:=[.J334]*[.$M$59]*0.75/64500" office:value-type="float" office:value="1.21377674418605" calcext:value-type="float">
            <text:p>1.2137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798" calcext:value-type="float">
            <text:p>798</text:p>
          </table:table-cell>
          <table:table-cell office:value-type="float" office:value="807.2" calcext:value-type="float">
            <text:p>807.2</text:p>
          </table:table-cell>
          <table:table-cell table:style-name="ce1" office:value-type="float" office:value="782.36" calcext:value-type="float">
            <text:p>782.36</text:p>
          </table:table-cell>
          <table:table-cell/>
          <table:table-cell table:formula="of:=[.I335]*[.$M$59]*0.75/64500" office:value-type="float" office:value="1.22018604651163" calcext:value-type="float">
            <text:p>1.22018604651163</text:p>
          </table:table-cell>
          <table:table-cell table:formula="of:=[.J335]*[.$M$59]*0.75/64500" office:value-type="float" office:value="1.18263720930233" calcext:value-type="float">
            <text:p>1.1826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table:style-name="ce1" office:value-type="float" office:value="761.72" calcext:value-type="float">
            <text:p>761.72</text:p>
          </table:table-cell>
          <table:table-cell/>
          <table:table-cell table:formula="of:=[.I336]*[.$M$59]*0.75/64500" office:value-type="float" office:value="1.23348837209302" calcext:value-type="float">
            <text:p>1.23348837209302</text:p>
          </table:table-cell>
          <table:table-cell table:formula="of:=[.J336]*[.$M$59]*0.75/64500" office:value-type="float" office:value="1.15143720930233" calcext:value-type="float">
            <text:p>1.1514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02" calcext:value-type="float">
            <text:p>802</text:p>
          </table:table-cell>
          <table:table-cell office:value-type="float" office:value="828" calcext:value-type="float">
            <text:p>828</text:p>
          </table:table-cell>
          <table:table-cell table:style-name="ce1" office:value-type="float" office:value="743.84" calcext:value-type="float">
            <text:p>743.84</text:p>
          </table:table-cell>
          <table:table-cell/>
          <table:table-cell table:formula="of:=[.I337]*[.$M$59]*0.75/64500" office:value-type="float" office:value="1.25162790697674" calcext:value-type="float">
            <text:p>1.25162790697674</text:p>
          </table:table-cell>
          <table:table-cell table:formula="of:=[.J337]*[.$M$59]*0.75/64500" office:value-type="float" office:value="1.12440930232558" calcext:value-type="float">
            <text:p>1.1244093023255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04" calcext:value-type="float">
            <text:p>804</text:p>
          </table:table-cell>
          <table:table-cell office:value-type="float" office:value="836" calcext:value-type="float">
            <text:p>836</text:p>
          </table:table-cell>
          <table:table-cell table:style-name="ce1" office:value-type="float" office:value="737.08" calcext:value-type="float">
            <text:p>737.08</text:p>
          </table:table-cell>
          <table:table-cell/>
          <table:table-cell table:formula="of:=[.I338]*[.$M$59]*0.75/64500" office:value-type="float" office:value="1.26372093023256" calcext:value-type="float">
            <text:p>1.26372093023256</text:p>
          </table:table-cell>
          <table:table-cell table:formula="of:=[.J338]*[.$M$59]*0.75/64500" office:value-type="float" office:value="1.11419069767442" calcext:value-type="float">
            <text:p>1.1141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06" calcext:value-type="float">
            <text:p>806</text:p>
          </table:table-cell>
          <table:table-cell office:value-type="float" office:value="844" calcext:value-type="float">
            <text:p>844</text:p>
          </table:table-cell>
          <table:table-cell table:style-name="ce1" office:value-type="float" office:value="730.28" calcext:value-type="float">
            <text:p>730.28</text:p>
          </table:table-cell>
          <table:table-cell/>
          <table:table-cell table:formula="of:=[.I339]*[.$M$59]*0.75/64500" office:value-type="float" office:value="1.27581395348837" calcext:value-type="float">
            <text:p>1.27581395348837</text:p>
          </table:table-cell>
          <table:table-cell table:formula="of:=[.J339]*[.$M$59]*0.75/64500" office:value-type="float" office:value="1.10391162790698" calcext:value-type="float">
            <text:p>1.1039116279069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08" calcext:value-type="float">
            <text:p>808</text:p>
          </table:table-cell>
          <table:table-cell office:value-type="float" office:value="856" calcext:value-type="float">
            <text:p>856</text:p>
          </table:table-cell>
          <table:table-cell table:style-name="ce1" office:value-type="float" office:value="723.52" calcext:value-type="float">
            <text:p>723.52</text:p>
          </table:table-cell>
          <table:table-cell/>
          <table:table-cell table:formula="of:=[.I340]*[.$M$59]*0.75/64500" office:value-type="float" office:value="1.29395348837209" calcext:value-type="float">
            <text:p>1.29395348837209</text:p>
          </table:table-cell>
          <table:table-cell table:formula="of:=[.J340]*[.$M$59]*0.75/64500" office:value-type="float" office:value="1.09369302325581" calcext:value-type="float">
            <text:p>1.0936930232558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10" calcext:value-type="float">
            <text:p>810</text:p>
          </table:table-cell>
          <table:table-cell office:value-type="float" office:value="864" calcext:value-type="float">
            <text:p>864</text:p>
          </table:table-cell>
          <table:table-cell table:style-name="ce1" office:value-type="float" office:value="717.08" calcext:value-type="float">
            <text:p>717.08</text:p>
          </table:table-cell>
          <table:table-cell/>
          <table:table-cell table:formula="of:=[.I341]*[.$M$59]*0.75/64500" office:value-type="float" office:value="1.30604651162791" calcext:value-type="float">
            <text:p>1.30604651162791</text:p>
          </table:table-cell>
          <table:table-cell table:formula="of:=[.J341]*[.$M$59]*0.75/64500" office:value-type="float" office:value="1.08395813953488" calcext:value-type="float">
            <text:p>1.0839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12" calcext:value-type="float">
            <text:p>812</text:p>
          </table:table-cell>
          <table:table-cell office:value-type="float" office:value="872" calcext:value-type="float">
            <text:p>872</text:p>
          </table:table-cell>
          <table:table-cell table:style-name="ce1" office:value-type="float" office:value="711.84" calcext:value-type="float">
            <text:p>711.84</text:p>
          </table:table-cell>
          <table:table-cell/>
          <table:table-cell table:formula="of:=[.I342]*[.$M$59]*0.75/64500" office:value-type="float" office:value="1.31813953488372" calcext:value-type="float">
            <text:p>1.31813953488372</text:p>
          </table:table-cell>
          <table:table-cell table:formula="of:=[.J342]*[.$M$59]*0.75/64500" office:value-type="float" office:value="1.07603720930233" calcext:value-type="float">
            <text:p>1.0760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14" calcext:value-type="float">
            <text:p>814</text:p>
          </table:table-cell>
          <table:table-cell office:value-type="float" office:value="880" calcext:value-type="float">
            <text:p>880</text:p>
          </table:table-cell>
          <table:table-cell table:style-name="ce1" office:value-type="float" office:value="706.6" calcext:value-type="float">
            <text:p>706.6</text:p>
          </table:table-cell>
          <table:table-cell/>
          <table:table-cell table:formula="of:=[.I343]*[.$M$59]*0.75/64500" office:value-type="float" office:value="1.33023255813954" calcext:value-type="float">
            <text:p>1.33023255813954</text:p>
          </table:table-cell>
          <table:table-cell table:formula="of:=[.J343]*[.$M$59]*0.75/64500" office:value-type="float" office:value="1.06811627906977" calcext:value-type="float">
            <text:p>1.0681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16" calcext:value-type="float">
            <text:p>816</text:p>
          </table:table-cell>
          <table:table-cell office:value-type="float" office:value="887.2" calcext:value-type="float">
            <text:p>887.2</text:p>
          </table:table-cell>
          <table:table-cell table:style-name="ce1" office:value-type="float" office:value="701.32" calcext:value-type="float">
            <text:p>701.32</text:p>
          </table:table-cell>
          <table:table-cell/>
          <table:table-cell table:formula="of:=[.I344]*[.$M$59]*0.75/64500" office:value-type="float" office:value="1.34111627906977" calcext:value-type="float">
            <text:p>1.34111627906977</text:p>
          </table:table-cell>
          <table:table-cell table:formula="of:=[.J344]*[.$M$59]*0.75/64500" office:value-type="float" office:value="1.06013488372093" calcext:value-type="float">
            <text:p>1.0601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18" calcext:value-type="float">
            <text:p>818</text:p>
          </table:table-cell>
          <table:table-cell office:value-type="float" office:value="901.6" calcext:value-type="float">
            <text:p>901.6</text:p>
          </table:table-cell>
          <table:table-cell table:style-name="ce1" office:value-type="float" office:value="696.08" calcext:value-type="float">
            <text:p>696.08</text:p>
          </table:table-cell>
          <table:table-cell/>
          <table:table-cell table:formula="of:=[.I345]*[.$M$59]*0.75/64500" office:value-type="float" office:value="1.36288372093023" calcext:value-type="float">
            <text:p>1.36288372093023</text:p>
          </table:table-cell>
          <table:table-cell table:formula="of:=[.J345]*[.$M$59]*0.75/64500" office:value-type="float" office:value="1.05221395348837" calcext:value-type="float">
            <text:p>1.0522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20" calcext:value-type="float">
            <text:p>820</text:p>
          </table:table-cell>
          <table:table-cell office:value-type="float" office:value="916" calcext:value-type="float">
            <text:p>916</text:p>
          </table:table-cell>
          <table:table-cell table:style-name="ce1" office:value-type="float" office:value="693.76" calcext:value-type="float">
            <text:p>693.76</text:p>
          </table:table-cell>
          <table:table-cell/>
          <table:table-cell table:formula="of:=[.I346]*[.$M$59]*0.75/64500" office:value-type="float" office:value="1.3846511627907" calcext:value-type="float">
            <text:p>1.3846511627907</text:p>
          </table:table-cell>
          <table:table-cell table:formula="of:=[.J346]*[.$M$59]*0.75/64500" office:value-type="float" office:value="1.04870697674419" calcext:value-type="float">
            <text:p>1.0487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22" calcext:value-type="float">
            <text:p>822</text:p>
          </table:table-cell>
          <table:table-cell office:value-type="float" office:value="930.4" calcext:value-type="float">
            <text:p>930.4</text:p>
          </table:table-cell>
          <table:table-cell table:style-name="ce1" office:value-type="float" office:value="693.6" calcext:value-type="float">
            <text:p>693.6</text:p>
          </table:table-cell>
          <table:table-cell/>
          <table:table-cell table:formula="of:=[.I347]*[.$M$59]*0.75/64500" office:value-type="float" office:value="1.40641860465116" calcext:value-type="float">
            <text:p>1.40641860465116</text:p>
          </table:table-cell>
          <table:table-cell table:formula="of:=[.J347]*[.$M$59]*0.75/64500" office:value-type="float" office:value="1.04846511627907" calcext:value-type="float">
            <text:p>1.0484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24" calcext:value-type="float">
            <text:p>824</text:p>
          </table:table-cell>
          <table:table-cell office:value-type="float" office:value="944.8" calcext:value-type="float">
            <text:p>944.8</text:p>
          </table:table-cell>
          <table:table-cell table:style-name="ce1" office:value-type="float" office:value="693.48" calcext:value-type="float">
            <text:p>693.48</text:p>
          </table:table-cell>
          <table:table-cell/>
          <table:table-cell table:formula="of:=[.I348]*[.$M$59]*0.75/64500" office:value-type="float" office:value="1.42818604651163" calcext:value-type="float">
            <text:p>1.42818604651163</text:p>
          </table:table-cell>
          <table:table-cell table:formula="of:=[.J348]*[.$M$59]*0.75/64500" office:value-type="float" office:value="1.04828372093023" calcext:value-type="float">
            <text:p>1.0482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26" calcext:value-type="float">
            <text:p>826</text:p>
          </table:table-cell>
          <table:table-cell office:value-type="float" office:value="956.4" calcext:value-type="float">
            <text:p>956.4</text:p>
          </table:table-cell>
          <table:table-cell table:style-name="ce1" office:value-type="float" office:value="693.32" calcext:value-type="float">
            <text:p>693.32</text:p>
          </table:table-cell>
          <table:table-cell/>
          <table:table-cell table:formula="of:=[.I349]*[.$M$59]*0.75/64500" office:value-type="float" office:value="1.44572093023256" calcext:value-type="float">
            <text:p>1.44572093023256</text:p>
          </table:table-cell>
          <table:table-cell table:formula="of:=[.J349]*[.$M$59]*0.75/64500" office:value-type="float" office:value="1.04804186046512" calcext:value-type="float">
            <text:p>1.0480418604651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28" calcext:value-type="float">
            <text:p>828</text:p>
          </table:table-cell>
          <table:table-cell office:value-type="float" office:value="965.2" calcext:value-type="float">
            <text:p>965.2</text:p>
          </table:table-cell>
          <table:table-cell table:style-name="ce1" office:value-type="float" office:value="693.2" calcext:value-type="float">
            <text:p>693.2</text:p>
          </table:table-cell>
          <table:table-cell/>
          <table:table-cell table:formula="of:=[.I350]*[.$M$59]*0.75/64500" office:value-type="float" office:value="1.45902325581395" calcext:value-type="float">
            <text:p>1.45902325581395</text:p>
          </table:table-cell>
          <table:table-cell table:formula="of:=[.J350]*[.$M$59]*0.75/64500" office:value-type="float" office:value="1.04786046511628" calcext:value-type="float">
            <text:p>1.0478604651162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30" calcext:value-type="float">
            <text:p>830</text:p>
          </table:table-cell>
          <table:table-cell office:value-type="float" office:value="974" calcext:value-type="float">
            <text:p>974</text:p>
          </table:table-cell>
          <table:table-cell table:style-name="ce1" office:value-type="float" office:value="693.04" calcext:value-type="float">
            <text:p>693.04</text:p>
          </table:table-cell>
          <table:table-cell/>
          <table:table-cell table:formula="of:=[.I351]*[.$M$59]*0.75/64500" office:value-type="float" office:value="1.47232558139535" calcext:value-type="float">
            <text:p>1.47232558139535</text:p>
          </table:table-cell>
          <table:table-cell table:formula="of:=[.J351]*[.$M$59]*0.75/64500" office:value-type="float" office:value="1.04761860465116" calcext:value-type="float">
            <text:p>1.0476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32" calcext:value-type="float">
            <text:p>832</text:p>
          </table:table-cell>
          <table:table-cell office:value-type="float" office:value="982.8" calcext:value-type="float">
            <text:p>982.8</text:p>
          </table:table-cell>
          <table:table-cell table:style-name="ce1" office:value-type="float" office:value="692.92" calcext:value-type="float">
            <text:p>692.92</text:p>
          </table:table-cell>
          <table:table-cell/>
          <table:table-cell table:formula="of:=[.I352]*[.$M$59]*0.75/64500" office:value-type="float" office:value="1.48562790697674" calcext:value-type="float">
            <text:p>1.48562790697674</text:p>
          </table:table-cell>
          <table:table-cell table:formula="of:=[.J352]*[.$M$59]*0.75/64500" office:value-type="float" office:value="1.04743720930233" calcext:value-type="float">
            <text:p>1.0474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34" calcext:value-type="float">
            <text:p>834</text:p>
          </table:table-cell>
          <table:table-cell office:value-type="float" office:value="991.6" calcext:value-type="float">
            <text:p>991.6</text:p>
          </table:table-cell>
          <table:table-cell table:style-name="ce1" office:value-type="float" office:value="692.76" calcext:value-type="float">
            <text:p>692.76</text:p>
          </table:table-cell>
          <table:table-cell/>
          <table:table-cell table:formula="of:=[.I353]*[.$M$59]*0.75/64500" office:value-type="float" office:value="1.49893023255814" calcext:value-type="float">
            <text:p>1.49893023255814</text:p>
          </table:table-cell>
          <table:table-cell table:formula="of:=[.J353]*[.$M$59]*0.75/64500" office:value-type="float" office:value="1.04719534883721" calcext:value-type="float">
            <text:p>1.0471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36" calcext:value-type="float">
            <text:p>836</text:p>
          </table:table-cell>
          <table:table-cell office:value-type="float" office:value="1001.2" calcext:value-type="float">
            <text:p>1001.2</text:p>
          </table:table-cell>
          <table:table-cell table:style-name="ce1" office:value-type="float" office:value="692.64" calcext:value-type="float">
            <text:p>692.64</text:p>
          </table:table-cell>
          <table:table-cell/>
          <table:table-cell table:formula="of:=[.I354]*[.$M$59]*0.75/64500" office:value-type="float" office:value="1.51344186046512" calcext:value-type="float">
            <text:p>1.51344186046512</text:p>
          </table:table-cell>
          <table:table-cell table:formula="of:=[.J354]*[.$M$59]*0.75/64500" office:value-type="float" office:value="1.04701395348837" calcext:value-type="float">
            <text:p>1.0470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38" calcext:value-type="float">
            <text:p>838</text:p>
          </table:table-cell>
          <table:table-cell office:value-type="float" office:value="1011.6" calcext:value-type="float">
            <text:p>1011.6</text:p>
          </table:table-cell>
          <table:table-cell table:style-name="ce1" office:value-type="float" office:value="692.48" calcext:value-type="float">
            <text:p>692.48</text:p>
          </table:table-cell>
          <table:table-cell/>
          <table:table-cell table:formula="of:=[.I355]*[.$M$59]*0.75/64500" office:value-type="float" office:value="1.52916279069767" calcext:value-type="float">
            <text:p>1.52916279069767</text:p>
          </table:table-cell>
          <table:table-cell table:formula="of:=[.J355]*[.$M$59]*0.75/64500" office:value-type="float" office:value="1.04677209302326" calcext:value-type="float">
            <text:p>1.0467720930232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40" calcext:value-type="float">
            <text:p>840</text:p>
          </table:table-cell>
          <table:table-cell office:value-type="float" office:value="1022" calcext:value-type="float">
            <text:p>1022</text:p>
          </table:table-cell>
          <table:table-cell table:style-name="ce1" office:value-type="float" office:value="692.36" calcext:value-type="float">
            <text:p>692.36</text:p>
          </table:table-cell>
          <table:table-cell/>
          <table:table-cell table:formula="of:=[.I356]*[.$M$59]*0.75/64500" office:value-type="float" office:value="1.54488372093023" calcext:value-type="float">
            <text:p>1.54488372093023</text:p>
          </table:table-cell>
          <table:table-cell table:formula="of:=[.J356]*[.$M$59]*0.75/64500" office:value-type="float" office:value="1.04659069767442" calcext:value-type="float">
            <text:p>1.0465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42" calcext:value-type="float">
            <text:p>842</text:p>
          </table:table-cell>
          <table:table-cell office:value-type="float" office:value="1032.4" calcext:value-type="float">
            <text:p>1032.4</text:p>
          </table:table-cell>
          <table:table-cell table:style-name="ce1" office:value-type="float" office:value="692.2" calcext:value-type="float">
            <text:p>692.2</text:p>
          </table:table-cell>
          <table:table-cell/>
          <table:table-cell table:formula="of:=[.I357]*[.$M$59]*0.75/64500" office:value-type="float" office:value="1.56060465116279" calcext:value-type="float">
            <text:p>1.56060465116279</text:p>
          </table:table-cell>
          <table:table-cell table:formula="of:=[.J357]*[.$M$59]*0.75/64500" office:value-type="float" office:value="1.0463488372093" calcext:value-type="float">
            <text:p>1.046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44" calcext:value-type="float">
            <text:p>844</text:p>
          </table:table-cell>
          <table:table-cell office:value-type="float" office:value="1042.8" calcext:value-type="float">
            <text:p>1042.8</text:p>
          </table:table-cell>
          <table:table-cell table:style-name="ce1" office:value-type="float" office:value="691.96" calcext:value-type="float">
            <text:p>691.96</text:p>
          </table:table-cell>
          <table:table-cell/>
          <table:table-cell table:formula="of:=[.I358]*[.$M$59]*0.75/64500" office:value-type="float" office:value="1.57632558139535" calcext:value-type="float">
            <text:p>1.57632558139535</text:p>
          </table:table-cell>
          <table:table-cell table:formula="of:=[.J358]*[.$M$59]*0.75/64500" office:value-type="float" office:value="1.04598604651163" calcext:value-type="float">
            <text:p>1.0459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46" calcext:value-type="float">
            <text:p>846</text:p>
          </table:table-cell>
          <table:table-cell office:value-type="float" office:value="1050" calcext:value-type="float">
            <text:p>1050</text:p>
          </table:table-cell>
          <table:table-cell table:style-name="ce1" office:value-type="float" office:value="691.76" calcext:value-type="float">
            <text:p>691.76</text:p>
          </table:table-cell>
          <table:table-cell/>
          <table:table-cell table:formula="of:=[.I359]*[.$M$59]*0.75/64500" office:value-type="float" office:value="1.58720930232558" calcext:value-type="float">
            <text:p>1.58720930232558</text:p>
          </table:table-cell>
          <table:table-cell table:formula="of:=[.J359]*[.$M$59]*0.75/64500" office:value-type="float" office:value="1.04568372093023" calcext:value-type="float">
            <text:p>1.0456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48" calcext:value-type="float">
            <text:p>848</text:p>
          </table:table-cell>
          <table:table-cell office:value-type="float" office:value="1054" calcext:value-type="float">
            <text:p>1054</text:p>
          </table:table-cell>
          <table:table-cell table:style-name="ce1" office:value-type="float" office:value="691.52" calcext:value-type="float">
            <text:p>691.52</text:p>
          </table:table-cell>
          <table:table-cell/>
          <table:table-cell table:formula="of:=[.I360]*[.$M$59]*0.75/64500" office:value-type="float" office:value="1.59325581395349" calcext:value-type="float">
            <text:p>1.59325581395349</text:p>
          </table:table-cell>
          <table:table-cell table:formula="of:=[.J360]*[.$M$59]*0.75/64500" office:value-type="float" office:value="1.04532093023256" calcext:value-type="float">
            <text:p>1.0453209302325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50" calcext:value-type="float">
            <text:p>850</text:p>
          </table:table-cell>
          <table:table-cell office:value-type="float" office:value="1058" calcext:value-type="float">
            <text:p>1058</text:p>
          </table:table-cell>
          <table:table-cell table:style-name="ce1" office:value-type="float" office:value="691.32" calcext:value-type="float">
            <text:p>691.32</text:p>
          </table:table-cell>
          <table:table-cell/>
          <table:table-cell table:formula="of:=[.I361]*[.$M$59]*0.75/64500" office:value-type="float" office:value="1.5993023255814" calcext:value-type="float">
            <text:p>1.5993023255814</text:p>
          </table:table-cell>
          <table:table-cell table:formula="of:=[.J361]*[.$M$59]*0.75/64500" office:value-type="float" office:value="1.04501860465116" calcext:value-type="float">
            <text:p>1.0450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52" calcext:value-type="float">
            <text:p>852</text:p>
          </table:table-cell>
          <table:table-cell office:value-type="float" office:value="1062" calcext:value-type="float">
            <text:p>1062</text:p>
          </table:table-cell>
          <table:table-cell table:style-name="ce1" office:value-type="float" office:value="691.08" calcext:value-type="float">
            <text:p>691.08</text:p>
          </table:table-cell>
          <table:table-cell/>
          <table:table-cell table:formula="of:=[.I362]*[.$M$59]*0.75/64500" office:value-type="float" office:value="1.6053488372093" calcext:value-type="float">
            <text:p>1.6053488372093</text:p>
          </table:table-cell>
          <table:table-cell table:formula="of:=[.J362]*[.$M$59]*0.75/64500" office:value-type="float" office:value="1.04465581395349" calcext:value-type="float">
            <text:p>1.0446558139534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54" calcext:value-type="float">
            <text:p>854</text:p>
          </table:table-cell>
          <table:table-cell office:value-type="float" office:value="1066" calcext:value-type="float">
            <text:p>1066</text:p>
          </table:table-cell>
          <table:table-cell table:style-name="ce1" office:value-type="float" office:value="690.88" calcext:value-type="float">
            <text:p>690.88</text:p>
          </table:table-cell>
          <table:table-cell/>
          <table:table-cell table:formula="of:=[.I363]*[.$M$59]*0.75/64500" office:value-type="float" office:value="1.61139534883721" calcext:value-type="float">
            <text:p>1.61139534883721</text:p>
          </table:table-cell>
          <table:table-cell table:formula="of:=[.J363]*[.$M$59]*0.75/64500" office:value-type="float" office:value="1.04435348837209" calcext:value-type="float">
            <text:p>1.0443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56" calcext:value-type="float">
            <text:p>856</text:p>
          </table:table-cell>
          <table:table-cell office:value-type="float" office:value="1072.8" calcext:value-type="float">
            <text:p>1072.8</text:p>
          </table:table-cell>
          <table:table-cell table:style-name="ce1" office:value-type="float" office:value="690.64" calcext:value-type="float">
            <text:p>690.64</text:p>
          </table:table-cell>
          <table:table-cell/>
          <table:table-cell table:formula="of:=[.I364]*[.$M$59]*0.75/64500" office:value-type="float" office:value="1.62167441860465" calcext:value-type="float">
            <text:p>1.62167441860465</text:p>
          </table:table-cell>
          <table:table-cell table:formula="of:=[.J364]*[.$M$59]*0.75/64500" office:value-type="float" office:value="1.04399069767442" calcext:value-type="float">
            <text:p>1.0439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58" calcext:value-type="float">
            <text:p>858</text:p>
          </table:table-cell>
          <table:table-cell office:value-type="float" office:value="1082.4" calcext:value-type="float">
            <text:p>1082.4</text:p>
          </table:table-cell>
          <table:table-cell table:style-name="ce1" office:value-type="float" office:value="692.44" calcext:value-type="float">
            <text:p>692.44</text:p>
          </table:table-cell>
          <table:table-cell/>
          <table:table-cell table:formula="of:=[.I365]*[.$M$59]*0.75/64500" office:value-type="float" office:value="1.63618604651163" calcext:value-type="float">
            <text:p>1.63618604651163</text:p>
          </table:table-cell>
          <table:table-cell table:formula="of:=[.J365]*[.$M$59]*0.75/64500" office:value-type="float" office:value="1.04671162790698" calcext:value-type="float">
            <text:p>1.0467116279069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60" calcext:value-type="float">
            <text:p>860</text:p>
          </table:table-cell>
          <table:table-cell office:value-type="float" office:value="1092" calcext:value-type="float">
            <text:p>1092</text:p>
          </table:table-cell>
          <table:table-cell table:style-name="ce1" office:value-type="float" office:value="694.32" calcext:value-type="float">
            <text:p>694.32</text:p>
          </table:table-cell>
          <table:table-cell/>
          <table:table-cell table:formula="of:=[.I366]*[.$M$59]*0.75/64500" office:value-type="float" office:value="1.6506976744186" calcext:value-type="float">
            <text:p>1.6506976744186</text:p>
          </table:table-cell>
          <table:table-cell table:formula="of:=[.J366]*[.$M$59]*0.75/64500" office:value-type="float" office:value="1.04955348837209" calcext:value-type="float">
            <text:p>1.0495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62" calcext:value-type="float">
            <text:p>862</text:p>
          </table:table-cell>
          <table:table-cell office:value-type="float" office:value="1101.6" calcext:value-type="float">
            <text:p>1101.6</text:p>
          </table:table-cell>
          <table:table-cell table:style-name="ce1" office:value-type="float" office:value="696.2" calcext:value-type="float">
            <text:p>696.2</text:p>
          </table:table-cell>
          <table:table-cell/>
          <table:table-cell table:formula="of:=[.I367]*[.$M$59]*0.75/64500" office:value-type="float" office:value="1.66520930232558" calcext:value-type="float">
            <text:p>1.66520930232558</text:p>
          </table:table-cell>
          <table:table-cell table:formula="of:=[.J367]*[.$M$59]*0.75/64500" office:value-type="float" office:value="1.05239534883721" calcext:value-type="float">
            <text:p>1.0523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64" calcext:value-type="float">
            <text:p>864</text:p>
          </table:table-cell>
          <table:table-cell office:value-type="float" office:value="1111.2" calcext:value-type="float">
            <text:p>1111.2</text:p>
          </table:table-cell>
          <table:table-cell table:style-name="ce1" office:value-type="float" office:value="698.04" calcext:value-type="float">
            <text:p>698.04</text:p>
          </table:table-cell>
          <table:table-cell/>
          <table:table-cell table:formula="of:=[.I368]*[.$M$59]*0.75/64500" office:value-type="float" office:value="1.67972093023256" calcext:value-type="float">
            <text:p>1.67972093023256</text:p>
          </table:table-cell>
          <table:table-cell table:formula="of:=[.J368]*[.$M$59]*0.75/64500" office:value-type="float" office:value="1.05517674418605" calcext:value-type="float">
            <text:p>1.0551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66" calcext:value-type="float">
            <text:p>866</text:p>
          </table:table-cell>
          <table:table-cell office:value-type="float" office:value="1118.4" calcext:value-type="float">
            <text:p>1118.4</text:p>
          </table:table-cell>
          <table:table-cell table:style-name="ce1" office:value-type="float" office:value="699.92" calcext:value-type="float">
            <text:p>699.92</text:p>
          </table:table-cell>
          <table:table-cell/>
          <table:table-cell table:formula="of:=[.I369]*[.$M$59]*0.75/64500" office:value-type="float" office:value="1.69060465116279" calcext:value-type="float">
            <text:p>1.69060465116279</text:p>
          </table:table-cell>
          <table:table-cell table:formula="of:=[.J369]*[.$M$59]*0.75/64500" office:value-type="float" office:value="1.05801860465116" calcext:value-type="float">
            <text:p>1.0580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68" calcext:value-type="float">
            <text:p>868</text:p>
          </table:table-cell>
          <table:table-cell office:value-type="float" office:value="1123.2" calcext:value-type="float">
            <text:p>1123.2</text:p>
          </table:table-cell>
          <table:table-cell table:style-name="ce1" office:value-type="float" office:value="701.8" calcext:value-type="float">
            <text:p>701.8</text:p>
          </table:table-cell>
          <table:table-cell/>
          <table:table-cell table:formula="of:=[.I370]*[.$M$59]*0.75/64500" office:value-type="float" office:value="1.69786046511628" calcext:value-type="float">
            <text:p>1.69786046511628</text:p>
          </table:table-cell>
          <table:table-cell table:formula="of:=[.J370]*[.$M$59]*0.75/64500" office:value-type="float" office:value="1.06086046511628" calcext:value-type="float">
            <text:p>1.0608604651162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70" calcext:value-type="float">
            <text:p>870</text:p>
          </table:table-cell>
          <table:table-cell office:value-type="float" office:value="1128" calcext:value-type="float">
            <text:p>1128</text:p>
          </table:table-cell>
          <table:table-cell table:style-name="ce1" office:value-type="float" office:value="705.84" calcext:value-type="float">
            <text:p>705.84</text:p>
          </table:table-cell>
          <table:table-cell/>
          <table:table-cell table:formula="of:=[.I371]*[.$M$59]*0.75/64500" office:value-type="float" office:value="1.70511627906977" calcext:value-type="float">
            <text:p>1.70511627906977</text:p>
          </table:table-cell>
          <table:table-cell table:formula="of:=[.J371]*[.$M$59]*0.75/64500" office:value-type="float" office:value="1.06696744186047" calcext:value-type="float">
            <text:p>1.0669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72" calcext:value-type="float">
            <text:p>872</text:p>
          </table:table-cell>
          <table:table-cell office:value-type="float" office:value="1132.8" calcext:value-type="float">
            <text:p>1132.8</text:p>
          </table:table-cell>
          <table:table-cell table:style-name="ce1" office:value-type="float" office:value="709.96" calcext:value-type="float">
            <text:p>709.96</text:p>
          </table:table-cell>
          <table:table-cell/>
          <table:table-cell table:formula="of:=[.I372]*[.$M$59]*0.75/64500" office:value-type="float" office:value="1.71237209302326" calcext:value-type="float">
            <text:p>1.71237209302326</text:p>
          </table:table-cell>
          <table:table-cell table:formula="of:=[.J372]*[.$M$59]*0.75/64500" office:value-type="float" office:value="1.07319534883721" calcext:value-type="float">
            <text:p>1.0731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74" calcext:value-type="float">
            <text:p>874</text:p>
          </table:table-cell>
          <table:table-cell office:value-type="float" office:value="1137.6" calcext:value-type="float">
            <text:p>1137.6</text:p>
          </table:table-cell>
          <table:table-cell table:style-name="ce1" office:value-type="float" office:value="714.08" calcext:value-type="float">
            <text:p>714.08</text:p>
          </table:table-cell>
          <table:table-cell/>
          <table:table-cell table:formula="of:=[.I373]*[.$M$59]*0.75/64500" office:value-type="float" office:value="1.71962790697674" calcext:value-type="float">
            <text:p>1.71962790697674</text:p>
          </table:table-cell>
          <table:table-cell table:formula="of:=[.J373]*[.$M$59]*0.75/64500" office:value-type="float" office:value="1.07942325581395" calcext:value-type="float">
            <text:p>1.0794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76" calcext:value-type="float">
            <text:p>876</text:p>
          </table:table-cell>
          <table:table-cell office:value-type="float" office:value="1142.8" calcext:value-type="float">
            <text:p>1142.8</text:p>
          </table:table-cell>
          <table:table-cell table:style-name="ce1" office:value-type="float" office:value="718.2" calcext:value-type="float">
            <text:p>718.2</text:p>
          </table:table-cell>
          <table:table-cell/>
          <table:table-cell table:formula="of:=[.I374]*[.$M$59]*0.75/64500" office:value-type="float" office:value="1.72748837209302" calcext:value-type="float">
            <text:p>1.72748837209302</text:p>
          </table:table-cell>
          <table:table-cell table:formula="of:=[.J374]*[.$M$59]*0.75/64500" office:value-type="float" office:value="1.0856511627907" calcext:value-type="float">
            <text:p>1.085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78" calcext:value-type="float">
            <text:p>878</text:p>
          </table:table-cell>
          <table:table-cell office:value-type="float" office:value="1148.4" calcext:value-type="float">
            <text:p>1148.4</text:p>
          </table:table-cell>
          <table:table-cell table:style-name="ce1" office:value-type="float" office:value="722.32" calcext:value-type="float">
            <text:p>722.32</text:p>
          </table:table-cell>
          <table:table-cell/>
          <table:table-cell table:formula="of:=[.I375]*[.$M$59]*0.75/64500" office:value-type="float" office:value="1.73595348837209" calcext:value-type="float">
            <text:p>1.73595348837209</text:p>
          </table:table-cell>
          <table:table-cell table:formula="of:=[.J375]*[.$M$59]*0.75/64500" office:value-type="float" office:value="1.09187906976744" calcext:value-type="float">
            <text:p>1.0918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80" calcext:value-type="float">
            <text:p>880</text:p>
          </table:table-cell>
          <table:table-cell office:value-type="float" office:value="1154" calcext:value-type="float">
            <text:p>1154</text:p>
          </table:table-cell>
          <table:table-cell table:style-name="ce1" office:value-type="float" office:value="726.44" calcext:value-type="float">
            <text:p>726.44</text:p>
          </table:table-cell>
          <table:table-cell/>
          <table:table-cell table:formula="of:=[.I376]*[.$M$59]*0.75/64500" office:value-type="float" office:value="1.74441860465116" calcext:value-type="float">
            <text:p>1.74441860465116</text:p>
          </table:table-cell>
          <table:table-cell table:formula="of:=[.J376]*[.$M$59]*0.75/64500" office:value-type="float" office:value="1.09810697674419" calcext:value-type="float">
            <text:p>1.0981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82" calcext:value-type="float">
            <text:p>882</text:p>
          </table:table-cell>
          <table:table-cell office:value-type="float" office:value="1159.6" calcext:value-type="float">
            <text:p>1159.6</text:p>
          </table:table-cell>
          <table:table-cell table:style-name="ce1" office:value-type="float" office:value="729.84" calcext:value-type="float">
            <text:p>729.84</text:p>
          </table:table-cell>
          <table:table-cell/>
          <table:table-cell table:formula="of:=[.I377]*[.$M$59]*0.75/64500" office:value-type="float" office:value="1.75288372093023" calcext:value-type="float">
            <text:p>1.75288372093023</text:p>
          </table:table-cell>
          <table:table-cell table:formula="of:=[.J377]*[.$M$59]*0.75/64500" office:value-type="float" office:value="1.10324651162791" calcext:value-type="float">
            <text:p>1.1032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84" calcext:value-type="float">
            <text:p>884</text:p>
          </table:table-cell>
          <table:table-cell office:value-type="float" office:value="1165.2" calcext:value-type="float">
            <text:p>1165.2</text:p>
          </table:table-cell>
          <table:table-cell table:style-name="ce1" office:value-type="float" office:value="733.2" calcext:value-type="float">
            <text:p>733.2</text:p>
          </table:table-cell>
          <table:table-cell/>
          <table:table-cell table:formula="of:=[.I378]*[.$M$59]*0.75/64500" office:value-type="float" office:value="1.7613488372093" calcext:value-type="float">
            <text:p>1.7613488372093</text:p>
          </table:table-cell>
          <table:table-cell table:formula="of:=[.J378]*[.$M$59]*0.75/64500" office:value-type="float" office:value="1.10832558139535" calcext:value-type="float">
            <text:p>1.1083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86" calcext:value-type="float">
            <text:p>886</text:p>
          </table:table-cell>
          <table:table-cell office:value-type="float" office:value="1170" calcext:value-type="float">
            <text:p>1170</text:p>
          </table:table-cell>
          <table:table-cell table:style-name="ce1" office:value-type="float" office:value="736.6" calcext:value-type="float">
            <text:p>736.6</text:p>
          </table:table-cell>
          <table:table-cell/>
          <table:table-cell table:formula="of:=[.I379]*[.$M$59]*0.75/64500" office:value-type="float" office:value="1.76860465116279" calcext:value-type="float">
            <text:p>1.76860465116279</text:p>
          </table:table-cell>
          <table:table-cell table:formula="of:=[.J379]*[.$M$59]*0.75/64500" office:value-type="float" office:value="1.11346511627907" calcext:value-type="float">
            <text:p>1.1134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88" calcext:value-type="float">
            <text:p>888</text:p>
          </table:table-cell>
          <table:table-cell office:value-type="float" office:value="1174" calcext:value-type="float">
            <text:p>1174</text:p>
          </table:table-cell>
          <table:table-cell table:style-name="ce1" office:value-type="float" office:value="739.96" calcext:value-type="float">
            <text:p>739.96</text:p>
          </table:table-cell>
          <table:table-cell/>
          <table:table-cell table:formula="of:=[.I380]*[.$M$59]*0.75/64500" office:value-type="float" office:value="1.7746511627907" calcext:value-type="float">
            <text:p>1.7746511627907</text:p>
          </table:table-cell>
          <table:table-cell table:formula="of:=[.J380]*[.$M$59]*0.75/64500" office:value-type="float" office:value="1.11854418604651" calcext:value-type="float">
            <text:p>1.1185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90" calcext:value-type="float">
            <text:p>890</text:p>
          </table:table-cell>
          <table:table-cell office:value-type="float" office:value="1178" calcext:value-type="float">
            <text:p>1178</text:p>
          </table:table-cell>
          <table:table-cell table:style-name="ce1" office:value-type="float" office:value="743.6" calcext:value-type="float">
            <text:p>743.6</text:p>
          </table:table-cell>
          <table:table-cell/>
          <table:table-cell table:formula="of:=[.I381]*[.$M$59]*0.75/64500" office:value-type="float" office:value="1.7806976744186" calcext:value-type="float">
            <text:p>1.7806976744186</text:p>
          </table:table-cell>
          <table:table-cell table:formula="of:=[.J381]*[.$M$59]*0.75/64500" office:value-type="float" office:value="1.12404651162791" calcext:value-type="float">
            <text:p>1.1240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92" calcext:value-type="float">
            <text:p>892</text:p>
          </table:table-cell>
          <table:table-cell office:value-type="float" office:value="1182" calcext:value-type="float">
            <text:p>1182</text:p>
          </table:table-cell>
          <table:table-cell table:style-name="ce1" office:value-type="float" office:value="747.24" calcext:value-type="float">
            <text:p>747.24</text:p>
          </table:table-cell>
          <table:table-cell/>
          <table:table-cell table:formula="of:=[.I382]*[.$M$59]*0.75/64500" office:value-type="float" office:value="1.78674418604651" calcext:value-type="float">
            <text:p>1.78674418604651</text:p>
          </table:table-cell>
          <table:table-cell table:formula="of:=[.J382]*[.$M$59]*0.75/64500" office:value-type="float" office:value="1.1295488372093" calcext:value-type="float">
            <text:p>1.1295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94" calcext:value-type="float">
            <text:p>894</text:p>
          </table:table-cell>
          <table:table-cell office:value-type="float" office:value="1186" calcext:value-type="float">
            <text:p>1186</text:p>
          </table:table-cell>
          <table:table-cell table:style-name="ce1" office:value-type="float" office:value="750.88" calcext:value-type="float">
            <text:p>750.88</text:p>
          </table:table-cell>
          <table:table-cell/>
          <table:table-cell table:formula="of:=[.I383]*[.$M$59]*0.75/64500" office:value-type="float" office:value="1.79279069767442" calcext:value-type="float">
            <text:p>1.79279069767442</text:p>
          </table:table-cell>
          <table:table-cell table:formula="of:=[.J383]*[.$M$59]*0.75/64500" office:value-type="float" office:value="1.1350511627907" calcext:value-type="float">
            <text:p>1.1350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96" calcext:value-type="float">
            <text:p>896</text:p>
          </table:table-cell>
          <table:table-cell office:value-type="float" office:value="1190" calcext:value-type="float">
            <text:p>1190</text:p>
          </table:table-cell>
          <table:table-cell table:style-name="ce1" office:value-type="float" office:value="754.52" calcext:value-type="float">
            <text:p>754.52</text:p>
          </table:table-cell>
          <table:table-cell/>
          <table:table-cell table:formula="of:=[.I384]*[.$M$59]*0.75/64500" office:value-type="float" office:value="1.79883720930233" calcext:value-type="float">
            <text:p>1.79883720930233</text:p>
          </table:table-cell>
          <table:table-cell table:formula="of:=[.J384]*[.$M$59]*0.75/64500" office:value-type="float" office:value="1.14055348837209" calcext:value-type="float">
            <text:p>1.1405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898" calcext:value-type="float">
            <text:p>898</text:p>
          </table:table-cell>
          <table:table-cell office:value-type="float" office:value="1194" calcext:value-type="float">
            <text:p>1194</text:p>
          </table:table-cell>
          <table:table-cell table:style-name="ce1" office:value-type="float" office:value="758.16" calcext:value-type="float">
            <text:p>758.16</text:p>
          </table:table-cell>
          <table:table-cell/>
          <table:table-cell table:formula="of:=[.I385]*[.$M$59]*0.75/64500" office:value-type="float" office:value="1.80488372093023" calcext:value-type="float">
            <text:p>1.80488372093023</text:p>
          </table:table-cell>
          <table:table-cell table:formula="of:=[.J385]*[.$M$59]*0.75/64500" office:value-type="float" office:value="1.14605581395349" calcext:value-type="float">
            <text:p>1.1460558139534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00" calcext:value-type="float">
            <text:p>900</text:p>
          </table:table-cell>
          <table:table-cell office:value-type="float" office:value="1198" calcext:value-type="float">
            <text:p>1198</text:p>
          </table:table-cell>
          <table:table-cell table:style-name="ce1" office:value-type="float" office:value="761.84" calcext:value-type="float">
            <text:p>761.84</text:p>
          </table:table-cell>
          <table:table-cell/>
          <table:table-cell table:formula="of:=[.I386]*[.$M$59]*0.75/64500" office:value-type="float" office:value="1.81093023255814" calcext:value-type="float">
            <text:p>1.81093023255814</text:p>
          </table:table-cell>
          <table:table-cell table:formula="of:=[.J386]*[.$M$59]*0.75/64500" office:value-type="float" office:value="1.15161860465116" calcext:value-type="float">
            <text:p>1.1516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02" calcext:value-type="float">
            <text:p>902</text:p>
          </table:table-cell>
          <table:table-cell office:value-type="float" office:value="1202" calcext:value-type="float">
            <text:p>1202</text:p>
          </table:table-cell>
          <table:table-cell table:style-name="ce1" office:value-type="float" office:value="765.04" calcext:value-type="float">
            <text:p>765.04</text:p>
          </table:table-cell>
          <table:table-cell/>
          <table:table-cell table:formula="of:=[.I387]*[.$M$59]*0.75/64500" office:value-type="float" office:value="1.81697674418605" calcext:value-type="float">
            <text:p>1.81697674418605</text:p>
          </table:table-cell>
          <table:table-cell table:formula="of:=[.J387]*[.$M$59]*0.75/64500" office:value-type="float" office:value="1.15645581395349" calcext:value-type="float">
            <text:p>1.1564558139534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04" calcext:value-type="float">
            <text:p>904</text:p>
          </table:table-cell>
          <table:table-cell office:value-type="float" office:value="1206" calcext:value-type="float">
            <text:p>1206</text:p>
          </table:table-cell>
          <table:table-cell table:style-name="ce1" office:value-type="float" office:value="767.44" calcext:value-type="float">
            <text:p>767.44</text:p>
          </table:table-cell>
          <table:table-cell/>
          <table:table-cell table:formula="of:=[.I388]*[.$M$59]*0.75/64500" office:value-type="float" office:value="1.82302325581395" calcext:value-type="float">
            <text:p>1.82302325581395</text:p>
          </table:table-cell>
          <table:table-cell table:formula="of:=[.J388]*[.$M$59]*0.75/64500" office:value-type="float" office:value="1.16008372093023" calcext:value-type="float">
            <text:p>1.1600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06" calcext:value-type="float">
            <text:p>906</text:p>
          </table:table-cell>
          <table:table-cell office:value-type="float" office:value="1209.2" calcext:value-type="float">
            <text:p>1209.2</text:p>
          </table:table-cell>
          <table:table-cell table:style-name="ce1" office:value-type="float" office:value="769.8" calcext:value-type="float">
            <text:p>769.8</text:p>
          </table:table-cell>
          <table:table-cell/>
          <table:table-cell table:formula="of:=[.I389]*[.$M$59]*0.75/64500" office:value-type="float" office:value="1.82786046511628" calcext:value-type="float">
            <text:p>1.82786046511628</text:p>
          </table:table-cell>
          <table:table-cell table:formula="of:=[.J389]*[.$M$59]*0.75/64500" office:value-type="float" office:value="1.1636511627907" calcext:value-type="float">
            <text:p>1.163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08" calcext:value-type="float">
            <text:p>908</text:p>
          </table:table-cell>
          <table:table-cell office:value-type="float" office:value="1211.6" calcext:value-type="float">
            <text:p>1211.6</text:p>
          </table:table-cell>
          <table:table-cell table:style-name="ce1" office:value-type="float" office:value="772.16" calcext:value-type="float">
            <text:p>772.16</text:p>
          </table:table-cell>
          <table:table-cell/>
          <table:table-cell table:formula="of:=[.I390]*[.$M$59]*0.75/64500" office:value-type="float" office:value="1.83148837209302" calcext:value-type="float">
            <text:p>1.83148837209302</text:p>
          </table:table-cell>
          <table:table-cell table:formula="of:=[.J390]*[.$M$59]*0.75/64500" office:value-type="float" office:value="1.16721860465116" calcext:value-type="float">
            <text:p>1.1672186046511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10" calcext:value-type="float">
            <text:p>910</text:p>
          </table:table-cell>
          <table:table-cell office:value-type="float" office:value="1214" calcext:value-type="float">
            <text:p>1214</text:p>
          </table:table-cell>
          <table:table-cell table:style-name="ce1" office:value-type="float" office:value="774.56" calcext:value-type="float">
            <text:p>774.56</text:p>
          </table:table-cell>
          <table:table-cell/>
          <table:table-cell table:formula="of:=[.I391]*[.$M$59]*0.75/64500" office:value-type="float" office:value="1.83511627906977" calcext:value-type="float">
            <text:p>1.83511627906977</text:p>
          </table:table-cell>
          <table:table-cell table:formula="of:=[.J391]*[.$M$59]*0.75/64500" office:value-type="float" office:value="1.17084651162791" calcext:value-type="float">
            <text:p>1.1708465116279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12" calcext:value-type="float">
            <text:p>912</text:p>
          </table:table-cell>
          <table:table-cell office:value-type="float" office:value="1216.4" calcext:value-type="float">
            <text:p>1216.4</text:p>
          </table:table-cell>
          <table:table-cell table:style-name="ce1" office:value-type="float" office:value="776.92" calcext:value-type="float">
            <text:p>776.92</text:p>
          </table:table-cell>
          <table:table-cell/>
          <table:table-cell table:formula="of:=[.I392]*[.$M$59]*0.75/64500" office:value-type="float" office:value="1.83874418604651" calcext:value-type="float">
            <text:p>1.83874418604651</text:p>
          </table:table-cell>
          <table:table-cell table:formula="of:=[.J392]*[.$M$59]*0.75/64500" office:value-type="float" office:value="1.17441395348837" calcext:value-type="float">
            <text:p>1.1744139534883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14" calcext:value-type="float">
            <text:p>914</text:p>
          </table:table-cell>
          <table:table-cell office:value-type="float" office:value="1218.8" calcext:value-type="float">
            <text:p>1218.8</text:p>
          </table:table-cell>
          <table:table-cell table:style-name="ce1" office:value-type="float" office:value="778.4" calcext:value-type="float">
            <text:p>778.4</text:p>
          </table:table-cell>
          <table:table-cell/>
          <table:table-cell table:formula="of:=[.I393]*[.$M$59]*0.75/64500" office:value-type="float" office:value="1.84237209302326" calcext:value-type="float">
            <text:p>1.84237209302326</text:p>
          </table:table-cell>
          <table:table-cell table:formula="of:=[.J393]*[.$M$59]*0.75/64500" office:value-type="float" office:value="1.1766511627907" calcext:value-type="float">
            <text:p>1.1766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16" calcext:value-type="float">
            <text:p>916</text:p>
          </table:table-cell>
          <table:table-cell office:value-type="float" office:value="1220.8" calcext:value-type="float">
            <text:p>1220.8</text:p>
          </table:table-cell>
          <table:table-cell table:style-name="ce1" office:value-type="float" office:value="778.04" calcext:value-type="float">
            <text:p>778.04</text:p>
          </table:table-cell>
          <table:table-cell/>
          <table:table-cell table:formula="of:=[.I394]*[.$M$59]*0.75/64500" office:value-type="float" office:value="1.84539534883721" calcext:value-type="float">
            <text:p>1.84539534883721</text:p>
          </table:table-cell>
          <table:table-cell table:formula="of:=[.J394]*[.$M$59]*0.75/64500" office:value-type="float" office:value="1.17610697674419" calcext:value-type="float">
            <text:p>1.1761069767441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18" calcext:value-type="float">
            <text:p>918</text:p>
          </table:table-cell>
          <table:table-cell office:value-type="float" office:value="1222.4" calcext:value-type="float">
            <text:p>1222.4</text:p>
          </table:table-cell>
          <table:table-cell table:style-name="ce1" office:value-type="float" office:value="777.72" calcext:value-type="float">
            <text:p>777.72</text:p>
          </table:table-cell>
          <table:table-cell/>
          <table:table-cell table:formula="of:=[.I395]*[.$M$59]*0.75/64500" office:value-type="float" office:value="1.84781395348837" calcext:value-type="float">
            <text:p>1.84781395348837</text:p>
          </table:table-cell>
          <table:table-cell table:formula="of:=[.J395]*[.$M$59]*0.75/64500" office:value-type="float" office:value="1.17562325581395" calcext:value-type="float">
            <text:p>1.1756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20" calcext:value-type="float">
            <text:p>920</text:p>
          </table:table-cell>
          <table:table-cell office:value-type="float" office:value="1224" calcext:value-type="float">
            <text:p>1224</text:p>
          </table:table-cell>
          <table:table-cell table:style-name="ce1" office:value-type="float" office:value="777.36" calcext:value-type="float">
            <text:p>777.36</text:p>
          </table:table-cell>
          <table:table-cell/>
          <table:table-cell table:formula="of:=[.I396]*[.$M$59]*0.75/64500" office:value-type="float" office:value="1.85023255813954" calcext:value-type="float">
            <text:p>1.85023255813954</text:p>
          </table:table-cell>
          <table:table-cell table:formula="of:=[.J396]*[.$M$59]*0.75/64500" office:value-type="float" office:value="1.17507906976744" calcext:value-type="float">
            <text:p>1.1750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22" calcext:value-type="float">
            <text:p>922</text:p>
          </table:table-cell>
          <table:table-cell office:value-type="float" office:value="1225.6" calcext:value-type="float">
            <text:p>1225.6</text:p>
          </table:table-cell>
          <table:table-cell table:style-name="ce1" office:value-type="float" office:value="777.04" calcext:value-type="float">
            <text:p>777.04</text:p>
          </table:table-cell>
          <table:table-cell/>
          <table:table-cell table:formula="of:=[.I397]*[.$M$59]*0.75/64500" office:value-type="float" office:value="1.8526511627907" calcext:value-type="float">
            <text:p>1.8526511627907</text:p>
          </table:table-cell>
          <table:table-cell table:formula="of:=[.J397]*[.$M$59]*0.75/64500" office:value-type="float" office:value="1.17459534883721" calcext:value-type="float">
            <text:p>1.1745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24" calcext:value-type="float">
            <text:p>924</text:p>
          </table:table-cell>
          <table:table-cell office:value-type="float" office:value="1227.2" calcext:value-type="float">
            <text:p>1227.2</text:p>
          </table:table-cell>
          <table:table-cell table:style-name="ce1" office:value-type="float" office:value="776.64" calcext:value-type="float">
            <text:p>776.64</text:p>
          </table:table-cell>
          <table:table-cell/>
          <table:table-cell table:formula="of:=[.I398]*[.$M$59]*0.75/64500" office:value-type="float" office:value="1.85506976744186" calcext:value-type="float">
            <text:p>1.85506976744186</text:p>
          </table:table-cell>
          <table:table-cell table:formula="of:=[.J398]*[.$M$59]*0.75/64500" office:value-type="float" office:value="1.17399069767442" calcext:value-type="float">
            <text:p>1.1739906976744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26" calcext:value-type="float">
            <text:p>926</text:p>
          </table:table-cell>
          <table:table-cell office:value-type="float" office:value="1226.8" calcext:value-type="float">
            <text:p>1226.8</text:p>
          </table:table-cell>
          <table:table-cell table:style-name="ce1" office:value-type="float" office:value="772.36" calcext:value-type="float">
            <text:p>772.36</text:p>
          </table:table-cell>
          <table:table-cell/>
          <table:table-cell table:formula="of:=[.I399]*[.$M$59]*0.75/64500" office:value-type="float" office:value="1.85446511627907" calcext:value-type="float">
            <text:p>1.85446511627907</text:p>
          </table:table-cell>
          <table:table-cell table:formula="of:=[.J399]*[.$M$59]*0.75/64500" office:value-type="float" office:value="1.16752093023256" calcext:value-type="float">
            <text:p>1.1675209302325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28" calcext:value-type="float">
            <text:p>928</text:p>
          </table:table-cell>
          <table:table-cell office:value-type="float" office:value="1224.4" calcext:value-type="float">
            <text:p>1224.4</text:p>
          </table:table-cell>
          <table:table-cell table:style-name="ce1" office:value-type="float" office:value="768.08" calcext:value-type="float">
            <text:p>768.08</text:p>
          </table:table-cell>
          <table:table-cell/>
          <table:table-cell table:formula="of:=[.I400]*[.$M$59]*0.75/64500" office:value-type="float" office:value="1.85083720930233" calcext:value-type="float">
            <text:p>1.85083720930233</text:p>
          </table:table-cell>
          <table:table-cell table:formula="of:=[.J400]*[.$M$59]*0.75/64500" office:value-type="float" office:value="1.1610511627907" calcext:value-type="float">
            <text:p>1.161051162790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30" calcext:value-type="float">
            <text:p>930</text:p>
          </table:table-cell>
          <table:table-cell office:value-type="float" office:value="1222" calcext:value-type="float">
            <text:p>1222</text:p>
          </table:table-cell>
          <table:table-cell table:style-name="ce1" office:value-type="float" office:value="763.84" calcext:value-type="float">
            <text:p>763.84</text:p>
          </table:table-cell>
          <table:table-cell/>
          <table:table-cell table:formula="of:=[.I401]*[.$M$59]*0.75/64500" office:value-type="float" office:value="1.84720930232558" calcext:value-type="float">
            <text:p>1.84720930232558</text:p>
          </table:table-cell>
          <table:table-cell table:formula="of:=[.J401]*[.$M$59]*0.75/64500" office:value-type="float" office:value="1.15464186046512" calcext:value-type="float">
            <text:p>1.1546418604651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32" calcext:value-type="float">
            <text:p>932</text:p>
          </table:table-cell>
          <table:table-cell office:value-type="float" office:value="1219.6" calcext:value-type="float">
            <text:p>1219.6</text:p>
          </table:table-cell>
          <table:table-cell table:style-name="ce1" office:value-type="float" office:value="752.28" calcext:value-type="float">
            <text:p>752.28</text:p>
          </table:table-cell>
          <table:table-cell/>
          <table:table-cell table:formula="of:=[.I402]*[.$M$59]*0.75/64500" office:value-type="float" office:value="1.84358139534884" calcext:value-type="float">
            <text:p>1.84358139534884</text:p>
          </table:table-cell>
          <table:table-cell table:formula="of:=[.J402]*[.$M$59]*0.75/64500" office:value-type="float" office:value="1.13716744186047" calcext:value-type="float">
            <text:p>1.1371674418604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34" calcext:value-type="float">
            <text:p>934</text:p>
          </table:table-cell>
          <table:table-cell office:value-type="float" office:value="1217.2" calcext:value-type="float">
            <text:p>1217.2</text:p>
          </table:table-cell>
          <table:table-cell table:style-name="ce1" office:value-type="float" office:value="737.56" calcext:value-type="float">
            <text:p>737.56</text:p>
          </table:table-cell>
          <table:table-cell/>
          <table:table-cell table:formula="of:=[.I403]*[.$M$59]*0.75/64500" office:value-type="float" office:value="1.83995348837209" calcext:value-type="float">
            <text:p>1.83995348837209</text:p>
          </table:table-cell>
          <table:table-cell table:formula="of:=[.J403]*[.$M$59]*0.75/64500" office:value-type="float" office:value="1.11491627906977" calcext:value-type="float">
            <text:p>1.11491627906977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36" calcext:value-type="float">
            <text:p>936</text:p>
          </table:table-cell>
          <table:table-cell office:value-type="float" office:value="1215.6" calcext:value-type="float">
            <text:p>1215.6</text:p>
          </table:table-cell>
          <table:table-cell table:style-name="ce1" office:value-type="float" office:value="722.88" calcext:value-type="float">
            <text:p>722.88</text:p>
          </table:table-cell>
          <table:table-cell/>
          <table:table-cell table:formula="of:=[.I404]*[.$M$59]*0.75/64500" office:value-type="float" office:value="1.83753488372093" calcext:value-type="float">
            <text:p>1.83753488372093</text:p>
          </table:table-cell>
          <table:table-cell table:formula="of:=[.J404]*[.$M$59]*0.75/64500" office:value-type="float" office:value="1.09272558139535" calcext:value-type="float">
            <text:p>1.0927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38" calcext:value-type="float">
            <text:p>938</text:p>
          </table:table-cell>
          <table:table-cell office:value-type="float" office:value="1214.8" calcext:value-type="float">
            <text:p>1214.8</text:p>
          </table:table-cell>
          <table:table-cell table:style-name="ce1" office:value-type="float" office:value="708.16" calcext:value-type="float">
            <text:p>708.16</text:p>
          </table:table-cell>
          <table:table-cell/>
          <table:table-cell table:formula="of:=[.I405]*[.$M$59]*0.75/64500" office:value-type="float" office:value="1.83632558139535" calcext:value-type="float">
            <text:p>1.83632558139535</text:p>
          </table:table-cell>
          <table:table-cell table:formula="of:=[.J405]*[.$M$59]*0.75/64500" office:value-type="float" office:value="1.07047441860465" calcext:value-type="float">
            <text:p>1.0704744186046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40" calcext:value-type="float">
            <text:p>940</text:p>
          </table:table-cell>
          <table:table-cell office:value-type="float" office:value="1214" calcext:value-type="float">
            <text:p>1214</text:p>
          </table:table-cell>
          <table:table-cell table:style-name="ce1" office:value-type="float" office:value="693.44" calcext:value-type="float">
            <text:p>693.44</text:p>
          </table:table-cell>
          <table:table-cell/>
          <table:table-cell table:formula="of:=[.I406]*[.$M$59]*0.75/64500" office:value-type="float" office:value="1.83511627906977" calcext:value-type="float">
            <text:p>1.83511627906977</text:p>
          </table:table-cell>
          <table:table-cell table:formula="of:=[.J406]*[.$M$59]*0.75/64500" office:value-type="float" office:value="1.04822325581395" calcext:value-type="float">
            <text:p>1.0482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42" calcext:value-type="float">
            <text:p>942</text:p>
          </table:table-cell>
          <table:table-cell office:value-type="float" office:value="1213.2" calcext:value-type="float">
            <text:p>1213.2</text:p>
          </table:table-cell>
          <table:table-cell table:style-name="ce1" office:value-type="float" office:value="678.72" calcext:value-type="float">
            <text:p>678.72</text:p>
          </table:table-cell>
          <table:table-cell/>
          <table:table-cell table:formula="of:=[.I407]*[.$M$59]*0.75/64500" office:value-type="float" office:value="1.83390697674419" calcext:value-type="float">
            <text:p>1.83390697674419</text:p>
          </table:table-cell>
          <table:table-cell table:formula="of:=[.J407]*[.$M$59]*0.75/64500" office:value-type="float" office:value="1.02597209302326" calcext:value-type="float">
            <text:p>1.0259720930232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44" calcext:value-type="float">
            <text:p>944</text:p>
          </table:table-cell>
          <table:table-cell office:value-type="float" office:value="1212.4" calcext:value-type="float">
            <text:p>1212.4</text:p>
          </table:table-cell>
          <table:table-cell table:style-name="ce1" office:value-type="float" office:value="660.52" calcext:value-type="float">
            <text:p>660.52</text:p>
          </table:table-cell>
          <table:table-cell/>
          <table:table-cell table:formula="of:=[.I408]*[.$M$59]*0.75/64500" office:value-type="float" office:value="1.8326976744186" calcext:value-type="float">
            <text:p>1.8326976744186</text:p>
          </table:table-cell>
          <table:table-cell table:formula="of:=[.J408]*[.$M$59]*0.75/64500" office:value-type="float" office:value="0.998460465116279" calcext:value-type="float">
            <text:p>0.99846046511627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46" calcext:value-type="float">
            <text:p>946</text:p>
          </table:table-cell>
          <table:table-cell office:value-type="float" office:value="1210.4" calcext:value-type="float">
            <text:p>1210.4</text:p>
          </table:table-cell>
          <table:table-cell table:style-name="ce1" office:value-type="float" office:value="641.08" calcext:value-type="float">
            <text:p>641.08</text:p>
          </table:table-cell>
          <table:table-cell/>
          <table:table-cell table:formula="of:=[.I409]*[.$M$59]*0.75/64500" office:value-type="float" office:value="1.82967441860465" calcext:value-type="float">
            <text:p>1.82967441860465</text:p>
          </table:table-cell>
          <table:table-cell table:formula="of:=[.J409]*[.$M$59]*0.75/64500" office:value-type="float" office:value="0.969074418604651" calcext:value-type="float">
            <text:p>0.96907441860465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48" calcext:value-type="float">
            <text:p>948</text:p>
          </table:table-cell>
          <table:table-cell office:value-type="float" office:value="1207.2" calcext:value-type="float">
            <text:p>1207.2</text:p>
          </table:table-cell>
          <table:table-cell table:style-name="ce1" office:value-type="float" office:value="621.64" calcext:value-type="float">
            <text:p>621.64</text:p>
          </table:table-cell>
          <table:table-cell/>
          <table:table-cell table:formula="of:=[.I410]*[.$M$59]*0.75/64500" office:value-type="float" office:value="1.82483720930233" calcext:value-type="float">
            <text:p>1.82483720930233</text:p>
          </table:table-cell>
          <table:table-cell table:formula="of:=[.J410]*[.$M$59]*0.75/64500" office:value-type="float" office:value="0.939688372093023" calcext:value-type="float">
            <text:p>0.93968837209302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50" calcext:value-type="float">
            <text:p>950</text:p>
          </table:table-cell>
          <table:table-cell office:value-type="float" office:value="1204" calcext:value-type="float">
            <text:p>1204</text:p>
          </table:table-cell>
          <table:table-cell table:style-name="ce1" office:value-type="float" office:value="602.24" calcext:value-type="float">
            <text:p>602.24</text:p>
          </table:table-cell>
          <table:table-cell/>
          <table:table-cell table:formula="of:=[.I411]*[.$M$59]*0.75/64500" office:value-type="float" office:value="1.82" calcext:value-type="float">
            <text:p>1.82</text:p>
          </table:table-cell>
          <table:table-cell table:formula="of:=[.J411]*[.$M$59]*0.75/64500" office:value-type="float" office:value="0.910362790697674" calcext:value-type="float">
            <text:p>0.91036279069767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52" calcext:value-type="float">
            <text:p>952</text:p>
          </table:table-cell>
          <table:table-cell office:value-type="float" office:value="1200.8" calcext:value-type="float">
            <text:p>1200.8</text:p>
          </table:table-cell>
          <table:table-cell table:style-name="ce1" office:value-type="float" office:value="583.4" calcext:value-type="float">
            <text:p>583.4</text:p>
          </table:table-cell>
          <table:table-cell/>
          <table:table-cell table:formula="of:=[.I412]*[.$M$59]*0.75/64500" office:value-type="float" office:value="1.81516279069767" calcext:value-type="float">
            <text:p>1.81516279069767</text:p>
          </table:table-cell>
          <table:table-cell table:formula="of:=[.J412]*[.$M$59]*0.75/64500" office:value-type="float" office:value="0.881883720930233" calcext:value-type="float">
            <text:p>0.88188372093023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54" calcext:value-type="float">
            <text:p>954</text:p>
          </table:table-cell>
          <table:table-cell office:value-type="float" office:value="1197.6" calcext:value-type="float">
            <text:p>1197.6</text:p>
          </table:table-cell>
          <table:table-cell table:style-name="ce1" office:value-type="float" office:value="568.92" calcext:value-type="float">
            <text:p>568.92</text:p>
          </table:table-cell>
          <table:table-cell/>
          <table:table-cell table:formula="of:=[.I413]*[.$M$59]*0.75/64500" office:value-type="float" office:value="1.81032558139535" calcext:value-type="float">
            <text:p>1.81032558139535</text:p>
          </table:table-cell>
          <table:table-cell table:formula="of:=[.J413]*[.$M$59]*0.75/64500" office:value-type="float" office:value="0.859995348837209" calcext:value-type="float">
            <text:p>0.859995348837209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56" calcext:value-type="float">
            <text:p>956</text:p>
          </table:table-cell>
          <table:table-cell office:value-type="float" office:value="1194" calcext:value-type="float">
            <text:p>1194</text:p>
          </table:table-cell>
          <table:table-cell table:style-name="ce1" office:value-type="float" office:value="554.48" calcext:value-type="float">
            <text:p>554.48</text:p>
          </table:table-cell>
          <table:table-cell/>
          <table:table-cell table:formula="of:=[.I414]*[.$M$59]*0.75/64500" office:value-type="float" office:value="1.80488372093023" calcext:value-type="float">
            <text:p>1.80488372093023</text:p>
          </table:table-cell>
          <table:table-cell table:formula="of:=[.J414]*[.$M$59]*0.75/64500" office:value-type="float" office:value="0.838167441860465" calcext:value-type="float">
            <text:p>0.83816744186046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58" calcext:value-type="float">
            <text:p>958</text:p>
          </table:table-cell>
          <table:table-cell office:value-type="float" office:value="1190" calcext:value-type="float">
            <text:p>1190</text:p>
          </table:table-cell>
          <table:table-cell table:style-name="ce1" office:value-type="float" office:value="540.04" calcext:value-type="float">
            <text:p>540.04</text:p>
          </table:table-cell>
          <table:table-cell/>
          <table:table-cell table:formula="of:=[.I415]*[.$M$59]*0.75/64500" office:value-type="float" office:value="1.79883720930233" calcext:value-type="float">
            <text:p>1.79883720930233</text:p>
          </table:table-cell>
          <table:table-cell table:formula="of:=[.J415]*[.$M$59]*0.75/64500" office:value-type="float" office:value="0.816339534883721" calcext:value-type="float">
            <text:p>0.816339534883721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60" calcext:value-type="float">
            <text:p>960</text:p>
          </table:table-cell>
          <table:table-cell office:value-type="float" office:value="1186" calcext:value-type="float">
            <text:p>1186</text:p>
          </table:table-cell>
          <table:table-cell table:style-name="ce1" office:value-type="float" office:value="525.56" calcext:value-type="float">
            <text:p>525.56</text:p>
          </table:table-cell>
          <table:table-cell/>
          <table:table-cell table:formula="of:=[.I416]*[.$M$59]*0.75/64500" office:value-type="float" office:value="1.79279069767442" calcext:value-type="float">
            <text:p>1.79279069767442</text:p>
          </table:table-cell>
          <table:table-cell table:formula="of:=[.J416]*[.$M$59]*0.75/64500" office:value-type="float" office:value="0.794451162790698" calcext:value-type="float">
            <text:p>0.79445116279069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62" calcext:value-type="float">
            <text:p>962</text:p>
          </table:table-cell>
          <table:table-cell office:value-type="float" office:value="1182" calcext:value-type="float">
            <text:p>1182</text:p>
          </table:table-cell>
          <table:table-cell table:style-name="ce1" office:value-type="float" office:value="511.12" calcext:value-type="float">
            <text:p>511.12</text:p>
          </table:table-cell>
          <table:table-cell/>
          <table:table-cell table:formula="of:=[.I417]*[.$M$59]*0.75/64500" office:value-type="float" office:value="1.78674418604651" calcext:value-type="float">
            <text:p>1.78674418604651</text:p>
          </table:table-cell>
          <table:table-cell table:formula="of:=[.J417]*[.$M$59]*0.75/64500" office:value-type="float" office:value="0.772623255813954" calcext:value-type="float">
            <text:p>0.77262325581395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64" calcext:value-type="float">
            <text:p>964</text:p>
          </table:table-cell>
          <table:table-cell office:value-type="float" office:value="1178" calcext:value-type="float">
            <text:p>1178</text:p>
          </table:table-cell>
          <table:table-cell table:style-name="ce1" office:value-type="float" office:value="495.36" calcext:value-type="float">
            <text:p>495.36</text:p>
          </table:table-cell>
          <table:table-cell/>
          <table:table-cell table:formula="of:=[.I418]*[.$M$59]*0.75/64500" office:value-type="float" office:value="1.7806976744186" calcext:value-type="float">
            <text:p>1.7806976744186</text:p>
          </table:table-cell>
          <table:table-cell table:formula="of:=[.J418]*[.$M$59]*0.75/64500" office:value-type="float" office:value="0.7488" calcext:value-type="float">
            <text:p>0.7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66" calcext:value-type="float">
            <text:p>966</text:p>
          </table:table-cell>
          <table:table-cell office:value-type="float" office:value="1173.2" calcext:value-type="float">
            <text:p>1173.2</text:p>
          </table:table-cell>
          <table:table-cell table:style-name="ce1" office:value-type="float" office:value="473.32" calcext:value-type="float">
            <text:p>473.32</text:p>
          </table:table-cell>
          <table:table-cell/>
          <table:table-cell table:formula="of:=[.I419]*[.$M$59]*0.75/64500" office:value-type="float" office:value="1.77344186046512" calcext:value-type="float">
            <text:p>1.77344186046512</text:p>
          </table:table-cell>
          <table:table-cell table:formula="of:=[.J419]*[.$M$59]*0.75/64500" office:value-type="float" office:value="0.715483720930232" calcext:value-type="float">
            <text:p>0.71548372093023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68" calcext:value-type="float">
            <text:p>968</text:p>
          </table:table-cell>
          <table:table-cell office:value-type="float" office:value="1167.6" calcext:value-type="float">
            <text:p>1167.6</text:p>
          </table:table-cell>
          <table:table-cell table:style-name="ce1" office:value-type="float" office:value="451.32" calcext:value-type="float">
            <text:p>451.32</text:p>
          </table:table-cell>
          <table:table-cell/>
          <table:table-cell table:formula="of:=[.I420]*[.$M$59]*0.75/64500" office:value-type="float" office:value="1.76497674418605" calcext:value-type="float">
            <text:p>1.76497674418605</text:p>
          </table:table-cell>
          <table:table-cell table:formula="of:=[.J420]*[.$M$59]*0.75/64500" office:value-type="float" office:value="0.682227906976744" calcext:value-type="float">
            <text:p>0.68222790697674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70" calcext:value-type="float">
            <text:p>970</text:p>
          </table:table-cell>
          <table:table-cell office:value-type="float" office:value="1162" calcext:value-type="float">
            <text:p>1162</text:p>
          </table:table-cell>
          <table:table-cell table:style-name="ce1" office:value-type="float" office:value="429.32" calcext:value-type="float">
            <text:p>429.32</text:p>
          </table:table-cell>
          <table:table-cell/>
          <table:table-cell table:formula="of:=[.I421]*[.$M$59]*0.75/64500" office:value-type="float" office:value="1.75651162790698" calcext:value-type="float">
            <text:p>1.75651162790698</text:p>
          </table:table-cell>
          <table:table-cell table:formula="of:=[.J421]*[.$M$59]*0.75/64500" office:value-type="float" office:value="0.648972093023256" calcext:value-type="float">
            <text:p>0.64897209302325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72" calcext:value-type="float">
            <text:p>972</text:p>
          </table:table-cell>
          <table:table-cell office:value-type="float" office:value="1156.4" calcext:value-type="float">
            <text:p>1156.4</text:p>
          </table:table-cell>
          <table:table-cell table:style-name="ce1" office:value-type="float" office:value="415.28" calcext:value-type="float">
            <text:p>415.28</text:p>
          </table:table-cell>
          <table:table-cell/>
          <table:table-cell table:formula="of:=[.I422]*[.$M$59]*0.75/64500" office:value-type="float" office:value="1.74804651162791" calcext:value-type="float">
            <text:p>1.74804651162791</text:p>
          </table:table-cell>
          <table:table-cell table:formula="of:=[.J422]*[.$M$59]*0.75/64500" office:value-type="float" office:value="0.627748837209302" calcext:value-type="float">
            <text:p>0.627748837209302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74" calcext:value-type="float">
            <text:p>974</text:p>
          </table:table-cell>
          <table:table-cell office:value-type="float" office:value="1150.8" calcext:value-type="float">
            <text:p>1150.8</text:p>
          </table:table-cell>
          <table:table-cell table:style-name="ce1" office:value-type="float" office:value="402.28" calcext:value-type="float">
            <text:p>402.28</text:p>
          </table:table-cell>
          <table:table-cell/>
          <table:table-cell table:formula="of:=[.I423]*[.$M$59]*0.75/64500" office:value-type="float" office:value="1.73958139534884" calcext:value-type="float">
            <text:p>1.73958139534884</text:p>
          </table:table-cell>
          <table:table-cell table:formula="of:=[.J423]*[.$M$59]*0.75/64500" office:value-type="float" office:value="0.608097674418605" calcext:value-type="float">
            <text:p>0.60809767441860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76" calcext:value-type="float">
            <text:p>976</text:p>
          </table:table-cell>
          <table:table-cell office:value-type="float" office:value="1144" calcext:value-type="float">
            <text:p>1144</text:p>
          </table:table-cell>
          <table:table-cell table:style-name="ce1" office:value-type="float" office:value="389.288" calcext:value-type="float">
            <text:p>389.288</text:p>
          </table:table-cell>
          <table:table-cell/>
          <table:table-cell table:formula="of:=[.I424]*[.$M$59]*0.75/64500" office:value-type="float" office:value="1.7293023255814" calcext:value-type="float">
            <text:p>1.7293023255814</text:p>
          </table:table-cell>
          <table:table-cell table:formula="of:=[.J424]*[.$M$59]*0.75/64500" office:value-type="float" office:value="0.588458604651163" calcext:value-type="float">
            <text:p>0.58845860465116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78" calcext:value-type="float">
            <text:p>978</text:p>
          </table:table-cell>
          <table:table-cell office:value-type="float" office:value="1136" calcext:value-type="float">
            <text:p>1136</text:p>
          </table:table-cell>
          <table:table-cell table:style-name="ce1" office:value-type="float" office:value="374.944" calcext:value-type="float">
            <text:p>374.944</text:p>
          </table:table-cell>
          <table:table-cell/>
          <table:table-cell table:formula="of:=[.I425]*[.$M$59]*0.75/64500" office:value-type="float" office:value="1.71720930232558" calcext:value-type="float">
            <text:p>1.71720930232558</text:p>
          </table:table-cell>
          <table:table-cell table:formula="of:=[.J425]*[.$M$59]*0.75/64500" office:value-type="float" office:value="0.566775813953488" calcext:value-type="float">
            <text:p>0.56677581395348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80" calcext:value-type="float">
            <text:p>980</text:p>
          </table:table-cell>
          <table:table-cell office:value-type="float" office:value="1128" calcext:value-type="float">
            <text:p>1128</text:p>
          </table:table-cell>
          <table:table-cell table:style-name="ce1" office:value-type="float" office:value="359.656" calcext:value-type="float">
            <text:p>359.656</text:p>
          </table:table-cell>
          <table:table-cell/>
          <table:table-cell table:formula="of:=[.I426]*[.$M$59]*0.75/64500" office:value-type="float" office:value="1.70511627906977" calcext:value-type="float">
            <text:p>1.70511627906977</text:p>
          </table:table-cell>
          <table:table-cell table:formula="of:=[.J426]*[.$M$59]*0.75/64500" office:value-type="float" office:value="0.543666046511628" calcext:value-type="float">
            <text:p>0.543666046511628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82" calcext:value-type="float">
            <text:p>982</text:p>
          </table:table-cell>
          <table:table-cell office:value-type="float" office:value="1120" calcext:value-type="float">
            <text:p>1120</text:p>
          </table:table-cell>
          <table:table-cell table:style-name="ce1" office:value-type="float" office:value="344.372" calcext:value-type="float">
            <text:p>344.372</text:p>
          </table:table-cell>
          <table:table-cell/>
          <table:table-cell table:formula="of:=[.I427]*[.$M$59]*0.75/64500" office:value-type="float" office:value="1.69302325581395" calcext:value-type="float">
            <text:p>1.69302325581395</text:p>
          </table:table-cell>
          <table:table-cell table:formula="of:=[.J427]*[.$M$59]*0.75/64500" office:value-type="float" office:value="0.520562325581395" calcext:value-type="float">
            <text:p>0.52056232558139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84" calcext:value-type="float">
            <text:p>984</text:p>
          </table:table-cell>
          <table:table-cell office:value-type="float" office:value="1112" calcext:value-type="float">
            <text:p>1112</text:p>
          </table:table-cell>
          <table:table-cell table:style-name="ce1" office:value-type="float" office:value="329.084" calcext:value-type="float">
            <text:p>329.084</text:p>
          </table:table-cell>
          <table:table-cell/>
          <table:table-cell table:formula="of:=[.I428]*[.$M$59]*0.75/64500" office:value-type="float" office:value="1.68093023255814" calcext:value-type="float">
            <text:p>1.68093023255814</text:p>
          </table:table-cell>
          <table:table-cell table:formula="of:=[.J428]*[.$M$59]*0.75/64500" office:value-type="float" office:value="0.497452558139535" calcext:value-type="float">
            <text:p>0.497452558139535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86" calcext:value-type="float">
            <text:p>986</text:p>
          </table:table-cell>
          <table:table-cell office:value-type="float" office:value="1102.4" calcext:value-type="float">
            <text:p>1102.4</text:p>
          </table:table-cell>
          <table:table-cell table:style-name="ce1" office:value-type="float" office:value="313.796" calcext:value-type="float">
            <text:p>313.796</text:p>
          </table:table-cell>
          <table:table-cell/>
          <table:table-cell table:formula="of:=[.I429]*[.$M$59]*0.75/64500" office:value-type="float" office:value="1.66641860465116" calcext:value-type="float">
            <text:p>1.66641860465116</text:p>
          </table:table-cell>
          <table:table-cell table:formula="of:=[.J429]*[.$M$59]*0.75/64500" office:value-type="float" office:value="0.474342790697674" calcext:value-type="float">
            <text:p>0.47434279069767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88" calcext:value-type="float">
            <text:p>988</text:p>
          </table:table-cell>
          <table:table-cell office:value-type="float" office:value="1091.2" calcext:value-type="float">
            <text:p>1091.2</text:p>
          </table:table-cell>
          <table:table-cell table:style-name="ce1" office:value-type="float" office:value="298.508" calcext:value-type="float">
            <text:p>298.508</text:p>
          </table:table-cell>
          <table:table-cell/>
          <table:table-cell table:formula="of:=[.I430]*[.$M$59]*0.75/64500" office:value-type="float" office:value="1.64948837209302" calcext:value-type="float">
            <text:p>1.64948837209302</text:p>
          </table:table-cell>
          <table:table-cell table:formula="of:=[.J430]*[.$M$59]*0.75/64500" office:value-type="float" office:value="0.451233023255814" calcext:value-type="float">
            <text:p>0.451233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90" calcext:value-type="float">
            <text:p>990</text:p>
          </table:table-cell>
          <table:table-cell office:value-type="float" office:value="1080" calcext:value-type="float">
            <text:p>1080</text:p>
          </table:table-cell>
          <table:table-cell table:style-name="ce1" office:value-type="float" office:value="283.22" calcext:value-type="float">
            <text:p>283.22</text:p>
          </table:table-cell>
          <table:table-cell/>
          <table:table-cell table:formula="of:=[.I431]*[.$M$59]*0.75/64500" office:value-type="float" office:value="1.63255813953488" calcext:value-type="float">
            <text:p>1.63255813953488</text:p>
          </table:table-cell>
          <table:table-cell table:formula="of:=[.J431]*[.$M$59]*0.75/64500" office:value-type="float" office:value="0.428123255813954" calcext:value-type="float">
            <text:p>0.428123255813954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92" calcext:value-type="float">
            <text:p>992</text:p>
          </table:table-cell>
          <table:table-cell office:value-type="float" office:value="1068.8" calcext:value-type="float">
            <text:p>1068.8</text:p>
          </table:table-cell>
          <table:table-cell table:style-name="ce1" office:value-type="float" office:value="267.932" calcext:value-type="float">
            <text:p>267.932</text:p>
          </table:table-cell>
          <table:table-cell/>
          <table:table-cell table:formula="of:=[.I432]*[.$M$59]*0.75/64500" office:value-type="float" office:value="1.61562790697674" calcext:value-type="float">
            <text:p>1.61562790697674</text:p>
          </table:table-cell>
          <table:table-cell table:formula="of:=[.J432]*[.$M$59]*0.75/64500" office:value-type="float" office:value="0.405013488372093" calcext:value-type="float">
            <text:p>0.405013488372093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94" calcext:value-type="float">
            <text:p>994</text:p>
          </table:table-cell>
          <table:table-cell office:value-type="float" office:value="1057.6" calcext:value-type="float">
            <text:p>1057.6</text:p>
          </table:table-cell>
          <table:table-cell table:style-name="ce1" office:value-type="float" office:value="252.648" calcext:value-type="float">
            <text:p>252.648</text:p>
          </table:table-cell>
          <table:table-cell/>
          <table:table-cell table:formula="of:=[.I433]*[.$M$59]*0.75/64500" office:value-type="float" office:value="1.5986976744186" calcext:value-type="float">
            <text:p>1.5986976744186</text:p>
          </table:table-cell>
          <table:table-cell table:formula="of:=[.J433]*[.$M$59]*0.75/64500" office:value-type="float" office:value="0.38190976744186" calcext:value-type="float">
            <text:p>0.38190976744186</text:p>
          </table:table-cell>
          <table:table-cell table:number-columns-repeated="51"/>
        </table:table-row>
        <table:table-row table:style-name="ro1">
          <table:table-cell table:number-columns-repeated="7"/>
          <table:table-cell table:style-name="Default" office:value-type="float" office:value="996" calcext:value-type="float">
            <text:p>996</text:p>
          </table:table-cell>
          <table:table-cell office:value-type="float" office:value="1046.4" calcext:value-type="float">
            <text:p>1046.4</text:p>
          </table:table-cell>
          <table:table-cell table:style-name="ce1" office:value-type="float" office:value="237.36" calcext:value-type="float">
            <text:p>237.36</text:p>
          </table:table-cell>
          <table:table-cell/>
          <table:table-cell table:formula="of:=[.I434]*[.$M$59]*0.75/64500" office:value-type="float" office:value="1.58176744186047" calcext:value-type="float">
            <text:p>1.58176744186047</text:p>
          </table:table-cell>
          <table:table-cell table:formula="of:=[.J434]*[.$M$59]*0.75/64500" office:value-type="float" office:value="0.3588" calcext:value-type="float">
            <text:p>0.3588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998" calcext:value-type="float">
            <text:p>998</text:p>
          </table:table-cell>
          <table:table-cell office:value-type="float" office:value="1035.2" calcext:value-type="float">
            <text:p>1035.2</text:p>
          </table:table-cell>
          <table:table-cell office:value-type="float" office:value="222.072" calcext:value-type="float">
            <text:p>222.072</text:p>
          </table:table-cell>
          <table:table-cell/>
          <table:table-cell table:formula="of:=[.I435]*[.$M$59]*0.75/64500" office:value-type="float" office:value="1.56483720930233" calcext:value-type="float">
            <text:p>1.56483720930233</text:p>
          </table:table-cell>
          <table:table-cell table:formula="of:=[.J435]*[.$M$59]*0.75/64500" office:value-type="float" office:value="0.33569023255814" calcext:value-type="float">
            <text:p>0.33569023255814</text:p>
          </table:table-cell>
          <table:table-cell table:number-columns-repeated="51"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office:value-type="float" office:value="1024" calcext:value-type="float">
            <text:p>1024</text:p>
          </table:table-cell>
          <table:table-cell office:value-type="float" office:value="206.784" calcext:value-type="float">
            <text:p>206.784</text:p>
          </table:table-cell>
          <table:table-cell/>
          <table:table-cell table:formula="of:=[.I436]*[.$M$59]*0.75/64500" office:value-type="float" office:value="1.54790697674419" calcext:value-type="float">
            <text:p>1.54790697674419</text:p>
          </table:table-cell>
          <table:table-cell table:formula="of:=[.J436]*[.$M$59]*0.75/64500" office:value-type="float" office:value="0.312580465116279" calcext:value-type="float">
            <text:p>0.312580465116279</text:p>
          </table:table-cell>
          <table:table-cell table:number-columns-repeated="51"/>
        </table:table-row>
        <table:table-row table:style-name="ro1" table:number-rows-repeated="10481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00-00-00</text:date>, <text:time style:data-style-name="N2" text:time-value="15:55:36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ohit Malyala</meta:initial-creator>
    <meta:creation-date>2020-07-08T17:23:27.460000000</meta:creation-date>
    <dc:date>2020-07-28T17:03:27.114000000</dc:date>
    <dc:creator>Rohit Malyala</dc:creator>
    <meta:editing-duration>P1DT2H13M</meta:editing-duration>
    <meta:editing-cycles>17</meta:editing-cycles>
    <meta:generator>LibreOffice/6.4.2.2$Windows_X86_64 LibreOffice_project/4e471d8c02c9c90f512f7f9ead8875b57fcb1ec3</meta:generator>
    <meta:document-statistic meta:table-count="1" meta:cell-count="2629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2.956cm" style:legend-expansion="high" chart:style-name="ch2"/>
        <chart:plot-area chart:style-name="ch3" table:cell-range-address="Sheet1.H1:Sheet1.N22" chart:data-source-has-labels="both" svg:x="0.32cm" svg:y="0.18cm" svg:width="12.984cm" svg:height="8.64cm">
          <chartooo:coordinate-region svg:x="1.312cm" svg:y="0.379cm" svg:width="11.183cm" svg:height="7.794cm"/>
          <chart:axis chart:dimension="x" chart:name="primary-x" chart:style-name="ch4" chartooo:axis-type="auto">
            <chartooo:date-scale/>
            <chart:categories table:cell-range-address="Sheet1.H2:Sheet1.H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2:Sheet1.I22" chart:label-cell-address="Sheet1.I1:Sheet1.I1" chart:class="chart:line">
            <chart:data-point chart:repeated="21"/>
          </chart:series>
          <chart:series chart:style-name="ch7" chart:values-cell-range-address="Sheet1.J2:Sheet1.J22" chart:label-cell-address="Sheet1.J1:Sheet1.J1" chart:class="chart:line">
            <chart:data-point chart:repeated="21"/>
          </chart:series>
          <chart:series chart:style-name="ch8" chart:values-cell-range-address="Sheet1.K2:Sheet1.K22" chart:label-cell-address="Sheet1.K1:Sheet1.K1" chart:class="chart:line">
            <chart:data-point chart:repeated="21"/>
          </chart:series>
          <chart:series chart:style-name="ch9" chart:values-cell-range-address="Sheet1.L2:Sheet1.L22" chart:label-cell-address="Sheet1.L1:Sheet1.L1" chart:class="chart:line">
            <chart:data-point chart:repeated="21"/>
          </chart:series>
          <chart:series chart:style-name="ch10" chart:values-cell-range-address="Sheet1.M2:Sheet1.M22" chart:label-cell-address="Sheet1.M1:Sheet1.M1" chart:class="chart:line">
            <chart:data-point chart:repeated="21"/>
          </chart:series>
          <chart:series chart:style-name="ch11" chart:values-cell-range-address="Sheet1.N2:Sheet1.N22" chart:label-cell-address="Sheet1.N1:Sheet1.N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1.I1:Sheet1.I1</svg:desc>
                </draw:g>
              </table:table-cell>
              <table:table-cell office:value-type="string">
                <text:p>orange</text:p>
                <draw:g>
                  <svg:desc>Sheet1.J1:Sheet1.J1</svg:desc>
                </draw:g>
              </table:table-cell>
              <table:table-cell office:value-type="string">
                <text:p>yellow</text:p>
                <draw:g>
                  <svg:desc>Sheet1.K1:Sheet1.K1</svg:desc>
                </draw:g>
              </table:table-cell>
              <table:table-cell office:value-type="string">
                <text:p>green</text:p>
                <draw:g>
                  <svg:desc>Sheet1.L1:Sheet1.L1</svg:desc>
                </draw:g>
              </table:table-cell>
              <table:table-cell office:value-type="string">
                <text:p>blue</text:p>
                <draw:g>
                  <svg:desc>Sheet1.M1:Sheet1.M1</svg:desc>
                </draw:g>
              </table:table-cell>
              <table:table-cell office:value-type="string">
                <text:p>indigo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3ml/10mL</text:p>
                <draw:g>
                  <svg:desc>Sheet1.H2:Sheet1.H22</svg:desc>
                </draw:g>
              </table:table-cell>
              <table:table-cell office:value-type="float" office:value="89.6666666666667">
                <text:p>89.6666666666667</text:p>
                <draw:g>
                  <svg:desc>Sheet1.I2:Sheet1.I22</svg:desc>
                </draw:g>
              </table:table-cell>
              <table:table-cell office:value-type="float" office:value="38.6666666666667">
                <text:p>38.6666666666667</text:p>
                <draw:g>
                  <svg:desc>Sheet1.J2:Sheet1.J22</svg:desc>
                </draw:g>
              </table:table-cell>
              <table:table-cell office:value-type="float" office:value="46.6666666666667">
                <text:p>46.6666666666667</text:p>
                <draw:g>
                  <svg:desc>Sheet1.K2:Sheet1.K22</svg:desc>
                </draw:g>
              </table:table-cell>
              <table:table-cell office:value-type="float" office:value="19">
                <text:p>19</text:p>
                <draw:g>
                  <svg:desc>Sheet1.L2:Sheet1.L22</svg:desc>
                </draw:g>
              </table:table-cell>
              <table:table-cell office:value-type="float" office:value="58">
                <text:p>58</text:p>
                <draw:g>
                  <svg:desc>Sheet1.M2:Sheet1.M22</svg:desc>
                </draw:g>
              </table:table-cell>
              <table:table-cell office:value-type="float" office:value="36.3333333333333">
                <text:p>36.3333333333333</text:p>
                <draw:g>
                  <svg:desc>Sheet1.N2:Sheet1.N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2mL/10mL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52.21">
                <text:p>52.21</text:p>
              </table:table-cell>
              <table:table-cell office:value-type="float" office:value="68">
                <text:p>68</text:p>
              </table:table-cell>
              <table:table-cell office:value-type="float" office:value="28.2266666666667">
                <text:p>28.2266666666667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mL/10mL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107">
                <text:p>107</text:p>
              </table:table-cell>
              <table:table-cell office:value-type="float" office:value="310.333333333333">
                <text:p>310.333333333333</text:p>
              </table:table-cell>
              <table:table-cell office:value-type="float" office:value="163">
                <text:p>163</text:p>
              </table:table-cell>
              <table:table-cell office:value-type="float" office:value="359">
                <text:p>35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5mL/10mL</text:p>
              </table:table-cell>
              <table:table-cell office:value-type="float" office:value="227.113333333333">
                <text:p>227.113333333333</text:p>
              </table:table-cell>
              <table:table-cell office:value-type="float" office:value="185.516666666667">
                <text:p>185.516666666667</text:p>
              </table:table-cell>
              <table:table-cell office:value-type="float" office:value="690.553333333333">
                <text:p>690.553333333333</text:p>
              </table:table-cell>
              <table:table-cell office:value-type="float" office:value="433">
                <text:p>433</text:p>
              </table:table-cell>
              <table:table-cell office:value-type="float" office:value="734.58">
                <text:p>734.58</text:p>
              </table:table-cell>
              <table:table-cell office:value-type="float" office:value="587.333333333333">
                <text:p>587.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mL/10mL</text:p>
              </table:table-cell>
              <table:table-cell office:value-type="float" office:value="284.146666666667">
                <text:p>284.146666666667</text:p>
              </table:table-cell>
              <table:table-cell office:value-type="float" office:value="315">
                <text:p>315</text:p>
              </table:table-cell>
              <table:table-cell office:value-type="float" office:value="1495">
                <text:p>1495</text:p>
              </table:table-cell>
              <table:table-cell office:value-type="float" office:value="1101.66666666667">
                <text:p>1101.66666666667</text:p>
              </table:table-cell>
              <table:table-cell office:value-type="float" office:value="1557.33333333333">
                <text:p>1557.33333333333</text:p>
              </table:table-cell>
              <table:table-cell office:value-type="float" office:value="2391">
                <text:p>2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2.956cm" style:legend-expansion="high" chart:style-name="ch2"/>
        <chart:plot-area chart:style-name="ch3" table:cell-range-address="Sheet1.V1:Sheet1.AB22" chart:data-source-has-labels="both" svg:x="0.32cm" svg:y="0.18cm" svg:width="12.984cm" svg:height="8.64cm">
          <chartooo:coordinate-region svg:x="0.756cm" svg:y="0.379cm" svg:width="11.275cm" svg:height="7.794cm"/>
          <chart:axis chart:dimension="x" chart:name="primary-x" chart:style-name="ch4" chartooo:axis-type="auto">
            <chartooo:date-scale/>
            <chart:categories table:cell-range-address="Sheet1.V2:Sheet1.V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2:Sheet1.W22" chart:label-cell-address="Sheet1.W1:Sheet1.W1" chart:class="chart:line">
            <chart:data-point chart:repeated="21"/>
          </chart:series>
          <chart:series chart:style-name="ch7" chart:values-cell-range-address="Sheet1.X2:Sheet1.X22" chart:label-cell-address="Sheet1.X1:Sheet1.X1" chart:class="chart:line">
            <chart:data-point chart:repeated="21"/>
          </chart:series>
          <chart:series chart:style-name="ch8" chart:values-cell-range-address="Sheet1.Y2:Sheet1.Y22" chart:label-cell-address="Sheet1.Y1:Sheet1.Y1" chart:class="chart:line">
            <chart:data-point chart:repeated="21"/>
          </chart:series>
          <chart:series chart:style-name="ch9" chart:values-cell-range-address="Sheet1.Z2:Sheet1.Z22" chart:label-cell-address="Sheet1.Z1:Sheet1.Z1" chart:class="chart:line">
            <chart:data-point chart:repeated="21"/>
          </chart:series>
          <chart:series chart:style-name="ch10" chart:values-cell-range-address="Sheet1.AA2:Sheet1.AA22" chart:label-cell-address="Sheet1.AA1:Sheet1.AA1" chart:class="chart:line">
            <chart:data-point chart:repeated="21"/>
          </chart:series>
          <chart:series chart:style-name="ch11" chart:values-cell-range-address="Sheet1.AB2:Sheet1.AB22" chart:label-cell-address="Sheet1.AB1:Sheet1.A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1.W1:Sheet1.W1</svg:desc>
                </draw:g>
              </table:table-cell>
              <table:table-cell office:value-type="string">
                <text:p>orange</text:p>
                <draw:g>
                  <svg:desc>Sheet1.X1:Sheet1.X1</svg:desc>
                </draw:g>
              </table:table-cell>
              <table:table-cell office:value-type="string">
                <text:p>yellow</text:p>
                <draw:g>
                  <svg:desc>Sheet1.Y1:Sheet1.Y1</svg:desc>
                </draw:g>
              </table:table-cell>
              <table:table-cell office:value-type="string">
                <text:p>green</text:p>
                <draw:g>
                  <svg:desc>Sheet1.Z1:Sheet1.Z1</svg:desc>
                </draw:g>
              </table:table-cell>
              <table:table-cell office:value-type="string">
                <text:p>blue</text:p>
                <draw:g>
                  <svg:desc>Sheet1.AA1:Sheet1.AA1</svg:desc>
                </draw:g>
              </table:table-cell>
              <table:table-cell office:value-type="string">
                <text:p>indigo</text:p>
                <draw:g>
                  <svg:desc>Sheet1.AB1:Sheet1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3ml/10mL</text:p>
                <draw:g>
                  <svg:desc>Sheet1.V2:Sheet1.V22</svg:desc>
                </draw:g>
              </table:table-cell>
              <table:table-cell office:value-type="float" office:value="2.21173271173271">
                <text:p>2.21173271173271</text:p>
                <draw:g>
                  <svg:desc>Sheet1.W2:Sheet1.W22</svg:desc>
                </draw:g>
              </table:table-cell>
              <table:table-cell office:value-type="float" office:value="1">
                <text:p>1</text:p>
                <draw:g>
                  <svg:desc>Sheet1.X2:Sheet1.X22</svg:desc>
                </draw:g>
              </table:table-cell>
              <table:table-cell office:value-type="float" office:value="1.1766858872122">
                <text:p>1.1766858872122</text:p>
                <draw:g>
                  <svg:desc>Sheet1.Y2:Sheet1.Y22</svg:desc>
                </draw:g>
              </table:table-cell>
              <table:table-cell office:value-type="float" office:value="0.47868359710465">
                <text:p>0.47868359710465</text:p>
                <draw:g>
                  <svg:desc>Sheet1.Z2:Sheet1.Z22</svg:desc>
                </draw:g>
              </table:table-cell>
              <table:table-cell office:value-type="float" office:value="1.45967774915143">
                <text:p>1.45967774915143</text:p>
                <draw:g>
                  <svg:desc>Sheet1.AA2:Sheet1.AA22</svg:desc>
                </draw:g>
              </table:table-cell>
              <table:table-cell office:value-type="float" office:value="0.393843843843844">
                <text:p>0.393843843843844</text:p>
                <draw:g>
                  <svg:desc>Sheet1.AB2:Sheet1.AB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2mL/10mL</text:p>
              </table:table-cell>
              <table:table-cell office:value-type="float" office:value="2.19715750258335">
                <text:p>2.19715750258335</text:p>
              </table:table-cell>
              <table:table-cell office:value-type="float" office:value="1">
                <text:p>1</text:p>
              </table:table-cell>
              <table:table-cell office:value-type="float" office:value="1.22973544973545">
                <text:p>1.22973544973545</text:p>
              </table:table-cell>
              <table:table-cell office:value-type="float" office:value="0.534089224529753">
                <text:p>0.534089224529753</text:p>
              </table:table-cell>
              <table:table-cell office:value-type="float" office:value="1.56754850088183">
                <text:p>1.56754850088183</text:p>
              </table:table-cell>
              <table:table-cell office:value-type="float" office:value="0.50645759847746">
                <text:p>0.50645759847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1mL/10mL</text:p>
              </table:table-cell>
              <table:table-cell office:value-type="float" office:value="1.56825077543513">
                <text:p>1.56825077543513</text:p>
              </table:table-cell>
              <table:table-cell office:value-type="float" office:value="1">
                <text:p>1</text:p>
              </table:table-cell>
              <table:table-cell office:value-type="float" office:value="2.84231333172005">
                <text:p>2.84231333172005</text:p>
              </table:table-cell>
              <table:table-cell office:value-type="float" office:value="1.52868754537351">
                <text:p>1.52868754537351</text:p>
              </table:table-cell>
              <table:table-cell office:value-type="float" office:value="3.28411500851056">
                <text:p>3.28411500851056</text:p>
              </table:table-cell>
              <table:table-cell office:value-type="float" office:value="1.16874863028709">
                <text:p>1.16874863028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.05mL/10mL</text:p>
              </table:table-cell>
              <table:table-cell office:value-type="float" office:value="1.22975394516627">
                <text:p>1.22975394516627</text:p>
              </table:table-cell>
              <table:table-cell office:value-type="float" office:value="1">
                <text:p>1</text:p>
              </table:table-cell>
              <table:table-cell office:value-type="float" office:value="3.87803621736232">
                <text:p>3.87803621736232</text:p>
              </table:table-cell>
              <table:table-cell office:value-type="float" office:value="2.33993881575854">
                <text:p>2.33993881575854</text:p>
              </table:table-cell>
              <table:table-cell office:value-type="float" office:value="3.93656343912237">
                <text:p>3.93656343912237</text:p>
              </table:table-cell>
              <table:table-cell office:value-type="float" office:value="2.62316068125927">
                <text:p>2.62316068125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mL/10mL</text:p>
              </table:table-cell>
              <table:table-cell office:value-type="float" office:value="0.930037971582558">
                <text:p>0.930037971582558</text:p>
              </table:table-cell>
              <table:table-cell office:value-type="float" office:value="1">
                <text:p>1</text:p>
              </table:table-cell>
              <table:table-cell office:value-type="float" office:value="4.74648201453536">
                <text:p>4.74648201453536</text:p>
              </table:table-cell>
              <table:table-cell office:value-type="float" office:value="3.49779162583701">
                <text:p>3.49779162583701</text:p>
              </table:table-cell>
              <table:table-cell office:value-type="float" office:value="4.94463872557026">
                <text:p>4.94463872557026</text:p>
              </table:table-cell>
              <table:table-cell office:value-type="float" office:value="8.33907495818454">
                <text:p>8.339074958184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cm" svg:height="8.38cm" xlink:href=".." xlink:type="simple" chart:class="chart:line" chart:style-name="ch1">
        <chart:legend chart:legend-position="end" svg:x="11.444cm" svg:y="2.646cm" style:legend-expansion="high" chart:style-name="ch2"/>
        <chart:plot-area chart:style-name="ch3" table:cell-range-address="Sheet1.A30:Sheet1.G35" chart:data-source-has-labels="both" svg:x="0.276cm" svg:y="0.167cm" svg:width="10.892cm" svg:height="8.046cm">
          <chartooo:coordinate-region svg:x="1.188cm" svg:y="0.367cm" svg:width="9.171cm" svg:height="7.199cm"/>
          <chart:axis chart:dimension="x" chart:name="primary-x" chart:style-name="ch4" chartooo:axis-type="auto">
            <chartooo:date-scale/>
            <chart:categories table:cell-range-address="Sheet1.A31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5" chart:label-cell-address="Sheet1.B30:Sheet1.B30" chart:class="chart:line">
            <chart:data-point chart:repeated="5"/>
          </chart:series>
          <chart:series chart:style-name="ch8" chart:values-cell-range-address="Sheet1.C31:Sheet1.C35" chart:label-cell-address="Sheet1.C30:Sheet1.C30" chart:class="chart:line">
            <chart:data-point chart:repeated="5"/>
          </chart:series>
          <chart:series chart:style-name="ch9" chart:values-cell-range-address="Sheet1.D31:Sheet1.D35" chart:label-cell-address="Sheet1.D30:Sheet1.D30" chart:class="chart:line">
            <chart:data-point chart:repeated="5"/>
          </chart:series>
          <chart:series chart:style-name="ch10" chart:values-cell-range-address="Sheet1.E31:Sheet1.E35" chart:label-cell-address="Sheet1.E30:Sheet1.E30" chart:class="chart:line">
            <chart:data-point chart:repeated="5"/>
          </chart:series>
          <chart:series chart:style-name="ch11" chart:values-cell-range-address="Sheet1.F31:Sheet1.F35" chart:label-cell-address="Sheet1.F30:Sheet1.F30" chart:class="chart:line">
            <chart:data-point chart:repeated="5"/>
          </chart:series>
          <chart:series chart:style-name="ch12" chart:values-cell-range-address="Sheet1.G31:Sheet1.G35" chart:label-cell-address="Sheet1.G30:Sheet1.G3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</text:p>
                <draw:g>
                  <svg:desc>Sheet1.B30:Sheet1.B30</svg:desc>
                </draw:g>
              </table:table-cell>
              <table:table-cell office:value-type="string">
                <text:p>orange</text:p>
                <draw:g>
                  <svg:desc>Sheet1.C30:Sheet1.C30</svg:desc>
                </draw:g>
              </table:table-cell>
              <table:table-cell office:value-type="string">
                <text:p>yellow</text:p>
                <draw:g>
                  <svg:desc>Sheet1.D30:Sheet1.D30</svg:desc>
                </draw:g>
              </table:table-cell>
              <table:table-cell office:value-type="string">
                <text:p>green</text:p>
                <draw:g>
                  <svg:desc>Sheet1.E30:Sheet1.E30</svg:desc>
                </draw:g>
              </table:table-cell>
              <table:table-cell office:value-type="string">
                <text:p>blue</text:p>
                <draw:g>
                  <svg:desc>Sheet1.F30:Sheet1.F30</svg:desc>
                </draw:g>
              </table:table-cell>
              <table:table-cell office:value-type="string">
                <text:p>indigo</text:p>
                <draw:g>
                  <svg:desc>Sheet1.G30:Sheet1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3ml/10mL</text:p>
                <draw:g>
                  <svg:desc>Sheet1.A31:Sheet1.A35</svg:desc>
                </draw:g>
              </table:table-cell>
              <table:table-cell office:value-type="float" office:value="0.315564731828633">
                <text:p>0.315564731828633</text:p>
                <draw:g>
                  <svg:desc>Sheet1.B31:Sheet1.B35</svg:desc>
                </draw:g>
              </table:table-cell>
              <table:table-cell office:value-type="float" office:value="0.122751322751323">
                <text:p>0.122751322751323</text:p>
                <draw:g>
                  <svg:desc>Sheet1.C31:Sheet1.C35</svg:desc>
                </draw:g>
              </table:table-cell>
              <table:table-cell office:value-type="float" office:value="0.0312151616499443">
                <text:p>0.0312151616499443</text:p>
                <draw:g>
                  <svg:desc>Sheet1.D31:Sheet1.D35</svg:desc>
                </draw:g>
              </table:table-cell>
              <table:table-cell office:value-type="float" office:value="0.0172465960665658">
                <text:p>0.0172465960665658</text:p>
                <draw:g>
                  <svg:desc>Sheet1.E31:Sheet1.E35</svg:desc>
                </draw:g>
              </table:table-cell>
              <table:table-cell office:value-type="float" office:value="0.0372431506849315">
                <text:p>0.0372431506849315</text:p>
                <draw:g>
                  <svg:desc>Sheet1.F31:Sheet1.F35</svg:desc>
                </draw:g>
              </table:table-cell>
              <table:table-cell office:value-type="float" office:value="0.0151958734141921">
                <text:p>0.0151958734141921</text:p>
                <draw:g>
                  <svg:desc>Sheet1.G31:Sheet1.G35</svg:desc>
                </draw:g>
              </table:table-cell>
            </table:table-row>
            <table:table-row>
              <table:table-cell office:value-type="string">
                <text:p>0.2mL/10mL</text:p>
              </table:table-cell>
              <table:table-cell office:value-type="float" office:value="0.405893669935714">
                <text:p>0.405893669935714</text:p>
              </table:table-cell>
              <table:table-cell office:value-type="float" office:value="0.165746031746032">
                <text:p>0.165746031746032</text:p>
              </table:table-cell>
              <table:table-cell office:value-type="float" office:value="0.0454849498327759">
                <text:p>0.0454849498327759</text:p>
              </table:table-cell>
              <table:table-cell office:value-type="float" office:value="0.0256217851739788">
                <text:p>0.0256217851739788</text:p>
              </table:table-cell>
              <table:table-cell office:value-type="float" office:value="0.0556506849315069">
                <text:p>0.0556506849315069</text:p>
              </table:table-cell>
              <table:table-cell office:value-type="float" office:value="0.0246758678377248">
                <text:p>0.0246758678377248</text:p>
              </table:table-cell>
            </table:table-row>
            <table:table-row>
              <table:table-cell office:value-type="string">
                <text:p>0.1mL/10mL</text:p>
              </table:table-cell>
              <table:table-cell office:value-type="float" office:value="0.586551546149876">
                <text:p>0.586551546149876</text:p>
              </table:table-cell>
              <table:table-cell office:value-type="float" office:value="0.33968253968254">
                <text:p>0.33968253968254</text:p>
              </table:table-cell>
              <table:table-cell office:value-type="float" office:value="0.207580824972129">
                <text:p>0.207580824972129</text:p>
              </table:table-cell>
              <table:table-cell office:value-type="float" office:value="0.147957639939486">
                <text:p>0.147957639939486</text:p>
              </table:table-cell>
              <table:table-cell office:value-type="float" office:value="0.230522260273973">
                <text:p>0.230522260273973</text:p>
              </table:table-cell>
              <table:table-cell office:value-type="float" office:value="0.0803011292346299">
                <text:p>0.0803011292346299</text:p>
              </table:table-cell>
            </table:table-row>
            <table:table-row>
              <table:table-cell office:value-type="string">
                <text:p>0.05mL/10mL</text:p>
              </table:table-cell>
              <table:table-cell office:value-type="float" office:value="0.799282060907512">
                <text:p>0.799282060907512</text:p>
              </table:table-cell>
              <table:table-cell office:value-type="float" office:value="0.588941798941799">
                <text:p>0.588941798941799</text:p>
              </table:table-cell>
              <table:table-cell office:value-type="float" office:value="0.461908584169454">
                <text:p>0.461908584169454</text:p>
              </table:table-cell>
              <table:table-cell office:value-type="float" office:value="0.39304084720121">
                <text:p>0.39304084720121</text:p>
              </table:table-cell>
              <table:table-cell office:value-type="float" office:value="0.471690924657534">
                <text:p>0.471690924657534</text:p>
              </table:table-cell>
              <table:table-cell office:value-type="float" office:value="0.245643384915656">
                <text:p>0.245643384915656</text:p>
              </table:table-cell>
            </table:table-row>
            <table:table-row>
              <table:table-cell office:value-type="string">
                <text:p>0mL/10mL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2cm" svg:height="8.38cm" xlink:href=".." xlink:type="simple" chart:class="chart:line" chart:style-name="ch1">
        <chart:legend chart:legend-position="end" svg:x="10.703cm" svg:y="2.646cm" style:legend-expansion="high" chart:style-name="ch2"/>
        <chart:plot-area chart:style-name="ch3" table:cell-range-address="Sheet1.A59:Sheet1.G64" chart:data-source-has-labels="both" svg:x="0.276cm" svg:y="0.167cm" svg:width="10.151cm" svg:height="8.046cm">
          <chartooo:coordinate-region svg:x="1.176cm" svg:y="0.366cm" svg:width="8.442cm" svg:height="7.2cm"/>
          <chart:axis chart:dimension="x" chart:name="primary-x" chart:style-name="ch4" chartooo:axis-type="auto">
            <chartooo:date-scale/>
            <chart:categories table:cell-range-address="Sheet1.A60:Sheet1.A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60:Sheet1.B64" chart:label-cell-address="Sheet1.B59:Sheet1.B59" chart:class="chart:line">
            <chart:data-point chart:repeated="5"/>
          </chart:series>
          <chart:series chart:style-name="ch7" chart:values-cell-range-address="Sheet1.C60:Sheet1.C64" chart:label-cell-address="Sheet1.C59:Sheet1.C59" chart:class="chart:line">
            <chart:data-point chart:repeated="5"/>
          </chart:series>
          <chart:series chart:style-name="ch8" chart:values-cell-range-address="Sheet1.D60:Sheet1.D64" chart:label-cell-address="Sheet1.D59:Sheet1.D59" chart:class="chart:line">
            <chart:data-point chart:repeated="5"/>
          </chart:series>
          <chart:series chart:style-name="ch9" chart:values-cell-range-address="Sheet1.E60:Sheet1.E64" chart:label-cell-address="Sheet1.E59:Sheet1.E59" chart:class="chart:line">
            <chart:data-point chart:repeated="5"/>
          </chart:series>
          <chart:series chart:style-name="ch10" chart:values-cell-range-address="Sheet1.F60:Sheet1.F64" chart:label-cell-address="Sheet1.F59:Sheet1.F59" chart:class="chart:line">
            <chart:data-point chart:repeated="5"/>
          </chart:series>
          <chart:series chart:style-name="ch11" chart:values-cell-range-address="Sheet1.G60:Sheet1.G64" chart:label-cell-address="Sheet1.G59:Sheet1.G59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650</text:p>
                <draw:g>
                  <svg:desc>Sheet1.B59:Sheet1.B59</svg:desc>
                </draw:g>
              </table:table-cell>
              <table:table-cell office:value-type="string">
                <text:p>Orange 600</text:p>
                <draw:g>
                  <svg:desc>Sheet1.C59:Sheet1.C59</svg:desc>
                </draw:g>
              </table:table-cell>
              <table:table-cell office:value-type="string">
                <text:p>Yellow 570</text:p>
                <draw:g>
                  <svg:desc>Sheet1.D59:Sheet1.D59</svg:desc>
                </draw:g>
              </table:table-cell>
              <table:table-cell office:value-type="string">
                <text:p>Green 550</text:p>
                <draw:g>
                  <svg:desc>Sheet1.E59:Sheet1.E59</svg:desc>
                </draw:g>
              </table:table-cell>
              <table:table-cell office:value-type="string">
                <text:p>Blue 500</text:p>
                <draw:g>
                  <svg:desc>Sheet1.F59:Sheet1.F59</svg:desc>
                </draw:g>
              </table:table-cell>
              <table:table-cell office:value-type="string">
                <text:p>Indigo 450</text:p>
                <draw:g>
                  <svg:desc>Sheet1.G59:Sheet1.G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3ml/10mL</text:p>
                <draw:g>
                  <svg:desc>Sheet1.A60:Sheet1.A64</svg:desc>
                </draw:g>
              </table:table-cell>
              <table:table-cell office:value-type="float" office:value="0.50091154040589">
                <text:p>0.50091154040589</text:p>
                <draw:g>
                  <svg:desc>Sheet1.B60:Sheet1.B64</svg:desc>
                </draw:g>
              </table:table-cell>
              <table:table-cell office:value-type="float" office:value="0.910973819282345">
                <text:p>0.910973819282345</text:p>
                <draw:g>
                  <svg:desc>Sheet1.C60:Sheet1.C64</svg:desc>
                </draw:g>
              </table:table-cell>
              <table:table-cell office:value-type="float" office:value="1.50563441170187">
                <text:p>1.50563441170187</text:p>
                <draw:g>
                  <svg:desc>Sheet1.D60:Sheet1.D64</svg:desc>
                </draw:g>
              </table:table-cell>
              <table:table-cell office:value-type="float" office:value="1.76329660814917">
                <text:p>1.76329660814917</text:p>
                <draw:g>
                  <svg:desc>Sheet1.E60:Sheet1.E64</svg:desc>
                </draw:g>
              </table:table-cell>
              <table:table-cell office:value-type="float" office:value="1.42895358582174">
                <text:p>1.42895358582174</text:p>
                <draw:g>
                  <svg:desc>Sheet1.F60:Sheet1.F64</svg:desc>
                </draw:g>
              </table:table-cell>
              <table:table-cell office:value-type="float" office:value="1.81827433289481">
                <text:p>1.81827433289481</text:p>
                <draw:g>
                  <svg:desc>Sheet1.G60:Sheet1.G64</svg:desc>
                </draw:g>
              </table:table-cell>
            </table:table-row>
            <table:table-row>
              <table:table-cell office:value-type="string">
                <text:p>0.2mL/10mL</text:p>
              </table:table-cell>
              <table:table-cell office:value-type="float" office:value="0.391587721615521">
                <text:p>0.391587721615521</text:p>
              </table:table-cell>
              <table:table-cell office:value-type="float" office:value="0.780556860578885">
                <text:p>0.780556860578885</text:p>
              </table:table-cell>
              <table:table-cell office:value-type="float" office:value="1.34213227995421">
                <text:p>1.34213227995421</text:p>
              </table:table-cell>
              <table:table-cell office:value-type="float" office:value="1.59139061447429">
                <text:p>1.59139061447429</text:p>
              </table:table-cell>
              <table:table-cell office:value-type="float" office:value="1.25452948613352">
                <text:p>1.25452948613352</text:p>
              </table:table-cell>
              <table:table-cell office:value-type="float" office:value="1.60772756447363">
                <text:p>1.60772756447363</text:p>
              </table:table-cell>
            </table:table-row>
            <table:table-row>
              <table:table-cell office:value-type="string">
                <text:p>0.1mL/10mL</text:p>
              </table:table-cell>
              <table:table-cell office:value-type="float" office:value="0.231693816072279">
                <text:p>0.231693816072279</text:p>
              </table:table-cell>
              <table:table-cell office:value-type="float" office:value="0.468926776104391">
                <text:p>0.468926776104391</text:p>
              </table:table-cell>
              <table:table-cell office:value-type="float" office:value="0.682812766398769">
                <text:p>0.682812766398769</text:p>
              </table:table-cell>
              <table:table-cell office:value-type="float" office:value="0.829862604698038">
                <text:p>0.829862604698038</text:p>
              </table:table-cell>
              <table:table-cell office:value-type="float" office:value="0.637287130806361">
                <text:p>0.637287130806361</text:p>
              </table:table-cell>
              <table:table-cell office:value-type="float" office:value="1.09527834741223">
                <text:p>1.09527834741223</text:p>
              </table:table-cell>
            </table:table-row>
            <table:table-row>
              <table:table-cell office:value-type="string">
                <text:p>0.05mL/10mL</text:p>
              </table:table-cell>
              <table:table-cell office:value-type="float" office:value="0.0972999342293053">
                <text:p>0.0972999342293053</text:p>
              </table:table-cell>
              <table:table-cell office:value-type="float" office:value="0.229927621422275">
                <text:p>0.229927621422275</text:p>
              </table:table-cell>
              <table:table-cell office:value-type="float" office:value="0.335443966693085">
                <text:p>0.335443966693085</text:p>
              </table:table-cell>
              <table:table-cell office:value-type="float" office:value="0.405562312748631">
                <text:p>0.405562312748631</text:p>
              </table:table-cell>
              <table:table-cell office:value-type="float" office:value="0.326342479508104">
                <text:p>0.326342479508104</text:p>
              </table:table-cell>
              <table:table-cell office:value-type="float" office:value="0.609694926759408">
                <text:p>0.609694926759408</text:p>
              </table:table-cell>
            </table:table-row>
            <table:table-row>
              <table:table-cell office:value-type="string">
                <text:p>0mL/10m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94cm" xlink:href=".." xlink:type="simple" chart:class="chart:scatter" chart:style-name="ch1">
        <chart:legend chart:legend-position="end" svg:x="14.101cm" svg:y="4.198cm" style:legend-expansion="high" chart:style-name="ch2"/>
        <chart:plot-area chart:style-name="ch3" table:cell-range-address="Sheet1.AA37:Sheet1.AD37 Sheet1.AA46:Sheet1.AD46" chart:data-source-has-labels="row" svg:x="1.33cm" svg:y="0.179cm" svg:width="12.452cm" svg:height="7.655cm">
          <chartooo:coordinate-region svg:x="2.481cm" svg:y="0.379cm" svg:width="10.969cm" svg:height="6.808cm"/>
          <chart:axis chart:dimension="x" chart:name="primary-x" chart:style-name="ch4" chartooo:axis-type="auto">
            <chart:title svg:x="5.025cm" svg:y="8.013cm" chart:style-name="ch5">
              <text:p>mL pig's blood per 10mL tap water</text:p>
            </chart:title>
            <chart:categories table:cell-range-address="Sheet1.AA37:Sheet1.AD37"/>
          </chart:axis>
          <chart:axis chart:dimension="y" chart:name="primary-y" chart:style-name="ch4">
            <chart:title svg:x="0.451cm" svg:y="4.46cm" chart:style-name="ch6">
              <text:p>mol/L</text:p>
            </chart:title>
            <chart:grid chart:style-name="ch7" chart:class="major"/>
          </chart:axis>
          <chart:series chart:style-name="ch8" chart:values-cell-range-address="Sheet1.AA46:Sheet1.AD46" chart:class="chart:scatter">
            <chart:domain table:cell-range-address="Sheet1.AA37:Sheet1.AD3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.2">
                <text:p>0.2</text:p>
                <draw:g>
                  <svg:desc>Sheet1.AA37:Sheet1.AD3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0000522093115967847">
                <text:p>0.00000522093115967847</text:p>
                <draw:g>
                  <svg:desc>Sheet1.AA46:Sheet1.AD46</svg:desc>
                </draw:g>
              </table:table-cell>
              <table:table-cell office:value-type="float" office:value="0.00000253702528885267">
                <text:p>0.00000253702528885267</text:p>
              </table:table-cell>
              <table:table-cell office:value-type="float" office:value="0.00000102744925788246">
                <text:p>0.00000102744925788246</text:p>
              </table:table-cell>
              <table:table-cell office:value-type="float" office:value="0.0000000304917026877123">
                <text:p>0.00000003049170268771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60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94cm" xlink:href=".." xlink:type="simple" chart:class="chart:scatter" chart:style-name="ch1">
        <chart:legend chart:legend-position="end" svg:x="9.993cm" svg:y="3.949cm" style:legend-expansion="high" chart:style-name="ch2"/>
        <chart:plot-area chart:style-name="ch3" table:cell-range-address="Sheet1.Z35:Sheet1.AD35 Sheet1.Z46:Sheet1.AD46" chart:data-source-has-labels="column" svg:x="0.319cm" svg:y="0.179cm" svg:width="9.355cm" svg:height="8.636cm">
          <chartooo:coordinate-region svg:x="1.47cm" svg:y="0.379cm" svg:width="7.872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46:Sheet1.AD46" chart:label-cell-address="Sheet1.Z46:Sheet1.Z46" chart:class="chart:scatter">
            <chart:domain table:cell-range-address="Sheet1.AA35:Sheet1.AD35"/>
            <chart:regression-curve chart:style-name="ch7">
              <chart:equation chart:display-equation="true" chart:display-r-square="true" svg:x="1.661cm" svg:y="0.561cm" chart:style-name="ch8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137254901960784">
                <text:p>0.137254901960784</text:p>
                <draw:g>
                  <svg:desc>Sheet1.AA35:Sheet1.AD35</svg:desc>
                </draw:g>
              </table:table-cell>
              <table:table-cell office:value-type="float" office:value="0.0693069306930693">
                <text:p>0.0693069306930693</text:p>
              </table:table-cell>
              <table:table-cell office:value-type="float" office:value="0.0348258706467662">
                <text:p>0.0348258706467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.6213110494081E-06</text:p>
                <draw:g>
                  <svg:desc>Sheet1.Z46:Sheet1.Z46</svg:desc>
                </draw:g>
              </table:table-cell>
              <table:table-cell office:value-type="float" office:value="0.00000522093115967847">
                <text:p>0.00000522093115967847</text:p>
                <draw:g>
                  <svg:desc>Sheet1.AA46:Sheet1.AD46</svg:desc>
                </draw:g>
              </table:table-cell>
              <table:table-cell office:value-type="float" office:value="0.00000253702528885267">
                <text:p>0.00000253702528885267</text:p>
              </table:table-cell>
              <table:table-cell office:value-type="float" office:value="0.00000102744925788246">
                <text:p>0.00000102744925788246</text:p>
              </table:table-cell>
              <table:table-cell office:value-type="float" office:value="0.0000000304917026877123">
                <text:p>0.000000030491702687712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60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54cm" svg:height="9cm" xlink:href=".." xlink:type="simple" chart:class="chart:scatter" chart:row-mapping="1 0" chart:style-name="ch1">
        <chart:legend chart:legend-position="end" svg:x="9.429cm" svg:y="3.952cm" style:legend-expansion="high" chart:style-name="ch2"/>
        <chart:plot-area chart:style-name="ch3" table:cell-range-address="Sheet1.AA37:Sheet1.AD37 Sheet1.AA35:Sheet1.AD35" svg:x="0.263cm" svg:y="0.18cm" svg:width="8.903cm" svg:height="8.64cm">
          <chartooo:coordinate-region svg:x="1.175cm" svg:y="0.38cm" svg:width="7.65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35:Sheet1.AD35" chart:class="chart:scatter">
            <chart:domain table:cell-range-address="Sheet1.AA37:Sheet1.AD37"/>
            <chart:regression-curve chart:style-name="ch7">
              <chart:equation chart:display-equation="true" chart:display-r-square="false" svg:x="3.396cm" svg:y="7.225cm" chart:style-name="ch8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Sheet1.AA37:Sheet1.AD3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137254901960784">
                <text:p>0.137254901960784</text:p>
                <draw:g>
                  <svg:desc>Sheet1.AA35:Sheet1.AD35</svg:desc>
                </draw:g>
              </table:table-cell>
              <table:table-cell office:value-type="float" office:value="0.0693069306930693">
                <text:p>0.0693069306930693</text:p>
              </table:table-cell>
              <table:table-cell office:value-type="float" office:value="0.0348258706467662">
                <text:p>0.03482587064676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60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22cm" svg:height="8.995cm" xlink:href=".." xlink:type="simple" chart:class="chart:scatter" chart:style-name="ch1">
        <chart:legend chart:legend-position="end" svg:x="9.797cm" svg:y="3.949cm" style:legend-expansion="high" chart:style-name="ch2"/>
        <chart:plot-area chart:style-name="ch3" table:cell-range-address="Sheet1.AA37:Sheet1.AD37 Sheet1.AA46:Sheet1.AD46" svg:x="0.27cm" svg:y="0.179cm" svg:width="9.257cm" svg:height="8.637cm">
          <chartooo:coordinate-region svg:x="1.421cm" svg:y="0.379cm" svg:width="7.774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A46:Sheet1.AD46" chart:class="chart:scatter">
            <chart:domain table:cell-range-address="Sheet1.AA37:Sheet1.AD37"/>
            <chart:regression-curve chart:style-name="ch7">
              <chart:equation chart:display-equation="true" chart:display-r-square="false" svg:x="1.729cm" svg:y="0.734cm" chart:style-name="ch8"/>
            </chart:regression-curve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2">
                <text:p>0.2</text:p>
                <draw:g>
                  <svg:desc>Sheet1.AA37:Sheet1.AD3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0000522093115967847">
                <text:p>0.00000522093115967847</text:p>
                <draw:g>
                  <svg:desc>Sheet1.AA46:Sheet1.AD46</svg:desc>
                </draw:g>
              </table:table-cell>
              <table:table-cell office:value-type="float" office:value="0.00000253702528885267">
                <text:p>0.00000253702528885267</text:p>
              </table:table-cell>
              <table:table-cell office:value-type="float" office:value="0.00000102744925788246">
                <text:p>0.00000102744925788246</text:p>
              </table:table-cell>
              <table:table-cell office:value-type="float" office:value="0.0000000304917026877123">
                <text:p>0.000000030491702687712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